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82in"/>
    </style:style>
    <style:style style:name="co2" style:family="table-column">
      <style:table-column-properties fo:break-before="auto" style:column-width="1.3882in"/>
    </style:style>
    <style:style style:name="co3" style:family="table-column">
      <style:table-column-properties fo:break-before="auto" style:column-width="1.4583in"/>
    </style:style>
    <style:style style:name="co4" style:family="table-column">
      <style:table-column-properties fo:break-before="auto" style:column-width="5.7362in"/>
    </style:style>
    <style:style style:name="co5" style:family="table-column">
      <style:table-column-properties fo:break-before="auto" style:column-width="1.739in"/>
    </style:style>
    <style:style style:name="co6" style:family="table-column">
      <style:table-column-properties fo:break-before="auto" style:column-width="1.2055in"/>
    </style:style>
    <style:style style:name="co7" style:family="table-column">
      <style:table-column-properties fo:break-before="auto" style:column-width="0.889in"/>
    </style:style>
    <style:style style:name="co8" style:family="table-column">
      <style:table-column-properties fo:break-before="auto" style:column-width="0.2874in"/>
    </style:style>
    <style:style style:name="co9" style:family="table-column">
      <style:table-column-properties fo:break-before="auto" style:column-width="0.3016in"/>
    </style:style>
    <style:style style:name="co10" style:family="table-column">
      <style:table-column-properties fo:break-before="auto" style:column-width="0.2945in"/>
    </style:style>
    <style:style style:name="co11" style:family="table-column">
      <style:table-column-properties fo:break-before="auto" style:column-width="0.3083in"/>
    </style:style>
    <style:style style:name="co12" style:family="table-column">
      <style:table-column-properties fo:break-before="auto" style:column-width="0.3783in"/>
    </style:style>
    <style:style style:name="co13" style:family="table-column">
      <style:table-column-properties fo:break-before="auto" style:column-width="0.2591in"/>
    </style:style>
    <style:style style:name="co14" style:family="table-column">
      <style:table-column-properties fo:break-before="auto" style:column-width="0.2799in"/>
    </style:style>
    <style:style style:name="co15" style:family="table-column">
      <style:table-column-properties fo:break-before="auto" style:column-width="0.3854in"/>
    </style:style>
    <style:style style:name="co16" style:family="table-column">
      <style:table-column-properties fo:break-before="auto" style:column-width="0.4063in"/>
    </style:style>
    <style:style style:name="co17" style:family="table-column">
      <style:table-column-properties fo:break-before="auto" style:column-width="0.3575in"/>
    </style:style>
    <style:style style:name="co18" style:family="table-column">
      <style:table-column-properties fo:break-before="auto" style:column-width="1.3602in"/>
    </style:style>
    <style:style style:name="co19" style:family="table-column">
      <style:table-column-properties fo:break-before="auto" style:column-width="1.2972in"/>
    </style:style>
    <style:style style:name="co20" style:family="table-column">
      <style:table-column-properties fo:break-before="auto" style:column-width="2.8465in"/>
    </style:style>
    <style:style style:name="co21" style:family="table-column">
      <style:table-column-properties fo:break-before="auto" style:column-width="0.6236in"/>
    </style:style>
    <style:style style:name="co22" style:family="table-column">
      <style:table-column-properties fo:break-before="auto" style:column-width="1.1429in"/>
    </style:style>
    <style:style style:name="co23" style:family="table-column">
      <style:table-column-properties fo:break-before="auto" style:column-width="2.3in"/>
    </style:style>
    <style:style style:name="co24" style:family="table-column">
      <style:table-column-properties fo:break-before="auto" style:column-width="0.6937in"/>
    </style:style>
    <style:style style:name="co25" style:family="table-column">
      <style:table-column-properties fo:break-before="auto" style:column-width="0.7075in"/>
    </style:style>
    <style:style style:name="co26" style:family="table-column">
      <style:table-column-properties fo:break-before="auto" style:column-width="0.7362in"/>
    </style:style>
    <style:style style:name="co27" style:family="table-column">
      <style:table-column-properties fo:break-before="auto" style:column-width="0.5673in"/>
    </style:style>
    <style:style style:name="co28" style:family="table-column">
      <style:table-column-properties fo:break-before="auto" style:column-width="1.5075in"/>
    </style:style>
    <style:style style:name="co29" style:family="table-column">
      <style:table-column-properties fo:break-before="auto" style:column-width="1.8508in"/>
    </style:style>
    <style:style style:name="co30" style:family="table-column">
      <style:table-column-properties fo:break-before="auto" style:column-width="1.1217in"/>
    </style:style>
    <style:style style:name="co31" style:family="table-column">
      <style:table-column-properties fo:break-before="auto" style:column-width="1.2689in"/>
    </style:style>
    <style:style style:name="co32" style:family="table-column">
      <style:table-column-properties fo:break-before="auto" style:column-width="1.3252in"/>
    </style:style>
    <style:style style:name="co33" style:family="table-column">
      <style:table-column-properties fo:break-before="auto" style:column-width="2.2366in"/>
    </style:style>
    <style:style style:name="co34" style:family="table-column">
      <style:table-column-properties fo:break-before="auto" style:column-width="0.8555in"/>
    </style:style>
    <style:style style:name="co35" style:family="table-column">
      <style:table-column-properties fo:break-before="auto" style:column-width="0.6374in"/>
    </style:style>
    <style:style style:name="co36" style:family="table-column">
      <style:table-column-properties fo:break-before="auto" style:column-width="0.6866in"/>
    </style:style>
    <style:style style:name="co37" style:family="table-column">
      <style:table-column-properties fo:break-before="auto" style:column-width="0.7638in"/>
    </style:style>
    <style:style style:name="co38" style:family="table-column">
      <style:table-column-properties fo:break-before="auto" style:column-width="0.6728in"/>
    </style:style>
    <style:style style:name="co39" style:family="table-column">
      <style:table-column-properties fo:break-before="auto" style:column-width="0.75in"/>
    </style:style>
    <style:style style:name="co40" style:family="table-column">
      <style:table-column-properties fo:break-before="auto" style:column-width="0.7992in"/>
    </style:style>
    <style:style style:name="co41" style:family="table-column">
      <style:table-column-properties fo:break-before="auto" style:column-width="0.5535in"/>
    </style:style>
    <style:style style:name="co42" style:family="table-column">
      <style:table-column-properties fo:break-before="auto" style:column-width="0.7291in"/>
    </style:style>
    <style:style style:name="co43" style:family="table-column">
      <style:table-column-properties fo:break-before="auto" style:column-width="0.589in"/>
    </style:style>
    <style:style style:name="co44" style:family="table-column">
      <style:table-column-properties fo:break-before="auto" style:column-width="0.652in"/>
    </style:style>
    <style:style style:name="ro1" style:family="table-row">
      <style:table-row-properties style:row-height="0.17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1.4181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boolean-style style:name="N99">
      <number:boolean/>
    </number:boolean-style>
    <style:style style:name="ce7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80" style:family="table-cell" style:parent-style-name="Default">
      <style:text-properties style:font-name="Liberation Sans" fo:font-size="11pt" style:font-size-asian="11pt" style:font-size-complex="11pt"/>
    </style:style>
    <style:style style:name="ce93" style:family="table-cell" style:parent-style-name="Default" style:data-style-name="N37"/>
    <style:style style:name="ce97"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98" style:family="table-cell" style:parent-style-name="Default">
      <style:table-cell-properties fo:wrap-option="wrap"/>
    </style:style>
    <style:style style:name="ce101" style:family="table-cell" style:parent-style-name="Default">
      <style:text-properties style:use-window-font-color="true"/>
    </style:style>
    <style:style style:name="ce106" style:family="table-cell" style:parent-style-name="Default">
      <style:text-properties fo:color="#127622"/>
    </style:style>
    <style:style style:name="ce110" style:family="table-cell" style:parent-style-name="Default">
      <style:text-properties fo:color="#3465a4" fo:font-style="italic" style:font-style-asian="italic" style:font-style-complex="italic"/>
    </style:style>
    <style:style style:name="ce118" style:family="table-cell" style:parent-style-name="Default">
      <style:text-properties fo:color="#3465a4"/>
    </style:style>
    <style:style style:name="ce128" style:family="table-cell" style:parent-style-name="Default">
      <style:text-properties fo:color="#8d281e" fo:font-style="italic" style:font-style-asian="italic" style:font-style-complex="italic"/>
    </style:style>
    <style:style style:name="ce130" style:family="table-cell" style:parent-style-name="Default">
      <style:text-properties fo:color="#8d281e"/>
    </style:style>
    <style:style style:name="ce132" style:family="table-cell" style:parent-style-name="Default">
      <style:text-properties fo:font-style="italic" style:font-style-asian="italic" style:font-style-complex="italic"/>
    </style:style>
    <style:style style:name="ce133" style:family="table-cell" style:parent-style-name="Default">
      <style:text-properties fo:color="#c9211e" fo:font-style="italic" style:font-style-asian="italic" style:font-style-complex="italic"/>
    </style:style>
    <style:style style:name="ce137" style:family="table-cell" style:parent-style-name="Default">
      <style:text-properties fo:color="#c9211e"/>
    </style:style>
    <style:style style:name="ce138" style:family="table-cell" style:parent-style-name="Default">
      <style:text-properties fo:color="#55215b"/>
    </style:style>
    <style:style style:name="ce140" style:family="table-cell" style:parent-style-name="Default" style:data-style-name="N135"/>
    <style:style style:name="ce142" style:family="table-cell" style:parent-style-name="Default" style:data-style-name="N137">
      <style:table-cell-properties fo:border-bottom="none" fo:border-left="0.74pt double #000000" style:border-line-width-left="0.0035in 0.0035in 0.0035in" fo:border-right="none" fo:border-top="none"/>
    </style:style>
    <style:style style:name="ce145" style:family="table-cell" style:parent-style-name="Default" style:data-style-name="N137"/>
    <style:style style:name="ce146" style:family="table-cell" style:parent-style-name="Default" style:data-style-name="N137">
      <style:table-cell-properties fo:border-bottom="none" fo:border-left="none" fo:border-right="0.74pt double #000000" style:border-line-width-right="0.0035in 0.0035in 0.0035in" fo:border-top="none"/>
    </style:style>
    <style:style style:name="ce148" style:family="table-cell" style:parent-style-name="Default">
      <style:table-cell-properties fo:border-bottom="none" fo:border-left="0.74pt double #000000" style:border-line-width-left="0.0035in 0.0035in 0.0035in" fo:border-right="none" fo:border-top="none"/>
    </style:style>
    <style:style style:name="ce149" style:family="table-cell" style:parent-style-name="Default">
      <style:text-properties fo:color="#127622" fo:font-style="italic" style:font-style-asian="italic" style:font-style-complex="italic"/>
    </style:style>
    <style:style style:name="ce150" style:family="table-cell" style:parent-style-name="Default">
      <style:table-cell-properties fo:border-bottom="none" fo:border-left="none" fo:border-right="0.74pt double #000000" style:border-line-width-right="0.0035in 0.0035in 0.0035in" fo:border-top="none"/>
    </style:style>
    <style:style style:name="ce152"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153" style:family="table-cell" style:parent-style-name="Default" style:data-style-name="N135">
      <style:text-properties fo:color="#127622"/>
    </style:style>
    <style:style style:name="ce154" style:family="table-cell" style:parent-style-name="Default" style:data-style-name="N135">
      <style:text-properties fo:color="#127622" fo:font-style="italic" style:font-style-asian="italic" style:font-style-complex="italic"/>
    </style:style>
    <style:style style:name="ce163" style:family="table-cell" style:parent-style-name="Default" style:data-style-name="N135">
      <style:text-properties fo:color="#c9211e" fo:font-style="italic" style:font-style-asian="italic" style:font-style-complex="italic"/>
    </style:style>
    <style:style style:name="ce164" style:family="table-cell" style:parent-style-name="Default" style:data-style-name="N135">
      <style:text-properties fo:color="#c9211e"/>
    </style:style>
    <style:style style:name="ce165"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166" style:family="table-cell" style:parent-style-name="Default" style:data-style-name="N134">
      <style:table-cell-properties fo:border-bottom="none" fo:border-left="0.74pt double #000000" style:border-line-width-left="0.0035in 0.0035in 0.0035in" fo:border-right="none" fo:border-top="none"/>
    </style:style>
    <style:style style:name="ce168" style:family="table-cell" style:parent-style-name="Default" style:data-style-name="N134"/>
    <style:style style:name="ce213" style:family="table-cell" style:parent-style-name="Default" style:data-style-name="N134">
      <style:table-cell-properties fo:border-bottom="none" fo:border-left="none" fo:border-right="0.74pt double #000000" style:border-line-width-right="0.0035in 0.0035in 0.0035in" fo:border-top="none"/>
    </style:style>
    <style:style style:name="ce214"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15"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217"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18"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23"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227"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228" style:family="table-cell" style:parent-style-name="Default" style:data-style-name="N137">
      <style:text-properties fo:color="#127622"/>
    </style:style>
    <style:style style:name="ce229" style:family="table-cell" style:parent-style-name="Default" style:data-style-name="N137">
      <style:text-properties fo:color="#127622" fo:font-style="italic" style:font-style-asian="italic" style:font-style-complex="italic"/>
    </style:style>
    <style:style style:name="ce230" style:family="table-cell" style:parent-style-name="Default" style:data-style-name="N137">
      <style:text-properties fo:color="#c9211e" fo:font-style="italic" style:font-style-asian="italic" style:font-style-complex="italic"/>
    </style:style>
    <style:style style:name="ce231" style:family="table-cell" style:parent-style-name="Default" style:data-style-name="N137">
      <style:text-properties fo:color="#c9211e"/>
    </style:style>
    <style:style style:name="ce232" style:family="table-cell" style:parent-style-name="Default">
      <style:table-cell-properties fo:background-color="transparent"/>
      <style:text-properties fo:color="#3465a4"/>
    </style:style>
    <style:style style:name="ce233"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34"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235"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41"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45"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246"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52"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56"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57"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258"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60"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61"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263"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64" style:family="table-cell" style:parent-style-name="Default" style:data-style-name="N134">
      <style:text-properties fo:color="#127622"/>
    </style:style>
    <style:style style:name="ce265" style:family="table-cell" style:parent-style-name="Default" style:data-style-name="N134">
      <style:text-properties fo:color="#127622" fo:font-style="italic" style:font-style-asian="italic" style:font-style-complex="italic"/>
    </style:style>
    <style:style style:name="ce266" style:family="table-cell" style:parent-style-name="Default" style:data-style-name="N134">
      <style:text-properties fo:color="#c9211e" fo:font-style="italic" style:font-style-asian="italic" style:font-style-complex="italic"/>
    </style:style>
    <style:style style:name="ce268" style:family="table-cell" style:parent-style-name="Default" style:data-style-name="N134">
      <style:text-properties fo:color="#c9211e"/>
    </style:style>
    <style:style style:name="ce269"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0"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71"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72"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74"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75"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76" style:family="table-cell" style:parent-style-name="Default" style:data-style-name="N137">
      <style:table-cell-properties fo:background-color="transparent"/>
      <style:text-properties fo:color="#3465a4"/>
    </style:style>
    <style:style style:name="ce277" style:family="table-cell" style:parent-style-name="Default" style:data-style-name="N137">
      <style:table-cell-properties fo:background-color="transparent"/>
      <style:text-properties fo:color="#c9211e"/>
    </style:style>
    <style:style style:name="ce279"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99"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7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3" style:family="table-cell" style:parent-style-name="Default">
      <style:text-properties style:font-name="Liberation Sans" fo:font-size="11pt" style:font-size-asian="11pt" style:font-size-complex="11pt"/>
    </style:style>
    <style:style style:name="ce74" style:family="table-cell" style:parent-style-name="Default" style:data-style-name="N37"/>
    <style:style style:name="ce75"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81" style:family="table-cell" style:parent-style-name="Default">
      <style:table-cell-properties fo:wrap-option="wrap"/>
    </style:style>
    <style:style style:name="ce86"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87" style:family="table-cell" style:parent-style-name="Default">
      <style:text-properties style:use-window-font-color="true"/>
    </style:style>
    <style:style style:name="ce89" style:family="table-cell" style:parent-style-name="Default">
      <style:text-properties fo:color="#127622"/>
    </style:style>
    <style:style style:name="ce90" style:family="table-cell" style:parent-style-name="Default">
      <style:text-properties fo:color="#3465a4" fo:font-style="italic" style:font-style-asian="italic" style:font-style-complex="italic"/>
    </style:style>
    <style:style style:name="ce91" style:family="table-cell" style:parent-style-name="Default">
      <style:text-properties fo:color="#3465a4"/>
    </style:style>
    <style:style style:name="ce92" style:family="table-cell" style:parent-style-name="Default">
      <style:text-properties fo:color="#8d281e" fo:font-style="italic" style:font-style-asian="italic" style:font-style-complex="italic"/>
    </style:style>
    <style:style style:name="ce96" style:family="table-cell" style:parent-style-name="Default">
      <style:text-properties fo:color="#8d281e"/>
    </style:style>
    <style:style style:name="ce105" style:family="table-cell" style:parent-style-name="Default">
      <style:text-properties fo:font-style="italic" style:font-style-asian="italic" style:font-style-complex="italic"/>
    </style:style>
    <style:style style:name="ce113" style:family="table-cell" style:parent-style-name="Default">
      <style:text-properties fo:color="#c9211e" fo:font-style="italic" style:font-style-asian="italic" style:font-style-complex="italic"/>
    </style:style>
    <style:style style:name="ce114" style:family="table-cell" style:parent-style-name="Default">
      <style:text-properties fo:color="#c9211e"/>
    </style:style>
    <style:style style:name="ce116" style:family="table-cell" style:parent-style-name="Default">
      <style:text-properties fo:color="#55215b"/>
    </style:style>
    <style:style style:name="ce117" style:family="table-cell" style:parent-style-name="Default" style:data-style-name="N135"/>
    <style:style style:name="ce120" style:family="table-cell" style:parent-style-name="Default" style:data-style-name="N137">
      <style:table-cell-properties fo:border-bottom="none" fo:border-left="0.74pt double #000000" style:border-line-width-left="0.0035in 0.0035in 0.0035in" fo:border-right="none" fo:border-top="none"/>
    </style:style>
    <style:style style:name="ce122" style:family="table-cell" style:parent-style-name="Default" style:data-style-name="N137"/>
    <style:style style:name="ce123" style:family="table-cell" style:parent-style-name="Default" style:data-style-name="N137">
      <style:table-cell-properties fo:border-bottom="none" fo:border-left="none" fo:border-right="0.74pt double #000000" style:border-line-width-right="0.0035in 0.0035in 0.0035in" fo:border-top="none"/>
    </style:style>
    <style:style style:name="ce125" style:family="table-cell" style:parent-style-name="Default">
      <style:table-cell-properties fo:border-bottom="none" fo:border-left="0.74pt double #000000" style:border-line-width-left="0.0035in 0.0035in 0.0035in" fo:border-right="none" fo:border-top="none"/>
    </style:style>
    <style:style style:name="ce127" style:family="table-cell" style:parent-style-name="Default">
      <style:text-properties fo:color="#127622" fo:font-style="italic" style:font-style-asian="italic" style:font-style-complex="italic"/>
    </style:style>
    <style:style style:name="ce135" style:family="table-cell" style:parent-style-name="Default">
      <style:table-cell-properties fo:border-bottom="none" fo:border-left="none" fo:border-right="0.74pt double #000000" style:border-line-width-right="0.0035in 0.0035in 0.0035in" fo:border-top="none"/>
    </style:style>
    <style:style style:name="ce143"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147" style:family="table-cell" style:parent-style-name="Default" style:data-style-name="N135">
      <style:text-properties fo:color="#127622"/>
    </style:style>
    <style:style style:name="ce151" style:family="table-cell" style:parent-style-name="Default" style:data-style-name="N135">
      <style:text-properties fo:color="#127622" fo:font-style="italic" style:font-style-asian="italic" style:font-style-complex="italic"/>
    </style:style>
    <style:style style:name="ce162" style:family="table-cell" style:parent-style-name="Default" style:data-style-name="N135">
      <style:text-properties fo:color="#c9211e" fo:font-style="italic" style:font-style-asian="italic" style:font-style-complex="italic"/>
    </style:style>
    <style:style style:name="ce170" style:family="table-cell" style:parent-style-name="Default" style:data-style-name="N135">
      <style:text-properties fo:color="#c9211e"/>
    </style:style>
    <style:style style:name="ce173"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174" style:family="table-cell" style:parent-style-name="Default" style:data-style-name="N134">
      <style:table-cell-properties fo:border-bottom="none" fo:border-left="0.74pt double #000000" style:border-line-width-left="0.0035in 0.0035in 0.0035in" fo:border-right="none" fo:border-top="none"/>
    </style:style>
    <style:style style:name="ce175" style:family="table-cell" style:parent-style-name="Default" style:data-style-name="N134"/>
    <style:style style:name="ce176" style:family="table-cell" style:parent-style-name="Default" style:data-style-name="N134">
      <style:table-cell-properties fo:border-bottom="none" fo:border-left="none" fo:border-right="0.74pt double #000000" style:border-line-width-right="0.0035in 0.0035in 0.0035in" fo:border-top="none"/>
    </style:style>
    <style:style style:name="ce177"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78"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179"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80"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81"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182"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183" style:family="table-cell" style:parent-style-name="Default" style:data-style-name="N137">
      <style:text-properties fo:color="#127622"/>
    </style:style>
    <style:style style:name="ce184" style:family="table-cell" style:parent-style-name="Default" style:data-style-name="N137">
      <style:text-properties fo:color="#127622" fo:font-style="italic" style:font-style-asian="italic" style:font-style-complex="italic"/>
    </style:style>
    <style:style style:name="ce185" style:family="table-cell" style:parent-style-name="Default" style:data-style-name="N137">
      <style:text-properties fo:color="#c9211e" fo:font-style="italic" style:font-style-asian="italic" style:font-style-complex="italic"/>
    </style:style>
    <style:style style:name="ce186" style:family="table-cell" style:parent-style-name="Default" style:data-style-name="N137">
      <style:text-properties fo:color="#c9211e"/>
    </style:style>
    <style:style style:name="ce187" style:family="table-cell" style:parent-style-name="Default">
      <style:table-cell-properties fo:background-color="transparent"/>
      <style:text-properties fo:color="#3465a4"/>
    </style:style>
    <style:style style:name="ce188"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89"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190"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191"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192"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193"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4"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5"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6"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197"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98"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99"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200"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01" style:family="table-cell" style:parent-style-name="Default" style:data-style-name="N134">
      <style:text-properties fo:color="#127622"/>
    </style:style>
    <style:style style:name="ce202" style:family="table-cell" style:parent-style-name="Default" style:data-style-name="N134">
      <style:text-properties fo:color="#127622" fo:font-style="italic" style:font-style-asian="italic" style:font-style-complex="italic"/>
    </style:style>
    <style:style style:name="ce203" style:family="table-cell" style:parent-style-name="Default" style:data-style-name="N134">
      <style:text-properties fo:color="#c9211e" fo:font-style="italic" style:font-style-asian="italic" style:font-style-complex="italic"/>
    </style:style>
    <style:style style:name="ce204" style:family="table-cell" style:parent-style-name="Default" style:data-style-name="N134">
      <style:text-properties fo:color="#c9211e"/>
    </style:style>
    <style:style style:name="ce205"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06"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07"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08"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09"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10"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11" style:family="table-cell" style:parent-style-name="Default" style:data-style-name="N137">
      <style:table-cell-properties fo:background-color="transparent"/>
      <style:text-properties fo:color="#3465a4"/>
    </style:style>
    <style:style style:name="ce212" style:family="table-cell" style:parent-style-name="Default" style:data-style-name="N137">
      <style:table-cell-properties fo:background-color="transparent"/>
      <style:text-properties fo:color="#c9211e"/>
    </style:style>
    <style:style style:name="ce280"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129" style:family="table-cell" style:parent-style-name="Default">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77" style:family="table-cell" style:parent-style-name="Default">
      <style:table-cell-properties fo:background-color="transparent"/>
      <style:text-properties style:use-window-font-color="true" fo:font-weight="bold" style:font-weight-asian="bold" style:font-weight-complex="bold"/>
    </style:style>
    <style:style style:name="ce78" style:family="table-cell" style:parent-style-name="Default">
      <style:table-cell-properties fo:background-color="transparent"/>
      <style:text-properties style:use-window-font-color="true" fo:font-style="italic" style:font-style-asian="italic" style:font-style-complex="italic"/>
    </style:style>
    <style:style style:name="ce79" style:family="table-cell" style:parent-style-name="Default">
      <style:table-cell-properties fo:background-color="transparent"/>
      <style:text-properties style:use-window-font-color="true"/>
    </style:style>
    <style:style style:name="ce124" style:family="table-cell" style:parent-style-name="Default">
      <style:table-cell-properties fo:background-color="transparent"/>
      <style:text-properties style:use-window-font-color="true" fo:font-style="normal" fo:font-weight="bold" style:font-style-asian="normal" style:font-weight-asian="bold" style:font-style-complex="normal" style:font-weight-complex="bold"/>
    </style:style>
    <style:style style:name="ce136" style:family="table-cell" style:parent-style-name="Default">
      <style:table-cell-properties style:text-align-source="fix" style:repeat-content="false"/>
      <style:paragraph-properties fo:text-align="end" fo:margin-left="0in"/>
    </style:style>
    <style:style style:name="ce362" style:family="table-cell" style:parent-style-name="Default" style:data-style-name="N70"/>
    <style:style style:name="ce88" style:family="table-cell" style:parent-style-name="Default" style:data-style-name="N30">
      <style:text-properties style:use-window-font-color="true"/>
    </style:style>
    <style:style style:name="ce144" style:family="table-cell" style:parent-style-name="Default">
      <style:table-cell-properties style:text-align-source="fix" style:repeat-content="false" fo:background-color="transparent" fo:wrap-option="no-wrap"/>
      <style:paragraph-properties fo:text-align="center" fo:margin-left="0in"/>
      <style:text-properties fo:font-weight="bold" style:font-weight-asian="bold" style:font-weight-complex="bold"/>
    </style:style>
    <style:style style:name="ce309" style:family="table-cell" style:parent-style-name="Default">
      <style:table-cell-properties fo:background-color="transparent"/>
      <style:text-properties fo:font-weight="bold" style:font-weight-asian="bold" style:font-weight-complex="bold"/>
    </style:style>
    <style:style style:name="ce82" style:family="table-cell" style:parent-style-name="Default">
      <style:table-cell-properties fo:background-color="transparent"/>
      <style:text-properties fo:color="#127622" fo:font-style="italic" style:font-style-asian="italic" style:font-style-complex="italic"/>
    </style:style>
    <style:style style:name="ce83" style:family="table-cell" style:parent-style-name="Default">
      <style:table-cell-properties fo:background-color="transparent"/>
    </style:style>
    <style:style style:name="ce134" style:family="table-cell" style:parent-style-name="Default">
      <style:table-cell-properties fo:background-color="transparent"/>
      <style:text-properties fo:font-style="normal" fo:font-weight="bold" style:font-style-asian="normal" style:font-weight-asian="bold" style:font-style-complex="normal" style:font-weight-complex="bold"/>
    </style:style>
    <style:style style:name="ce84" style:family="table-cell" style:parent-style-name="Default" style:data-style-name="N99">
      <style:table-cell-properties fo:background-color="transparent"/>
      <style:text-properties style:use-window-font-color="true" fo:font-weight="bold" style:font-weight-asian="bold" style:font-weight-complex="bold"/>
    </style:style>
    <style:style style:name="ce85" style:family="table-cell" style:parent-style-name="Default" style:data-style-name="N99">
      <style:table-cell-properties fo:background-color="transparent"/>
      <style:text-properties style:use-window-font-color="true"/>
    </style:style>
    <style:style style:name="ce141" style:family="table-cell" style:parent-style-name="Default" style:data-style-name="N99">
      <style:table-cell-properties fo:background-color="transparent"/>
      <style:text-properties style:use-window-font-color="true" fo:font-style="normal" fo:font-weight="bold" style:font-style-asian="normal" style:font-weight-asian="bold" style:font-style-complex="normal" style:font-weight-complex="bold"/>
    </style:style>
    <style:style style:name="ce161" style:family="table-cell" style:parent-style-name="Default" style:data-style-name="N134">
      <style:table-cell-properties fo:border-bottom="none" style:text-align-source="fix" style:repeat-content="false" fo:background-color="transparent" fo:wrap-option="no-wrap" fo:border-left="0.06pt solid #000000"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55" style:family="table-cell" style:parent-style-name="Default" style:data-style-name="N134">
      <style:table-cell-properties fo:background-color="transparent"/>
      <style:text-properties fo:color="#069a2e" fo:font-weight="bold" style:font-weight-asian="bold" style:font-weight-complex="bold"/>
    </style:style>
    <style:style style:name="ce156" style:family="table-cell" style:parent-style-name="Default" style:data-style-name="N134">
      <style:table-cell-properties fo:background-color="transparent"/>
      <style:text-properties fo:color="#069a2e" fo:font-style="italic" style:font-style-asian="italic" style:font-style-complex="italic"/>
    </style:style>
    <style:style style:name="ce157" style:family="table-cell" style:parent-style-name="Default" style:data-style-name="N134">
      <style:table-cell-properties fo:background-color="transparent"/>
      <style:text-properties fo:color="#069a2e"/>
    </style:style>
    <style:style style:name="ce158" style:family="table-cell" style:parent-style-name="Default" style:data-style-name="N134">
      <style:table-cell-properties fo:background-color="transparent"/>
      <style:text-properties fo:color="#069a2e" fo:font-style="normal" fo:font-weight="bold" style:font-style-asian="normal" style:font-weight-asian="bold" style:font-style-complex="normal" style:font-weight-complex="bold"/>
    </style:style>
    <style:style style:name="ce159" style:family="table-cell" style:parent-style-name="Default" style:data-style-name="N134">
      <style:table-cell-properties fo:background-color="#ffffa6"/>
      <style:text-properties fo:color="#069a2e" fo:font-weight="bold" style:font-weight-asian="bold" style:font-weight-complex="bold"/>
    </style:style>
    <style:style style:name="ce160" style:family="table-cell" style:parent-style-name="Default" style:data-style-name="N134">
      <style:text-properties fo:color="#069a2e"/>
    </style:style>
    <style:style style:name="ce310" style:family="table-cell" style:parent-style-name="Default" style:data-style-name="N134">
      <style:table-cell-properties style:text-align-source="fix" style:repeat-content="false" fo:background-color="transparent" fo:wrap-option="no-wrap" fo:border="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216" style:family="table-cell" style:parent-style-name="Default" style:data-style-name="N134">
      <style:table-cell-properties fo:border-bottom="none" style:text-align-source="fix" style:repeat-content="false" fo:background-color="transparent" fo:wrap-option="no-wrap" fo:border-left="none"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67" style:family="table-cell" style:parent-style-name="Default" style:data-style-name="N134">
      <style:table-cell-properties fo:background-color="#ffff6d" style:vertical-align="top"/>
      <style:text-properties fo:color="#3465a4"/>
    </style:style>
    <style:style style:name="ce169" style:family="table-cell" style:parent-style-name="Default" style:data-style-name="N134">
      <style:table-cell-properties fo:background-color="#ffff6d"/>
      <style:text-properties fo:color="#069a2e"/>
    </style:style>
    <style:style style:name="ce219" style:family="table-cell" style:parent-style-name="Default" style:data-style-name="N137">
      <style:table-cell-properties fo:border-bottom="none" style:text-align-source="fix" style:repeat-content="false" fo:background-color="transparent" fo:wrap-option="no-wrap" fo:border-left="0.06pt solid #000000"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4" style:family="table-cell" style:parent-style-name="Default" style:data-style-name="N137">
      <style:table-cell-properties fo:background-color="transparent"/>
      <style:text-properties fo:color="#3465a4" fo:font-weight="bold" style:font-weight-asian="bold" style:font-weight-complex="bold"/>
    </style:style>
    <style:style style:name="ce95" style:family="table-cell" style:parent-style-name="Default" style:data-style-name="N137">
      <style:table-cell-properties fo:background-color="transparent"/>
      <style:text-properties fo:color="#3465a4" fo:font-style="italic" style:font-style-asian="italic" style:font-style-complex="italic"/>
    </style:style>
    <style:style style:name="ce100" style:family="table-cell" style:parent-style-name="Default" style:data-style-name="N137">
      <style:table-cell-properties fo:background-color="transparent"/>
      <style:text-properties fo:color="#3465a4" fo:font-style="italic" fo:font-weight="bold" style:font-style-asian="italic" style:font-weight-asian="bold" style:font-style-complex="italic" style:font-weight-complex="bold"/>
    </style:style>
    <style:style style:name="ce250" style:family="table-cell" style:parent-style-name="Default" style:data-style-name="N137">
      <style:table-cell-properties fo:background-color="#ffffd7"/>
      <style:text-properties fo:color="#3465a4" fo:font-weight="bold" style:font-weight-asian="bold" style:font-weight-complex="bold"/>
    </style:style>
    <style:style style:name="ce255" style:family="table-cell" style:parent-style-name="Default" style:data-style-name="N137">
      <style:table-cell-properties fo:background-color="#ffffd7"/>
      <style:text-properties fo:color="#3465a4" fo:font-style="normal" style:font-style-asian="normal" style:font-style-complex="normal"/>
    </style:style>
    <style:style style:name="ce259" style:family="table-cell" style:parent-style-name="Default" style:data-style-name="N137">
      <style:table-cell-properties fo:background-color="transparent"/>
      <style:text-properties fo:color="#3465a4" fo:font-style="normal" style:font-style-asian="normal" style:font-style-complex="normal"/>
    </style:style>
    <style:style style:name="ce253" style:family="table-cell" style:parent-style-name="Default" style:data-style-name="N137">
      <style:table-cell-properties fo:background-color="#ffffd7"/>
      <style:text-properties fo:color="#3465a4"/>
    </style:style>
    <style:style style:name="ce63" style:family="table-cell" style:parent-style-name="Default" style:data-style-name="N137">
      <style:text-properties fo:color="#3465a4"/>
    </style:style>
    <style:style style:name="ce236" style:family="table-cell" style:parent-style-name="Default" style:data-style-name="N137">
      <style:table-cell-properties style:text-align-source="fix" style:repeat-content="false" fo:background-color="transparent" fo:wrap-option="no-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239" style:family="table-cell" style:parent-style-name="Default" style:data-style-name="N137">
      <style:table-cell-properties fo:border-bottom="none" style:text-align-source="fix" style:repeat-content="false" fo:background-color="transparent" fo:wrap-option="no-wrap" fo:border-left="none"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240" style:family="table-cell" style:parent-style-name="Default">
      <style:table-cell-properties style:text-align-source="fix" style:repeat-content="false" fo:background-color="transparent" fo:wrap-option="no-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12" style:family="table-cell" style:parent-style-name="Default" style:data-style-name="N137">
      <style:table-cell-properties fo:background-color="transparent"/>
      <style:text-properties fo:color="#3465a4" fo:font-style="normal" fo:font-weight="bold" style:font-style-asian="normal" style:font-weight-asian="bold" style:font-style-complex="normal" style:font-weight-complex="bold"/>
    </style:style>
    <style:style style:name="ce314" style:family="table-cell" style:parent-style-name="Default" style:data-style-name="N137">
      <style:table-cell-properties fo:background-color="#ffffd7"/>
      <style:text-properties fo:color="#3465a4" fo:font-style="italic" fo:font-weight="bold" style:font-style-asian="italic" style:font-weight-asian="bold" style:font-style-complex="italic" style:font-weight-complex="bold"/>
    </style:style>
    <style:style style:name="ce251" style:family="table-cell" style:parent-style-name="Default" style:data-style-name="N137">
      <style:table-cell-properties fo:background-color="#ffffd7"/>
      <style:text-properties fo:color="#3465a4" fo:font-style="italic" style:font-style-asian="italic" style:font-style-complex="italic"/>
    </style:style>
    <style:style style:name="ce254" style:family="table-cell" style:parent-style-name="Default">
      <style:table-cell-properties fo:border-bottom="none" style:text-align-source="fix" style:repeat-content="false" fo:background-color="transparent" fo:wrap-option="no-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02"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0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04"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style:style>
    <style:style style:name="ce32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31" style:family="table-cell" style:parent-style-name="Default" style:data-style-name="N135">
      <style:table-cell-properties fo:border-bottom="none" fo:border-left="0.74pt double #000000" style:border-line-width-left="0.0035in 0.0035in 0.0035in" fo:border-right="none" fo:border-top="none"/>
    </style:style>
    <style:style style:name="ce262" style:family="table-cell" style:parent-style-name="Default" style:data-style-name="N135">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107" style:family="table-cell" style:parent-style-name="Default" style:data-style-name="N135">
      <style:table-cell-properties fo:background-color="transparent"/>
      <style:text-properties style:use-window-font-color="true" fo:font-weight="bold" style:font-weight-asian="bold" style:font-weight-complex="bold"/>
    </style:style>
    <style:style style:name="ce108" style:family="table-cell" style:parent-style-name="Default" style:data-style-name="N135">
      <style:table-cell-properties fo:background-color="transparent"/>
      <style:text-properties style:use-window-font-color="true" fo:font-style="italic" style:font-style-asian="italic" style:font-style-complex="italic"/>
    </style:style>
    <style:style style:name="ce109" style:family="table-cell" style:parent-style-name="Default" style:data-style-name="N135">
      <style:table-cell-properties fo:background-color="transparent"/>
      <style:text-properties style:use-window-font-color="true"/>
    </style:style>
    <style:style style:name="ce331" style:family="table-cell" style:parent-style-name="Default" style:data-style-name="N135">
      <style:table-cell-properties fo:background-color="transparent"/>
      <style:text-properties style:use-window-font-color="true" fo:font-style="normal" fo:font-weight="bold" style:font-style-asian="normal" style:font-weight-asian="bold" style:font-style-complex="normal" style:font-weight-complex="bold"/>
    </style:style>
    <style:style style:name="ce267" style:family="table-cell" style:parent-style-name="Default" style:data-style-name="N135">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1"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112"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115"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style:style>
    <style:style style:name="ce336"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139" style:family="table-cell" style:parent-style-name="Default" style:data-style-name="N135">
      <style:table-cell-properties fo:border-bottom="none" fo:border-left="none" fo:border-right="0.74pt double #000000" style:border-line-width-right="0.0035in 0.0035in 0.0035in" fo:border-top="none"/>
    </style:style>
    <style:style style:name="ce273" style:family="table-cell" style:parent-style-name="Default" style:data-style-name="N137">
      <style:table-cell-properties fo:border-bottom="none" style:text-align-source="fix" style:repeat-content="false" fo:background-color="transparent" fo:wrap-option="no-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9"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21"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26"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style:style>
    <style:style style:name="ce343"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278" style:family="table-cell" style:parent-style-name="Default" style:data-style-name="N137">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220" style:family="table-cell" style:parent-style-name="Default" style:data-style-name="N137">
      <style:table-cell-properties fo:background-color="transparent"/>
      <style:text-properties style:use-window-font-color="true" fo:font-weight="bold" style:font-weight-asian="bold" style:font-weight-complex="bold"/>
    </style:style>
    <style:style style:name="ce221" style:family="table-cell" style:parent-style-name="Default" style:data-style-name="N137">
      <style:table-cell-properties fo:background-color="transparent"/>
      <style:text-properties style:use-window-font-color="true" fo:font-style="italic" style:font-style-asian="italic" style:font-style-complex="italic"/>
    </style:style>
    <style:style style:name="ce222" style:family="table-cell" style:parent-style-name="Default" style:data-style-name="N137">
      <style:table-cell-properties fo:background-color="transparent"/>
      <style:text-properties style:use-window-font-color="true"/>
    </style:style>
    <style:style style:name="ce354" style:family="table-cell" style:parent-style-name="Default" style:data-style-name="N137">
      <style:table-cell-properties fo:background-color="transparent"/>
      <style:text-properties style:use-window-font-color="true" fo:font-style="normal" fo:font-weight="bold" style:font-style-asian="normal" style:font-weight-asian="bold" style:font-style-complex="normal" style:font-weight-complex="bold"/>
    </style:style>
    <style:style style:name="ce283" style:family="table-cell" style:parent-style-name="Default" style:data-style-name="N137">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24"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225"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226"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style:style>
    <style:style style:name="ce359"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288" style:family="table-cell" style:parent-style-name="Default">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380" style:family="table-cell" style:parent-style-name="Default" style:data-style-name="N2">
      <style:table-cell-properties style:text-align-source="fix" style:repeat-content="false" fo:background-color="transparent" fo:wrap-option="no-wrap" fo:border="none"/>
      <style:paragraph-properties fo:text-align="center" fo:margin-left="0in"/>
      <style:text-properties style:use-window-font-color="true" fo:font-weight="bold" style:font-weight-asian="bold" style:font-weight-complex="bold"/>
    </style:style>
    <style:style style:name="ce238" style:family="table-cell" style:parent-style-name="Default" style:data-style-name="N2">
      <style:table-cell-properties fo:background-color="transparent" fo:border="none"/>
      <style:text-properties style:use-window-font-color="true" fo:font-weight="bold" style:font-weight-asian="bold" style:font-weight-complex="bold"/>
    </style:style>
    <style:style style:name="ce242" style:family="table-cell" style:parent-style-name="Default" style:data-style-name="N2">
      <style:table-cell-properties fo:background-color="transparent" fo:border="none"/>
      <style:text-properties style:use-window-font-color="true" fo:font-style="italic" style:font-style-asian="italic" style:font-style-complex="italic"/>
    </style:style>
    <style:style style:name="ce243" style:family="table-cell" style:parent-style-name="Default" style:data-style-name="N2">
      <style:table-cell-properties fo:background-color="transparent" fo:border="none"/>
      <style:text-properties style:use-window-font-color="true"/>
    </style:style>
    <style:style style:name="ce367" style:family="table-cell" style:parent-style-name="Default" style:data-style-name="N2">
      <style:table-cell-properties fo:background-color="transparent" fo:border="none"/>
      <style:text-properties style:use-window-font-color="true" fo:font-style="normal" fo:font-weight="bold" style:font-style-asian="normal" style:font-weight-asian="bold" style:font-style-complex="normal" style:font-weight-complex="bold"/>
    </style:style>
    <style:style style:name="ce244" style:family="table-cell" style:parent-style-name="Default" style:data-style-name="N2">
      <style:table-cell-properties fo:border="none"/>
    </style:style>
    <style:style style:name="ce295" style:family="table-cell" style:parent-style-name="Default" style:data-style-name="N2">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247" style:family="table-cell" style:parent-style-name="Default" style:data-style-name="N2">
      <style:table-cell-properties fo:background-color="transparent"/>
      <style:text-properties style:use-window-font-color="true" fo:font-weight="bold" style:font-weight-asian="bold" style:font-weight-complex="bold"/>
    </style:style>
    <style:style style:name="ce248" style:family="table-cell" style:parent-style-name="Default" style:data-style-name="N2">
      <style:table-cell-properties fo:background-color="transparent"/>
      <style:text-properties style:use-window-font-color="true" fo:font-style="italic" style:font-style-asian="italic" style:font-style-complex="italic"/>
    </style:style>
    <style:style style:name="ce249" style:family="table-cell" style:parent-style-name="Default" style:data-style-name="N2">
      <style:table-cell-properties fo:background-color="transparent"/>
      <style:text-properties style:use-window-font-color="true"/>
    </style:style>
    <style:style style:name="ce373" style:family="table-cell" style:parent-style-name="Default" style:data-style-name="N2">
      <style:table-cell-properties fo:background-color="transparent"/>
      <style:text-properties style:use-window-font-color="true" fo:font-style="normal" fo:font-weight="bold" style:font-style-asian="normal" style:font-weight-asian="bold" style:font-style-complex="normal" style:font-weight-complex="bold"/>
    </style:style>
    <style:style style:name="ce54" style:family="table-cell" style:parent-style-name="Default" style:data-style-name="N2"/>
    <style:style style:name="ce302" style:family="table-cell" style:parent-style-name="Default" style:data-style-name="N134">
      <style:table-cell-properties fo:border-bottom="none" style:text-align-source="fix" style:repeat-content="false" fo:background-color="transparent" fo:wrap-option="no-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395" style:family="table-cell" style:parent-style-name="Default" style:data-style-name="N134">
      <style:table-cell-properties fo:border-bottom="none" fo:background-color="transparent" fo:border-left="0.74pt solid #000000" fo:border-right="none" fo:border-top="none"/>
      <style:text-properties fo:color="#3465a4" fo:font-weight="bold" style:font-weight-asian="bold" style:font-weight-complex="bold"/>
    </style:style>
    <style:style style:name="ce396" style:family="table-cell" style:parent-style-name="Default" style:data-style-name="N134">
      <style:table-cell-properties fo:border-bottom="none" fo:background-color="transparent"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97" style:family="table-cell" style:parent-style-name="Default" style:data-style-name="N134">
      <style:table-cell-properties fo:border-bottom="none" fo:background-color="transparent" fo:border-left="0.74pt solid #000000" fo:border-right="none" fo:border-top="none"/>
      <style:text-properties fo:color="#3465a4" fo:font-weight="normal" style:font-weight-asian="normal" style:font-weight-complex="normal"/>
    </style:style>
    <style:style style:name="ce398" style:family="table-cell" style:parent-style-name="Default" style:data-style-name="N134">
      <style:table-cell-properties fo:border-bottom="none" fo:background-color="transparent" fo:border-left="0.74pt solid #000000" fo:border-right="none" fo:border-top="none"/>
      <style:text-properties fo:color="#3465a4" fo:font-style="normal" fo:font-weight="bold" style:font-style-asian="normal" style:font-weight-asian="bold" style:font-style-complex="normal" style:font-weight-complex="bold"/>
    </style:style>
    <style:style style:name="ce399" style:family="table-cell" style:parent-style-name="Default" style:data-style-name="N134">
      <style:table-cell-properties fo:border-bottom="none" fo:border-left="0.74pt solid #000000" fo:border-right="none" fo:border-top="none"/>
      <style:text-properties fo:color="#3465a4" fo:font-weight="normal" style:font-weight-asian="normal" style:font-weight-complex="normal"/>
    </style:style>
    <style:style style:name="ce308" style:family="table-cell" style:parent-style-name="Default" style:data-style-name="N134">
      <style:table-cell-properties style:text-align-source="fix" style:repeat-content="false" fo:background-color="transparent" fo:wrap-option="no-wrap"/>
      <style:paragraph-properties fo:text-align="center" fo:margin-left="0in"/>
      <style:text-properties fo:color="#3465a4" fo:font-style="normal" fo:font-weight="bold" style:font-style-asian="normal" style:font-weight-asian="bold" style:font-style-complex="normal" style:font-weight-complex="bold"/>
    </style:style>
    <style:style style:name="ce401" style:family="table-cell" style:parent-style-name="Default" style:data-style-name="N134">
      <style:table-cell-properties fo:background-color="transparent"/>
      <style:text-properties fo:color="#3465a4" fo:font-weight="bold" style:font-weight-asian="bold" style:font-weight-complex="bold"/>
    </style:style>
    <style:style style:name="ce402" style:family="table-cell" style:parent-style-name="Default" style:data-style-name="N134">
      <style:table-cell-properties fo:background-color="transparent"/>
      <style:text-properties fo:color="#3465a4" fo:font-style="italic" fo:font-weight="normal" style:font-style-asian="italic" style:font-weight-asian="normal" style:font-style-complex="italic" style:font-weight-complex="normal"/>
    </style:style>
    <style:style style:name="ce403" style:family="table-cell" style:parent-style-name="Default" style:data-style-name="N134">
      <style:table-cell-properties fo:background-color="transparent"/>
      <style:text-properties fo:color="#3465a4" fo:font-weight="normal" style:font-weight-asian="normal" style:font-weight-complex="normal"/>
    </style:style>
    <style:style style:name="ce404" style:family="table-cell" style:parent-style-name="Default" style:data-style-name="N134">
      <style:table-cell-properties fo:background-color="transparent"/>
      <style:text-properties fo:color="#3465a4" fo:font-style="normal" fo:font-weight="bold" style:font-style-asian="normal" style:font-weight-asian="bold" style:font-style-complex="normal" style:font-weight-complex="bold"/>
    </style:style>
    <style:style style:name="ce405" style:family="table-cell" style:parent-style-name="Default" style:data-style-name="N134">
      <style:text-properties fo:color="#3465a4" fo:font-weight="normal" style:font-weight-asian="normal" style:font-weight-complex="normal"/>
    </style:style>
    <style:style style:name="ce319" style:family="table-cell" style:parent-style-name="Default" style:data-style-name="N134">
      <style:table-cell-properties fo:border-bottom="none" style:text-align-source="fix" style:repeat-content="false" fo:background-color="transparent" fo:wrap-option="no-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07" style:family="table-cell" style:parent-style-name="Default" style:data-style-name="N134">
      <style:table-cell-properties fo:border-bottom="none" fo:background-color="transparent" fo:border-left="none" fo:border-right="0.74pt solid #000000" fo:border-top="none"/>
      <style:text-properties fo:color="#3465a4" fo:font-weight="bold" style:font-weight-asian="bold" style:font-weight-complex="bold"/>
    </style:style>
    <style:style style:name="ce408" style:family="table-cell" style:parent-style-name="Default" style:data-style-name="N134">
      <style:table-cell-properties fo:border-bottom="none" fo:background-color="transparent"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09" style:family="table-cell" style:parent-style-name="Default" style:data-style-name="N134">
      <style:table-cell-properties fo:border-bottom="none" fo:background-color="transparent" fo:border-left="none" fo:border-right="0.74pt solid #000000" fo:border-top="none"/>
      <style:text-properties fo:color="#3465a4" fo:font-weight="normal" style:font-weight-asian="normal" style:font-weight-complex="normal"/>
    </style:style>
    <style:style style:name="ce410" style:family="table-cell" style:parent-style-name="Default" style:data-style-name="N134">
      <style:table-cell-properties fo:border-bottom="none" fo:background-color="transparent" fo:border-left="none" fo:border-right="0.74pt solid #000000" fo:border-top="none"/>
      <style:text-properties fo:color="#3465a4" fo:font-style="normal" fo:font-weight="bold" style:font-style-asian="normal" style:font-weight-asian="bold" style:font-style-complex="normal" style:font-weight-complex="bold"/>
    </style:style>
    <style:style style:name="ce411" style:family="table-cell" style:parent-style-name="Default" style:data-style-name="N134">
      <style:table-cell-properties fo:border-bottom="none" fo:border-left="none" fo:border-right="0.74pt solid #000000" fo:border-top="none"/>
      <style:text-properties fo:color="#3465a4" fo:font-weight="normal" style:font-weight-asian="normal" style:font-weight-complex="normal"/>
    </style:style>
    <style:style style:name="ce326" style:family="table-cell" style:parent-style-name="Default" style:data-style-name="N134">
      <style:table-cell-properties fo:border-bottom="none" style:text-align-source="fix" style:repeat-content="false" fo:background-color="transparent" fo:wrap-option="no-wrap" fo:border-left="0.74pt solid #000000"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3" style:family="table-cell" style:parent-style-name="Default" style:data-style-name="N134">
      <style:table-cell-properties fo:border-bottom="none" fo:background-color="transparent" fo:border-left="0.74pt solid #000000" fo:border-right="none" fo:border-top="none"/>
      <style:text-properties fo:color="#3465a4" fo:font-style="italic" fo:font-weight="bold" style:font-style-asian="italic" style:font-weight-asian="bold" style:font-style-complex="italic" style:font-weight-complex="bold"/>
    </style:style>
    <style:style style:name="ce414" style:family="table-cell" style:parent-style-name="Default" style:data-style-name="N134">
      <style:table-cell-properties fo:border-bottom="non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29" style:family="table-cell" style:parent-style-name="Default" style:data-style-name="N134">
      <style:table-cell-properties style:text-align-source="fix" style:repeat-content="false" fo:background-color="transparent" fo:wrap-option="no-wrap"/>
      <style:paragraph-properties fo:text-align="center" fo:margin-left="0in"/>
      <style:text-properties fo:color="#3465a4" fo:font-style="italic" fo:font-weight="bold" style:font-style-asian="italic" style:font-weight-asian="bold" style:font-style-complex="italic" style:font-weight-complex="bold"/>
    </style:style>
    <style:style style:name="ce416" style:family="table-cell" style:parent-style-name="Default" style:data-style-name="N134">
      <style:table-cell-properties fo:background-color="transparent"/>
      <style:text-properties fo:color="#3465a4" fo:font-style="italic" fo:font-weight="bold" style:font-style-asian="italic" style:font-weight-asian="bold" style:font-style-complex="italic" style:font-weight-complex="bold"/>
    </style:style>
    <style:style style:name="ce417" style:family="table-cell" style:parent-style-name="Default" style:data-style-name="N134">
      <style:text-properties fo:color="#3465a4" fo:font-style="italic" fo:font-weight="normal" style:font-style-asian="italic" style:font-weight-asian="normal" style:font-style-complex="italic" style:font-weight-complex="normal"/>
    </style:style>
    <style:style style:name="ce333" style:family="table-cell" style:parent-style-name="Default" style:data-style-name="N134">
      <style:table-cell-properties fo:border-bottom="none" style:text-align-source="fix" style:repeat-content="false" fo:background-color="transparent" fo:wrap-option="no-wrap" fo:border-left="none"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9" style:family="table-cell" style:parent-style-name="Default" style:data-style-name="N134">
      <style:table-cell-properties fo:border-bottom="none" fo:background-color="transparent" fo:border-left="none" fo:border-right="0.74pt solid #000000" fo:border-top="none"/>
      <style:text-properties fo:color="#3465a4" fo:font-style="italic" fo:font-weight="bold" style:font-style-asian="italic" style:font-weight-asian="bold" style:font-style-complex="italic" style:font-weight-complex="bold"/>
    </style:style>
    <style:style style:name="ce420" style:family="table-cell" style:parent-style-name="Default" style:data-style-name="N134">
      <style:table-cell-properties fo:border-bottom="non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55" style:family="table-cell" style:parent-style-name="Default" style:data-style-name="N134">
      <style:table-cell-properties fo:border-bottom="none" fo:background-color="#eeeeee" style:text-align-source="fix" style:repeat-content="false" fo:wrap-option="no-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56" style:family="table-cell" style:parent-style-name="Default" style:data-style-name="N134">
      <style:table-cell-properties fo:border-bottom="none" fo:background-color="#eeeeee" fo:border-left="0.74pt solid #000000" fo:border-right="none" fo:border-top="none"/>
      <style:text-properties fo:color="#3465a4" fo:font-style="normal" fo:font-weight="bold" style:font-style-asian="normal" style:font-weight-asian="bold" style:font-style-complex="normal" style:font-weight-complex="bold"/>
    </style:style>
    <style:style style:name="ce457" style:family="table-cell" style:parent-style-name="Default" style:data-style-name="N134">
      <style:table-cell-properties fo:border-bottom="none" fo:background-color="#eeeee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458" style:family="table-cell" style:parent-style-name="Default" style:data-style-name="N134">
      <style:table-cell-properties fo:border-bottom="none" fo:background-color="#eeeeee"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59" style:family="table-cell" style:parent-style-name="Default" style:data-style-name="N134">
      <style:table-cell-properties fo:background-color="#eeeeee" style:text-align-source="fix" style:repeat-content="false" fo:wrap-option="no-wrap"/>
      <style:paragraph-properties fo:text-align="center" fo:margin-left="0in"/>
      <style:text-properties fo:color="#3465a4" fo:font-style="normal" fo:font-weight="bold" style:font-style-asian="normal" style:font-weight-asian="bold" style:font-style-complex="normal" style:font-weight-complex="bold"/>
    </style:style>
    <style:style style:name="ce460" style:family="table-cell" style:parent-style-name="Default" style:data-style-name="N134">
      <style:table-cell-properties fo:background-color="#eeeeee"/>
      <style:text-properties fo:color="#3465a4" fo:font-style="normal" fo:font-weight="bold" style:font-style-asian="normal" style:font-weight-asian="bold" style:font-style-complex="normal" style:font-weight-complex="bold"/>
    </style:style>
    <style:style style:name="ce461" style:family="table-cell" style:parent-style-name="Default" style:data-style-name="N134">
      <style:table-cell-properties fo:background-color="#eeeeee"/>
      <style:text-properties fo:color="#3465a4" fo:font-style="italic" fo:font-weight="normal" style:font-style-asian="italic" style:font-weight-asian="normal" style:font-style-complex="italic" style:font-weight-complex="normal"/>
    </style:style>
    <style:style style:name="ce462" style:family="table-cell" style:parent-style-name="Default" style:data-style-name="N134">
      <style:table-cell-properties fo:background-color="#eeeeee"/>
      <style:text-properties fo:color="#3465a4" fo:font-style="normal" fo:font-weight="normal" style:font-style-asian="normal" style:font-weight-asian="normal" style:font-style-complex="normal" style:font-weight-complex="normal"/>
    </style:style>
    <style:style style:name="ce463" style:family="table-cell" style:parent-style-name="Default" style:data-style-name="N134">
      <style:table-cell-properties fo:border-bottom="none" fo:background-color="#eeeeee" style:text-align-source="fix" style:repeat-content="false" fo:wrap-option="no-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64" style:family="table-cell" style:parent-style-name="Default" style:data-style-name="N134">
      <style:table-cell-properties fo:border-bottom="none" fo:background-color="#eeeeee" fo:border-left="none" fo:border-right="0.74pt solid #000000" fo:border-top="none"/>
      <style:text-properties fo:color="#3465a4" fo:font-style="normal" fo:font-weight="bold" style:font-style-asian="normal" style:font-weight-asian="bold" style:font-style-complex="normal" style:font-weight-complex="bold"/>
    </style:style>
    <style:style style:name="ce465" style:family="table-cell" style:parent-style-name="Default" style:data-style-name="N134">
      <style:table-cell-properties fo:border-bottom="none" fo:background-color="#eeeee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66" style:family="table-cell" style:parent-style-name="Default" style:data-style-name="N134">
      <style:table-cell-properties fo:border-bottom="none" fo:background-color="#eeeeee"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348" style:family="table-cell" style:parent-style-name="Default">
      <style:table-cell-properties style:text-align-source="fix" style:repeat-content="false" fo:wrap-option="no-wrap"/>
      <style:paragraph-properties fo:text-align="center" fo:margin-left="0in"/>
      <style:text-properties fo:font-weight="bold" style:font-weight-asian="bold" style:font-weight-complex="bold"/>
    </style:style>
    <style:style style:name="ce237" style:family="table-cell" style:parent-style-name="Default">
      <style:text-properties fo:font-weight="bold" style:font-weight-asian="bold" style:font-weight-complex="bold"/>
    </style:style>
    <style:style style:name="ce171" style:family="table-cell" style:parent-style-name="Default">
      <style:text-properties fo:color="#355269" fo:font-style="italic" style:font-style-asian="italic" style:font-style-complex="italic"/>
    </style:style>
    <style:style style:name="ce172" style:family="table-cell" style:parent-style-name="Default">
      <style:text-properties fo:color="#355269"/>
    </style:style>
    <style:style style:name="ce436" style:family="table-cell" style:parent-style-name="Default">
      <style:text-properties fo:font-style="normal" fo:font-weight="bold" style:font-style-asian="normal" style:font-weight-asian="bold" style:font-style-complex="normal" style:font-weight-complex="bold"/>
    </style:style>
    <style:style style:name="ce353" style:family="table-cell" style:parent-style-name="Default">
      <style:table-cell-properties fo:wrap-option="no-wrap"/>
      <style:text-properties fo:font-weight="bold" style:font-weight-asian="bold" style:font-weight-complex="bold"/>
    </style:style>
    <style:style style:name="ce311" style:family="table-cell" style:parent-style-name="Default">
      <style:text-properties fo:color="#127622" fo:font-weight="bold" style:font-weight-asian="bold" style:font-weight-complex="bold"/>
    </style:style>
    <style:style style:name="ce421" style:family="table-cell" style:parent-style-name="Default">
      <style:table-cell-properties fo:background-color="transparent"/>
      <style:text-properties fo:color="#127622"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defini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81"/>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number-columns-repeated="2" table:style-name="ce72" office:value-type="string" calcext:value-type="string">
            <text:p>element</text:p>
          </table:table-cell>
          <table:table-cell table:style-name="ce72" office:value-type="string" calcext:value-type="string">
            <text:p>attribute</text:p>
          </table:table-cell>
          <table:table-cell table:style-name="ce75" office:value-type="string" calcext:value-type="string">
            <text:p>notes</text:p>
          </table:table-cell>
          <table:table-cell table:style-name="ce72" table:number-columns-repeated="1020"/>
        </table:table-row>
        <table:table-row table:style-name="ro1">
          <table:table-cell office:value-type="string" calcext:value-type="string">
            <text:p>linden_skeleton</text:p>
          </table:table-cell>
          <table:table-cell table:number-columns-repeated="1023"/>
        </table:table-row>
        <table:table-row table:style-name="ro1">
          <table:table-cell/>
          <table:table-cell office:value-type="string" calcext:value-type="string">
            <text:p>bone</text:p>
          </table:table-cell>
          <table:table-cell/>
          <table:table-cell office:value-type="string" calcext:value-type="string">
            <text:p>mBone, nested in the armature hierarchical order</text:p>
          </table:table-cell>
          <table:table-cell table:number-columns-repeated="1020"/>
        </table:table-row>
        <table:table-row table:style-name="ro3">
          <table:table-cell table:number-columns-repeated="2"/>
          <table:table-cell office:value-type="string" calcext:value-type="string">
            <text:p>aliases=</text:p>
          </table:table-cell>
          <table:table-cell office:value-type="string" calcext:value-type="string">
            <text:p>Two values listed for the joints used in the llm files, plus one for mSkull, apparently for the inworld animations. The rest of the aliases are “avatar_mBone name”.</text:p>
          </table:table-cell>
          <table:table-cell table:number-columns-repeated="1020"/>
        </table:table-row>
        <table:table-row table:style-name="ro4">
          <table:table-cell table:number-columns-repeated="2"/>
          <table:table-cell office:value-type="string" calcext:value-type="string">
            <text:p>connected=</text:p>
          </table:table-cell>
          <table:table-cell office:value-type="string" calcext:value-type="string">
            <text:p>not sure this is used at all. The Maya based armature system defines bones only by the bone head position, not by bone length. <text:s/>Except that an end= position is listed, which may only be for the inworld display in the Developer menu. Even if it were used, the end bone positions don’t necessarily match the next bone head in the data. </text:p>
          </table:table-cell>
          <table:table-cell table:number-columns-repeated="1020"/>
        </table:table-row>
        <table:table-row table:style-name="ro1">
          <table:table-cell table:number-columns-repeated="2"/>
          <table:table-cell office:value-type="string" calcext:value-type="string">
            <text:p>end=</text:p>
          </table:table-cell>
          <table:table-cell office:value-type="string" calcext:value-type="string">
            <text:p>bone length, apparently only for inworld display in the Developer menu.</text:p>
          </table:table-cell>
          <table:table-cell table:number-columns-repeated="1020"/>
        </table:table-row>
        <table:table-row table:style-name="ro3">
          <table:table-cell table:number-columns-repeated="2"/>
          <table:table-cell office:value-type="string" calcext:value-type="string">
            <text:p>group=</text:p>
          </table:table-cell>
          <table:table-cell office:value-type="string" calcext:value-type="string">
            <text:p>not directly used, AFAIK. Useful to see how the original devs were thinking about organization. Nose group is odd. </text:p>
          </table:table-cell>
          <table:table-cell table:number-columns-repeated="1020"/>
        </table:table-row>
        <table:table-row table:style-name="ro1">
          <table:table-cell table:number-columns-repeated="2"/>
          <table:table-cell office:value-type="string" calcext:value-type="string">
            <text:p>name=</text:p>
          </table:table-cell>
          <table:table-cell office:value-type="string" calcext:value-type="string">
            <text:p>case sensitive. Used by llm files for vertex weighting (Joints)</text:p>
          </table:table-cell>
          <table:table-cell table:number-columns-repeated="1020"/>
        </table:table-row>
        <table:table-row table:style-name="ro1">
          <table:table-cell table:number-columns-repeated="2"/>
          <table:table-cell office:value-type="string" calcext:value-type="string">
            <text:p>pivot=</text:p>
          </table:table-cell>
          <table:table-cell office:value-type="string" calcext:value-type="string">
            <text:p>mesh attachment bone head position in relation to parent bone, used for mesh attachments</text:p>
          </table:table-cell>
          <table:table-cell table:number-columns-repeated="1020"/>
        </table:table-row>
        <table:table-row table:style-name="ro1">
          <table:table-cell table:number-columns-repeated="2"/>
          <table:table-cell office:value-type="string" calcext:value-type="string">
            <text:p>pos=</text:p>
          </table:table-cell>
          <table:table-cell office:value-type="string" calcext:value-type="string">
            <text:p>viewer avatar and collision_volume bone head position in relation to parent bone</text:p>
          </table:table-cell>
          <table:table-cell table:number-columns-repeated="1020"/>
        </table:table-row>
        <table:table-row table:style-name="ro4">
          <table:table-cell table:number-columns-repeated="2"/>
          <table:table-cell office:value-type="string" calcext:value-type="string">
            <text:p>rot=</text:p>
          </table:table-cell>
          <table:table-cell office:value-type="string" calcext:value-type="string">
            <text:p>mBones = 0. Collision_volumes have values, which are are further altered in avatar_lad.xml for male toggle and sliders. Collision_volumes must have these values input into custom bone settings in Blender to enable dae export for mesh attachments. Or use one of the Second Life commercial plugins. </text:p>
          </table:table-cell>
          <table:table-cell table:number-columns-repeated="1020"/>
        </table:table-row>
        <table:table-row table:style-name="ro5">
          <table:table-cell table:number-columns-repeated="2"/>
          <table:table-cell office:value-type="string" calcext:value-type="string">
            <text:p>scale=</text:p>
          </table:table-cell>
          <table:table-cell office:value-type="string" calcext:value-type="string">
            <text:p>mBones = 1.000. These values are further altered in avatar_lad.xml for male toggle and sliders. <text:s/>Collision_volumes must have these values input into custom bone settings in Blender to enable dae export. Or use one of the commercial Second Life plugins. </text:p>
          </table:table-cell>
          <table:table-cell table:number-columns-repeated="1020"/>
        </table:table-row>
        <table:table-row table:style-name="ro3">
          <table:table-cell table:number-columns-repeated="2"/>
          <table:table-cell office:value-type="string" calcext:value-type="string">
            <text:p>support=</text:p>
          </table:table-cell>
          <table:table-cell office:value-type="string" calcext:value-type="string">
            <text:p>“base” are the bones referenced by the llm files, plus mSkull and collision_volumes. Everything else is called “extended”</text:p>
          </table:table-cell>
          <table:table-cell table:number-columns-repeated="1020"/>
        </table:table-row>
        <table:table-row table:style-name="ro4">
          <table:table-cell/>
          <table:table-cell office:value-type="string" calcext:value-type="string">
            <text:p>collision_volume</text:p>
          </table:table-cell>
          <table:table-cell/>
          <table:table-cell office:value-type="string" calcext:value-type="string">
            <text:p>in CAPS, child volumes to mBone parents. Used in the viewer avatar to prevent avatars from walking through each other. Can be used to weight mesh attachments so the volume sliders work on the attachments. The default viewer avatar sliders use llm defined mesh morphs in the appearance sliders. <text:s/></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last edited Ada Radius </text:p>
          </table:table-cell>
          <table:table-cell/>
          <table:table-cell table:style-name="ce74" office:value-type="date" office:date-value="2023-05-26" calcext:value-type="date">
            <text:p>05/26/23</text:p>
          </table:table-cell>
          <table:table-cell table:number-columns-repeated="1021"/>
        </table:table-row>
        <table:table-row table:style-name="ro1" table:number-rows-repeated="16">
          <table:table-cell table:number-columns-repeated="1024"/>
        </table:table-row>
        <table:table-row table:style-name="ro6" table:number-rows-repeated="5">
          <table:table-cell table:style-name="ce73"/>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table table:name="hierarchy" table:style-name="ta1">
        <table:table-column table:style-name="co8" table:default-cell-style-name="Default"/>
        <table:table-column table:style-name="co9" table:number-columns-repeated="2"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number-columns-repeated="3" table:default-cell-style-name="ce117"/>
        <table:table-column table:style-name="co22" table:default-cell-style-name="Default"/>
        <table:table-column table:style-name="co23" table:default-cell-style-name="Default"/>
        <table:table-column table:style-name="co24" table:default-cell-style-name="ce120"/>
        <table:table-column table:style-name="co24" table:default-cell-style-name="ce122"/>
        <table:table-column table:style-name="co24" table:default-cell-style-name="ce123"/>
        <table:table-column table:style-name="co25" table:default-cell-style-name="ce125"/>
        <table:table-column table:style-name="co25" table:default-cell-style-name="ce122"/>
        <table:table-column table:style-name="co25" table:default-cell-style-name="ce135"/>
        <table:table-column table:style-name="co26" table:default-cell-style-name="ce120"/>
        <table:table-column table:style-name="co26" table:default-cell-style-name="ce122"/>
        <table:table-column table:style-name="co26" table:default-cell-style-name="ce123"/>
        <table:table-column table:style-name="co27" table:default-cell-style-name="ce174"/>
        <table:table-column table:style-name="co27" table:default-cell-style-name="ce175"/>
        <table:table-column table:style-name="co27" table:default-cell-style-name="ce176"/>
        <table:table-column table:style-name="co28" table:default-cell-style-name="Default"/>
        <table:table-column table:style-name="co7" table:number-columns-repeated="3" table:default-cell-style-name="ce187"/>
        <table:table-column table:style-name="co7" table:number-columns-repeated="16346" table:default-cell-style-name="Default"/>
        <table:table-row table:style-name="ro1">
          <table:table-cell table:style-name="ce86"/>
          <table:table-cell table:style-name="ce75" table:number-columns-repeated="12"/>
          <table:table-cell table:style-name="ce75" office:value-type="string" calcext:value-type="string">
            <text:p>parent</text:p>
          </table:table-cell>
          <table:table-cell table:style-name="ce72" office:value-type="string" calcext:value-type="string">
            <text:p>element</text:p>
          </table:table-cell>
          <table:table-cell table:style-name="ce72" office:value-type="string" calcext:value-type="string">
            <text:p>aliases=</text:p>
          </table:table-cell>
          <table:table-cell table:style-name="ce72" office:value-type="string" calcext:value-type="string">
            <text:p>connected=</text:p>
          </table:table-cell>
          <table:table-cell table:style-name="ce143" office:value-type="string" calcext:value-type="string" table:number-columns-spanned="3" table:number-rows-spanned="1">
            <text:p>end=</text:p>
          </table:table-cell>
          <table:covered-table-cell table:number-columns-repeated="2" table:style-name="ce173"/>
          <table:table-cell table:style-name="ce72" office:value-type="string" calcext:value-type="string">
            <text:p>group=</text:p>
          </table:table-cell>
          <table:table-cell table:style-name="ce72" office:value-type="string" calcext:value-type="string">
            <text:p>name=</text:p>
          </table:table-cell>
          <table:table-cell table:style-name="ce177" office:value-type="string" calcext:value-type="string" table:number-columns-spanned="3" table:number-rows-spanned="1">
            <text:p>pivot=</text:p>
          </table:table-cell>
          <table:covered-table-cell table:style-name="ce182"/>
          <table:covered-table-cell table:style-name="ce188"/>
          <table:table-cell table:style-name="ce193" office:value-type="string" calcext:value-type="string" table:number-columns-spanned="3" table:number-rows-spanned="1">
            <text:p>pos=</text:p>
          </table:table-cell>
          <table:covered-table-cell table:style-name="ce182"/>
          <table:covered-table-cell table:style-name="ce194"/>
          <table:table-cell table:style-name="ce177" office:value-type="string" calcext:value-type="string" table:number-columns-spanned="3" table:number-rows-spanned="1">
            <text:p>rot=</text:p>
          </table:table-cell>
          <table:covered-table-cell table:style-name="ce182"/>
          <table:covered-table-cell table:style-name="ce188"/>
          <table:table-cell table:style-name="ce195" office:value-type="string" calcext:value-type="string" table:number-columns-spanned="3" table:number-rows-spanned="1">
            <text:p>scale=</text:p>
          </table:table-cell>
          <table:covered-table-cell table:style-name="ce200"/>
          <table:covered-table-cell table:style-name="ce205"/>
          <table:table-cell table:style-name="ce72" office:value-type="string" calcext:value-type="string">
            <text:p>support=</text:p>
          </table:table-cell>
          <table:table-cell table:style-name="ce210" office:value-type="string" calcext:value-type="string" table:number-columns-spanned="3" table:number-rows-spanned="1">
            <text:p>pivot to pos delta</text:p>
          </table:table-cell>
          <table:covered-table-cell table:number-columns-repeated="2" table:style-name="ce280"/>
          <table:table-cell table:style-name="ce75" table:number-columns-repeated="953"/>
          <table:table-cell table:number-columns-repeated="15393"/>
        </table:table-row>
        <table:table-row table:style-name="ro1">
          <table:table-cell table:style-name="ce87" office:value-type="string" calcext:value-type="string">
            <text:p>mPelvis</text:p>
          </table:table-cell>
          <table:table-cell table:style-name="ce87" table:number-columns-repeated="13"/>
          <table:table-cell office:value-type="string" calcext:value-type="string">
            <text:p>&lt;bone</text:p>
          </table:table-cell>
          <table:table-cell office:value-type="string" calcext:value-type="string">
            <text:p>aliases="hip avatar_mPelvis"</text:p>
          </table:table-cell>
          <table:table-cell office:value-type="string" calcext:value-type="string">
            <text:p>connected="fals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Torso"</text:p>
          </table:table-cell>
          <table:table-cell office:value-type="string" calcext:value-type="string">
            <text:p>name="mPelvis"</text:p>
          </table:table-cell>
          <table:table-cell table:number-columns-repeated="2" office:value-type="float" office:value="0" calcext:value-type="float">
            <text:p>0.000000</text:p>
          </table:table-cell>
          <table:table-cell office:value-type="float" office:value="1.067015" calcext:value-type="float">
            <text:p>1.067015</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1.067" calcext:value-type="float">
            <text:p>1.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2]-[.Z2]=0;&quot;matches&quot;; +[.W2]-[.Z2])" office:value-type="string" office:string-value="matches" calcext:value-type="string">
            <text:p>matches</text:p>
          </table:table-cell>
          <table:table-cell table:style-name="ce211" table:formula="of:=IF(+[.X2]-[.AA2]=0;&quot;matches&quot;; +[.X2]-[.AA2])" office:value-type="string" office:string-value="matches" calcext:value-type="string">
            <text:p>matches</text:p>
          </table:table-cell>
          <table:table-cell table:style-name="ce211" table:formula="of:=IF(+[.Y2]-[.AB2]=0;&quot;matches&quot;; +[.Y2]-[.AB2])" office:value-type="float" office:value="0.0000150000000000983" calcext:value-type="float">
            <text:p>0.000015</text:p>
          </table:table-cell>
          <table:table-cell table:style-name="ce87" table:number-columns-repeated="978"/>
          <table:table-cell table:number-columns-repeated="15368"/>
        </table:table-row>
        <table:table-row table:style-name="ro1">
          <table:table-cell table:style-name="ce89"/>
          <table:table-cell table:style-name="ce89" office:value-type="string" calcext:value-type="string">
            <text:p>PELVIS</text:p>
          </table:table-cell>
          <table:table-cell table:style-name="ce89" table:number-columns-repeated="11"/>
          <table:table-cell table:style-name="ce89" office:value-type="string" calcext:value-type="string">
            <text:p>mPelvis</text:p>
          </table:table-cell>
          <table:table-cell table:style-name="ce89" office:value-type="string" calcext:value-type="string">
            <text:p>&lt;collision_volume</text:p>
          </table:table-cell>
          <table:table-cell table:style-name="ce89" table:number-columns-repeated="2"/>
          <table:table-cell table:style-name="ce147" office:value-type="float" office:value="0.03" calcext:value-type="float">
            <text:p>0.0300</text:p>
          </table:table-cell>
          <table:table-cell table:style-name="ce147" office:value-type="float" office:value="0" calcext:value-type="float">
            <text:p>0.0000</text:p>
          </table:table-cell>
          <table:table-cell table:style-name="ce147" office:value-type="float" office:value="0.095" calcext:value-type="float">
            <text:p>0.0950</text:p>
          </table:table-cell>
          <table:table-cell table:style-name="ce89" office:value-type="string" calcext:value-type="string">
            <text:p>group="Collision"</text:p>
          </table:table-cell>
          <table:table-cell table:style-name="ce89" office:value-type="string" calcext:value-type="string">
            <text:p>name="PELVIS"</text:p>
          </table:table-cell>
          <table:table-cell table:style-name="ce178"/>
          <table:table-cell table:style-name="ce183"/>
          <table:table-cell table:style-name="ce189"/>
          <table:table-cell table:style-name="ce178" office:value-type="float" office:value="-0.01" calcext:value-type="float">
            <text:p>-0.010000</text:p>
          </table:table-cell>
          <table:table-cell table:style-name="ce183" office:value-type="float" office:value="0" calcext:value-type="float">
            <text:p>0.000000</text:p>
          </table:table-cell>
          <table:table-cell table:style-name="ce189" office:value-type="float" office:value="-0.02" calcext:value-type="float">
            <text:p>-0.020000</text:p>
          </table:table-cell>
          <table:table-cell table:style-name="ce178" office:value-type="float" office:value="0" calcext:value-type="float">
            <text:p>0.000000</text:p>
          </table:table-cell>
          <table:table-cell table:style-name="ce183" office:value-type="float" office:value="8" calcext:value-type="float">
            <text:p>8.000000</text:p>
          </table:table-cell>
          <table:table-cell table:style-name="ce189" office:value-type="float" office:value="0" calcext:value-type="float">
            <text:p>0.000000</text:p>
          </table:table-cell>
          <table:table-cell table:style-name="ce196" office:value-type="float" office:value="0.12" calcext:value-type="float">
            <text:p>0.120</text:p>
          </table:table-cell>
          <table:table-cell table:style-name="ce201" office:value-type="float" office:value="0.16" calcext:value-type="float">
            <text:p>0.160</text:p>
          </table:table-cell>
          <table:table-cell table:style-name="ce206" office:value-type="float" office:value="0.17" calcext:value-type="float">
            <text:p>0.170</text:p>
          </table:table-cell>
          <table:table-cell table:style-name="ce89" office:value-type="string" calcext:value-type="string">
            <text:p>support="base"/&gt;</text:p>
          </table:table-cell>
          <table:table-cell table:style-name="ce211" table:formula="of:=IF(+[.W3]-[.Z3]=0;&quot;matches&quot;; +[.W3]-[.Z3])" office:value-type="float" office:value="0.01" calcext:value-type="float">
            <text:p>0.010000</text:p>
          </table:table-cell>
          <table:table-cell table:style-name="ce211" table:formula="of:=IF(+[.X3]-[.AA3]=0;&quot;matches&quot;; +[.X3]-[.AA3])" office:value-type="string" office:string-value="matches" calcext:value-type="string">
            <text:p>matches</text:p>
          </table:table-cell>
          <table:table-cell table:style-name="ce211" table:formula="of:=IF(+[.Y3]-[.AB3]=0;&quot;matches&quot;; +[.Y3]-[.AB3])" office:value-type="float" office:value="0.02" calcext:value-type="float">
            <text:p>0.020000</text:p>
          </table:table-cell>
          <table:table-cell table:style-name="ce89" table:number-columns-repeated="978"/>
          <table:table-cell table:number-columns-repeated="15368"/>
        </table:table-row>
        <table:table-row table:style-name="ro1">
          <table:table-cell table:style-name="ce89"/>
          <table:table-cell table:style-name="ce89" office:value-type="string" calcext:value-type="string">
            <text:p>BUTT</text:p>
          </table:table-cell>
          <table:table-cell table:style-name="ce89" table:number-columns-repeated="11"/>
          <table:table-cell table:style-name="ce89" office:value-type="string" calcext:value-type="string">
            <text:p>mPelvis</text:p>
          </table:table-cell>
          <table:table-cell table:style-name="ce89" office:value-type="string" calcext:value-type="string">
            <text:p>&lt;collision_volume</text:p>
          </table:table-cell>
          <table:table-cell table:style-name="ce89" table:number-columns-repeated="2"/>
          <table:table-cell table:style-name="ce147" office:value-type="float" office:value="-0.1" calcext:value-type="float">
            <text:p>-0.1000</text:p>
          </table:table-cell>
          <table:table-cell table:number-columns-repeated="2" table:style-name="ce147" office:value-type="float" office:value="0" calcext:value-type="float">
            <text:p>0.0000</text:p>
          </table:table-cell>
          <table:table-cell table:style-name="ce89" office:value-type="string" calcext:value-type="string">
            <text:p>group="Collision"</text:p>
          </table:table-cell>
          <table:table-cell table:style-name="ce89" office:value-type="string" calcext:value-type="string">
            <text:p>name="BUTT"</text:p>
          </table:table-cell>
          <table:table-cell table:style-name="ce178"/>
          <table:table-cell table:style-name="ce183"/>
          <table:table-cell table:style-name="ce189"/>
          <table:table-cell table:style-name="ce178" office:value-type="float" office:value="-0.06" calcext:value-type="float">
            <text:p>-0.060000</text:p>
          </table:table-cell>
          <table:table-cell table:style-name="ce183" office:value-type="float" office:value="0" calcext:value-type="float">
            <text:p>0.000000</text:p>
          </table:table-cell>
          <table:table-cell table:style-name="ce189" office:value-type="float" office:value="-0.1" calcext:value-type="float">
            <text:p>-0.100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1" calcext:value-type="float">
            <text:p>0.100</text:p>
          </table:table-cell>
          <table:table-cell table:style-name="ce201" office:value-type="float" office:value="0.1" calcext:value-type="float">
            <text:p>0.100</text:p>
          </table:table-cell>
          <table:table-cell table:style-name="ce206" office:value-type="float" office:value="0.1" calcext:value-type="float">
            <text:p>0.100</text:p>
          </table:table-cell>
          <table:table-cell table:style-name="ce89" office:value-type="string" calcext:value-type="string">
            <text:p>support="base"/&gt;</text:p>
          </table:table-cell>
          <table:table-cell table:style-name="ce211" table:formula="of:=IF(+[.W4]-[.Z4]=0;&quot;matches&quot;; +[.W4]-[.Z4])" office:value-type="float" office:value="0.06" calcext:value-type="float">
            <text:p>0.060000</text:p>
          </table:table-cell>
          <table:table-cell table:style-name="ce211" table:formula="of:=IF(+[.X4]-[.AA4]=0;&quot;matches&quot;; +[.X4]-[.AA4])" office:value-type="string" office:string-value="matches" calcext:value-type="string">
            <text:p>matches</text:p>
          </table:table-cell>
          <table:table-cell table:style-name="ce211" table:formula="of:=IF(+[.Y4]-[.AB4]=0;&quot;matches&quot;; +[.Y4]-[.AB4])" office:value-type="float" office:value="0.1" calcext:value-type="float">
            <text:p>0.100000</text:p>
          </table:table-cell>
          <table:table-cell table:style-name="ce89" table:number-columns-repeated="978"/>
          <table:table-cell table:number-columns-repeated="15368"/>
        </table:table-row>
        <table:table-row table:style-name="ro1">
          <table:table-cell table:style-name="ce89"/>
          <table:table-cell table:style-name="ce89" office:value-type="string" calcext:value-type="string">
            <text:p>mSpine1</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avatar_mSpine1"</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1"</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Z5]=0;&quot;matches&quot;; +[.W5]-[.Z5])" office:value-type="string" office:string-value="matches" calcext:value-type="string">
            <text:p>matches</text:p>
          </table:table-cell>
          <table:table-cell table:style-name="ce211" table:formula="of:=IF(+[.X5]-[.AA5]=0;&quot;matches&quot;; +[.X5]-[.AA5])" office:value-type="string" office:string-value="matches" calcext:value-type="string">
            <text:p>matches</text:p>
          </table:table-cell>
          <table:table-cell table:style-name="ce211" table:formula="of:=IF(+[.Y5]-[.AB5]=0;&quot;matches&quot;; +[.Y5]-[.AB5])" office:value-type="float" office:value="0.0000729999999999897" calcext:value-type="float">
            <text:p>0.000073</text:p>
          </table:table-cell>
          <table:table-cell table:style-name="ce89" table:number-columns-repeated="978"/>
          <table:table-cell table:number-columns-repeated="15368"/>
        </table:table-row>
        <table:table-row table:style-name="ro1">
          <table:table-cell table:number-columns-repeated="2"/>
          <table:table-cell office:value-type="string" calcext:value-type="string">
            <text:p>mSpine2</text:p>
          </table:table-cell>
          <table:table-cell table:number-columns-repeated="10"/>
          <table:table-cell office:value-type="string" calcext:value-type="string">
            <text:p>mSpine1</text:p>
          </table:table-cell>
          <table:table-cell office:value-type="string" calcext:value-type="string">
            <text:p>&lt;bone</text:p>
          </table:table-cell>
          <table:table-cell office:value-type="string" calcext:value-type="string">
            <text:p>aliases="avatar_mSpine2"</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2"</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Z6]=0;&quot;matches&quot;; +[.W6]-[.Z6])" office:value-type="string" office:string-value="matches" calcext:value-type="string">
            <text:p>matches</text:p>
          </table:table-cell>
          <table:table-cell table:style-name="ce211" table:formula="of:=IF(+[.X6]-[.AA6]=0;&quot;matches&quot;; +[.X6]-[.AA6])" office:value-type="string" office:string-value="matches" calcext:value-type="string">
            <text:p>matches</text:p>
          </table:table-cell>
          <table:table-cell table:style-name="ce211" table:formula="of:=IF(+[.Y6]-[.AB6]=0;&quot;matches&quot;; +[.Y6]-[.AB6])" office:value-type="float" office:value="-0.0000729999999999897" calcext:value-type="float">
            <text:p>-0.000073</text:p>
          </table:table-cell>
          <table:table-cell table:number-columns-repeated="16346"/>
        </table:table-row>
        <table:table-row table:style-name="ro1">
          <table:table-cell table:style-name="ce87" table:number-columns-repeated="3"/>
          <table:table-cell table:style-name="ce87" office:value-type="string" calcext:value-type="string">
            <text:p>mTorso</text:p>
          </table:table-cell>
          <table:table-cell table:style-name="ce87" table:number-columns-repeated="9"/>
          <table:table-cell table:style-name="ce87" office:value-type="string" calcext:value-type="string">
            <text:p>mSpine2</text:p>
          </table:table-cell>
          <table:table-cell office:value-type="string" calcext:value-type="string">
            <text:p>&lt;bone</text:p>
          </table:table-cell>
          <table:table-cell office:value-type="string" calcext:value-type="string">
            <text:p>aliases="abdomen avatar_mTorso"</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Torso"</text:p>
          </table:table-cell>
          <table:table-cell office:value-type="string" calcext:value-type="string">
            <text:p>name="mTorso"</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Z7]=0;&quot;matches&quot;; +[.W7]-[.Z7])" office:value-type="string" office:string-value="matches" calcext:value-type="string">
            <text:p>matches</text:p>
          </table:table-cell>
          <table:table-cell table:style-name="ce211" table:formula="of:=IF(+[.X7]-[.AA7]=0;&quot;matches&quot;; +[.X7]-[.AA7])" office:value-type="string" office:string-value="matches" calcext:value-type="string">
            <text:p>matches</text:p>
          </table:table-cell>
          <table:table-cell table:style-name="ce211" table:formula="of:=IF(+[.Y7]-[.AB7]=0;&quot;matches&quot;; +[.Y7]-[.AB7])" office:value-type="float" office:value="0.0000729999999999897" calcext:value-type="float">
            <text:p>0.000073</text:p>
          </table:table-cell>
          <table:table-cell table:style-name="ce87" table:number-columns-repeated="978"/>
          <table:table-cell table:number-columns-repeated="15368"/>
        </table:table-row>
        <table:table-row table:style-name="ro1">
          <table:table-cell table:style-name="ce90" table:number-columns-repeated="4"/>
          <table:table-cell table:style-name="ce90" office:value-type="string" calcext:value-type="string">
            <text:p>BELLY</text:p>
          </table:table-cell>
          <table:table-cell table:style-name="ce90" table:number-columns-repeated="8"/>
          <table:table-cell table:style-name="ce90" office:value-type="string" calcext:value-type="string">
            <text:p>mTorso</text:p>
          </table:table-cell>
          <table:table-cell table:style-name="ce127" office:value-type="string" calcext:value-type="string">
            <text:p>&lt;collision_volume</text:p>
          </table:table-cell>
          <table:table-cell table:style-name="ce127" table:number-columns-repeated="2"/>
          <table:table-cell table:style-name="ce151" office:value-type="float" office:value="0.028" calcext:value-type="float">
            <text:p>0.0280</text:p>
          </table:table-cell>
          <table:table-cell table:style-name="ce151" office:value-type="float" office:value="0" calcext:value-type="float">
            <text:p>0.0000</text:p>
          </table:table-cell>
          <table:table-cell table:style-name="ce151" office:value-type="float" office:value="0.094" calcext:value-type="float">
            <text:p>0.0940</text:p>
          </table:table-cell>
          <table:table-cell table:style-name="ce127" office:value-type="string" calcext:value-type="string">
            <text:p>group="Collision"</text:p>
          </table:table-cell>
          <table:table-cell table:style-name="ce127" office:value-type="string" calcext:value-type="string">
            <text:p>name="BELLY"</text:p>
          </table:table-cell>
          <table:table-cell table:style-name="ce179"/>
          <table:table-cell table:style-name="ce184"/>
          <table:table-cell table:style-name="ce190"/>
          <table:table-cell table:style-name="ce179" office:value-type="float" office:value="0.028" calcext:value-type="float">
            <text:p>0.028000</text:p>
          </table:table-cell>
          <table:table-cell table:style-name="ce184" office:value-type="float" office:value="0" calcext:value-type="float">
            <text:p>0.000000</text:p>
          </table:table-cell>
          <table:table-cell table:style-name="ce190" office:value-type="float" office:value="0.04" calcext:value-type="float">
            <text:p>0.040000</text:p>
          </table:table-cell>
          <table:table-cell table:style-name="ce179" office:value-type="float" office:value="0" calcext:value-type="float">
            <text:p>0.000000</text:p>
          </table:table-cell>
          <table:table-cell table:style-name="ce184" office:value-type="float" office:value="8" calcext:value-type="float">
            <text:p>8.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13" calcext:value-type="float">
            <text:p>0.130</text:p>
          </table:table-cell>
          <table:table-cell table:style-name="ce207" office:value-type="float" office:value="0.15" calcext:value-type="float">
            <text:p>0.150</text:p>
          </table:table-cell>
          <table:table-cell table:style-name="ce127" office:value-type="string" calcext:value-type="string">
            <text:p>support="base"/&gt;</text:p>
          </table:table-cell>
          <table:table-cell table:style-name="ce211" table:formula="of:=IF(+[.W8]-[.Z8]=0;&quot;matches&quot;; +[.W8]-[.Z8])" office:value-type="float" office:value="-0.028" calcext:value-type="float">
            <text:p>-0.028000</text:p>
          </table:table-cell>
          <table:table-cell table:style-name="ce211" table:formula="of:=IF(+[.X8]-[.AA8]=0;&quot;matches&quot;; +[.X8]-[.AA8])" office:value-type="string" office:string-value="matches" calcext:value-type="string">
            <text:p>matches</text:p>
          </table:table-cell>
          <table:table-cell table:style-name="ce211" table:formula="of:=IF(+[.Y8]-[.AB8]=0;&quot;matches&quot;; +[.Y8]-[.AB8])" office:value-type="float" office:value="-0.04" calcext:value-type="float">
            <text:p>-0.040000</text:p>
          </table:table-cell>
          <table:table-cell table:style-name="ce90" table:number-columns-repeated="978"/>
          <table:table-cell table:number-columns-repeated="4"/>
          <table:table-cell table:style-name="ce105" table:number-columns-repeated="15358"/>
          <table:table-cell table:number-columns-repeated="6"/>
        </table:table-row>
        <table:table-row table:style-name="ro1">
          <table:table-cell table:style-name="ce90" table:number-columns-repeated="4"/>
          <table:table-cell table:style-name="ce90" office:value-type="string" calcext:value-type="string">
            <text:p>LEFT_HANDLE</text:p>
          </table:table-cell>
          <table:table-cell table:style-name="ce90" table:number-columns-repeated="8"/>
          <table:table-cell table:style-name="ce90" office:value-type="string" calcext:value-type="string">
            <text:p>mTorso</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LEFT_HANDLE"</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 calcext:value-type="float">
            <text:p>0.100000</text:p>
          </table:table-cell>
          <table:table-cell table:style-name="ce190" office:value-type="float" office:value="0.058" calcext:value-type="float">
            <text:p>0.058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9]-[.Z9]=0;&quot;matches&quot;; +[.W9]-[.Z9])" office:value-type="string" office:string-value="matches" calcext:value-type="string">
            <text:p>matches</text:p>
          </table:table-cell>
          <table:table-cell table:style-name="ce211" table:formula="of:=IF(+[.X9]-[.AA9]=0;&quot;matches&quot;; +[.X9]-[.AA9])" office:value-type="float" office:value="-0.1" calcext:value-type="float">
            <text:p>-0.100000</text:p>
          </table:table-cell>
          <table:table-cell table:style-name="ce211" table:formula="of:=IF(+[.Y9]-[.AB9]=0;&quot;matches&quot;; +[.Y9]-[.AB9])" office:value-type="float" office:value="-0.058" calcext:value-type="float">
            <text:p>-0.058000</text:p>
          </table:table-cell>
          <table:table-cell table:style-name="ce90" table:number-columns-repeated="978"/>
          <table:table-cell table:number-columns-repeated="4"/>
          <table:table-cell table:style-name="ce105" table:number-columns-repeated="15358"/>
          <table:table-cell table:number-columns-repeated="6"/>
        </table:table-row>
        <table:table-row table:style-name="ro1">
          <table:table-cell table:style-name="ce90" table:number-columns-repeated="4"/>
          <table:table-cell table:style-name="ce90" office:value-type="string" calcext:value-type="string">
            <text:p>RIGHT_HANDLE</text:p>
          </table:table-cell>
          <table:table-cell table:style-name="ce90" table:number-columns-repeated="8"/>
          <table:table-cell table:style-name="ce90" office:value-type="string" calcext:value-type="string">
            <text:p>mTorso</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RIGHT_HANDLE"</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 calcext:value-type="float">
            <text:p>-0.100000</text:p>
          </table:table-cell>
          <table:table-cell table:style-name="ce190" office:value-type="float" office:value="0.058" calcext:value-type="float">
            <text:p>0.058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0]-[.Z10]=0;&quot;matches&quot;; +[.W10]-[.Z10])" office:value-type="string" office:string-value="matches" calcext:value-type="string">
            <text:p>matches</text:p>
          </table:table-cell>
          <table:table-cell table:style-name="ce211" table:formula="of:=IF(+[.X10]-[.AA10]=0;&quot;matches&quot;; +[.X10]-[.AA10])" office:value-type="float" office:value="0.1" calcext:value-type="float">
            <text:p>0.100000</text:p>
          </table:table-cell>
          <table:table-cell table:style-name="ce211" table:formula="of:=IF(+[.Y10]-[.AB10]=0;&quot;matches&quot;; +[.Y10]-[.AB10])" office:value-type="float" office:value="-0.058" calcext:value-type="float">
            <text:p>-0.058000</text:p>
          </table:table-cell>
          <table:table-cell table:style-name="ce90" table:number-columns-repeated="978"/>
          <table:table-cell table:number-columns-repeated="4"/>
          <table:table-cell table:style-name="ce105" table:number-columns-repeated="15358"/>
          <table:table-cell table:number-columns-repeated="6"/>
        </table:table-row>
        <table:table-row table:style-name="ro1">
          <table:table-cell table:style-name="ce90" table:number-columns-repeated="4"/>
          <table:table-cell table:style-name="ce90" office:value-type="string" calcext:value-type="string">
            <text:p>LOWER_BACK</text:p>
          </table:table-cell>
          <table:table-cell table:style-name="ce90" table:number-columns-repeated="8"/>
          <table:table-cell table:style-name="ce90" office:value-type="string" calcext:value-type="string">
            <text:p>mTorso</text:p>
          </table:table-cell>
          <table:table-cell table:style-name="ce127" office:value-type="string" calcext:value-type="string">
            <text:p>&lt;collision_volume</text:p>
          </table:table-cell>
          <table:table-cell table:style-name="ce127" table:number-columns-repeated="2"/>
          <table:table-cell table:style-name="ce151" office:value-type="float" office:value="-0.1" calcext:value-type="float">
            <text:p>-0.1000</text:p>
          </table:table-cell>
          <table:table-cell table:number-columns-repeated="2"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LOWER_BACK"</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023" calcext:value-type="float">
            <text:p>0.023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13" calcext:value-type="float">
            <text:p>0.130</text:p>
          </table:table-cell>
          <table:table-cell table:style-name="ce207" office:value-type="float" office:value="0.15" calcext:value-type="float">
            <text:p>0.150</text:p>
          </table:table-cell>
          <table:table-cell table:style-name="ce127" office:value-type="string" calcext:value-type="string">
            <text:p>support="base"/&gt;</text:p>
          </table:table-cell>
          <table:table-cell table:style-name="ce211" table:formula="of:=IF(+[.W11]-[.Z11]=0;&quot;matches&quot;; +[.W11]-[.Z11])" office:value-type="string" office:string-value="matches" calcext:value-type="string">
            <text:p>matches</text:p>
          </table:table-cell>
          <table:table-cell table:style-name="ce211" table:formula="of:=IF(+[.X11]-[.AA11]=0;&quot;matches&quot;; +[.X11]-[.AA11])" office:value-type="string" office:string-value="matches" calcext:value-type="string">
            <text:p>matches</text:p>
          </table:table-cell>
          <table:table-cell table:style-name="ce211" table:formula="of:=IF(+[.Y11]-[.AB11]=0;&quot;matches&quot;; +[.Y11]-[.AB11])" office:value-type="float" office:value="-0.023" calcext:value-type="float">
            <text:p>-0.023000</text:p>
          </table:table-cell>
          <table:table-cell table:style-name="ce90" table:number-columns-repeated="978"/>
          <table:table-cell table:number-columns-repeated="4"/>
          <table:table-cell table:style-name="ce105" table:number-columns-repeated="15358"/>
          <table:table-cell table:number-columns-repeated="6"/>
        </table:table-row>
        <table:table-row table:style-name="ro1">
          <table:table-cell table:style-name="ce91" table:number-columns-repeated="4"/>
          <table:table-cell table:style-name="ce91" office:value-type="string" calcext:value-type="string">
            <text:p>mSpine3</text:p>
          </table:table-cell>
          <table:table-cell table:style-name="ce91" table:number-columns-repeated="8"/>
          <table:table-cell table:style-name="ce91" office:value-type="string" calcext:value-type="string">
            <text:p>mTorso</text:p>
          </table:table-cell>
          <table:table-cell office:value-type="string" calcext:value-type="string">
            <text:p>&lt;bone</text:p>
          </table:table-cell>
          <table:table-cell office:value-type="string" calcext:value-type="string">
            <text:p>aliases="avatar_mSpine3"</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3"</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20" office:value-type="float" office:value="-0.015" calcext:value-type="float">
            <text:p>-0.015000</text:p>
          </table:table-cell>
          <table:table-cell office:value-type="float" office:value="0" calcext:value-type="float">
            <text:p>0.000000</text:p>
          </table:table-cell>
          <table:table-cell table:style-name="ce123"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Z12]=0;&quot;matches&quot;; +[.W12]-[.Z12])" office:value-type="float" office:value="-0.000368" calcext:value-type="float">
            <text:p>-0.000368</text:p>
          </table:table-cell>
          <table:table-cell table:style-name="ce211" table:formula="of:=IF(+[.X12]-[.AA12]=0;&quot;matches&quot;; +[.X12]-[.AA12])" office:value-type="string" office:string-value="matches" calcext:value-type="string">
            <text:p>matches</text:p>
          </table:table-cell>
          <table:table-cell table:style-name="ce211" table:formula="of:=IF(+[.Y12]-[.AB12]=0;&quot;matches&quot;; +[.Y12]-[.AB12])" office:value-type="float" office:value="-0.000122999999999984" calcext:value-type="float">
            <text:p>-0.000123</text:p>
          </table:table-cell>
          <table:table-cell table:style-name="ce91" table:number-columns-repeated="978"/>
          <table:table-cell table:number-columns-repeated="15368"/>
        </table:table-row>
        <table:table-row table:style-name="ro1">
          <table:table-cell table:number-columns-repeated="5"/>
          <table:table-cell office:value-type="string" calcext:value-type="string">
            <text:p>mSpine4</text:p>
          </table:table-cell>
          <table:table-cell table:number-columns-repeated="7"/>
          <table:table-cell office:value-type="string" calcext:value-type="string">
            <text:p>mSpine3</text:p>
          </table:table-cell>
          <table:table-cell office:value-type="string" calcext:value-type="string">
            <text:p>&lt;bone</text:p>
          </table:table-cell>
          <table:table-cell office:value-type="string" calcext:value-type="string">
            <text:p>aliases="avatar_mSpine4"</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4"</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20" office:value-type="float" office:value="0.015" calcext:value-type="float">
            <text:p>0.015000</text:p>
          </table:table-cell>
          <table:table-cell office:value-type="float" office:value="0" calcext:value-type="float">
            <text:p>0.000000</text:p>
          </table:table-cell>
          <table:table-cell table:style-name="ce123"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3]-[.Z13]=0;&quot;matches&quot;; +[.W13]-[.Z13])" office:value-type="float" office:value="0.000368" calcext:value-type="float">
            <text:p>0.000368</text:p>
          </table:table-cell>
          <table:table-cell table:style-name="ce211" table:formula="of:=IF(+[.X13]-[.AA13]=0;&quot;matches&quot;; +[.X13]-[.AA13])" office:value-type="string" office:string-value="matches" calcext:value-type="string">
            <text:p>matches</text:p>
          </table:table-cell>
          <table:table-cell table:style-name="ce211" table:formula="of:=IF(+[.Y13]-[.AB13]=0;&quot;matches&quot;; +[.Y13]-[.AB13])" office:value-type="float" office:value="0.000122999999999984" calcext:value-type="float">
            <text:p>0.000123</text:p>
          </table:table-cell>
          <table:table-cell table:number-columns-repeated="16346"/>
        </table:table-row>
        <table:table-row table:style-name="ro1">
          <table:table-cell table:number-columns-repeated="5"/>
          <table:table-cell office:value-type="string" calcext:value-type="string">
            <text:p>mChest</text:p>
          </table:table-cell>
          <table:table-cell table:number-columns-repeated="7"/>
          <table:table-cell office:value-type="string" calcext:value-type="string">
            <text:p>mSpine4</text:p>
          </table:table-cell>
          <table:table-cell office:value-type="string" calcext:value-type="string">
            <text:p>&lt;bone</text:p>
          </table:table-cell>
          <table:table-cell office:value-type="string" calcext:value-type="string">
            <text:p>aliases="chest avatar_mChest"</text:p>
          </table:table-cell>
          <table:table-cell office:value-type="string" calcext:value-type="string">
            <text:p>connected="true"</text:p>
          </table:table-cell>
          <table:table-cell office:value-type="float" office:value="-0.01" calcext:value-type="float">
            <text:p>-0.0100</text:p>
          </table:table-cell>
          <table:table-cell office:value-type="float" office:value="0" calcext:value-type="float">
            <text:p>0.0000</text:p>
          </table:table-cell>
          <table:table-cell office:value-type="float" office:value="0.25" calcext:value-type="float">
            <text:p>0.2500</text:p>
          </table:table-cell>
          <table:table-cell office:value-type="string" calcext:value-type="string">
            <text:p>group="Torso"</text:p>
          </table:table-cell>
          <table:table-cell office:value-type="string" calcext:value-type="string">
            <text:p>name="mChest"</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20" office:value-type="float" office:value="-0.015" calcext:value-type="float">
            <text:p>-0.015000</text:p>
          </table:table-cell>
          <table:table-cell office:value-type="float" office:value="0" calcext:value-type="float">
            <text:p>0.000000</text:p>
          </table:table-cell>
          <table:table-cell table:style-name="ce123"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4]-[.Z14]=0;&quot;matches&quot;; +[.W14]-[.Z14])" office:value-type="float" office:value="-0.000368" calcext:value-type="float">
            <text:p>-0.000368</text:p>
          </table:table-cell>
          <table:table-cell table:style-name="ce211" table:formula="of:=IF(+[.X14]-[.AA14]=0;&quot;matches&quot;; +[.X14]-[.AA14])" office:value-type="string" office:string-value="matches" calcext:value-type="string">
            <text:p>matches</text:p>
          </table:table-cell>
          <table:table-cell table:style-name="ce211" table:formula="of:=IF(+[.Y14]-[.AB14]=0;&quot;matches&quot;; +[.Y14]-[.AB14])" office:value-type="float" office:value="-0.000122999999999984" calcext:value-type="float">
            <text:p>-0.000123</text:p>
          </table:table-cell>
          <table:table-cell table:number-columns-repeated="16346"/>
        </table:table-row>
        <table:table-row table:style-name="ro1">
          <table:table-cell table:style-name="ce92" table:number-columns-repeated="6"/>
          <table:table-cell table:style-name="ce92" office:value-type="string" calcext:value-type="string">
            <text:p>CHEST</text:p>
          </table:table-cell>
          <table:table-cell table:style-name="ce92" table:number-columns-repeated="6"/>
          <table:table-cell table:style-name="ce92" office:value-type="string" calcext:value-type="string">
            <text:p>mChest</text:p>
          </table:table-cell>
          <table:table-cell table:style-name="ce127" office:value-type="string" calcext:value-type="string">
            <text:p>&lt;collision_volume</text:p>
          </table:table-cell>
          <table:table-cell table:style-name="ce127" table:number-columns-repeated="2"/>
          <table:table-cell table:style-name="ce151" office:value-type="float" office:value="-0.096" calcext:value-type="float">
            <text:p>-0.0960</text:p>
          </table:table-cell>
          <table:table-cell table:style-name="ce151" office:value-type="float" office:value="0" calcext:value-type="float">
            <text:p>0.0000</text:p>
          </table:table-cell>
          <table:table-cell table:style-name="ce151" office:value-type="float" office:value="0.152" calcext:value-type="float">
            <text:p>0.1520</text:p>
          </table:table-cell>
          <table:table-cell table:style-name="ce127" office:value-type="string" calcext:value-type="string">
            <text:p>group="Collision"</text:p>
          </table:table-cell>
          <table:table-cell table:style-name="ce127" office:value-type="string" calcext:value-type="string">
            <text:p>name="CHEST"</text:p>
          </table:table-cell>
          <table:table-cell table:style-name="ce179"/>
          <table:table-cell table:style-name="ce184"/>
          <table:table-cell table:style-name="ce190"/>
          <table:table-cell table:style-name="ce179" office:value-type="float" office:value="0.028" calcext:value-type="float">
            <text:p>0.028000</text:p>
          </table:table-cell>
          <table:table-cell table:style-name="ce184" office:value-type="float" office:value="0" calcext:value-type="float">
            <text:p>0.000000</text:p>
          </table:table-cell>
          <table:table-cell table:style-name="ce190" office:value-type="float" office:value="0.07" calcext:value-type="float">
            <text:p>0.070000</text:p>
          </table:table-cell>
          <table:table-cell table:style-name="ce179" office:value-type="float" office:value="0" calcext:value-type="float">
            <text:p>0.000000</text:p>
          </table:table-cell>
          <table:table-cell table:style-name="ce184" office:value-type="float" office:value="-10" calcext:value-type="float">
            <text:p>-10.000000</text:p>
          </table:table-cell>
          <table:table-cell table:style-name="ce190" office:value-type="float" office:value="0" calcext:value-type="float">
            <text:p>0.000000</text:p>
          </table:table-cell>
          <table:table-cell table:style-name="ce197" office:value-type="float" office:value="0.11" calcext:value-type="float">
            <text:p>0.110</text:p>
          </table:table-cell>
          <table:table-cell table:style-name="ce202" office:value-type="float" office:value="0.15" calcext:value-type="float">
            <text:p>0.150</text:p>
          </table:table-cell>
          <table:table-cell table:style-name="ce207" office:value-type="float" office:value="0.2" calcext:value-type="float">
            <text:p>0.200</text:p>
          </table:table-cell>
          <table:table-cell table:style-name="ce127" office:value-type="string" calcext:value-type="string">
            <text:p>support="base"/&gt;</text:p>
          </table:table-cell>
          <table:table-cell table:style-name="ce211" table:formula="of:=IF(+[.W15]-[.Z15]=0;&quot;matches&quot;; +[.W15]-[.Z15])" office:value-type="float" office:value="-0.028" calcext:value-type="float">
            <text:p>-0.028000</text:p>
          </table:table-cell>
          <table:table-cell table:style-name="ce211" table:formula="of:=IF(+[.X15]-[.AA15]=0;&quot;matches&quot;; +[.X15]-[.AA15])" office:value-type="string" office:string-value="matches" calcext:value-type="string">
            <text:p>matches</text:p>
          </table:table-cell>
          <table:table-cell table:style-name="ce211" table:formula="of:=IF(+[.Y15]-[.AB15]=0;&quot;matches&quot;; +[.Y15]-[.AB15])" office:value-type="float" office:value="-0.07" calcext:value-type="float">
            <text:p>-0.070000</text:p>
          </table:table-cell>
          <table:table-cell table:style-name="ce92" table:number-columns-repeated="978"/>
          <table:table-cell table:number-columns-repeated="4"/>
          <table:table-cell table:style-name="ce105" table:number-columns-repeated="15358"/>
          <table:table-cell table:number-columns-repeated="6"/>
        </table:table-row>
        <table:table-row table:style-name="ro1">
          <table:table-cell table:style-name="ce92" table:number-columns-repeated="6"/>
          <table:table-cell table:style-name="ce92" office:value-type="string" calcext:value-type="string">
            <text:p>LEFT_PEC</text:p>
          </table:table-cell>
          <table:table-cell table:style-name="ce92" table:number-columns-repeated="6"/>
          <table:table-cell table:style-name="ce92" office:value-type="string" calcext:value-type="string">
            <text:p>mChest</text:p>
          </table:table-cell>
          <table:table-cell table:style-name="ce127" office:value-type="string" calcext:value-type="string">
            <text:p>&lt;collision_volume</text:p>
          </table:table-cell>
          <table:table-cell table:style-name="ce127" table:number-columns-repeated="2"/>
          <table:table-cell table:style-name="ce151" office:value-type="float" office:value="0.08" calcext:value-type="float">
            <text:p>0.0800</text:p>
          </table:table-cell>
          <table:table-cell table:style-name="ce151" office:value-type="float" office:value="0" calcext:value-type="float">
            <text:p>0.0000</text:p>
          </table:table-cell>
          <table:table-cell table:style-name="ce151" office:value-type="float" office:value="-0.006" calcext:value-type="float">
            <text:p>-0.0060</text:p>
          </table:table-cell>
          <table:table-cell table:style-name="ce127" office:value-type="string" calcext:value-type="string">
            <text:p>group="Collision"</text:p>
          </table:table-cell>
          <table:table-cell table:style-name="ce127" office:value-type="string" calcext:value-type="string">
            <text:p>name="LEFT_PEC"</text:p>
          </table:table-cell>
          <table:table-cell table:style-name="ce179"/>
          <table:table-cell table:style-name="ce184"/>
          <table:table-cell table:style-name="ce190"/>
          <table:table-cell table:style-name="ce179" office:value-type="float" office:value="0.119" calcext:value-type="float">
            <text:p>0.119000</text:p>
          </table:table-cell>
          <table:table-cell table:style-name="ce184" office:value-type="float" office:value="0.082" calcext:value-type="float">
            <text:p>0.082000</text:p>
          </table:table-cell>
          <table:table-cell table:style-name="ce190" office:value-type="float" office:value="0.042" calcext:value-type="float">
            <text:p>0.042000</text:p>
          </table:table-cell>
          <table:table-cell table:style-name="ce179" office:value-type="float" office:value="0" calcext:value-type="float">
            <text:p>0.000000</text:p>
          </table:table-cell>
          <table:table-cell table:style-name="ce184" office:value-type="float" office:value="4.29" calcext:value-type="float">
            <text:p>4.29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6]-[.Z16]=0;&quot;matches&quot;; +[.W16]-[.Z16])" office:value-type="float" office:value="-0.119" calcext:value-type="float">
            <text:p>-0.119000</text:p>
          </table:table-cell>
          <table:table-cell table:style-name="ce211" table:formula="of:=IF(+[.X16]-[.AA16]=0;&quot;matches&quot;; +[.X16]-[.AA16])" office:value-type="float" office:value="-0.082" calcext:value-type="float">
            <text:p>-0.082000</text:p>
          </table:table-cell>
          <table:table-cell table:style-name="ce211" table:formula="of:=IF(+[.Y16]-[.AB16]=0;&quot;matches&quot;; +[.Y16]-[.AB16])" office:value-type="float" office:value="-0.042" calcext:value-type="float">
            <text:p>-0.042000</text:p>
          </table:table-cell>
          <table:table-cell table:style-name="ce92" table:number-columns-repeated="978"/>
          <table:table-cell table:number-columns-repeated="4"/>
          <table:table-cell table:style-name="ce105" table:number-columns-repeated="15358"/>
          <table:table-cell table:number-columns-repeated="6"/>
        </table:table-row>
        <table:table-row table:style-name="ro1">
          <table:table-cell table:style-name="ce92" table:number-columns-repeated="6"/>
          <table:table-cell table:style-name="ce92" office:value-type="string" calcext:value-type="string">
            <text:p>RIGHT_PEC</text:p>
          </table:table-cell>
          <table:table-cell table:style-name="ce92" table:number-columns-repeated="6"/>
          <table:table-cell table:style-name="ce92" office:value-type="string" calcext:value-type="string">
            <text:p>mChest</text:p>
          </table:table-cell>
          <table:table-cell table:style-name="ce127" office:value-type="string" calcext:value-type="string">
            <text:p>&lt;collision_volume</text:p>
          </table:table-cell>
          <table:table-cell table:style-name="ce127" table:number-columns-repeated="2"/>
          <table:table-cell table:style-name="ce151" office:value-type="float" office:value="0.08" calcext:value-type="float">
            <text:p>0.0800</text:p>
          </table:table-cell>
          <table:table-cell table:style-name="ce151" office:value-type="float" office:value="0" calcext:value-type="float">
            <text:p>0.0000</text:p>
          </table:table-cell>
          <table:table-cell table:style-name="ce151" office:value-type="float" office:value="-0.006" calcext:value-type="float">
            <text:p>-0.0060</text:p>
          </table:table-cell>
          <table:table-cell table:style-name="ce127" office:value-type="string" calcext:value-type="string">
            <text:p>group="Collision"</text:p>
          </table:table-cell>
          <table:table-cell table:style-name="ce127" office:value-type="string" calcext:value-type="string">
            <text:p>name="RIGHT_PEC"</text:p>
          </table:table-cell>
          <table:table-cell table:style-name="ce179"/>
          <table:table-cell table:style-name="ce184"/>
          <table:table-cell table:style-name="ce190"/>
          <table:table-cell table:style-name="ce179" office:value-type="float" office:value="0.119" calcext:value-type="float">
            <text:p>0.119000</text:p>
          </table:table-cell>
          <table:table-cell table:style-name="ce184" office:value-type="float" office:value="-0.082" calcext:value-type="float">
            <text:p>-0.082000</text:p>
          </table:table-cell>
          <table:table-cell table:style-name="ce190" office:value-type="float" office:value="0.042" calcext:value-type="float">
            <text:p>0.042000</text:p>
          </table:table-cell>
          <table:table-cell table:style-name="ce179" office:value-type="float" office:value="0" calcext:value-type="float">
            <text:p>0.000000</text:p>
          </table:table-cell>
          <table:table-cell table:style-name="ce184" office:value-type="float" office:value="4.29" calcext:value-type="float">
            <text:p>4.29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7]-[.Z17]=0;&quot;matches&quot;; +[.W17]-[.Z17])" office:value-type="float" office:value="-0.119" calcext:value-type="float">
            <text:p>-0.119000</text:p>
          </table:table-cell>
          <table:table-cell table:style-name="ce211" table:formula="of:=IF(+[.X17]-[.AA17]=0;&quot;matches&quot;; +[.X17]-[.AA17])" office:value-type="float" office:value="0.082" calcext:value-type="float">
            <text:p>0.082000</text:p>
          </table:table-cell>
          <table:table-cell table:style-name="ce211" table:formula="of:=IF(+[.Y17]-[.AB17]=0;&quot;matches&quot;; +[.Y17]-[.AB17])" office:value-type="float" office:value="-0.042" calcext:value-type="float">
            <text:p>-0.042000</text:p>
          </table:table-cell>
          <table:table-cell table:style-name="ce92" table:number-columns-repeated="978"/>
          <table:table-cell table:number-columns-repeated="4"/>
          <table:table-cell table:style-name="ce105" table:number-columns-repeated="15358"/>
          <table:table-cell table:number-columns-repeated="6"/>
        </table:table-row>
        <table:table-row table:style-name="ro1">
          <table:table-cell table:style-name="ce92" table:number-columns-repeated="6"/>
          <table:table-cell table:style-name="ce92" office:value-type="string" calcext:value-type="string">
            <text:p>UPPER_BACK</text:p>
          </table:table-cell>
          <table:table-cell table:style-name="ce92" table:number-columns-repeated="6"/>
          <table:table-cell table:style-name="ce92" office:value-type="string" calcext:value-type="string">
            <text:p>mChest</text:p>
          </table:table-cell>
          <table:table-cell table:style-name="ce127" office:value-type="string" calcext:value-type="string">
            <text:p>&lt;collision_volume</text:p>
          </table:table-cell>
          <table:table-cell table:style-name="ce127" table:number-columns-repeated="2"/>
          <table:table-cell table:style-name="ce151" office:value-type="float" office:value="-0.1" calcext:value-type="float">
            <text:p>-0.1000</text:p>
          </table:table-cell>
          <table:table-cell table:number-columns-repeated="2"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UPPER_BACK"</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017" calcext:value-type="float">
            <text:p>0.017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13" calcext:value-type="float">
            <text:p>0.130</text:p>
          </table:table-cell>
          <table:table-cell table:style-name="ce207" office:value-type="float" office:value="0.15" calcext:value-type="float">
            <text:p>0.150</text:p>
          </table:table-cell>
          <table:table-cell table:style-name="ce127" office:value-type="string" calcext:value-type="string">
            <text:p>support="base"/&gt;</text:p>
          </table:table-cell>
          <table:table-cell table:style-name="ce211" table:formula="of:=IF(+[.W18]-[.Z18]=0;&quot;matches&quot;; +[.W18]-[.Z18])" office:value-type="string" office:string-value="matches" calcext:value-type="string">
            <text:p>matches</text:p>
          </table:table-cell>
          <table:table-cell table:style-name="ce211" table:formula="of:=IF(+[.X18]-[.AA18]=0;&quot;matches&quot;; +[.X18]-[.AA18])" office:value-type="string" office:string-value="matches" calcext:value-type="string">
            <text:p>matches</text:p>
          </table:table-cell>
          <table:table-cell table:style-name="ce211" table:formula="of:=IF(+[.Y18]-[.AB18]=0;&quot;matches&quot;; +[.Y18]-[.AB18])" office:value-type="float" office:value="-0.017" calcext:value-type="float">
            <text:p>-0.017000</text:p>
          </table:table-cell>
          <table:table-cell table:style-name="ce92" table:number-columns-repeated="978"/>
          <table:table-cell table:number-columns-repeated="4"/>
          <table:table-cell table:style-name="ce105" table:number-columns-repeated="15358"/>
          <table:table-cell table:number-columns-repeated="6"/>
        </table:table-row>
        <table:table-row table:style-name="ro1">
          <table:table-cell table:style-name="ce96" table:number-columns-repeated="6"/>
          <table:table-cell table:style-name="ce96" office:value-type="string" calcext:value-type="string">
            <text:p>mNeck</text:p>
          </table:table-cell>
          <table:table-cell table:style-name="ce96" table:number-columns-repeated="6"/>
          <table:table-cell table:style-name="ce96" office:value-type="string" calcext:value-type="string">
            <text:p>mChest</text:p>
          </table:table-cell>
          <table:table-cell office:value-type="string" calcext:value-type="string">
            <text:p>&lt;bone</text:p>
          </table:table-cell>
          <table:table-cell office:value-type="string" calcext:value-type="string">
            <text:p>aliases="neck avatar_mNeck"</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7" calcext:value-type="float">
            <text:p>0.0770</text:p>
          </table:table-cell>
          <table:table-cell office:value-type="string" calcext:value-type="string">
            <text:p>group="Torso"</text:p>
          </table:table-cell>
          <table:table-cell office:value-type="string" calcext:value-type="string">
            <text:p>name="mNeck"</text:p>
          </table:table-cell>
          <table:table-cell office:value-type="float" office:value="-0.009507" calcext:value-type="float">
            <text:p>-0.009507</text:p>
          </table:table-cell>
          <table:table-cell office:value-type="float" office:value="0" calcext:value-type="float">
            <text:p>0.000000</text:p>
          </table:table-cell>
          <table:table-cell office:value-type="float" office:value="0.251108" calcext:value-type="float">
            <text:p>0.251108</text:p>
          </table:table-cell>
          <table:table-cell table:style-name="ce120" office:value-type="float" office:value="-0.01" calcext:value-type="float">
            <text:p>-0.010000</text:p>
          </table:table-cell>
          <table:table-cell office:value-type="float" office:value="0" calcext:value-type="float">
            <text:p>0.000000</text:p>
          </table:table-cell>
          <table:table-cell table:style-name="ce123" office:value-type="float" office:value="0.251" calcext:value-type="float">
            <text:p>0.2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9]-[.Z19]=0;&quot;matches&quot;; +[.W19]-[.Z19])" office:value-type="float" office:value="0.000493" calcext:value-type="float">
            <text:p>0.000493</text:p>
          </table:table-cell>
          <table:table-cell table:style-name="ce211" table:formula="of:=IF(+[.X19]-[.AA19]=0;&quot;matches&quot;; +[.X19]-[.AA19])" office:value-type="string" office:string-value="matches" calcext:value-type="string">
            <text:p>matches</text:p>
          </table:table-cell>
          <table:table-cell table:style-name="ce211" table:formula="of:=IF(+[.Y19]-[.AB19]=0;&quot;matches&quot;; +[.Y19]-[.AB19])" office:value-type="float" office:value="0.000107999999999997" calcext:value-type="float">
            <text:p>0.000108</text:p>
          </table:table-cell>
          <table:table-cell table:style-name="ce96" table:number-columns-repeated="978"/>
          <table:table-cell table:number-columns-repeated="15368"/>
        </table:table-row>
        <table:table-row table:style-name="ro1">
          <table:table-cell table:style-name="ce105" table:number-columns-repeated="7"/>
          <table:table-cell table:style-name="ce105" office:value-type="string" calcext:value-type="string">
            <text:p>NECK</text:p>
          </table:table-cell>
          <table:table-cell table:style-name="ce105" table:number-columns-repeated="5"/>
          <table:table-cell table:style-name="ce105" office:value-type="string" calcext:value-type="string">
            <text:p>mNeck</text:p>
          </table:table-cell>
          <table:table-cell table:style-name="ce127" office:value-type="string" calcext:value-type="string">
            <text:p>&lt;collision_volume</text:p>
          </table:table-cell>
          <table:table-cell table:style-name="ce127" table:number-columns-repeated="2"/>
          <table:table-cell table:number-columns-repeated="2" table:style-name="ce151" office:value-type="float" office:value="0" calcext:value-type="float">
            <text:p>0.0000</text:p>
          </table:table-cell>
          <table:table-cell table:style-name="ce151" office:value-type="float" office:value="0.08" calcext:value-type="float">
            <text:p>0.0800</text:p>
          </table:table-cell>
          <table:table-cell table:style-name="ce127" office:value-type="string" calcext:value-type="string">
            <text:p>group="Collision"</text:p>
          </table:table-cell>
          <table:table-cell table:style-name="ce127" office:value-type="string" calcext:value-type="string">
            <text:p>name="NECK"</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02" calcext:value-type="float">
            <text:p>0.0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6" calcext:value-type="float">
            <text:p>0.060</text:p>
          </table:table-cell>
          <table:table-cell table:style-name="ce207" office:value-type="float" office:value="0.08" calcext:value-type="float">
            <text:p>0.080</text:p>
          </table:table-cell>
          <table:table-cell table:style-name="ce127" office:value-type="string" calcext:value-type="string">
            <text:p>support="base"/&gt;</text:p>
          </table:table-cell>
          <table:table-cell table:style-name="ce211" table:formula="of:=IF(+[.W20]-[.Z20]=0;&quot;matches&quot;; +[.W20]-[.Z20])" office:value-type="string" office:string-value="matches" calcext:value-type="string">
            <text:p>matches</text:p>
          </table:table-cell>
          <table:table-cell table:style-name="ce211" table:formula="of:=IF(+[.X20]-[.AA20]=0;&quot;matches&quot;; +[.X20]-[.AA20])" office:value-type="string" office:string-value="matches" calcext:value-type="string">
            <text:p>matches</text:p>
          </table:table-cell>
          <table:table-cell table:style-name="ce211" table:formula="of:=IF(+[.Y20]-[.AB20]=0;&quot;matches&quot;; +[.Y20]-[.AB20])" office:value-type="float" office:value="-0.02" calcext:value-type="float">
            <text:p>-0.0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7"/>
          <table:table-cell office:value-type="string" calcext:value-type="string">
            <text:p>mHead</text:p>
          </table:table-cell>
          <table:table-cell table:number-columns-repeated="5"/>
          <table:table-cell office:value-type="string" calcext:value-type="string">
            <text:p>mNeck</text:p>
          </table:table-cell>
          <table:table-cell office:value-type="string" calcext:value-type="string">
            <text:p>&lt;bone</text:p>
          </table:table-cell>
          <table:table-cell office:value-type="string" calcext:value-type="string">
            <text:p>aliases="head avatar_mHead"</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9" calcext:value-type="float">
            <text:p>0.0790</text:p>
          </table:table-cell>
          <table:table-cell office:value-type="string" calcext:value-type="string">
            <text:p>group="Torso"</text:p>
          </table:table-cell>
          <table:table-cell office:value-type="string" calcext:value-type="string">
            <text:p>name="mHead"</text:p>
          </table:table-cell>
          <table:table-cell table:number-columns-repeated="2" office:value-type="float" office:value="0" calcext:value-type="float">
            <text:p>0.000000</text:p>
          </table:table-cell>
          <table:table-cell office:value-type="float" office:value="0.07563" calcext:value-type="float">
            <text:p>0.075630</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076" calcext:value-type="float">
            <text:p>0.07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21]-[.Z21]=0;&quot;matches&quot;; +[.W21]-[.Z21])" office:value-type="string" office:string-value="matches" calcext:value-type="string">
            <text:p>matches</text:p>
          </table:table-cell>
          <table:table-cell table:style-name="ce211" table:formula="of:=IF(+[.X21]-[.AA21]=0;&quot;matches&quot;; +[.X21]-[.AA21])" office:value-type="string" office:string-value="matches" calcext:value-type="string">
            <text:p>matches</text:p>
          </table:table-cell>
          <table:table-cell table:style-name="ce211" table:formula="of:=IF(+[.Y21]-[.AB21]=0;&quot;matches&quot;; +[.Y21]-[.AB21])" office:value-type="float" office:value="-0.000369999999999995" calcext:value-type="float">
            <text:p>-0.000370</text:p>
          </table:table-cell>
          <table:table-cell table:number-columns-repeated="16346"/>
        </table:table-row>
        <table:table-row table:style-name="ro1">
          <table:table-cell table:style-name="ce113" table:number-columns-repeated="8"/>
          <table:table-cell table:style-name="ce113" office:value-type="string" calcext:value-type="string">
            <text:p>HEAD</text:p>
          </table:table-cell>
          <table:table-cell table:style-name="ce113" table:number-columns-repeated="4"/>
          <table:table-cell table:style-name="ce113" office:value-type="string" calcext:value-type="string">
            <text:p>mHead</text:p>
          </table:table-cell>
          <table:table-cell table:style-name="ce113" office:value-type="string" calcext:value-type="string">
            <text:p>&lt;collision_volume</text:p>
          </table:table-cell>
          <table:table-cell table:style-name="ce113" table:number-columns-repeated="2"/>
          <table:table-cell table:number-columns-repeated="2" table:style-name="ce162" office:value-type="float" office:value="0" calcext:value-type="float">
            <text:p>0.0000</text:p>
          </table:table-cell>
          <table:table-cell table:style-name="ce162" office:value-type="float" office:value="0.1" calcext:value-type="float">
            <text:p>0.1000</text:p>
          </table:table-cell>
          <table:table-cell table:style-name="ce113" office:value-type="string" calcext:value-type="string">
            <text:p>group="Collision"</text:p>
          </table:table-cell>
          <table:table-cell table:style-name="ce113" office:value-type="string" calcext:value-type="string">
            <text:p>name="HEAD"</text:p>
          </table:table-cell>
          <table:table-cell table:style-name="ce180"/>
          <table:table-cell table:style-name="ce185"/>
          <table:table-cell table:style-name="ce191"/>
          <table:table-cell table:style-name="ce180" office:value-type="float" office:value="0.02" calcext:value-type="float">
            <text:p>0.020000</text:p>
          </table:table-cell>
          <table:table-cell table:style-name="ce185" office:value-type="float" office:value="0" calcext:value-type="float">
            <text:p>0.000000</text:p>
          </table:table-cell>
          <table:table-cell table:style-name="ce191" office:value-type="float" office:value="0.07" calcext:value-type="float">
            <text:p>0.070000</text:p>
          </table:table-cell>
          <table:table-cell table:style-name="ce180" office:value-type="float" office:value="0" calcext:value-type="float">
            <text:p>0.000000</text:p>
          </table:table-cell>
          <table:table-cell table:style-name="ce185" office:value-type="float" office:value="0" calcext:value-type="float">
            <text:p>0.000000</text:p>
          </table:table-cell>
          <table:table-cell table:style-name="ce191" office:value-type="float" office:value="0" calcext:value-type="float">
            <text:p>0.000000</text:p>
          </table:table-cell>
          <table:table-cell table:style-name="ce198" office:value-type="float" office:value="0.11" calcext:value-type="float">
            <text:p>0.110</text:p>
          </table:table-cell>
          <table:table-cell table:style-name="ce203" office:value-type="float" office:value="0.09" calcext:value-type="float">
            <text:p>0.090</text:p>
          </table:table-cell>
          <table:table-cell table:style-name="ce208" office:value-type="float" office:value="0.12" calcext:value-type="float">
            <text:p>0.120</text:p>
          </table:table-cell>
          <table:table-cell table:style-name="ce113" office:value-type="string" calcext:value-type="string">
            <text:p>support="base"/&gt;</text:p>
          </table:table-cell>
          <table:table-cell table:style-name="ce212" table:formula="of:=IF(+[.W22]-[.Z22]=0;&quot;matches&quot;; +[.W22]-[.Z22])" office:value-type="float" office:value="-0.02" calcext:value-type="float">
            <text:p>-0.020000</text:p>
          </table:table-cell>
          <table:table-cell table:style-name="ce212" table:formula="of:=IF(+[.X22]-[.AA22]=0;&quot;matches&quot;; +[.X22]-[.AA22])" office:value-type="string" office:string-value="matches" calcext:value-type="string">
            <text:p>matches</text:p>
          </table:table-cell>
          <table:table-cell table:style-name="ce212" table:formula="of:=IF(+[.Y22]-[.AB22]=0;&quot;matches&quot;; +[.Y22]-[.AB22])" office:value-type="float" office:value="-0.07" calcext:value-type="float">
            <text:p>-0.070000</text:p>
          </table:table-cell>
          <table:table-cell table:style-name="ce113" table:number-columns-repeated="978"/>
          <table:table-cell table:style-name="ce114" table:number-columns-repeated="4"/>
          <table:table-cell table:style-name="ce113" table:number-columns-repeated="15358"/>
          <table:table-cell table:style-name="ce114" table:number-columns-repeated="6"/>
        </table:table-row>
        <table:table-row table:style-name="ro1">
          <table:table-cell table:style-name="ce114" table:number-columns-repeated="8"/>
          <table:table-cell table:style-name="ce114" office:value-type="string" calcext:value-type="string">
            <text:p>mSkull</text:p>
          </table:table-cell>
          <table:table-cell table:style-name="ce114" table:number-columns-repeated="4"/>
          <table:table-cell table:style-name="ce114" office:value-type="string" calcext:value-type="string">
            <text:p>mHead</text:p>
          </table:table-cell>
          <table:table-cell table:style-name="ce114" office:value-type="string" calcext:value-type="string">
            <text:p>&lt;bone</text:p>
          </table:table-cell>
          <table:table-cell table:style-name="ce114" office:value-type="string" calcext:value-type="string">
            <text:p>aliases="figureHair avatar_mSkull"</text:p>
          </table:table-cell>
          <table:table-cell table:style-name="ce114" office:value-type="string" calcext:value-type="string">
            <text:p>connected="false"</text:p>
          </table:table-cell>
          <table:table-cell table:number-columns-repeated="2" table:style-name="ce170" office:value-type="float" office:value="0" calcext:value-type="float">
            <text:p>0.0000</text:p>
          </table:table-cell>
          <table:table-cell table:style-name="ce170" office:value-type="float" office:value="0.033" calcext:value-type="float">
            <text:p>0.0330</text:p>
          </table:table-cell>
          <table:table-cell table:style-name="ce114" office:value-type="string" calcext:value-type="string">
            <text:p>group="Extra"</text:p>
          </table:table-cell>
          <table:table-cell table:style-name="ce114" office:value-type="string" calcext:value-type="string">
            <text:p>name="mSkull"</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079" calcext:value-type="float">
            <text:p>0.079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079" calcext:value-type="float">
            <text:p>0.079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 calcext:value-type="float">
            <text:p>0.000000</text:p>
          </table:table-cell>
          <table:table-cell table:style-name="ce199" office:value-type="float" office:value="1" calcext:value-type="float">
            <text:p>1.000</text:p>
          </table:table-cell>
          <table:table-cell table:style-name="ce204" office:value-type="float" office:value="1" calcext:value-type="float">
            <text:p>1.000</text:p>
          </table:table-cell>
          <table:table-cell table:style-name="ce209" office:value-type="float" office:value="1" calcext:value-type="float">
            <text:p>1.000</text:p>
          </table:table-cell>
          <table:table-cell table:style-name="ce114" office:value-type="string" calcext:value-type="string">
            <text:p>support="base"/&gt;</text:p>
          </table:table-cell>
          <table:table-cell table:style-name="ce212" table:formula="of:=IF(+[.W23]-[.Z23]=0;&quot;matches&quot;; +[.W23]-[.Z23])" office:value-type="string" office:string-value="matches" calcext:value-type="string">
            <text:p>matches</text:p>
          </table:table-cell>
          <table:table-cell table:style-name="ce212" table:formula="of:=IF(+[.X23]-[.AA23]=0;&quot;matches&quot;; +[.X23]-[.AA23])" office:value-type="string" office:string-value="matches" calcext:value-type="string">
            <text:p>matches</text:p>
          </table:table-cell>
          <table:table-cell table:style-name="ce212" table:formula="of:=IF(+[.Y23]-[.AB23]=0;&quot;matches&quot;; +[.Y23]-[.AB23])" office:value-type="string" office:string-value="matches" calcext:value-type="string">
            <text:p>matches</text:p>
          </table:table-cell>
          <table:table-cell table:style-name="ce114" table:number-columns-repeated="16346"/>
        </table:table-row>
        <table:table-row table:style-name="ro1">
          <table:table-cell table:style-name="ce114" table:number-columns-repeated="8"/>
          <table:table-cell table:style-name="ce114" office:value-type="string" calcext:value-type="string">
            <text:p>mEyeRight</text:p>
          </table:table-cell>
          <table:table-cell table:style-name="ce114" table:number-columns-repeated="4"/>
          <table:table-cell table:style-name="ce114" office:value-type="string" calcext:value-type="string">
            <text:p>mHead</text:p>
          </table:table-cell>
          <table:table-cell table:style-name="ce114" office:value-type="string" calcext:value-type="string">
            <text:p>&lt;bone</text:p>
          </table:table-cell>
          <table:table-cell table:style-name="ce114" office:value-type="string" calcext:value-type="string">
            <text:p>aliases="avatar_mEyeRight"</text:p>
          </table:table-cell>
          <table:table-cell table:style-name="ce114" office:value-type="string" calcext:value-type="string">
            <text:p>connected="false"</text:p>
          </table:table-cell>
          <table:table-cell table:style-name="ce170" office:value-type="float" office:value="0.025" calcext:value-type="float">
            <text:p>0.0250</text:p>
          </table:table-cell>
          <table:table-cell table:number-columns-repeated="2" table:style-name="ce170" office:value-type="float" office:value="0" calcext:value-type="float">
            <text:p>0.0000</text:p>
          </table:table-cell>
          <table:table-cell table:style-name="ce114" office:value-type="string" calcext:value-type="string">
            <text:p>group="Extra"</text:p>
          </table:table-cell>
          <table:table-cell table:style-name="ce114" office:value-type="string" calcext:value-type="string">
            <text:p>name="mEyeRight"</text:p>
          </table:table-cell>
          <table:table-cell table:style-name="ce181" office:value-type="float" office:value="0.098466" calcext:value-type="float">
            <text:p>0.098466</text:p>
          </table:table-cell>
          <table:table-cell table:style-name="ce186" office:value-type="float" office:value="-0.036" calcext:value-type="float">
            <text:p>-0.036000</text:p>
          </table:table-cell>
          <table:table-cell table:style-name="ce192" office:value-type="float" office:value="0.079" calcext:value-type="float">
            <text:p>0.079000</text:p>
          </table:table-cell>
          <table:table-cell table:style-name="ce181" office:value-type="float" office:value="0.098" calcext:value-type="float">
            <text:p>0.098000</text:p>
          </table:table-cell>
          <table:table-cell table:style-name="ce186" office:value-type="float" office:value="-0.036" calcext:value-type="float">
            <text:p>-0.036000</text:p>
          </table:table-cell>
          <table:table-cell table:style-name="ce192" office:value-type="float" office:value="0.079" calcext:value-type="float">
            <text:p>0.079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 calcext:value-type="float">
            <text:p>0.000000</text:p>
          </table:table-cell>
          <table:table-cell table:style-name="ce199" office:value-type="float" office:value="1" calcext:value-type="float">
            <text:p>1.000</text:p>
          </table:table-cell>
          <table:table-cell table:style-name="ce204" office:value-type="float" office:value="1" calcext:value-type="float">
            <text:p>1.000</text:p>
          </table:table-cell>
          <table:table-cell table:style-name="ce209" office:value-type="float" office:value="1" calcext:value-type="float">
            <text:p>1.000</text:p>
          </table:table-cell>
          <table:table-cell table:style-name="ce114" office:value-type="string" calcext:value-type="string">
            <text:p>support="base"/&gt;</text:p>
          </table:table-cell>
          <table:table-cell table:style-name="ce212" table:formula="of:=IF(+[.W24]-[.Z24]=0;&quot;matches&quot;; +[.W24]-[.Z24])" office:value-type="float" office:value="0.000465999999999994" calcext:value-type="float">
            <text:p>0.000466</text:p>
          </table:table-cell>
          <table:table-cell table:style-name="ce212" table:formula="of:=IF(+[.X24]-[.AA24]=0;&quot;matches&quot;; +[.X24]-[.AA24])" office:value-type="string" office:string-value="matches" calcext:value-type="string">
            <text:p>matches</text:p>
          </table:table-cell>
          <table:table-cell table:style-name="ce212" table:formula="of:=IF(+[.Y24]-[.AB24]=0;&quot;matches&quot;; +[.Y24]-[.AB24])" office:value-type="string" office:string-value="matches" calcext:value-type="string">
            <text:p>matches</text:p>
          </table:table-cell>
          <table:table-cell table:style-name="ce114" table:number-columns-repeated="16346"/>
        </table:table-row>
        <table:table-row table:style-name="ro1">
          <table:table-cell table:style-name="ce114" table:number-columns-repeated="8"/>
          <table:table-cell table:style-name="ce114" office:value-type="string" calcext:value-type="string">
            <text:p>mEyeLeft</text:p>
          </table:table-cell>
          <table:table-cell table:style-name="ce114" table:number-columns-repeated="4"/>
          <table:table-cell table:style-name="ce114" office:value-type="string" calcext:value-type="string">
            <text:p>mHead</text:p>
          </table:table-cell>
          <table:table-cell table:style-name="ce114" office:value-type="string" calcext:value-type="string">
            <text:p>&lt;bone</text:p>
          </table:table-cell>
          <table:table-cell table:style-name="ce114" office:value-type="string" calcext:value-type="string">
            <text:p>aliases="avatar_mEyeLeft"</text:p>
          </table:table-cell>
          <table:table-cell table:style-name="ce114" office:value-type="string" calcext:value-type="string">
            <text:p>connected="false"</text:p>
          </table:table-cell>
          <table:table-cell table:style-name="ce170" office:value-type="float" office:value="0.025" calcext:value-type="float">
            <text:p>0.0250</text:p>
          </table:table-cell>
          <table:table-cell table:number-columns-repeated="2" table:style-name="ce170" office:value-type="float" office:value="0" calcext:value-type="float">
            <text:p>0.0000</text:p>
          </table:table-cell>
          <table:table-cell table:style-name="ce114" office:value-type="string" calcext:value-type="string">
            <text:p>group="Extra"</text:p>
          </table:table-cell>
          <table:table-cell table:style-name="ce114" office:value-type="string" calcext:value-type="string">
            <text:p>name="mEyeLeft"</text:p>
          </table:table-cell>
          <table:table-cell table:style-name="ce181" office:value-type="float" office:value="0.098461" calcext:value-type="float">
            <text:p>0.098461</text:p>
          </table:table-cell>
          <table:table-cell table:style-name="ce186" office:value-type="float" office:value="0.036" calcext:value-type="float">
            <text:p>0.036000</text:p>
          </table:table-cell>
          <table:table-cell table:style-name="ce192" office:value-type="float" office:value="0.079" calcext:value-type="float">
            <text:p>0.079000</text:p>
          </table:table-cell>
          <table:table-cell table:style-name="ce181" office:value-type="float" office:value="0.098" calcext:value-type="float">
            <text:p>0.098000</text:p>
          </table:table-cell>
          <table:table-cell table:style-name="ce186" office:value-type="float" office:value="0.036" calcext:value-type="float">
            <text:p>0.036000</text:p>
          </table:table-cell>
          <table:table-cell table:style-name="ce192" office:value-type="float" office:value="0.079" calcext:value-type="float">
            <text:p>0.079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 calcext:value-type="float">
            <text:p>0.000000</text:p>
          </table:table-cell>
          <table:table-cell table:style-name="ce199" office:value-type="float" office:value="1" calcext:value-type="float">
            <text:p>1.000</text:p>
          </table:table-cell>
          <table:table-cell table:style-name="ce204" office:value-type="float" office:value="1" calcext:value-type="float">
            <text:p>1.000</text:p>
          </table:table-cell>
          <table:table-cell table:style-name="ce209" office:value-type="float" office:value="1" calcext:value-type="float">
            <text:p>1.000</text:p>
          </table:table-cell>
          <table:table-cell table:style-name="ce114" office:value-type="string" calcext:value-type="string">
            <text:p>support="base"/&gt;</text:p>
          </table:table-cell>
          <table:table-cell table:style-name="ce212" table:formula="of:=IF(+[.W25]-[.Z25]=0;&quot;matches&quot;; +[.W25]-[.Z25])" office:value-type="float" office:value="0.000461000000000003" calcext:value-type="float">
            <text:p>0.000461</text:p>
          </table:table-cell>
          <table:table-cell table:style-name="ce212" table:formula="of:=IF(+[.X25]-[.AA25]=0;&quot;matches&quot;; +[.X25]-[.AA25])" office:value-type="string" office:string-value="matches" calcext:value-type="string">
            <text:p>matches</text:p>
          </table:table-cell>
          <table:table-cell table:style-name="ce212" table:formula="of:=IF(+[.Y25]-[.AB25]=0;&quot;matches&quot;; +[.Y25]-[.AB25])" office:value-type="string" office:string-value="matches" calcext:value-type="string">
            <text:p>matches</text:p>
          </table:table-cell>
          <table:table-cell table:style-name="ce114" table:number-columns-repeated="16346"/>
        </table:table-row>
        <table:table-row table:style-name="ro1">
          <table:table-cell table:style-name="ce114" table:number-columns-repeated="8"/>
          <table:table-cell table:style-name="ce114" office:value-type="string" calcext:value-type="string">
            <text:p>mFaceRoot</text:p>
          </table:table-cell>
          <table:table-cell table:style-name="ce114" table:number-columns-repeated="4"/>
          <table:table-cell table:style-name="ce114" office:value-type="string" calcext:value-type="string">
            <text:p>mHead</text:p>
          </table:table-cell>
          <table:table-cell table:style-name="ce114" office:value-type="string" calcext:value-type="string">
            <text:p>&lt;bone</text:p>
          </table:table-cell>
          <table:table-cell table:style-name="ce114" office:value-type="string" calcext:value-type="string">
            <text:p>aliases="avatar_mFaceRoot"</text:p>
          </table:table-cell>
          <table:table-cell table:style-name="ce114" office:value-type="string" calcext:value-type="string">
            <text:p>connected="false"</text:p>
          </table:table-cell>
          <table:table-cell table:style-name="ce170" office:value-type="float" office:value="0.02" calcext:value-type="float">
            <text:p>0.0200</text:p>
          </table:table-cell>
          <table:table-cell table:number-columns-repeated="2" table:style-name="ce170" office:value-type="float" office:value="0" calcext:value-type="float">
            <text:p>0.0000</text:p>
          </table:table-cell>
          <table:table-cell table:style-name="ce114" office:value-type="string" calcext:value-type="string">
            <text:p>group="Face"</text:p>
          </table:table-cell>
          <table:table-cell table:style-name="ce114" office:value-type="string" calcext:value-type="string">
            <text:p>name="mFaceRoot"</text:p>
          </table:table-cell>
          <table:table-cell table:style-name="ce181" office:value-type="float" office:value="0.025" calcext:value-type="float">
            <text:p>0.025000</text:p>
          </table:table-cell>
          <table:table-cell table:style-name="ce186" office:value-type="float" office:value="0" calcext:value-type="float">
            <text:p>0.000000</text:p>
          </table:table-cell>
          <table:table-cell table:style-name="ce192" office:value-type="float" office:value="0.045" calcext:value-type="float">
            <text:p>0.045000</text:p>
          </table:table-cell>
          <table:table-cell table:style-name="ce181" office:value-type="float" office:value="0.025" calcext:value-type="float">
            <text:p>0.025000</text:p>
          </table:table-cell>
          <table:table-cell table:style-name="ce186" office:value-type="float" office:value="0" calcext:value-type="float">
            <text:p>0.000000</text:p>
          </table:table-cell>
          <table:table-cell table:style-name="ce192" office:value-type="float" office:value="0.045" calcext:value-type="float">
            <text:p>0.045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 calcext:value-type="float">
            <text:p>0.000000</text:p>
          </table:table-cell>
          <table:table-cell table:style-name="ce199" office:value-type="float" office:value="1" calcext:value-type="float">
            <text:p>1.000</text:p>
          </table:table-cell>
          <table:table-cell table:style-name="ce204" office:value-type="float" office:value="1" calcext:value-type="float">
            <text:p>1.000</text:p>
          </table:table-cell>
          <table:table-cell table:style-name="ce209" office:value-type="float" office:value="1" calcext:value-type="float">
            <text:p>1.000</text:p>
          </table:table-cell>
          <table:table-cell table:style-name="ce114" office:value-type="string" calcext:value-type="string">
            <text:p>support="extended"&gt;</text:p>
          </table:table-cell>
          <table:table-cell table:style-name="ce212" table:formula="of:=IF(+[.W26]-[.Z26]=0;&quot;matches&quot;; +[.W26]-[.Z26])" office:value-type="string" office:string-value="matches" calcext:value-type="string">
            <text:p>matches</text:p>
          </table:table-cell>
          <table:table-cell table:style-name="ce212" table:formula="of:=IF(+[.X26]-[.AA26]=0;&quot;matches&quot;; +[.X26]-[.AA26])" office:value-type="string" office:string-value="matches" calcext:value-type="string">
            <text:p>matches</text:p>
          </table:table-cell>
          <table:table-cell table:style-name="ce212" table:formula="of:=IF(+[.Y26]-[.AB26]=0;&quot;matches&quot;; +[.Y26]-[.AB26])" office:value-type="string" office:string-value="matches" calcext:value-type="string">
            <text:p>matches</text:p>
          </table:table-cell>
          <table:table-cell table:style-name="ce114" table:number-columns-repeated="16346"/>
        </table:table-row>
        <table:table-row table:style-name="ro1">
          <table:table-cell table:style-name="ce116" table:number-columns-repeated="9"/>
          <table:table-cell table:style-name="ce116" office:value-type="string" calcext:value-type="string">
            <text:p>mFaceEyeAlt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AltRigh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Right"</text:p>
          </table:table-cell>
          <table:table-cell office:value-type="float" office:value="0.073466" calcext:value-type="float">
            <text:p>0.073466</text:p>
          </table:table-cell>
          <table:table-cell office:value-type="float" office:value="-0.036" calcext:value-type="float">
            <text:p>-0.036000</text:p>
          </table:table-cell>
          <table:table-cell office:value-type="float" office:value="0.03393" calcext:value-type="float">
            <text:p>0.03393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27]-[.Z27]=0;&quot;matches&quot;; +[.W27]-[.Z27])" office:value-type="float" office:value="0.000466000000000008" calcext:value-type="float">
            <text:p>0.000466</text:p>
          </table:table-cell>
          <table:table-cell table:style-name="ce211" table:formula="of:=IF(+[.X27]-[.AA27]=0;&quot;matches&quot;; +[.X27]-[.AA27])" office:value-type="string" office:string-value="matches" calcext:value-type="string">
            <text:p>matches</text:p>
          </table:table-cell>
          <table:table-cell table:style-name="ce211" table:formula="of:=IF(+[.Y27]-[.AB27]=0;&quot;matches&quot;; +[.Y27]-[.AB27])" office:value-type="float" office:value="-0.0000700000000000006" calcext:value-type="float">
            <text:p>-0.000070</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Alt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AltLef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Left"</text:p>
          </table:table-cell>
          <table:table-cell office:value-type="float" office:value="0.073461" calcext:value-type="float">
            <text:p>0.073461</text:p>
          </table:table-cell>
          <table:table-cell office:value-type="float" office:value="0.036" calcext:value-type="float">
            <text:p>0.036000</text:p>
          </table:table-cell>
          <table:table-cell office:value-type="float" office:value="0.03393" calcext:value-type="float">
            <text:p>0.03393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28]-[.Z28]=0;&quot;matches&quot;; +[.W28]-[.Z28])" office:value-type="float" office:value="0.000461000000000003" calcext:value-type="float">
            <text:p>0.000461</text:p>
          </table:table-cell>
          <table:table-cell table:style-name="ce211" table:formula="of:=IF(+[.X28]-[.AA28]=0;&quot;matches&quot;; +[.X28]-[.AA28])" office:value-type="string" office:string-value="matches" calcext:value-type="string">
            <text:p>matches</text:p>
          </table:table-cell>
          <table:table-cell table:style-name="ce211" table:formula="of:=IF(+[.Y28]-[.AB28]=0;&quot;matches&quot;; +[.Y28]-[.AB28])" office:value-type="float" office:value="-0.0000700000000000006" calcext:value-type="float">
            <text:p>-0.000070</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Forehead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ForeheadLef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Lef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20" office:value-type="float" office:value="0.061" calcext:value-type="float">
            <text:p>0.061000</text:p>
          </table:table-cell>
          <table:table-cell office:value-type="float" office:value="0.035" calcext:value-type="float">
            <text:p>0.035000</text:p>
          </table:table-cell>
          <table:table-cell table:style-name="ce123"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29]-[.Z29]=0;&quot;matches&quot;; +[.W29]-[.Z29])" office:value-type="string" office:string-value="matches" calcext:value-type="string">
            <text:p>matches</text:p>
          </table:table-cell>
          <table:table-cell table:style-name="ce211" table:formula="of:=IF(+[.X29]-[.AA29]=0;&quot;matches&quot;; +[.X29]-[.AA29])" office:value-type="string" office:string-value="matches" calcext:value-type="string">
            <text:p>matches</text:p>
          </table:table-cell>
          <table:table-cell table:style-name="ce211" table:formula="of:=IF(+[.Y29]-[.AB29]=0;&quot;matches&quot;; +[.Y29]-[.AB29])"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Forehead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Forehead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Righ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20" office:value-type="float" office:value="0.061" calcext:value-type="float">
            <text:p>0.061000</text:p>
          </table:table-cell>
          <table:table-cell office:value-type="float" office:value="-0.035" calcext:value-type="float">
            <text:p>-0.035000</text:p>
          </table:table-cell>
          <table:table-cell table:style-name="ce123"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0]-[.Z30]=0;&quot;matches&quot;; +[.W30]-[.Z30])" office:value-type="string" office:string-value="matches" calcext:value-type="string">
            <text:p>matches</text:p>
          </table:table-cell>
          <table:table-cell table:style-name="ce211" table:formula="of:=IF(+[.X30]-[.AA30]=0;&quot;matches&quot;; +[.X30]-[.AA30])" office:value-type="string" office:string-value="matches" calcext:value-type="string">
            <text:p>matches</text:p>
          </table:table-cell>
          <table:table-cell table:style-name="ce211" table:formula="of:=IF(+[.Y30]-[.AB30]=0;&quot;matches&quot;; +[.Y30]-[.AB30])"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browOut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OuterLef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Lef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20" office:value-type="float" office:value="0.064" calcext:value-type="float">
            <text:p>0.064000</text:p>
          </table:table-cell>
          <table:table-cell office:value-type="float" office:value="0.051" calcext:value-type="float">
            <text:p>0.051000</text:p>
          </table:table-cell>
          <table:table-cell table:style-name="ce123"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1]-[.Z31]=0;&quot;matches&quot;; +[.W31]-[.Z31])" office:value-type="string" office:string-value="matches" calcext:value-type="string">
            <text:p>matches</text:p>
          </table:table-cell>
          <table:table-cell table:style-name="ce211" table:formula="of:=IF(+[.X31]-[.AA31]=0;&quot;matches&quot;; +[.X31]-[.AA31])" office:value-type="string" office:string-value="matches" calcext:value-type="string">
            <text:p>matches</text:p>
          </table:table-cell>
          <table:table-cell table:style-name="ce211" table:formula="of:=IF(+[.Y31]-[.AB31]=0;&quot;matches&quot;; +[.Y31]-[.AB31])"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browCent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CenterLef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Lef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20" office:value-type="float" office:value="0.07" calcext:value-type="float">
            <text:p>0.070000</text:p>
          </table:table-cell>
          <table:table-cell office:value-type="float" office:value="0.043" calcext:value-type="float">
            <text:p>0.043000</text:p>
          </table:table-cell>
          <table:table-cell table:style-name="ce123"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2]-[.Z32]=0;&quot;matches&quot;; +[.W32]-[.Z32])" office:value-type="string" office:string-value="matches" calcext:value-type="string">
            <text:p>matches</text:p>
          </table:table-cell>
          <table:table-cell table:style-name="ce211" table:formula="of:=IF(+[.X32]-[.AA32]=0;&quot;matches&quot;; +[.X32]-[.AA32])" office:value-type="string" office:string-value="matches" calcext:value-type="string">
            <text:p>matches</text:p>
          </table:table-cell>
          <table:table-cell table:style-name="ce211" table:formula="of:=IF(+[.Y32]-[.AB32]=0;&quot;matches&quot;; +[.Y32]-[.AB32])"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browInn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InnerLef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Lef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20" office:value-type="float" office:value="0.075" calcext:value-type="float">
            <text:p>0.075000</text:p>
          </table:table-cell>
          <table:table-cell office:value-type="float" office:value="0.022" calcext:value-type="float">
            <text:p>0.022000</text:p>
          </table:table-cell>
          <table:table-cell table:style-name="ce123"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3]-[.Z33]=0;&quot;matches&quot;; +[.W33]-[.Z33])" office:value-type="string" office:string-value="matches" calcext:value-type="string">
            <text:p>matches</text:p>
          </table:table-cell>
          <table:table-cell table:style-name="ce211" table:formula="of:=IF(+[.X33]-[.AA33]=0;&quot;matches&quot;; +[.X33]-[.AA33])" office:value-type="string" office:string-value="matches" calcext:value-type="string">
            <text:p>matches</text:p>
          </table:table-cell>
          <table:table-cell table:style-name="ce211" table:formula="of:=IF(+[.Y33]-[.AB33]=0;&quot;matches&quot;; +[.Y33]-[.AB33])"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browOut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OuterRigh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Righ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20" office:value-type="float" office:value="0.064" calcext:value-type="float">
            <text:p>0.064000</text:p>
          </table:table-cell>
          <table:table-cell office:value-type="float" office:value="-0.051" calcext:value-type="float">
            <text:p>-0.051000</text:p>
          </table:table-cell>
          <table:table-cell table:style-name="ce123"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4]-[.Z34]=0;&quot;matches&quot;; +[.W34]-[.Z34])" office:value-type="string" office:string-value="matches" calcext:value-type="string">
            <text:p>matches</text:p>
          </table:table-cell>
          <table:table-cell table:style-name="ce211" table:formula="of:=IF(+[.X34]-[.AA34]=0;&quot;matches&quot;; +[.X34]-[.AA34])" office:value-type="string" office:string-value="matches" calcext:value-type="string">
            <text:p>matches</text:p>
          </table:table-cell>
          <table:table-cell table:style-name="ce211" table:formula="of:=IF(+[.Y34]-[.AB34]=0;&quot;matches&quot;; +[.Y34]-[.AB34])"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browCent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CenterRigh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Righ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20" office:value-type="float" office:value="0.07" calcext:value-type="float">
            <text:p>0.070000</text:p>
          </table:table-cell>
          <table:table-cell office:value-type="float" office:value="-0.043" calcext:value-type="float">
            <text:p>-0.043000</text:p>
          </table:table-cell>
          <table:table-cell table:style-name="ce123"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5]-[.Z35]=0;&quot;matches&quot;; +[.W35]-[.Z35])" office:value-type="string" office:string-value="matches" calcext:value-type="string">
            <text:p>matches</text:p>
          </table:table-cell>
          <table:table-cell table:style-name="ce211" table:formula="of:=IF(+[.X35]-[.AA35]=0;&quot;matches&quot;; +[.X35]-[.AA35])" office:value-type="string" office:string-value="matches" calcext:value-type="string">
            <text:p>matches</text:p>
          </table:table-cell>
          <table:table-cell table:style-name="ce211" table:formula="of:=IF(+[.Y35]-[.AB35]=0;&quot;matches&quot;; +[.Y35]-[.AB35])"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browInn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InnerRigh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Righ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20" office:value-type="float" office:value="0.075" calcext:value-type="float">
            <text:p>0.075000</text:p>
          </table:table-cell>
          <table:table-cell office:value-type="float" office:value="-0.022" calcext:value-type="float">
            <text:p>-0.022000</text:p>
          </table:table-cell>
          <table:table-cell table:style-name="ce123"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6]-[.Z36]=0;&quot;matches&quot;; +[.W36]-[.Z36])" office:value-type="string" office:string-value="matches" calcext:value-type="string">
            <text:p>matches</text:p>
          </table:table-cell>
          <table:table-cell table:style-name="ce211" table:formula="of:=IF(+[.X36]-[.AA36]=0;&quot;matches&quot;; +[.X36]-[.AA36])" office:value-type="string" office:string-value="matches" calcext:value-type="string">
            <text:p>matches</text:p>
          </table:table-cell>
          <table:table-cell table:style-name="ce211" table:formula="of:=IF(+[.Y36]-[.AB36]=0;&quot;matches&quot;; +[.Y36]-[.AB36])"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LidUpp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LidUpperLef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7]-[.Z37]=0;&quot;matches&quot;; +[.W37]-[.Z37])" office:value-type="string" office:string-value="matches" calcext:value-type="string">
            <text:p>matches</text:p>
          </table:table-cell>
          <table:table-cell table:style-name="ce211" table:formula="of:=IF(+[.X37]-[.AA37]=0;&quot;matches&quot;; +[.X37]-[.AA37])" office:value-type="string" office:string-value="matches" calcext:value-type="string">
            <text:p>matches</text:p>
          </table:table-cell>
          <table:table-cell table:style-name="ce211" table:formula="of:=IF(+[.Y37]-[.AB37]=0;&quot;matches&quot;; +[.Y37]-[.AB37])"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LidLow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LidLowerLef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8]-[.Z38]=0;&quot;matches&quot;; +[.W38]-[.Z38])" office:value-type="string" office:string-value="matches" calcext:value-type="string">
            <text:p>matches</text:p>
          </table:table-cell>
          <table:table-cell table:style-name="ce211" table:formula="of:=IF(+[.X38]-[.AA38]=0;&quot;matches&quot;; +[.X38]-[.AA38])" office:value-type="string" office:string-value="matches" calcext:value-type="string">
            <text:p>matches</text:p>
          </table:table-cell>
          <table:table-cell table:style-name="ce211" table:formula="of:=IF(+[.Y38]-[.AB38]=0;&quot;matches&quot;; +[.Y38]-[.AB38])"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LidUpp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LidUpperRigh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9]-[.Z39]=0;&quot;matches&quot;; +[.W39]-[.Z39])" office:value-type="string" office:string-value="matches" calcext:value-type="string">
            <text:p>matches</text:p>
          </table:table-cell>
          <table:table-cell table:style-name="ce211" table:formula="of:=IF(+[.X39]-[.AA39]=0;&quot;matches&quot;; +[.X39]-[.AA39])" office:value-type="string" office:string-value="matches" calcext:value-type="string">
            <text:p>matches</text:p>
          </table:table-cell>
          <table:table-cell table:style-name="ce211" table:formula="of:=IF(+[.Y39]-[.AB39]=0;&quot;matches&quot;; +[.Y39]-[.AB39])"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LidLow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LidLowerRigh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0]-[.Z40]=0;&quot;matches&quot;; +[.W40]-[.Z40])" office:value-type="string" office:string-value="matches" calcext:value-type="string">
            <text:p>matches</text:p>
          </table:table-cell>
          <table:table-cell table:style-name="ce211" table:formula="of:=IF(+[.X40]-[.AA40]=0;&quot;matches&quot;; +[.X40]-[.AA40])" office:value-type="string" office:string-value="matches" calcext:value-type="string">
            <text:p>matches</text:p>
          </table:table-cell>
          <table:table-cell table:style-name="ce211" table:formula="of:=IF(+[.Y40]-[.AB40]=0;&quot;matches&quot;; +[.Y40]-[.AB40])"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ar1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ar1Lef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Lef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20" office:value-type="float" office:value="0" calcext:value-type="float">
            <text:p>0.000000</text:p>
          </table:table-cell>
          <table:table-cell office:value-type="float" office:value="0.08" calcext:value-type="float">
            <text:p>0.080000</text:p>
          </table:table-cell>
          <table:table-cell table:style-name="ce123"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1]-[.Z41]=0;&quot;matches&quot;; +[.W41]-[.Z41])" office:value-type="string" office:string-value="matches" calcext:value-type="string">
            <text:p>matches</text:p>
          </table:table-cell>
          <table:table-cell table:style-name="ce211" table:formula="of:=IF(+[.X41]-[.AA41]=0;&quot;matches&quot;; +[.X41]-[.AA41])" office:value-type="string" office:string-value="matches" calcext:value-type="string">
            <text:p>matches</text:p>
          </table:table-cell>
          <table:table-cell table:style-name="ce211" table:formula="of:=IF(+[.Y41]-[.AB41]=0;&quot;matches&quot;; +[.Y41]-[.AB41])"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number-columns-repeated="10"/>
          <table:table-cell office:value-type="string" calcext:value-type="string">
            <text:p>mFaceEar2Left</text:p>
          </table:table-cell>
          <table:table-cell table:number-columns-repeated="2"/>
          <table:table-cell office:value-type="string" calcext:value-type="string">
            <text:p>mFaceEar1Left</text:p>
          </table:table-cell>
          <table:table-cell office:value-type="string" calcext:value-type="string">
            <text:p>&lt;bone</text:p>
          </table:table-cell>
          <table:table-cell office:value-type="string" calcext:value-type="string">
            <text:p>aliases="avatar_mFaceEar2Lef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Lef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20" office:value-type="float" office:value="-0.019" calcext:value-type="float">
            <text:p>-0.019000</text:p>
          </table:table-cell>
          <table:table-cell office:value-type="float" office:value="0.018" calcext:value-type="float">
            <text:p>0.018000</text:p>
          </table:table-cell>
          <table:table-cell table:style-name="ce123"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2]-[.Z42]=0;&quot;matches&quot;; +[.W42]-[.Z42])" office:value-type="string" office:string-value="matches" calcext:value-type="string">
            <text:p>matches</text:p>
          </table:table-cell>
          <table:table-cell table:style-name="ce211" table:formula="of:=IF(+[.X42]-[.AA42]=0;&quot;matches&quot;; +[.X42]-[.AA42])" office:value-type="string" office:string-value="matches" calcext:value-type="string">
            <text:p>matches</text:p>
          </table:table-cell>
          <table:table-cell table:style-name="ce211" table:formula="of:=IF(+[.Y42]-[.AB42]=0;&quot;matches&quot;; +[.Y42]-[.AB42])" office:value-type="string" office:string-value="matches" calcext:value-type="string">
            <text:p>matches</text:p>
          </table:table-cell>
          <table:table-cell table:number-columns-repeated="16346"/>
        </table:table-row>
        <table:table-row table:style-name="ro1">
          <table:table-cell table:style-name="ce116" table:number-columns-repeated="9"/>
          <table:table-cell table:style-name="ce116" office:value-type="string" calcext:value-type="string">
            <text:p>mFaceEar1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ar1Righ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Righ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20" office:value-type="float" office:value="0" calcext:value-type="float">
            <text:p>0.000000</text:p>
          </table:table-cell>
          <table:table-cell office:value-type="float" office:value="-0.08" calcext:value-type="float">
            <text:p>-0.080000</text:p>
          </table:table-cell>
          <table:table-cell table:style-name="ce123"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3]-[.Z43]=0;&quot;matches&quot;; +[.W43]-[.Z43])" office:value-type="string" office:string-value="matches" calcext:value-type="string">
            <text:p>matches</text:p>
          </table:table-cell>
          <table:table-cell table:style-name="ce211" table:formula="of:=IF(+[.X43]-[.AA43]=0;&quot;matches&quot;; +[.X43]-[.AA43])" office:value-type="string" office:string-value="matches" calcext:value-type="string">
            <text:p>matches</text:p>
          </table:table-cell>
          <table:table-cell table:style-name="ce211" table:formula="of:=IF(+[.Y43]-[.AB43]=0;&quot;matches&quot;; +[.Y43]-[.AB43])"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number-columns-repeated="10"/>
          <table:table-cell office:value-type="string" calcext:value-type="string">
            <text:p>mFaceEar2Right</text:p>
          </table:table-cell>
          <table:table-cell table:number-columns-repeated="2"/>
          <table:table-cell office:value-type="string" calcext:value-type="string">
            <text:p>mFaceEar1Right</text:p>
          </table:table-cell>
          <table:table-cell office:value-type="string" calcext:value-type="string">
            <text:p>&lt;bone</text:p>
          </table:table-cell>
          <table:table-cell office:value-type="string" calcext:value-type="string">
            <text:p>aliases="avatar_mFaceEar2Righ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Righ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20" office:value-type="float" office:value="-0.019" calcext:value-type="float">
            <text:p>-0.019000</text:p>
          </table:table-cell>
          <table:table-cell office:value-type="float" office:value="-0.018" calcext:value-type="float">
            <text:p>-0.018000</text:p>
          </table:table-cell>
          <table:table-cell table:style-name="ce123"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4]-[.Z44]=0;&quot;matches&quot;; +[.W44]-[.Z44])" office:value-type="string" office:string-value="matches" calcext:value-type="string">
            <text:p>matches</text:p>
          </table:table-cell>
          <table:table-cell table:style-name="ce211" table:formula="of:=IF(+[.X44]-[.AA44]=0;&quot;matches&quot;; +[.X44]-[.AA44])" office:value-type="string" office:string-value="matches" calcext:value-type="string">
            <text:p>matches</text:p>
          </table:table-cell>
          <table:table-cell table:style-name="ce211" table:formula="of:=IF(+[.Y44]-[.AB44]=0;&quot;matches&quot;; +[.Y44]-[.AB44])" office:value-type="string" office:string-value="matches" calcext:value-type="string">
            <text:p>matches</text:p>
          </table:table-cell>
          <table:table-cell table:number-columns-repeated="16346"/>
        </table:table-row>
        <table:table-row table:style-name="ro1">
          <table:table-cell table:style-name="ce116" table:number-columns-repeated="9"/>
          <table:table-cell table:style-name="ce116" office:value-type="string" calcext:value-type="string">
            <text:p>mFaceNose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Lef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Lef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20" office:value-type="float" office:value="0.086" calcext:value-type="float">
            <text:p>0.086000</text:p>
          </table:table-cell>
          <table:table-cell office:value-type="float" office:value="0.015" calcext:value-type="float">
            <text:p>0.015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5]-[.Z45]=0;&quot;matches&quot;; +[.W45]-[.Z45])" office:value-type="string" office:string-value="matches" calcext:value-type="string">
            <text:p>matches</text:p>
          </table:table-cell>
          <table:table-cell table:style-name="ce211" table:formula="of:=IF(+[.X45]-[.AA45]=0;&quot;matches&quot;; +[.X45]-[.AA45])" office:value-type="string" office:string-value="matches" calcext:value-type="string">
            <text:p>matches</text:p>
          </table:table-cell>
          <table:table-cell table:style-name="ce211" table:formula="of:=IF(+[.Y45]-[.AB45]=0;&quot;matches&quot;; +[.Y45]-[.AB45])"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NoseCenter</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Center"</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NoseCenter"</text:p>
          </table:table-cell>
          <table:table-cell office:value-type="float" office:value="0.102" calcext:value-type="float">
            <text:p>0.102000</text:p>
          </table:table-cell>
          <table:table-cell table:number-columns-repeated="2" office:value-type="float" office:value="0" calcext:value-type="float">
            <text:p>0.000000</text:p>
          </table:table-cell>
          <table:table-cell table:style-name="ce120" office:value-type="float" office:value="0.102" calcext:value-type="float">
            <text:p>0.102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6]-[.Z46]=0;&quot;matches&quot;; +[.W46]-[.Z46])" office:value-type="string" office:string-value="matches" calcext:value-type="string">
            <text:p>matches</text:p>
          </table:table-cell>
          <table:table-cell table:style-name="ce211" table:formula="of:=IF(+[.X46]-[.AA46]=0;&quot;matches&quot;; +[.X46]-[.AA46])" office:value-type="string" office:string-value="matches" calcext:value-type="string">
            <text:p>matches</text:p>
          </table:table-cell>
          <table:table-cell table:style-name="ce211" table:formula="of:=IF(+[.Y46]-[.AB46]=0;&quot;matches&quot;; +[.Y46]-[.AB46])"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Nose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Righ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Righ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20" office:value-type="float" office:value="0.086" calcext:value-type="float">
            <text:p>0.086000</text:p>
          </table:table-cell>
          <table:table-cell office:value-type="float" office:value="-0.015" calcext:value-type="float">
            <text:p>-0.015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7]-[.Z47]=0;&quot;matches&quot;; +[.W47]-[.Z47])" office:value-type="string" office:string-value="matches" calcext:value-type="string">
            <text:p>matches</text:p>
          </table:table-cell>
          <table:table-cell table:style-name="ce211" table:formula="of:=IF(+[.X47]-[.AA47]=0;&quot;matches&quot;; +[.X47]-[.AA47])" office:value-type="string" office:string-value="matches" calcext:value-type="string">
            <text:p>matches</text:p>
          </table:table-cell>
          <table:table-cell table:style-name="ce211" table:formula="of:=IF(+[.Y47]-[.AB47]=0;&quot;matches&quot;; +[.Y47]-[.AB47])"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CheekLow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CheekLower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Lef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20" office:value-type="float" office:value="0.05" calcext:value-type="float">
            <text:p>0.050000</text:p>
          </table:table-cell>
          <table:table-cell office:value-type="float" office:value="0.034" calcext:value-type="float">
            <text:p>0.034000</text:p>
          </table:table-cell>
          <table:table-cell table:style-name="ce123"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8]-[.Z48]=0;&quot;matches&quot;; +[.W48]-[.Z48])" office:value-type="string" office:string-value="matches" calcext:value-type="string">
            <text:p>matches</text:p>
          </table:table-cell>
          <table:table-cell table:style-name="ce211" table:formula="of:=IF(+[.X48]-[.AA48]=0;&quot;matches&quot;; +[.X48]-[.AA48])" office:value-type="string" office:string-value="matches" calcext:value-type="string">
            <text:p>matches</text:p>
          </table:table-cell>
          <table:table-cell table:style-name="ce211" table:formula="of:=IF(+[.Y48]-[.AB48]=0;&quot;matches&quot;; +[.Y48]-[.AB48])"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CheekUpp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CheekUpperLef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Lef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20" office:value-type="float" office:value="0.07" calcext:value-type="float">
            <text:p>0.070000</text:p>
          </table:table-cell>
          <table:table-cell office:value-type="float" office:value="0.034" calcext:value-type="float">
            <text:p>0.034000</text:p>
          </table:table-cell>
          <table:table-cell table:style-name="ce123"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9]-[.Z49]=0;&quot;matches&quot;; +[.W49]-[.Z49])" office:value-type="string" office:string-value="matches" calcext:value-type="string">
            <text:p>matches</text:p>
          </table:table-cell>
          <table:table-cell table:style-name="ce211" table:formula="of:=IF(+[.X49]-[.AA49]=0;&quot;matches&quot;; +[.X49]-[.AA49])" office:value-type="string" office:string-value="matches" calcext:value-type="string">
            <text:p>matches</text:p>
          </table:table-cell>
          <table:table-cell table:style-name="ce211" table:formula="of:=IF(+[.Y49]-[.AB49]=0;&quot;matches&quot;; +[.Y49]-[.AB49])"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CheekLow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CheekLower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Righ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20" office:value-type="float" office:value="0.05" calcext:value-type="float">
            <text:p>0.050000</text:p>
          </table:table-cell>
          <table:table-cell office:value-type="float" office:value="-0.034" calcext:value-type="float">
            <text:p>-0.034000</text:p>
          </table:table-cell>
          <table:table-cell table:style-name="ce123"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0]-[.Z50]=0;&quot;matches&quot;; +[.W50]-[.Z50])" office:value-type="string" office:string-value="matches" calcext:value-type="string">
            <text:p>matches</text:p>
          </table:table-cell>
          <table:table-cell table:style-name="ce211" table:formula="of:=IF(+[.X50]-[.AA50]=0;&quot;matches&quot;; +[.X50]-[.AA50])" office:value-type="string" office:string-value="matches" calcext:value-type="string">
            <text:p>matches</text:p>
          </table:table-cell>
          <table:table-cell table:style-name="ce211" table:formula="of:=IF(+[.Y50]-[.AB50]=0;&quot;matches&quot;; +[.Y50]-[.AB50])"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CheekUpp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CheekUpperRigh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Righ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20" office:value-type="float" office:value="0.07" calcext:value-type="float">
            <text:p>0.070000</text:p>
          </table:table-cell>
          <table:table-cell office:value-type="float" office:value="-0.034" calcext:value-type="float">
            <text:p>-0.034000</text:p>
          </table:table-cell>
          <table:table-cell table:style-name="ce123"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1]-[.Z51]=0;&quot;matches&quot;; +[.W51]-[.Z51])" office:value-type="string" office:string-value="matches" calcext:value-type="string">
            <text:p>matches</text:p>
          </table:table-cell>
          <table:table-cell table:style-name="ce211" table:formula="of:=IF(+[.X51]-[.AA51]=0;&quot;matches&quot;; +[.X51]-[.AA51])" office:value-type="string" office:string-value="matches" calcext:value-type="string">
            <text:p>matches</text:p>
          </table:table-cell>
          <table:table-cell table:style-name="ce211" table:formula="of:=IF(+[.Y51]-[.AB51]=0;&quot;matches&quot;; +[.Y51]-[.AB51])"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Jaw</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Jaw"</text:p>
          </table:table-cell>
          <table:table-cell office:value-type="string" calcext:value-type="string">
            <text:p>connected="false"</text:p>
          </table:table-cell>
          <table:table-cell office:value-type="float" office:value="0.059" calcext:value-type="float">
            <text:p>0.0590</text:p>
          </table:table-cell>
          <table:table-cell office:value-type="float" office:value="0" calcext:value-type="float">
            <text:p>0.0000</text:p>
          </table:table-cell>
          <table:table-cell office:value-type="float" office:value="-0.039" calcext:value-type="float">
            <text:p>-0.0390</text:p>
          </table:table-cell>
          <table:table-cell office:value-type="string" calcext:value-type="string">
            <text:p>group="Mouth"</text:p>
          </table:table-cell>
          <table:table-cell office:value-type="string" calcext:value-type="string">
            <text:p>name="mFaceJaw"</text:p>
          </table:table-cell>
          <table:table-cell office:value-type="float" office:value="-0.001" calcext:value-type="float">
            <text:p>-0.001000</text:p>
          </table:table-cell>
          <table:table-cell office:value-type="float" office:value="0" calcext:value-type="float">
            <text:p>0.000000</text:p>
          </table:table-cell>
          <table:table-cell office:value-type="float" office:value="-0.015" calcext:value-type="float">
            <text:p>-0.015000</text:p>
          </table:table-cell>
          <table:table-cell table:style-name="ce120" office:value-type="float" office:value="-0.001" calcext:value-type="float">
            <text:p>-0.001000</text:p>
          </table:table-cell>
          <table:table-cell office:value-type="float" office:value="0" calcext:value-type="float">
            <text:p>0.000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2]-[.Z52]=0;&quot;matches&quot;; +[.W52]-[.Z52])" office:value-type="string" office:string-value="matches" calcext:value-type="string">
            <text:p>matches</text:p>
          </table:table-cell>
          <table:table-cell table:style-name="ce211" table:formula="of:=IF(+[.X52]-[.AA52]=0;&quot;matches&quot;; +[.X52]-[.AA52])" office:value-type="string" office:string-value="matches" calcext:value-type="string">
            <text:p>matches</text:p>
          </table:table-cell>
          <table:table-cell table:style-name="ce211" table:formula="of:=IF(+[.Y52]-[.AB52]=0;&quot;matches&quot;; +[.Y52]-[.AB52])"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number-columns-repeated="10"/>
          <table:table-cell office:value-type="string" calcext:value-type="string">
            <text:p>mFaceChin</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Chin"</text:p>
          </table:table-cell>
          <table:table-cell office:value-type="string" calcext:value-type="string">
            <text:p>connected="false"</text:p>
          </table:table-cell>
          <table:table-cell office:value-type="float" office:value="0.021" calcext:value-type="float">
            <text:p>0.0210</text:p>
          </table:table-cell>
          <table:table-cell office:value-type="float" office:value="0" calcext:value-type="float">
            <text:p>0.0000</text:p>
          </table:table-cell>
          <table:table-cell office:value-type="float" office:value="-0.018" calcext:value-type="float">
            <text:p>-0.0180</text:p>
          </table:table-cell>
          <table:table-cell office:value-type="string" calcext:value-type="string">
            <text:p>group="Mouth"</text:p>
          </table:table-cell>
          <table:table-cell office:value-type="string" calcext:value-type="string">
            <text:p>name="mFaceChin"</text:p>
          </table:table-cell>
          <table:table-cell office:value-type="float" office:value="0.074" calcext:value-type="float">
            <text:p>0.074000</text:p>
          </table:table-cell>
          <table:table-cell office:value-type="float" office:value="0" calcext:value-type="float">
            <text:p>0.000000</text:p>
          </table:table-cell>
          <table:table-cell office:value-type="float" office:value="-0.054" calcext:value-type="float">
            <text:p>-0.054000</text:p>
          </table:table-cell>
          <table:table-cell table:style-name="ce120" office:value-type="float" office:value="0.074" calcext:value-type="float">
            <text:p>0.074000</text:p>
          </table:table-cell>
          <table:table-cell office:value-type="float" office:value="0" calcext:value-type="float">
            <text:p>0.000000</text:p>
          </table:table-cell>
          <table:table-cell table:style-name="ce123" office:value-type="float" office:value="-0.054" calcext:value-type="float">
            <text:p>-0.05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3]-[.Z53]=0;&quot;matches&quot;; +[.W53]-[.Z53])" office:value-type="string" office:string-value="matches" calcext:value-type="string">
            <text:p>matches</text:p>
          </table:table-cell>
          <table:table-cell table:style-name="ce211" table:formula="of:=IF(+[.X53]-[.AA53]=0;&quot;matches&quot;; +[.X53]-[.AA53])" office:value-type="string" office:string-value="matches" calcext:value-type="string">
            <text:p>matches</text:p>
          </table:table-cell>
          <table:table-cell table:style-name="ce211" table:formula="of:=IF(+[.Y53]-[.AB53]=0;&quot;matches&quot;; +[.Y53]-[.AB53])"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FaceTeethLow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Low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Lower"</text:p>
          </table:table-cell>
          <table:table-cell office:value-type="float" office:value="0.021" calcext:value-type="float">
            <text:p>0.021000</text:p>
          </table:table-cell>
          <table:table-cell office:value-type="float" office:value="0" calcext:value-type="float">
            <text:p>0.000000</text:p>
          </table:table-cell>
          <table:table-cell office:value-type="float" office:value="-0.039" calcext:value-type="float">
            <text:p>-0.039000</text:p>
          </table:table-cell>
          <table:table-cell table:style-name="ce120" office:value-type="float" office:value="0.021" calcext:value-type="float">
            <text:p>0.021000</text:p>
          </table:table-cell>
          <table:table-cell office:value-type="float" office:value="0" calcext:value-type="float">
            <text:p>0.000000</text:p>
          </table:table-cell>
          <table:table-cell table:style-name="ce123" office:value-type="float" office:value="-0.039" calcext:value-type="float">
            <text:p>-0.03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4]-[.Z54]=0;&quot;matches&quot;; +[.W54]-[.Z54])" office:value-type="string" office:string-value="matches" calcext:value-type="string">
            <text:p>matches</text:p>
          </table:table-cell>
          <table:table-cell table:style-name="ce211" table:formula="of:=IF(+[.X54]-[.AA54]=0;&quot;matches&quot;; +[.X54]-[.AA54])" office:value-type="string" office:string-value="matches" calcext:value-type="string">
            <text:p>matches</text:p>
          </table:table-cell>
          <table:table-cell table:style-name="ce211" table:formula="of:=IF(+[.Y54]-[.AB54]=0;&quot;matches&quot;; +[.Y54]-[.AB54])"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LowerLef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Lef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Lef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5]-[.Z55]=0;&quot;matches&quot;; +[.W55]-[.Z55])" office:value-type="string" office:string-value="matches" calcext:value-type="string">
            <text:p>matches</text:p>
          </table:table-cell>
          <table:table-cell table:style-name="ce211" table:formula="of:=IF(+[.X55]-[.AA55]=0;&quot;matches&quot;; +[.X55]-[.AA55])" office:value-type="string" office:string-value="matches" calcext:value-type="string">
            <text:p>matches</text:p>
          </table:table-cell>
          <table:table-cell table:style-name="ce211" table:formula="of:=IF(+[.Y55]-[.AB55]=0;&quot;matches&quot;; +[.Y55]-[.AB55])"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LowerRigh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Righ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Righ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6]-[.Z56]=0;&quot;matches&quot;; +[.W56]-[.Z56])" office:value-type="string" office:string-value="matches" calcext:value-type="string">
            <text:p>matches</text:p>
          </table:table-cell>
          <table:table-cell table:style-name="ce211" table:formula="of:=IF(+[.X56]-[.AA56]=0;&quot;matches&quot;; +[.X56]-[.AA56])" office:value-type="string" office:string-value="matches" calcext:value-type="string">
            <text:p>matches</text:p>
          </table:table-cell>
          <table:table-cell table:style-name="ce211" table:formula="of:=IF(+[.Y56]-[.AB56]=0;&quot;matches&quot;; +[.Y56]-[.AB5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LowerCenter</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Center"</text:p>
          </table:table-cell>
          <table:table-cell office:value-type="string" calcext:value-type="string">
            <text:p>connected="false"</text:p>
          </table:table-cell>
          <table:table-cell office:value-type="float" office:value="0.04" calcext:value-type="float">
            <text:p>0.040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LowerCenter"</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7]-[.Z57]=0;&quot;matches&quot;; +[.W57]-[.Z57])" office:value-type="string" office:string-value="matches" calcext:value-type="string">
            <text:p>matches</text:p>
          </table:table-cell>
          <table:table-cell table:style-name="ce211" table:formula="of:=IF(+[.X57]-[.AA57]=0;&quot;matches&quot;; +[.X57]-[.AA57])" office:value-type="string" office:string-value="matches" calcext:value-type="string">
            <text:p>matches</text:p>
          </table:table-cell>
          <table:table-cell table:style-name="ce211" table:formula="of:=IF(+[.Y57]-[.AB57]=0;&quot;matches&quot;; +[.Y57]-[.AB57])"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TongueBase</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TongueBase"</text:p>
          </table:table-cell>
          <table:table-cell office:value-type="string" calcext:value-type="string">
            <text:p>connected="false"</text:p>
          </table:table-cell>
          <table:table-cell office:value-type="float" office:value="0.022" calcext:value-type="float">
            <text:p>0.022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Mouth"</text:p>
          </table:table-cell>
          <table:table-cell office:value-type="string" calcext:value-type="string">
            <text:p>name="mFaceTongueBase"</text:p>
          </table:table-cell>
          <table:table-cell office:value-type="float" office:value="0.039" calcext:value-type="float">
            <text:p>0.039000</text:p>
          </table:table-cell>
          <table:table-cell office:value-type="float" office:value="0" calcext:value-type="float">
            <text:p>0.000000</text:p>
          </table:table-cell>
          <table:table-cell office:value-type="float" office:value="0.005" calcext:value-type="float">
            <text:p>0.005000</text:p>
          </table:table-cell>
          <table:table-cell table:style-name="ce120" office:value-type="float" office:value="0.039" calcext:value-type="float">
            <text:p>0.039000</text:p>
          </table:table-cell>
          <table:table-cell office:value-type="float" office:value="0" calcext:value-type="float">
            <text:p>0.000000</text:p>
          </table:table-cell>
          <table:table-cell table:style-name="ce123"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8]-[.Z58]=0;&quot;matches&quot;; +[.W58]-[.Z58])" office:value-type="string" office:string-value="matches" calcext:value-type="string">
            <text:p>matches</text:p>
          </table:table-cell>
          <table:table-cell table:style-name="ce211" table:formula="of:=IF(+[.X58]-[.AA58]=0;&quot;matches&quot;; +[.X58]-[.AA58])" office:value-type="string" office:string-value="matches" calcext:value-type="string">
            <text:p>matches</text:p>
          </table:table-cell>
          <table:table-cell table:style-name="ce211" table:formula="of:=IF(+[.Y58]-[.AB58]=0;&quot;matches&quot;; +[.Y58]-[.AB58])"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FaceTongueTip</text:p>
          </table:table-cell>
          <table:table-cell office:value-type="string" calcext:value-type="string">
            <text:p>mFaceTongueBase</text:p>
          </table:table-cell>
          <table:table-cell office:value-type="string" calcext:value-type="string">
            <text:p>&lt;bone</text:p>
          </table:table-cell>
          <table:table-cell office:value-type="string" calcext:value-type="string">
            <text:p>aliases="avatar_mFaceTongueTip"</text:p>
          </table:table-cell>
          <table:table-cell office:value-type="string" calcext:value-type="string">
            <text:p>connected="true"</text:p>
          </table:table-cell>
          <table:table-cell office:value-type="float" office:value="0.01" calcext:value-type="float">
            <text:p>0.010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ongueTip"</text:p>
          </table:table-cell>
          <table:table-cell office:value-type="float" office:value="0.022" calcext:value-type="float">
            <text:p>0.022000</text:p>
          </table:table-cell>
          <table:table-cell office:value-type="float" office:value="0" calcext:value-type="float">
            <text:p>0.000000</text:p>
          </table:table-cell>
          <table:table-cell office:value-type="float" office:value="0.007" calcext:value-type="float">
            <text:p>0.007000</text:p>
          </table:table-cell>
          <table:table-cell table:style-name="ce120" office:value-type="float" office:value="0.022" calcext:value-type="float">
            <text:p>0.022000</text:p>
          </table:table-cell>
          <table:table-cell office:value-type="float" office:value="0" calcext:value-type="float">
            <text:p>0.000000</text:p>
          </table:table-cell>
          <table:table-cell table:style-name="ce123" office:value-type="float" office:value="0.007" calcext:value-type="float">
            <text:p>0.00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9]-[.Z59]=0;&quot;matches&quot;; +[.W59]-[.Z59])" office:value-type="string" office:string-value="matches" calcext:value-type="string">
            <text:p>matches</text:p>
          </table:table-cell>
          <table:table-cell table:style-name="ce211" table:formula="of:=IF(+[.X59]-[.AA59]=0;&quot;matches&quot;; +[.X59]-[.AA59])" office:value-type="string" office:string-value="matches" calcext:value-type="string">
            <text:p>matches</text:p>
          </table:table-cell>
          <table:table-cell table:style-name="ce211" table:formula="of:=IF(+[.Y59]-[.AB59]=0;&quot;matches&quot;; +[.Y59]-[.AB59])" office:value-type="string" office:string-value="matches" calcext:value-type="string">
            <text:p>matches</text:p>
          </table:table-cell>
          <table:table-cell table:number-columns-repeated="16346"/>
        </table:table-row>
        <table:table-row table:style-name="ro1">
          <table:table-cell table:style-name="ce116" table:number-columns-repeated="9"/>
          <table:table-cell table:style-name="ce116" office:value-type="string" calcext:value-type="string">
            <text:p>mFaceJawShaper</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JawShaper"</text:p>
          </table:table-cell>
          <table:table-cell office:value-type="string" calcext:value-type="string">
            <text:p>connected="false"</text:p>
          </table:table-cell>
          <table:table-cell office:value-type="float" office:value="-0.017" calcext:value-type="float">
            <text:p>-0.017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JawShaper"</text:p>
          </table:table-cell>
          <table:table-cell table:number-columns-repeated="3" office:value-type="float" office:value="0" calcext:value-type="float">
            <text:p>0.000000</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0]-[.Z60]=0;&quot;matches&quot;; +[.W60]-[.Z60])" office:value-type="string" office:string-value="matches" calcext:value-type="string">
            <text:p>matches</text:p>
          </table:table-cell>
          <table:table-cell table:style-name="ce211" table:formula="of:=IF(+[.X60]-[.AA60]=0;&quot;matches&quot;; +[.X60]-[.AA60])" office:value-type="string" office:string-value="matches" calcext:value-type="string">
            <text:p>matches</text:p>
          </table:table-cell>
          <table:table-cell table:style-name="ce211" table:formula="of:=IF(+[.Y60]-[.AB60]=0;&quot;matches&quot;; +[.Y60]-[.AB60])"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ForeheadCenter</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ForeheadCenter"</text:p>
          </table:table-cell>
          <table:table-cell office:value-type="string" calcext:value-type="string">
            <text:p>connected="false"</text:p>
          </table:table-cell>
          <table:table-cell office:value-type="float" office:value="0.036" calcext:value-type="float">
            <text:p>0.03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ForeheadCenter"</text:p>
          </table:table-cell>
          <table:table-cell office:value-type="float" office:value="0.069" calcext:value-type="float">
            <text:p>0.069000</text:p>
          </table:table-cell>
          <table:table-cell office:value-type="float" office:value="0" calcext:value-type="float">
            <text:p>0.000000</text:p>
          </table:table-cell>
          <table:table-cell office:value-type="float" office:value="0.065" calcext:value-type="float">
            <text:p>0.065000</text:p>
          </table:table-cell>
          <table:table-cell table:style-name="ce120" office:value-type="float" office:value="0.069" calcext:value-type="float">
            <text:p>0.069000</text:p>
          </table:table-cell>
          <table:table-cell office:value-type="float" office:value="0" calcext:value-type="float">
            <text:p>0.000000</text:p>
          </table:table-cell>
          <table:table-cell table:style-name="ce123" office:value-type="float" office:value="0.065" calcext:value-type="float">
            <text:p>0.0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1]-[.Z61]=0;&quot;matches&quot;; +[.W61]-[.Z61])" office:value-type="string" office:string-value="matches" calcext:value-type="string">
            <text:p>matches</text:p>
          </table:table-cell>
          <table:table-cell table:style-name="ce211" table:formula="of:=IF(+[.X61]-[.AA61]=0;&quot;matches&quot;; +[.X61]-[.AA61])" office:value-type="string" office:string-value="matches" calcext:value-type="string">
            <text:p>matches</text:p>
          </table:table-cell>
          <table:table-cell table:style-name="ce211" table:formula="of:=IF(+[.Y61]-[.AB61]=0;&quot;matches&quot;; +[.Y61]-[.AB61])"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NoseBase</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Base"</text:p>
          </table:table-cell>
          <table:table-cell office:value-type="string" calcext:value-type="string">
            <text:p>connected="false"</text:p>
          </table:table-cell>
          <table:table-cell office:value-type="float" office:value="0.014" calcext:value-type="float">
            <text:p>0.0140</text:p>
          </table:table-cell>
          <table:table-cell table:number-columns-repeated="2" office:value-type="float" office:value="0" calcext:value-type="float">
            <text:p>0.0000</text:p>
          </table:table-cell>
          <table:table-cell office:value-type="string" calcext:value-type="string">
            <text:p>group="Nose"</text:p>
          </table:table-cell>
          <table:table-cell office:value-type="string" calcext:value-type="string">
            <text:p>name="mFaceNoseBase"</text:p>
          </table:table-cell>
          <table:table-cell office:value-type="float" office:value="0.094" calcext:value-type="float">
            <text:p>0.094000</text:p>
          </table:table-cell>
          <table:table-cell office:value-type="float" office:value="0" calcext:value-type="float">
            <text:p>0.000000</text:p>
          </table:table-cell>
          <table:table-cell office:value-type="float" office:value="-0.016" calcext:value-type="float">
            <text:p>-0.016000</text:p>
          </table:table-cell>
          <table:table-cell table:style-name="ce120" office:value-type="float" office:value="0.094" calcext:value-type="float">
            <text:p>0.094000</text:p>
          </table:table-cell>
          <table:table-cell office:value-type="float" office:value="0" calcext:value-type="float">
            <text:p>0.000000</text:p>
          </table:table-cell>
          <table:table-cell table:style-name="ce123" office:value-type="float" office:value="-0.016" calcext:value-type="float">
            <text:p>-0.01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2]-[.Z62]=0;&quot;matches&quot;; +[.W62]-[.Z62])" office:value-type="string" office:string-value="matches" calcext:value-type="string">
            <text:p>matches</text:p>
          </table:table-cell>
          <table:table-cell table:style-name="ce211" table:formula="of:=IF(+[.X62]-[.AA62]=0;&quot;matches&quot;; +[.X62]-[.AA62])" office:value-type="string" office:string-value="matches" calcext:value-type="string">
            <text:p>matches</text:p>
          </table:table-cell>
          <table:table-cell table:style-name="ce211" table:formula="of:=IF(+[.Y62]-[.AB62]=0;&quot;matches&quot;; +[.Y62]-[.AB62])"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number-columns-repeated="10"/>
          <table:table-cell office:value-type="string" calcext:value-type="string">
            <text:p>mFaceTeethUpp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Upp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Upper"</text:p>
          </table:table-cell>
          <table:table-cell office:value-type="float" office:value="0.02" calcext:value-type="float">
            <text:p>0.020000</text:p>
          </table:table-cell>
          <table:table-cell office:value-type="float" office:value="0" calcext:value-type="float">
            <text:p>0.000000</text:p>
          </table:table-cell>
          <table:table-cell office:value-type="float" office:value="-0.03" calcext:value-type="float">
            <text:p>-0.030000</text:p>
          </table:table-cell>
          <table:table-cell table:style-name="ce120" office:value-type="float" office:value="0.02" calcext:value-type="float">
            <text:p>0.020000</text:p>
          </table:table-cell>
          <table:table-cell office:value-type="float" office:value="0" calcext:value-type="float">
            <text:p>0.000000</text:p>
          </table:table-cell>
          <table:table-cell table:style-name="ce123" office:value-type="float" office:value="-0.03" calcext:value-type="float">
            <text:p>-0.03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3]-[.Z63]=0;&quot;matches&quot;; +[.W63]-[.Z63])" office:value-type="string" office:string-value="matches" calcext:value-type="string">
            <text:p>matches</text:p>
          </table:table-cell>
          <table:table-cell table:style-name="ce211" table:formula="of:=IF(+[.X63]-[.AA63]=0;&quot;matches&quot;; +[.X63]-[.AA63])" office:value-type="string" office:string-value="matches" calcext:value-type="string">
            <text:p>matches</text:p>
          </table:table-cell>
          <table:table-cell table:style-name="ce211" table:formula="of:=IF(+[.Y63]-[.AB63]=0;&quot;matches&quot;; +[.Y63]-[.AB63])"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Upp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Lef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Lef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4]-[.Z64]=0;&quot;matches&quot;; +[.W64]-[.Z64])" office:value-type="string" office:string-value="matches" calcext:value-type="string">
            <text:p>matches</text:p>
          </table:table-cell>
          <table:table-cell table:style-name="ce211" table:formula="of:=IF(+[.X64]-[.AA64]=0;&quot;matches&quot;; +[.X64]-[.AA64])" office:value-type="string" office:string-value="matches" calcext:value-type="string">
            <text:p>matches</text:p>
          </table:table-cell>
          <table:table-cell table:style-name="ce211" table:formula="of:=IF(+[.Y64]-[.AB64]=0;&quot;matches&quot;; +[.Y64]-[.AB64])"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Upp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Righ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Righ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5]-[.Z65]=0;&quot;matches&quot;; +[.W65]-[.Z65])" office:value-type="string" office:string-value="matches" calcext:value-type="string">
            <text:p>matches</text:p>
          </table:table-cell>
          <table:table-cell table:style-name="ce211" table:formula="of:=IF(+[.X65]-[.AA65]=0;&quot;matches&quot;; +[.X65]-[.AA65])" office:value-type="string" office:string-value="matches" calcext:value-type="string">
            <text:p>matches</text:p>
          </table:table-cell>
          <table:table-cell table:style-name="ce211" table:formula="of:=IF(+[.Y65]-[.AB65]=0;&quot;matches&quot;; +[.Y65]-[.AB65])"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Corn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Lef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Lef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20" office:value-type="float" office:value="0.028" calcext:value-type="float">
            <text:p>0.028000</text:p>
          </table:table-cell>
          <table:table-cell office:value-type="float" office:value="-0.019" calcext:value-type="float">
            <text:p>-0.019000</text:p>
          </table:table-cell>
          <table:table-cell table:style-name="ce123"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6]-[.Z66]=0;&quot;matches&quot;; +[.W66]-[.Z66])" office:value-type="string" office:string-value="matches" calcext:value-type="string">
            <text:p>matches</text:p>
          </table:table-cell>
          <table:table-cell table:style-name="ce211" table:formula="of:=IF(+[.X66]-[.AA66]=0;&quot;matches&quot;; +[.X66]-[.AA66])" office:value-type="string" office:string-value="matches" calcext:value-type="string">
            <text:p>matches</text:p>
          </table:table-cell>
          <table:table-cell table:style-name="ce211" table:formula="of:=IF(+[.Y66]-[.AB66]=0;&quot;matches&quot;; +[.Y66]-[.AB6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Corn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Righ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Righ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20" office:value-type="float" office:value="0.028" calcext:value-type="float">
            <text:p>0.028000</text:p>
          </table:table-cell>
          <table:table-cell office:value-type="float" office:value="0.019" calcext:value-type="float">
            <text:p>0.019000</text:p>
          </table:table-cell>
          <table:table-cell table:style-name="ce123"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7]-[.Z67]=0;&quot;matches&quot;; +[.W67]-[.Z67])" office:value-type="string" office:string-value="matches" calcext:value-type="string">
            <text:p>matches</text:p>
          </table:table-cell>
          <table:table-cell table:style-name="ce211" table:formula="of:=IF(+[.X67]-[.AA67]=0;&quot;matches&quot;; +[.X67]-[.AA67])" office:value-type="string" office:string-value="matches" calcext:value-type="string">
            <text:p>matches</text:p>
          </table:table-cell>
          <table:table-cell table:style-name="ce211" table:formula="of:=IF(+[.Y67]-[.AB67]=0;&quot;matches&quot;; +[.Y67]-[.AB67])"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UpperCenter</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Center"</text:p>
          </table:table-cell>
          <table:table-cell office:value-type="string" calcext:value-type="string">
            <text:p>connected="false"</text:p>
          </table:table-cell>
          <table:table-cell office:value-type="float" office:value="0.043" calcext:value-type="float">
            <text:p>0.043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UpperCenter"</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8]-[.Z68]=0;&quot;matches&quot;; +[.W68]-[.Z68])" office:value-type="string" office:string-value="matches" calcext:value-type="string">
            <text:p>matches</text:p>
          </table:table-cell>
          <table:table-cell table:style-name="ce211" table:formula="of:=IF(+[.X68]-[.AA68]=0;&quot;matches&quot;; +[.X68]-[.AA68])" office:value-type="string" office:string-value="matches" calcext:value-type="string">
            <text:p>matches</text:p>
          </table:table-cell>
          <table:table-cell table:style-name="ce211" table:formula="of:=IF(+[.Y68]-[.AB68]=0;&quot;matches&quot;; +[.Y68]-[.AB68])" office:value-type="string" office:string-value="matches" calcext:value-type="string">
            <text:p>matches</text:p>
          </table:table-cell>
          <table:table-cell table:number-columns-repeated="16346"/>
        </table:table-row>
        <table:table-row table:style-name="ro1">
          <table:table-cell table:style-name="ce116" table:number-columns-repeated="9"/>
          <table:table-cell table:style-name="ce116" office:value-type="string" calcext:value-type="string">
            <text:p>mFaceEyecornerInn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cornerInnerLef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Lef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20" office:value-type="float" office:value="0.075" calcext:value-type="float">
            <text:p>0.075000</text:p>
          </table:table-cell>
          <table:table-cell office:value-type="float" office:value="0.017" calcext:value-type="float">
            <text:p>0.017000</text:p>
          </table:table-cell>
          <table:table-cell table:style-name="ce123"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9]-[.Z69]=0;&quot;matches&quot;; +[.W69]-[.Z69])" office:value-type="string" office:string-value="matches" calcext:value-type="string">
            <text:p>matches</text:p>
          </table:table-cell>
          <table:table-cell table:style-name="ce211" table:formula="of:=IF(+[.X69]-[.AA69]=0;&quot;matches&quot;; +[.X69]-[.AA69])" office:value-type="string" office:string-value="matches" calcext:value-type="string">
            <text:p>matches</text:p>
          </table:table-cell>
          <table:table-cell table:style-name="ce211" table:formula="of:=IF(+[.Y69]-[.AB69]=0;&quot;matches&quot;; +[.Y69]-[.AB69])"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EyecornerInn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cornerInnerRigh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Righ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20" office:value-type="float" office:value="0.075" calcext:value-type="float">
            <text:p>0.075000</text:p>
          </table:table-cell>
          <table:table-cell office:value-type="float" office:value="-0.017" calcext:value-type="float">
            <text:p>-0.017000</text:p>
          </table:table-cell>
          <table:table-cell table:style-name="ce123"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70]-[.Z70]=0;&quot;matches&quot;; +[.W70]-[.Z70])" office:value-type="string" office:string-value="matches" calcext:value-type="string">
            <text:p>matches</text:p>
          </table:table-cell>
          <table:table-cell table:style-name="ce211" table:formula="of:=IF(+[.X70]-[.AA70]=0;&quot;matches&quot;; +[.X70]-[.AA70])" office:value-type="string" office:string-value="matches" calcext:value-type="string">
            <text:p>matches</text:p>
          </table:table-cell>
          <table:table-cell table:style-name="ce211" table:formula="of:=IF(+[.Y70]-[.AB70]=0;&quot;matches&quot;; +[.Y70]-[.AB70])"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116" table:number-columns-repeated="9"/>
          <table:table-cell table:style-name="ce116" office:value-type="string" calcext:value-type="string">
            <text:p>mFaceNoseBridge</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Bridge"</text:p>
          </table:table-cell>
          <table:table-cell office:value-type="string" calcext:value-type="string">
            <text:p>connected="false"</text:p>
          </table:table-cell>
          <table:table-cell office:value-type="float" office:value="0.015" calcext:value-type="float">
            <text:p>0.0150</text:p>
          </table:table-cell>
          <table:table-cell office:value-type="float" office:value="0" calcext:value-type="float">
            <text:p>0.0000</text:p>
          </table:table-cell>
          <table:table-cell office:value-type="float" office:value="0.008" calcext:value-type="float">
            <text:p>0.0080</text:p>
          </table:table-cell>
          <table:table-cell office:value-type="string" calcext:value-type="string">
            <text:p>group="Nose"</text:p>
          </table:table-cell>
          <table:table-cell office:value-type="string" calcext:value-type="string">
            <text:p>name="mFaceNoseBridge"</text:p>
          </table:table-cell>
          <table:table-cell office:value-type="float" office:value="0.091" calcext:value-type="float">
            <text:p>0.091000</text:p>
          </table:table-cell>
          <table:table-cell office:value-type="float" office:value="0" calcext:value-type="float">
            <text:p>0.000000</text:p>
          </table:table-cell>
          <table:table-cell office:value-type="float" office:value="0.02" calcext:value-type="float">
            <text:p>0.020000</text:p>
          </table:table-cell>
          <table:table-cell table:style-name="ce120" office:value-type="float" office:value="0.091" calcext:value-type="float">
            <text:p>0.091000</text:p>
          </table:table-cell>
          <table:table-cell office:value-type="float" office:value="0" calcext:value-type="float">
            <text:p>0.000000</text:p>
          </table:table-cell>
          <table:table-cell table:style-name="ce123" office:value-type="float" office:value="0.02" calcext:value-type="float">
            <text:p>0.02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71]-[.Z71]=0;&quot;matches&quot;; +[.W71]-[.Z71])" office:value-type="string" office:string-value="matches" calcext:value-type="string">
            <text:p>matches</text:p>
          </table:table-cell>
          <table:table-cell table:style-name="ce211" table:formula="of:=IF(+[.X71]-[.AA71]=0;&quot;matches&quot;; +[.X71]-[.AA71])" office:value-type="string" office:string-value="matches" calcext:value-type="string">
            <text:p>matches</text:p>
          </table:table-cell>
          <table:table-cell table:style-name="ce211" table:formula="of:=IF(+[.Y71]-[.AB71]=0;&quot;matches&quot;; +[.Y71]-[.AB71])" office:value-type="string" office:string-value="matches" calcext:value-type="string">
            <text:p>matches</text:p>
          </table:table-cell>
          <table:table-cell table:style-name="ce116" table:number-columns-repeated="978"/>
          <table:table-cell table:number-columns-repeated="15368"/>
        </table:table-row>
        <table:table-row table:style-name="ro1">
          <table:table-cell table:style-name="ce96" table:number-columns-repeated="6"/>
          <table:table-cell table:style-name="ce96" office:value-type="string" calcext:value-type="string">
            <text:p>mCollarLeft</text:p>
          </table:table-cell>
          <table:table-cell table:style-name="ce96" table:number-columns-repeated="6"/>
          <table:table-cell table:style-name="ce96" office:value-type="string" calcext:value-type="string">
            <text:p>mChest</text:p>
          </table:table-cell>
          <table:table-cell office:value-type="string" calcext:value-type="string">
            <text:p>&lt;bone</text:p>
          </table:table-cell>
          <table:table-cell office:value-type="string" calcext:value-type="string">
            <text:p>aliases="lCollar avatar_mCollarLef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Left"</text:p>
          </table:table-cell>
          <table:table-cell office:value-type="float" office:value="-0.020927" calcext:value-type="float">
            <text:p>-0.020927</text:p>
          </table:table-cell>
          <table:table-cell office:value-type="float" office:value="0.084665" calcext:value-type="float">
            <text:p>0.084665</text:p>
          </table:table-cell>
          <table:table-cell office:value-type="float" office:value="0.165396" calcext:value-type="float">
            <text:p>0.165396</text:p>
          </table:table-cell>
          <table:table-cell table:style-name="ce120" office:value-type="float" office:value="-0.021" calcext:value-type="float">
            <text:p>-0.021000</text:p>
          </table:table-cell>
          <table:table-cell office:value-type="float" office:value="0.085" calcext:value-type="float">
            <text:p>0.085000</text:p>
          </table:table-cell>
          <table:table-cell table:style-name="ce123"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2]-[.Z72]=0;&quot;matches&quot;; +[.W72]-[.Z72])" office:value-type="float" office:value="0.0000730000000000002" calcext:value-type="float">
            <text:p>0.000073</text:p>
          </table:table-cell>
          <table:table-cell table:style-name="ce211" table:formula="of:=IF(+[.X72]-[.AA72]=0;&quot;matches&quot;; +[.X72]-[.AA72])" office:value-type="float" office:value="-0.000335000000000002" calcext:value-type="float">
            <text:p>-0.000335</text:p>
          </table:table-cell>
          <table:table-cell table:style-name="ce211" table:formula="of:=IF(+[.Y72]-[.AB72]=0;&quot;matches&quot;; +[.Y72]-[.AB72])" office:value-type="float" office:value="0.00039599999999998" calcext:value-type="float">
            <text:p>0.000396</text:p>
          </table:table-cell>
          <table:table-cell table:style-name="ce96" table:number-columns-repeated="978"/>
          <table:table-cell table:number-columns-repeated="15368"/>
        </table:table-row>
        <table:table-row table:style-name="ro1">
          <table:table-cell table:style-name="ce105" table:number-columns-repeated="7"/>
          <table:table-cell table:style-name="ce105" office:value-type="string" calcext:value-type="string">
            <text:p>L_CLAVICLE</text:p>
          </table:table-cell>
          <table:table-cell table:style-name="ce105" table:number-columns-repeated="5"/>
          <table:table-cell table:style-name="ce105" office:value-type="string" calcext:value-type="string">
            <text:p>mCollar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L_CLAVICLE"</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 calcext:value-type="float">
            <text:p>0.000000</text:p>
          </table:table-cell>
          <table:table-cell table:style-name="ce190" office:value-type="float" office:value="0.02" calcext:value-type="float">
            <text:p>0.0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7" calcext:value-type="float">
            <text:p>0.070</text:p>
          </table:table-cell>
          <table:table-cell table:style-name="ce202" office:value-type="float" office:value="0.14" calcext:value-type="float">
            <text:p>0.14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73]-[.Z73]=0;&quot;matches&quot;; +[.W73]-[.Z73])" office:value-type="float" office:value="-0.02" calcext:value-type="float">
            <text:p>-0.020000</text:p>
          </table:table-cell>
          <table:table-cell table:style-name="ce211" table:formula="of:=IF(+[.X73]-[.AA73]=0;&quot;matches&quot;; +[.X73]-[.AA73])" office:value-type="string" office:string-value="matches" calcext:value-type="string">
            <text:p>matches</text:p>
          </table:table-cell>
          <table:table-cell table:style-name="ce211" table:formula="of:=IF(+[.Y73]-[.AB73]=0;&quot;matches&quot;; +[.Y73]-[.AB73])" office:value-type="float" office:value="-0.02" calcext:value-type="float">
            <text:p>-0.0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7"/>
          <table:table-cell office:value-type="string" calcext:value-type="string">
            <text:p>mShoulderLeft</text:p>
          </table:table-cell>
          <table:table-cell table:number-columns-repeated="5"/>
          <table:table-cell office:value-type="string" calcext:value-type="string">
            <text:p>mCollarLeft</text:p>
          </table:table-cell>
          <table:table-cell office:value-type="string" calcext:value-type="string">
            <text:p>&lt;bone</text:p>
          </table:table-cell>
          <table:table-cell office:value-type="string" calcext:value-type="string">
            <text:p>aliases="lShldr avatar_mShoulderLef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Left"</text:p>
          </table:table-cell>
          <table:table-cell office:value-type="float" office:value="0" calcext:value-type="float">
            <text:p>0.000000</text:p>
          </table:table-cell>
          <table:table-cell office:value-type="float" office:value="0.079" calcext:value-type="float">
            <text:p>0.079000</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079" calcext:value-type="float">
            <text:p>0.079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4]-[.Z74]=0;&quot;matches&quot;; +[.W74]-[.Z74])" office:value-type="string" office:string-value="matches" calcext:value-type="string">
            <text:p>matches</text:p>
          </table:table-cell>
          <table:table-cell table:style-name="ce211" table:formula="of:=IF(+[.X74]-[.AA74]=0;&quot;matches&quot;; +[.X74]-[.AA74])" office:value-type="string" office:string-value="matches" calcext:value-type="string">
            <text:p>matches</text:p>
          </table:table-cell>
          <table:table-cell table:style-name="ce211" table:formula="of:=IF(+[.Y74]-[.AB74]=0;&quot;matches&quot;; +[.Y74]-[.AB74])" office:value-type="string" office:string-value="matches" calcext:value-type="string">
            <text:p>matches</text:p>
          </table:table-cell>
          <table:table-cell table:number-columns-repeated="16346"/>
        </table:table-row>
        <table:table-row table:style-name="ro1">
          <table:table-cell table:style-name="ce105" table:number-columns-repeated="8"/>
          <table:table-cell table:style-name="ce105" office:value-type="string" calcext:value-type="string">
            <text:p>L_UPPER_ARM</text:p>
          </table:table-cell>
          <table:table-cell table:style-name="ce105" table:number-columns-repeated="4"/>
          <table:table-cell table:style-name="ce105" office:value-type="string" calcext:value-type="string">
            <text:p>mShoulder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3" calcext:value-type="float">
            <text:p>0.1300</text:p>
          </table:table-cell>
          <table:table-cell table:style-name="ce151" office:value-type="float" office:value="-0.003" calcext:value-type="float">
            <text:p>-0.0030</text:p>
          </table:table-cell>
          <table:table-cell table:style-name="ce127" office:value-type="string" calcext:value-type="string">
            <text:p>group="Collision"</text:p>
          </table:table-cell>
          <table:table-cell table:style-name="ce127" office:value-type="string" calcext:value-type="string">
            <text:p>name="L_UPPER_ARM"</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2" calcext:value-type="float">
            <text:p>0.120000</text:p>
          </table:table-cell>
          <table:table-cell table:style-name="ce190" office:value-type="float" office:value="0.01" calcext:value-type="float">
            <text:p>0.010000</text:p>
          </table:table-cell>
          <table:table-cell table:style-name="ce179" office:value-type="float" office:value="-5" calcext:value-type="float">
            <text:p>-5.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17" calcext:value-type="float">
            <text:p>0.17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75]-[.Z75]=0;&quot;matches&quot;; +[.W75]-[.Z75])" office:value-type="string" office:string-value="matches" calcext:value-type="string">
            <text:p>matches</text:p>
          </table:table-cell>
          <table:table-cell table:style-name="ce211" table:formula="of:=IF(+[.X75]-[.AA75]=0;&quot;matches&quot;; +[.X75]-[.AA75])" office:value-type="float" office:value="-0.12" calcext:value-type="float">
            <text:p>-0.120000</text:p>
          </table:table-cell>
          <table:table-cell table:style-name="ce211" table:formula="of:=IF(+[.Y75]-[.AB75]=0;&quot;matches&quot;; +[.Y75]-[.AB75])" office:value-type="float" office:value="-0.01" calcext:value-type="float">
            <text:p>-0.01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8"/>
          <table:table-cell office:value-type="string" calcext:value-type="string">
            <text:p>mElbowLeft</text:p>
          </table:table-cell>
          <table:table-cell table:number-columns-repeated="4"/>
          <table:table-cell office:value-type="string" calcext:value-type="string">
            <text:p>mShoulderLeft</text:p>
          </table:table-cell>
          <table:table-cell office:value-type="string" calcext:value-type="string">
            <text:p>&lt;bone</text:p>
          </table:table-cell>
          <table:table-cell office:value-type="string" calcext:value-type="string">
            <text:p>aliases="lForeArm avatar_mElbowLef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Lef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248" calcext:value-type="float">
            <text:p>0.248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6]-[.Z76]=0;&quot;matches&quot;; +[.W76]-[.Z76])" office:value-type="string" office:string-value="matches" calcext:value-type="string">
            <text:p>matches</text:p>
          </table:table-cell>
          <table:table-cell table:style-name="ce211" table:formula="of:=IF(+[.X76]-[.AA76]=0;&quot;matches&quot;; +[.X76]-[.AA76])" office:value-type="string" office:string-value="matches" calcext:value-type="string">
            <text:p>matches</text:p>
          </table:table-cell>
          <table:table-cell table:style-name="ce211" table:formula="of:=IF(+[.Y76]-[.AB76]=0;&quot;matches&quot;; +[.Y76]-[.AB76])" office:value-type="string" office:string-value="matches" calcext:value-type="string">
            <text:p>matches</text:p>
          </table:table-cell>
          <table:table-cell table:number-columns-repeated="16346"/>
        </table:table-row>
        <table:table-row table:style-name="ro1">
          <table:table-cell table:style-name="ce105" table:number-columns-repeated="9"/>
          <table:table-cell table:style-name="ce105" office:value-type="string" calcext:value-type="string">
            <text:p>L_LOWER_ARM</text:p>
          </table:table-cell>
          <table:table-cell table:style-name="ce105" table:number-columns-repeated="3"/>
          <table:table-cell table:style-name="ce105" office:value-type="string" calcext:value-type="string">
            <text:p>mElbow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001" calcext:value-type="float">
            <text:p>-0.0010</text:p>
          </table:table-cell>
          <table:table-cell table:style-name="ce127" office:value-type="string" calcext:value-type="string">
            <text:p>group="Collision"</text:p>
          </table:table-cell>
          <table:table-cell table:style-name="ce127" office:value-type="string" calcext:value-type="string">
            <text:p>name="L_LOWER_ARM"</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 calcext:value-type="float">
            <text:p>0.100000</text:p>
          </table:table-cell>
          <table:table-cell table:style-name="ce190" office:value-type="float" office:value="0" calcext:value-type="float">
            <text:p>0.000000</text:p>
          </table:table-cell>
          <table:table-cell table:style-name="ce179" office:value-type="float" office:value="-3" calcext:value-type="float">
            <text:p>-3.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4" calcext:value-type="float">
            <text:p>0.040</text:p>
          </table:table-cell>
          <table:table-cell table:style-name="ce202" office:value-type="float" office:value="0.14" calcext:value-type="float">
            <text:p>0.140</text:p>
          </table:table-cell>
          <table:table-cell table:style-name="ce207" office:value-type="float" office:value="0.04" calcext:value-type="float">
            <text:p>0.040</text:p>
          </table:table-cell>
          <table:table-cell table:style-name="ce127" office:value-type="string" calcext:value-type="string">
            <text:p>support="base"/&gt;</text:p>
          </table:table-cell>
          <table:table-cell table:style-name="ce211" table:formula="of:=IF(+[.W77]-[.Z77]=0;&quot;matches&quot;; +[.W77]-[.Z77])" office:value-type="string" office:string-value="matches" calcext:value-type="string">
            <text:p>matches</text:p>
          </table:table-cell>
          <table:table-cell table:style-name="ce211" table:formula="of:=IF(+[.X77]-[.AA77]=0;&quot;matches&quot;; +[.X77]-[.AA77])" office:value-type="float" office:value="-0.1" calcext:value-type="float">
            <text:p>-0.100000</text:p>
          </table:table-cell>
          <table:table-cell table:style-name="ce211" table:formula="of:=IF(+[.Y77]-[.AB77]=0;&quot;matches&quot;; +[.Y77]-[.AB77])" office:value-type="string" office:string-value="matches" calcext:value-type="string">
            <text:p>matches</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9"/>
          <table:table-cell office:value-type="string" calcext:value-type="string">
            <text:p>mWristLeft</text:p>
          </table:table-cell>
          <table:table-cell table:number-columns-repeated="3"/>
          <table:table-cell office:value-type="string" calcext:value-type="string">
            <text:p>mElbowLeft</text:p>
          </table:table-cell>
          <table:table-cell office:value-type="string" calcext:value-type="string">
            <text:p>&lt;bone</text:p>
          </table:table-cell>
          <table:table-cell office:value-type="string" calcext:value-type="string">
            <text:p>aliases="lHand avatar_mWristLef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Left"</text:p>
          </table:table-cell>
          <table:table-cell office:value-type="float" office:value="-0" calcext:value-type="float">
            <text:p>0.000000</text:p>
          </table:table-cell>
          <table:table-cell office:value-type="float" office:value="0.204846" calcext:value-type="float">
            <text:p>0.204846</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205" calcext:value-type="float">
            <text:p>0.205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8]-[.Z78]=0;&quot;matches&quot;; +[.W78]-[.Z78])" office:value-type="string" office:string-value="matches" calcext:value-type="string">
            <text:p>matches</text:p>
          </table:table-cell>
          <table:table-cell table:style-name="ce211" table:formula="of:=IF(+[.X78]-[.AA78]=0;&quot;matches&quot;; +[.X78]-[.AA78])" office:value-type="float" office:value="-0.000153999999999987" calcext:value-type="float">
            <text:p>-0.000154</text:p>
          </table:table-cell>
          <table:table-cell table:style-name="ce211" table:formula="of:=IF(+[.Y78]-[.AB78]=0;&quot;matches&quot;; +[.Y78]-[.AB78])" office:value-type="string" office:string-value="matches" calcext:value-type="string">
            <text:p>matches</text:p>
          </table:table-cell>
          <table:table-cell table:number-columns-repeated="16346"/>
        </table:table-row>
        <table:table-row table:style-name="ro1">
          <table:table-cell table:style-name="ce105" table:number-columns-repeated="10"/>
          <table:table-cell table:style-name="ce105" office:value-type="string" calcext:value-type="string">
            <text:p>L_HAND</text:p>
          </table:table-cell>
          <table:table-cell table:style-name="ce105" table:number-columns-repeated="2"/>
          <table:table-cell table:style-name="ce105" office:value-type="string" calcext:value-type="string">
            <text:p>mWrist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005" calcext:value-type="float">
            <text:p>0.0050</text:p>
          </table:table-cell>
          <table:table-cell table:style-name="ce151" office:value-type="float" office:value="0.049" calcext:value-type="float">
            <text:p>0.0490</text:p>
          </table:table-cell>
          <table:table-cell table:style-name="ce151" office:value-type="float" office:value="-0.001" calcext:value-type="float">
            <text:p>-0.0010</text:p>
          </table:table-cell>
          <table:table-cell table:style-name="ce127" office:value-type="string" calcext:value-type="string">
            <text:p>group="Collision"</text:p>
          </table:table-cell>
          <table:table-cell table:style-name="ce127" office:value-type="string" calcext:value-type="string">
            <text:p>name="L_HAND"</text:p>
          </table:table-cell>
          <table:table-cell table:style-name="ce179"/>
          <table:table-cell table:style-name="ce184"/>
          <table:table-cell table:style-name="ce190"/>
          <table:table-cell table:style-name="ce179" office:value-type="float" office:value="0.01" calcext:value-type="float">
            <text:p>0.010000</text:p>
          </table:table-cell>
          <table:table-cell table:style-name="ce184" office:value-type="float" office:value="0.05" calcext:value-type="float">
            <text:p>0.050000</text:p>
          </table:table-cell>
          <table:table-cell table:style-name="ce190" office:value-type="float" office:value="0" calcext:value-type="float">
            <text:p>0.000000</text:p>
          </table:table-cell>
          <table:table-cell table:style-name="ce179" office:value-type="float" office:value="-3" calcext:value-type="float">
            <text:p>-3.000000</text:p>
          </table:table-cell>
          <table:table-cell table:style-name="ce184" office:value-type="float" office:value="0" calcext:value-type="float">
            <text:p>0.000000</text:p>
          </table:table-cell>
          <table:table-cell table:style-name="ce190" office:value-type="float" office:value="-10" calcext:value-type="float">
            <text:p>-10.000000</text:p>
          </table:table-cell>
          <table:table-cell table:style-name="ce197" office:value-type="float" office:value="0.05" calcext:value-type="float">
            <text:p>0.050</text:p>
          </table:table-cell>
          <table:table-cell table:style-name="ce202" office:value-type="float" office:value="0.08" calcext:value-type="float">
            <text:p>0.080</text:p>
          </table:table-cell>
          <table:table-cell table:style-name="ce207" office:value-type="float" office:value="0.03" calcext:value-type="float">
            <text:p>0.030</text:p>
          </table:table-cell>
          <table:table-cell table:style-name="ce127" office:value-type="string" calcext:value-type="string">
            <text:p>support="base"/&gt;</text:p>
          </table:table-cell>
          <table:table-cell table:style-name="ce211" table:formula="of:=IF(+[.W79]-[.Z79]=0;&quot;matches&quot;; +[.W79]-[.Z79])" office:value-type="float" office:value="-0.01" calcext:value-type="float">
            <text:p>-0.010000</text:p>
          </table:table-cell>
          <table:table-cell table:style-name="ce211" table:formula="of:=IF(+[.X79]-[.AA79]=0;&quot;matches&quot;; +[.X79]-[.AA79])" office:value-type="float" office:value="-0.05" calcext:value-type="float">
            <text:p>-0.050000</text:p>
          </table:table-cell>
          <table:table-cell table:style-name="ce211" table:formula="of:=IF(+[.Y79]-[.AB79]=0;&quot;matches&quot;; +[.Y79]-[.AB79])" office:value-type="string" office:string-value="matches" calcext:value-type="string">
            <text:p>matches</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10"/>
          <table:table-cell office:value-type="string" calcext:value-type="string">
            <text:p>mHandMiddle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Middle1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Lef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20" office:value-type="float" office:value="0.013" calcext:value-type="float">
            <text:p>0.013000</text:p>
          </table:table-cell>
          <table:table-cell office:value-type="float" office:value="0.101" calcext:value-type="float">
            <text:p>0.101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0]-[.Z80]=0;&quot;matches&quot;; +[.W80]-[.Z80])" office:value-type="string" office:string-value="matches" calcext:value-type="string">
            <text:p>matches</text:p>
          </table:table-cell>
          <table:table-cell table:style-name="ce211" table:formula="of:=IF(+[.X80]-[.AA80]=0;&quot;matches&quot;; +[.X80]-[.AA80])" office:value-type="string" office:string-value="matches" calcext:value-type="string">
            <text:p>matches</text:p>
          </table:table-cell>
          <table:table-cell table:style-name="ce211" table:formula="of:=IF(+[.Y80]-[.AB80]=0;&quot;matches&quot;; +[.Y80]-[.AB80])"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Middle2Left</text:p>
          </table:table-cell>
          <table:table-cell/>
          <table:table-cell office:value-type="string" calcext:value-type="string">
            <text:p>mHandMiddle1Left</text:p>
          </table:table-cell>
          <table:table-cell office:value-type="string" calcext:value-type="string">
            <text:p>&lt;bone</text:p>
          </table:table-cell>
          <table:table-cell office:value-type="string" calcext:value-type="string">
            <text:p>aliases="avatar_mHandMiddle2Lef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Lef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20" office:value-type="float" office:value="-0.001" calcext:value-type="float">
            <text:p>-0.001000</text:p>
          </table:table-cell>
          <table:table-cell office:value-type="float" office:value="0.04" calcext:value-type="float">
            <text:p>0.040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1]-[.Z81]=0;&quot;matches&quot;; +[.W81]-[.Z81])" office:value-type="string" office:string-value="matches" calcext:value-type="string">
            <text:p>matches</text:p>
          </table:table-cell>
          <table:table-cell table:style-name="ce211" table:formula="of:=IF(+[.X81]-[.AA81]=0;&quot;matches&quot;; +[.X81]-[.AA81])" office:value-type="string" office:string-value="matches" calcext:value-type="string">
            <text:p>matches</text:p>
          </table:table-cell>
          <table:table-cell table:style-name="ce211" table:formula="of:=IF(+[.Y81]-[.AB81]=0;&quot;matches&quot;; +[.Y81]-[.AB81])"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Middle3Left</text:p>
          </table:table-cell>
          <table:table-cell office:value-type="string" calcext:value-type="string">
            <text:p>mHandMiddle2Left</text:p>
          </table:table-cell>
          <table:table-cell office:value-type="string" calcext:value-type="string">
            <text:p>&lt;bone</text:p>
          </table:table-cell>
          <table:table-cell office:value-type="string" calcext:value-type="string">
            <text:p>aliases="avatar_mHandMiddle3Lef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Lef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20" office:value-type="float" office:value="-0.001" calcext:value-type="float">
            <text:p>-0.001000</text:p>
          </table:table-cell>
          <table:table-cell office:value-type="float" office:value="0.049" calcext:value-type="float">
            <text:p>0.049000</text:p>
          </table:table-cell>
          <table:table-cell table:style-name="ce123"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2]-[.Z82]=0;&quot;matches&quot;; +[.W82]-[.Z82])" office:value-type="string" office:string-value="matches" calcext:value-type="string">
            <text:p>matches</text:p>
          </table:table-cell>
          <table:table-cell table:style-name="ce211" table:formula="of:=IF(+[.X82]-[.AA82]=0;&quot;matches&quot;; +[.X82]-[.AA82])" office:value-type="string" office:string-value="matches" calcext:value-type="string">
            <text:p>matches</text:p>
          </table:table-cell>
          <table:table-cell table:style-name="ce211" table:formula="of:=IF(+[.Y82]-[.AB82]=0;&quot;matches&quot;; +[.Y82]-[.AB82])"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Index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Index1Lef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Lef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20" office:value-type="float" office:value="0.038" calcext:value-type="float">
            <text:p>0.038000</text:p>
          </table:table-cell>
          <table:table-cell office:value-type="float" office:value="0.097" calcext:value-type="float">
            <text:p>0.097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3]-[.Z83]=0;&quot;matches&quot;; +[.W83]-[.Z83])" office:value-type="string" office:string-value="matches" calcext:value-type="string">
            <text:p>matches</text:p>
          </table:table-cell>
          <table:table-cell table:style-name="ce211" table:formula="of:=IF(+[.X83]-[.AA83]=0;&quot;matches&quot;; +[.X83]-[.AA83])" office:value-type="string" office:string-value="matches" calcext:value-type="string">
            <text:p>matches</text:p>
          </table:table-cell>
          <table:table-cell table:style-name="ce211" table:formula="of:=IF(+[.Y83]-[.AB83]=0;&quot;matches&quot;; +[.Y83]-[.AB83])"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Index2Left</text:p>
          </table:table-cell>
          <table:table-cell/>
          <table:table-cell office:value-type="string" calcext:value-type="string">
            <text:p>mHandIndex1Left</text:p>
          </table:table-cell>
          <table:table-cell office:value-type="string" calcext:value-type="string">
            <text:p>&lt;bone</text:p>
          </table:table-cell>
          <table:table-cell office:value-type="string" calcext:value-type="string">
            <text:p>aliases="avatar_mHandIndex2Lef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Lef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20" office:value-type="float" office:value="0.017" calcext:value-type="float">
            <text:p>0.017000</text:p>
          </table:table-cell>
          <table:table-cell office:value-type="float" office:value="0.036" calcext:value-type="float">
            <text:p>0.036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4]-[.Z84]=0;&quot;matches&quot;; +[.W84]-[.Z84])" office:value-type="string" office:string-value="matches" calcext:value-type="string">
            <text:p>matches</text:p>
          </table:table-cell>
          <table:table-cell table:style-name="ce211" table:formula="of:=IF(+[.X84]-[.AA84]=0;&quot;matches&quot;; +[.X84]-[.AA84])" office:value-type="string" office:string-value="matches" calcext:value-type="string">
            <text:p>matches</text:p>
          </table:table-cell>
          <table:table-cell table:style-name="ce211" table:formula="of:=IF(+[.Y84]-[.AB84]=0;&quot;matches&quot;; +[.Y84]-[.AB84])"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Index3Left</text:p>
          </table:table-cell>
          <table:table-cell office:value-type="string" calcext:value-type="string">
            <text:p>mHandIndex2Left</text:p>
          </table:table-cell>
          <table:table-cell office:value-type="string" calcext:value-type="string">
            <text:p>&lt;bone</text:p>
          </table:table-cell>
          <table:table-cell office:value-type="string" calcext:value-type="string">
            <text:p>aliases="avatar_mHandIndex3Lef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Lef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20" office:value-type="float" office:value="0.014" calcext:value-type="float">
            <text:p>0.014000</text:p>
          </table:table-cell>
          <table:table-cell office:value-type="float" office:value="0.032" calcext:value-type="float">
            <text:p>0.032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5]-[.Z85]=0;&quot;matches&quot;; +[.W85]-[.Z85])" office:value-type="string" office:string-value="matches" calcext:value-type="string">
            <text:p>matches</text:p>
          </table:table-cell>
          <table:table-cell table:style-name="ce211" table:formula="of:=IF(+[.X85]-[.AA85]=0;&quot;matches&quot;; +[.X85]-[.AA85])" office:value-type="string" office:string-value="matches" calcext:value-type="string">
            <text:p>matches</text:p>
          </table:table-cell>
          <table:table-cell table:style-name="ce211" table:formula="of:=IF(+[.Y85]-[.AB85]=0;&quot;matches&quot;; +[.Y85]-[.AB85])"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Ring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Ring1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Lef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20" office:value-type="float" office:value="-0.01" calcext:value-type="float">
            <text:p>-0.010000</text:p>
          </table:table-cell>
          <table:table-cell office:value-type="float" office:value="0.099" calcext:value-type="float">
            <text:p>0.099000</text:p>
          </table:table-cell>
          <table:table-cell table:style-name="ce123"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6]-[.Z86]=0;&quot;matches&quot;; +[.W86]-[.Z86])" office:value-type="string" office:string-value="matches" calcext:value-type="string">
            <text:p>matches</text:p>
          </table:table-cell>
          <table:table-cell table:style-name="ce211" table:formula="of:=IF(+[.X86]-[.AA86]=0;&quot;matches&quot;; +[.X86]-[.AA86])" office:value-type="string" office:string-value="matches" calcext:value-type="string">
            <text:p>matches</text:p>
          </table:table-cell>
          <table:table-cell table:style-name="ce211" table:formula="of:=IF(+[.Y86]-[.AB86]=0;&quot;matches&quot;; +[.Y86]-[.AB8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Ring2Left</text:p>
          </table:table-cell>
          <table:table-cell/>
          <table:table-cell office:value-type="string" calcext:value-type="string">
            <text:p>mHandRing1Left</text:p>
          </table:table-cell>
          <table:table-cell office:value-type="string" calcext:value-type="string">
            <text:p>&lt;bone</text:p>
          </table:table-cell>
          <table:table-cell office:value-type="string" calcext:value-type="string">
            <text:p>aliases="avatar_mHandRing2Lef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Lef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20" office:value-type="float" office:value="-0.013" calcext:value-type="float">
            <text:p>-0.013000</text:p>
          </table:table-cell>
          <table:table-cell office:value-type="float" office:value="0.038" calcext:value-type="float">
            <text:p>0.038000</text:p>
          </table:table-cell>
          <table:table-cell table:style-name="ce123"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7]-[.Z87]=0;&quot;matches&quot;; +[.W87]-[.Z87])" office:value-type="string" office:string-value="matches" calcext:value-type="string">
            <text:p>matches</text:p>
          </table:table-cell>
          <table:table-cell table:style-name="ce211" table:formula="of:=IF(+[.X87]-[.AA87]=0;&quot;matches&quot;; +[.X87]-[.AA87])" office:value-type="string" office:string-value="matches" calcext:value-type="string">
            <text:p>matches</text:p>
          </table:table-cell>
          <table:table-cell table:style-name="ce211" table:formula="of:=IF(+[.Y87]-[.AB87]=0;&quot;matches&quot;; +[.Y87]-[.AB87])"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Ring3Left</text:p>
          </table:table-cell>
          <table:table-cell office:value-type="string" calcext:value-type="string">
            <text:p>mHandRing2Left</text:p>
          </table:table-cell>
          <table:table-cell office:value-type="string" calcext:value-type="string">
            <text:p>&lt;bone</text:p>
          </table:table-cell>
          <table:table-cell office:value-type="string" calcext:value-type="string">
            <text:p>aliases="avatar_mHandRing3Lef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Lef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20" office:value-type="float" office:value="-0.013" calcext:value-type="float">
            <text:p>-0.013000</text:p>
          </table:table-cell>
          <table:table-cell office:value-type="float" office:value="0.04" calcext:value-type="float">
            <text:p>0.040000</text:p>
          </table:table-cell>
          <table:table-cell table:style-name="ce123"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8]-[.Z88]=0;&quot;matches&quot;; +[.W88]-[.Z88])" office:value-type="string" office:string-value="matches" calcext:value-type="string">
            <text:p>matches</text:p>
          </table:table-cell>
          <table:table-cell table:style-name="ce211" table:formula="of:=IF(+[.X88]-[.AA88]=0;&quot;matches&quot;; +[.X88]-[.AA88])" office:value-type="string" office:string-value="matches" calcext:value-type="string">
            <text:p>matches</text:p>
          </table:table-cell>
          <table:table-cell table:style-name="ce211" table:formula="of:=IF(+[.Y88]-[.AB88]=0;&quot;matches&quot;; +[.Y88]-[.AB88])"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Pinky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Pinky1Lef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Lef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20" office:value-type="float" office:value="-0.031" calcext:value-type="float">
            <text:p>-0.031000</text:p>
          </table:table-cell>
          <table:table-cell office:value-type="float" office:value="0.095" calcext:value-type="float">
            <text:p>0.095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9]-[.Z89]=0;&quot;matches&quot;; +[.W89]-[.Z89])" office:value-type="string" office:string-value="matches" calcext:value-type="string">
            <text:p>matches</text:p>
          </table:table-cell>
          <table:table-cell table:style-name="ce211" table:formula="of:=IF(+[.X89]-[.AA89]=0;&quot;matches&quot;; +[.X89]-[.AA89])" office:value-type="string" office:string-value="matches" calcext:value-type="string">
            <text:p>matches</text:p>
          </table:table-cell>
          <table:table-cell table:style-name="ce211" table:formula="of:=IF(+[.Y89]-[.AB89]=0;&quot;matches&quot;; +[.Y89]-[.AB89])"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Pinky2Left</text:p>
          </table:table-cell>
          <table:table-cell/>
          <table:table-cell office:value-type="string" calcext:value-type="string">
            <text:p>mHandPinky1Left</text:p>
          </table:table-cell>
          <table:table-cell office:value-type="string" calcext:value-type="string">
            <text:p>&lt;bone</text:p>
          </table:table-cell>
          <table:table-cell office:value-type="string" calcext:value-type="string">
            <text:p>aliases="avatar_mHandPinky2Lef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Lef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20" office:value-type="float" office:value="-0.024" calcext:value-type="float">
            <text:p>-0.024000</text:p>
          </table:table-cell>
          <table:table-cell office:value-type="float" office:value="0.025" calcext:value-type="float">
            <text:p>0.025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0]-[.Z90]=0;&quot;matches&quot;; +[.W90]-[.Z90])" office:value-type="string" office:string-value="matches" calcext:value-type="string">
            <text:p>matches</text:p>
          </table:table-cell>
          <table:table-cell table:style-name="ce211" table:formula="of:=IF(+[.X90]-[.AA90]=0;&quot;matches&quot;; +[.X90]-[.AA90])" office:value-type="string" office:string-value="matches" calcext:value-type="string">
            <text:p>matches</text:p>
          </table:table-cell>
          <table:table-cell table:style-name="ce211" table:formula="of:=IF(+[.Y90]-[.AB90]=0;&quot;matches&quot;; +[.Y90]-[.AB90])"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Pinky3Left</text:p>
          </table:table-cell>
          <table:table-cell office:value-type="string" calcext:value-type="string">
            <text:p>mHandPinky2Left</text:p>
          </table:table-cell>
          <table:table-cell office:value-type="string" calcext:value-type="string">
            <text:p>&lt;bone</text:p>
          </table:table-cell>
          <table:table-cell office:value-type="string" calcext:value-type="string">
            <text:p>aliases="avatar_mHandPinky3Lef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Lef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20" office:value-type="float" office:value="-0.015" calcext:value-type="float">
            <text:p>-0.015000</text:p>
          </table:table-cell>
          <table:table-cell office:value-type="float" office:value="0.018" calcext:value-type="float">
            <text:p>0.018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1]-[.Z91]=0;&quot;matches&quot;; +[.W91]-[.Z91])" office:value-type="string" office:string-value="matches" calcext:value-type="string">
            <text:p>matches</text:p>
          </table:table-cell>
          <table:table-cell table:style-name="ce211" table:formula="of:=IF(+[.X91]-[.AA91]=0;&quot;matches&quot;; +[.X91]-[.AA91])" office:value-type="string" office:string-value="matches" calcext:value-type="string">
            <text:p>matches</text:p>
          </table:table-cell>
          <table:table-cell table:style-name="ce211" table:formula="of:=IF(+[.Y91]-[.AB91]=0;&quot;matches&quot;; +[.Y91]-[.AB91])"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Thumb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Thumb1Lef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Lef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20" office:value-type="float" office:value="0.031" calcext:value-type="float">
            <text:p>0.031000</text:p>
          </table:table-cell>
          <table:table-cell office:value-type="float" office:value="0.026" calcext:value-type="float">
            <text:p>0.026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2]-[.Z92]=0;&quot;matches&quot;; +[.W92]-[.Z92])" office:value-type="string" office:string-value="matches" calcext:value-type="string">
            <text:p>matches</text:p>
          </table:table-cell>
          <table:table-cell table:style-name="ce211" table:formula="of:=IF(+[.X92]-[.AA92]=0;&quot;matches&quot;; +[.X92]-[.AA92])" office:value-type="string" office:string-value="matches" calcext:value-type="string">
            <text:p>matches</text:p>
          </table:table-cell>
          <table:table-cell table:style-name="ce211" table:formula="of:=IF(+[.Y92]-[.AB92]=0;&quot;matches&quot;; +[.Y92]-[.AB92])"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Thumb2Left</text:p>
          </table:table-cell>
          <table:table-cell/>
          <table:table-cell office:value-type="string" calcext:value-type="string">
            <text:p>mHandThumb1Left</text:p>
          </table:table-cell>
          <table:table-cell office:value-type="string" calcext:value-type="string">
            <text:p>&lt;bone</text:p>
          </table:table-cell>
          <table:table-cell office:value-type="string" calcext:value-type="string">
            <text:p>aliases="avatar_mHandThumb2Lef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Lef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20" office:value-type="float" office:value="0.028" calcext:value-type="float">
            <text:p>0.028000</text:p>
          </table:table-cell>
          <table:table-cell office:value-type="float" office:value="0.032" calcext:value-type="float">
            <text:p>0.032000</text:p>
          </table:table-cell>
          <table:table-cell table:style-name="ce123"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3]-[.Z93]=0;&quot;matches&quot;; +[.W93]-[.Z93])" office:value-type="string" office:string-value="matches" calcext:value-type="string">
            <text:p>matches</text:p>
          </table:table-cell>
          <table:table-cell table:style-name="ce211" table:formula="of:=IF(+[.X93]-[.AA93]=0;&quot;matches&quot;; +[.X93]-[.AA93])" office:value-type="string" office:string-value="matches" calcext:value-type="string">
            <text:p>matches</text:p>
          </table:table-cell>
          <table:table-cell table:style-name="ce211" table:formula="of:=IF(+[.Y93]-[.AB93]=0;&quot;matches&quot;; +[.Y93]-[.AB93])"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Thumb3Left</text:p>
          </table:table-cell>
          <table:table-cell office:value-type="string" calcext:value-type="string">
            <text:p>mHandThumb2Left</text:p>
          </table:table-cell>
          <table:table-cell office:value-type="string" calcext:value-type="string">
            <text:p>&lt;bone</text:p>
          </table:table-cell>
          <table:table-cell office:value-type="string" calcext:value-type="string">
            <text:p>aliases="avatar_mHandThumb3Lef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Lef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20" office:value-type="float" office:value="0.023" calcext:value-type="float">
            <text:p>0.023000</text:p>
          </table:table-cell>
          <table:table-cell office:value-type="float" office:value="0.031" calcext:value-type="float">
            <text:p>0.031000</text:p>
          </table:table-cell>
          <table:table-cell table:style-name="ce123"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4]-[.Z94]=0;&quot;matches&quot;; +[.W94]-[.Z94])" office:value-type="string" office:string-value="matches" calcext:value-type="string">
            <text:p>matches</text:p>
          </table:table-cell>
          <table:table-cell table:style-name="ce211" table:formula="of:=IF(+[.X94]-[.AA94]=0;&quot;matches&quot;; +[.X94]-[.AA94])" office:value-type="string" office:string-value="matches" calcext:value-type="string">
            <text:p>matches</text:p>
          </table:table-cell>
          <table:table-cell table:style-name="ce211" table:formula="of:=IF(+[.Y94]-[.AB94]=0;&quot;matches&quot;; +[.Y94]-[.AB94])" office:value-type="string" office:string-value="matches" calcext:value-type="string">
            <text:p>matches</text:p>
          </table:table-cell>
          <table:table-cell table:number-columns-repeated="16346"/>
        </table:table-row>
        <table:table-row table:style-name="ro1">
          <table:table-cell table:style-name="ce96" table:number-columns-repeated="6"/>
          <table:table-cell table:style-name="ce96" office:value-type="string" calcext:value-type="string">
            <text:p>mCollarRight</text:p>
          </table:table-cell>
          <table:table-cell table:style-name="ce96" table:number-columns-repeated="6"/>
          <table:table-cell table:style-name="ce96" office:value-type="string" calcext:value-type="string">
            <text:p>mChest</text:p>
          </table:table-cell>
          <table:table-cell office:value-type="string" calcext:value-type="string">
            <text:p>&lt;bone</text:p>
          </table:table-cell>
          <table:table-cell office:value-type="string" calcext:value-type="string">
            <text:p>aliases="rCollar avatar_mCollarRigh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Right"</text:p>
          </table:table-cell>
          <table:table-cell office:value-type="float" office:value="-0.020927" calcext:value-type="float">
            <text:p>-0.020927</text:p>
          </table:table-cell>
          <table:table-cell office:value-type="float" office:value="-0.085" calcext:value-type="float">
            <text:p>-0.085000</text:p>
          </table:table-cell>
          <table:table-cell office:value-type="float" office:value="0.165396" calcext:value-type="float">
            <text:p>0.165396</text:p>
          </table:table-cell>
          <table:table-cell table:style-name="ce120" office:value-type="float" office:value="-0.021" calcext:value-type="float">
            <text:p>-0.021000</text:p>
          </table:table-cell>
          <table:table-cell office:value-type="float" office:value="-0.085" calcext:value-type="float">
            <text:p>-0.085000</text:p>
          </table:table-cell>
          <table:table-cell table:style-name="ce123"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95]-[.Z95]=0;&quot;matches&quot;; +[.W95]-[.Z95])" office:value-type="float" office:value="0.0000730000000000002" calcext:value-type="float">
            <text:p>0.000073</text:p>
          </table:table-cell>
          <table:table-cell table:style-name="ce211" table:formula="of:=IF(+[.X95]-[.AA95]=0;&quot;matches&quot;; +[.X95]-[.AA95])" office:value-type="string" office:string-value="matches" calcext:value-type="string">
            <text:p>matches</text:p>
          </table:table-cell>
          <table:table-cell table:style-name="ce211" table:formula="of:=IF(+[.Y95]-[.AB95]=0;&quot;matches&quot;; +[.Y95]-[.AB95])" office:value-type="float" office:value="0.00039599999999998" calcext:value-type="float">
            <text:p>0.000396</text:p>
          </table:table-cell>
          <table:table-cell table:style-name="ce96" table:number-columns-repeated="978"/>
          <table:table-cell table:number-columns-repeated="15368"/>
        </table:table-row>
        <table:table-row table:style-name="ro1">
          <table:table-cell table:style-name="ce105" table:number-columns-repeated="7"/>
          <table:table-cell table:style-name="ce105" office:value-type="string" calcext:value-type="string">
            <text:p>R_CLAVICLE</text:p>
          </table:table-cell>
          <table:table-cell table:style-name="ce105" table:number-columns-repeated="5"/>
          <table:table-cell table:style-name="ce105" office:value-type="string" calcext:value-type="string">
            <text:p>mCollar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R_CLAVICLE"</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 calcext:value-type="float">
            <text:p>0.000000</text:p>
          </table:table-cell>
          <table:table-cell table:style-name="ce190" office:value-type="float" office:value="0.02" calcext:value-type="float">
            <text:p>0.0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7" calcext:value-type="float">
            <text:p>0.070</text:p>
          </table:table-cell>
          <table:table-cell table:style-name="ce202" office:value-type="float" office:value="0.14" calcext:value-type="float">
            <text:p>0.14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96]-[.Z96]=0;&quot;matches&quot;; +[.W96]-[.Z96])" office:value-type="float" office:value="-0.02" calcext:value-type="float">
            <text:p>-0.020000</text:p>
          </table:table-cell>
          <table:table-cell table:style-name="ce211" table:formula="of:=IF(+[.X96]-[.AA96]=0;&quot;matches&quot;; +[.X96]-[.AA96])" office:value-type="string" office:string-value="matches" calcext:value-type="string">
            <text:p>matches</text:p>
          </table:table-cell>
          <table:table-cell table:style-name="ce211" table:formula="of:=IF(+[.Y96]-[.AB96]=0;&quot;matches&quot;; +[.Y96]-[.AB96])" office:value-type="float" office:value="-0.02" calcext:value-type="float">
            <text:p>-0.0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7"/>
          <table:table-cell office:value-type="string" calcext:value-type="string">
            <text:p>mShoulderRight</text:p>
          </table:table-cell>
          <table:table-cell table:number-columns-repeated="5"/>
          <table:table-cell office:value-type="string" calcext:value-type="string">
            <text:p>mCollarRight</text:p>
          </table:table-cell>
          <table:table-cell office:value-type="string" calcext:value-type="string">
            <text:p>&lt;bone</text:p>
          </table:table-cell>
          <table:table-cell office:value-type="string" calcext:value-type="string">
            <text:p>aliases="rShldr avatar_mShoulderRigh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Right"</text:p>
          </table:table-cell>
          <table:table-cell office:value-type="float" office:value="0" calcext:value-type="float">
            <text:p>0.000000</text:p>
          </table:table-cell>
          <table:table-cell office:value-type="float" office:value="-0.079418" calcext:value-type="float">
            <text:p>-0.079418</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079" calcext:value-type="float">
            <text:p>-0.079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97]-[.Z97]=0;&quot;matches&quot;; +[.W97]-[.Z97])" office:value-type="string" office:string-value="matches" calcext:value-type="string">
            <text:p>matches</text:p>
          </table:table-cell>
          <table:table-cell table:style-name="ce211" table:formula="of:=IF(+[.X97]-[.AA97]=0;&quot;matches&quot;; +[.X97]-[.AA97])" office:value-type="float" office:value="-0.000418000000000002" calcext:value-type="float">
            <text:p>-0.000418</text:p>
          </table:table-cell>
          <table:table-cell table:style-name="ce211" table:formula="of:=IF(+[.Y97]-[.AB97]=0;&quot;matches&quot;; +[.Y97]-[.AB97])" office:value-type="string" office:string-value="matches" calcext:value-type="string">
            <text:p>matches</text:p>
          </table:table-cell>
          <table:table-cell table:number-columns-repeated="16346"/>
        </table:table-row>
        <table:table-row table:style-name="ro1">
          <table:table-cell table:style-name="ce105" table:number-columns-repeated="8"/>
          <table:table-cell table:style-name="ce105" office:value-type="string" calcext:value-type="string">
            <text:p>R_UPPER_ARM</text:p>
          </table:table-cell>
          <table:table-cell table:style-name="ce105" table:number-columns-repeated="4"/>
          <table:table-cell table:style-name="ce105" office:value-type="string" calcext:value-type="string">
            <text:p>mShoulder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3" calcext:value-type="float">
            <text:p>-0.1300</text:p>
          </table:table-cell>
          <table:table-cell table:style-name="ce151" office:value-type="float" office:value="-0.003" calcext:value-type="float">
            <text:p>-0.0030</text:p>
          </table:table-cell>
          <table:table-cell table:style-name="ce127" office:value-type="string" calcext:value-type="string">
            <text:p>group="Collision"</text:p>
          </table:table-cell>
          <table:table-cell table:style-name="ce127" office:value-type="string" calcext:value-type="string">
            <text:p>name="R_UPPER_ARM"</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2" calcext:value-type="float">
            <text:p>-0.120000</text:p>
          </table:table-cell>
          <table:table-cell table:style-name="ce190" office:value-type="float" office:value="0.01" calcext:value-type="float">
            <text:p>0.010000</text:p>
          </table:table-cell>
          <table:table-cell table:style-name="ce179" office:value-type="float" office:value="5" calcext:value-type="float">
            <text:p>5.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17" calcext:value-type="float">
            <text:p>0.17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98]-[.Z98]=0;&quot;matches&quot;; +[.W98]-[.Z98])" office:value-type="string" office:string-value="matches" calcext:value-type="string">
            <text:p>matches</text:p>
          </table:table-cell>
          <table:table-cell table:style-name="ce211" table:formula="of:=IF(+[.X98]-[.AA98]=0;&quot;matches&quot;; +[.X98]-[.AA98])" office:value-type="float" office:value="0.12" calcext:value-type="float">
            <text:p>0.120000</text:p>
          </table:table-cell>
          <table:table-cell table:style-name="ce211" table:formula="of:=IF(+[.Y98]-[.AB98]=0;&quot;matches&quot;; +[.Y98]-[.AB98])" office:value-type="float" office:value="-0.01" calcext:value-type="float">
            <text:p>-0.01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8"/>
          <table:table-cell office:value-type="string" calcext:value-type="string">
            <text:p>mElbowRight</text:p>
          </table:table-cell>
          <table:table-cell table:number-columns-repeated="4"/>
          <table:table-cell office:value-type="string" calcext:value-type="string">
            <text:p>mShoulderRight</text:p>
          </table:table-cell>
          <table:table-cell office:value-type="string" calcext:value-type="string">
            <text:p>&lt;bone</text:p>
          </table:table-cell>
          <table:table-cell office:value-type="string" calcext:value-type="string">
            <text:p>aliases="rForeArm avatar_mElbowRigh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Righ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248" calcext:value-type="float">
            <text:p>-0.248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99]-[.Z99]=0;&quot;matches&quot;; +[.W99]-[.Z99])" office:value-type="string" office:string-value="matches" calcext:value-type="string">
            <text:p>matches</text:p>
          </table:table-cell>
          <table:table-cell table:style-name="ce211" table:formula="of:=IF(+[.X99]-[.AA99]=0;&quot;matches&quot;; +[.X99]-[.AA99])" office:value-type="string" office:string-value="matches" calcext:value-type="string">
            <text:p>matches</text:p>
          </table:table-cell>
          <table:table-cell table:style-name="ce211" table:formula="of:=IF(+[.Y99]-[.AB99]=0;&quot;matches&quot;; +[.Y99]-[.AB99])" office:value-type="string" office:string-value="matches" calcext:value-type="string">
            <text:p>matches</text:p>
          </table:table-cell>
          <table:table-cell table:number-columns-repeated="16346"/>
        </table:table-row>
        <table:table-row table:style-name="ro1">
          <table:table-cell table:style-name="ce105" table:number-columns-repeated="9"/>
          <table:table-cell table:style-name="ce105" office:value-type="string" calcext:value-type="string">
            <text:p>R_LOWER_ARM</text:p>
          </table:table-cell>
          <table:table-cell table:style-name="ce105" table:number-columns-repeated="3"/>
          <table:table-cell table:style-name="ce105" office:value-type="string" calcext:value-type="string">
            <text:p>mElbow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001" calcext:value-type="float">
            <text:p>-0.0010</text:p>
          </table:table-cell>
          <table:table-cell table:style-name="ce127" office:value-type="string" calcext:value-type="string">
            <text:p>group="Collision"</text:p>
          </table:table-cell>
          <table:table-cell table:style-name="ce127" office:value-type="string" calcext:value-type="string">
            <text:p>name="R_LOWER_ARM"</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 calcext:value-type="float">
            <text:p>-0.100000</text:p>
          </table:table-cell>
          <table:table-cell table:style-name="ce190" office:value-type="float" office:value="0" calcext:value-type="float">
            <text:p>0.000000</text:p>
          </table:table-cell>
          <table:table-cell table:style-name="ce179" office:value-type="float" office:value="3" calcext:value-type="float">
            <text:p>3.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4" calcext:value-type="float">
            <text:p>0.040</text:p>
          </table:table-cell>
          <table:table-cell table:style-name="ce202" office:value-type="float" office:value="0.14" calcext:value-type="float">
            <text:p>0.140</text:p>
          </table:table-cell>
          <table:table-cell table:style-name="ce207" office:value-type="float" office:value="0.04" calcext:value-type="float">
            <text:p>0.040</text:p>
          </table:table-cell>
          <table:table-cell table:style-name="ce127" office:value-type="string" calcext:value-type="string">
            <text:p>support="base"/&gt;</text:p>
          </table:table-cell>
          <table:table-cell table:style-name="ce211" table:formula="of:=IF(+[.W100]-[.Z100]=0;&quot;matches&quot;; +[.W100]-[.Z100])" office:value-type="string" office:string-value="matches" calcext:value-type="string">
            <text:p>matches</text:p>
          </table:table-cell>
          <table:table-cell table:style-name="ce211" table:formula="of:=IF(+[.X100]-[.AA100]=0;&quot;matches&quot;; +[.X100]-[.AA100])" office:value-type="float" office:value="0.1" calcext:value-type="float">
            <text:p>0.100000</text:p>
          </table:table-cell>
          <table:table-cell table:style-name="ce211" table:formula="of:=IF(+[.Y100]-[.AB100]=0;&quot;matches&quot;; +[.Y100]-[.AB100])" office:value-type="string" office:string-value="matches" calcext:value-type="string">
            <text:p>matches</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9"/>
          <table:table-cell office:value-type="string" calcext:value-type="string">
            <text:p>mWristRight</text:p>
          </table:table-cell>
          <table:table-cell table:number-columns-repeated="3"/>
          <table:table-cell office:value-type="string" calcext:value-type="string">
            <text:p>mElbowRight</text:p>
          </table:table-cell>
          <table:table-cell office:value-type="string" calcext:value-type="string">
            <text:p>&lt;bone</text:p>
          </table:table-cell>
          <table:table-cell office:value-type="string" calcext:value-type="string">
            <text:p>aliases="rHand avatar_mWristRigh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Right"</text:p>
          </table:table-cell>
          <table:table-cell office:value-type="float" office:value="-0" calcext:value-type="float">
            <text:p>0.000000</text:p>
          </table:table-cell>
          <table:table-cell office:value-type="float" office:value="-0.205" calcext:value-type="float">
            <text:p>-0.205000</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205" calcext:value-type="float">
            <text:p>-0.205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01]-[.Z101]=0;&quot;matches&quot;; +[.W101]-[.Z101])" office:value-type="string" office:string-value="matches" calcext:value-type="string">
            <text:p>matches</text:p>
          </table:table-cell>
          <table:table-cell table:style-name="ce211" table:formula="of:=IF(+[.X101]-[.AA101]=0;&quot;matches&quot;; +[.X101]-[.AA101])" office:value-type="string" office:string-value="matches" calcext:value-type="string">
            <text:p>matches</text:p>
          </table:table-cell>
          <table:table-cell table:style-name="ce211" table:formula="of:=IF(+[.Y101]-[.AB101]=0;&quot;matches&quot;; +[.Y101]-[.AB101])" office:value-type="string" office:string-value="matches" calcext:value-type="string">
            <text:p>matches</text:p>
          </table:table-cell>
          <table:table-cell table:number-columns-repeated="16346"/>
        </table:table-row>
        <table:table-row table:style-name="ro1">
          <table:table-cell table:style-name="ce105" table:number-columns-repeated="10"/>
          <table:table-cell table:style-name="ce105" office:value-type="string" calcext:value-type="string">
            <text:p>R_HAND</text:p>
          </table:table-cell>
          <table:table-cell table:style-name="ce105" table:number-columns-repeated="2"/>
          <table:table-cell table:style-name="ce105" office:value-type="string" calcext:value-type="string">
            <text:p>mWrist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005" calcext:value-type="float">
            <text:p>0.0050</text:p>
          </table:table-cell>
          <table:table-cell table:style-name="ce151" office:value-type="float" office:value="-0.049" calcext:value-type="float">
            <text:p>-0.0490</text:p>
          </table:table-cell>
          <table:table-cell table:style-name="ce151" office:value-type="float" office:value="-0.001" calcext:value-type="float">
            <text:p>-0.0010</text:p>
          </table:table-cell>
          <table:table-cell table:style-name="ce127" office:value-type="string" calcext:value-type="string">
            <text:p>group="Collision"</text:p>
          </table:table-cell>
          <table:table-cell table:style-name="ce127" office:value-type="string" calcext:value-type="string">
            <text:p>name="R_HAND"</text:p>
          </table:table-cell>
          <table:table-cell table:style-name="ce179"/>
          <table:table-cell table:style-name="ce184"/>
          <table:table-cell table:style-name="ce190"/>
          <table:table-cell table:style-name="ce179" office:value-type="float" office:value="0.01" calcext:value-type="float">
            <text:p>0.010000</text:p>
          </table:table-cell>
          <table:table-cell table:style-name="ce184" office:value-type="float" office:value="-0.05" calcext:value-type="float">
            <text:p>-0.050000</text:p>
          </table:table-cell>
          <table:table-cell table:style-name="ce190" office:value-type="float" office:value="0" calcext:value-type="float">
            <text:p>0.000000</text:p>
          </table:table-cell>
          <table:table-cell table:style-name="ce179" office:value-type="float" office:value="3" calcext:value-type="float">
            <text:p>3.000000</text:p>
          </table:table-cell>
          <table:table-cell table:style-name="ce184" office:value-type="float" office:value="0" calcext:value-type="float">
            <text:p>0.000000</text:p>
          </table:table-cell>
          <table:table-cell table:style-name="ce190" office:value-type="float" office:value="10" calcext:value-type="float">
            <text:p>10.000000</text:p>
          </table:table-cell>
          <table:table-cell table:style-name="ce197" office:value-type="float" office:value="0.05" calcext:value-type="float">
            <text:p>0.050</text:p>
          </table:table-cell>
          <table:table-cell table:style-name="ce202" office:value-type="float" office:value="0.08" calcext:value-type="float">
            <text:p>0.080</text:p>
          </table:table-cell>
          <table:table-cell table:style-name="ce207" office:value-type="float" office:value="0.03" calcext:value-type="float">
            <text:p>0.030</text:p>
          </table:table-cell>
          <table:table-cell table:style-name="ce127" office:value-type="string" calcext:value-type="string">
            <text:p>support="base"/&gt;</text:p>
          </table:table-cell>
          <table:table-cell table:style-name="ce211" table:formula="of:=IF(+[.W102]-[.Z102]=0;&quot;matches&quot;; +[.W102]-[.Z102])" office:value-type="float" office:value="-0.01" calcext:value-type="float">
            <text:p>-0.010000</text:p>
          </table:table-cell>
          <table:table-cell table:style-name="ce211" table:formula="of:=IF(+[.X102]-[.AA102]=0;&quot;matches&quot;; +[.X102]-[.AA102])" office:value-type="float" office:value="0.05" calcext:value-type="float">
            <text:p>0.050000</text:p>
          </table:table-cell>
          <table:table-cell table:style-name="ce211" table:formula="of:=IF(+[.Y102]-[.AB102]=0;&quot;matches&quot;; +[.Y102]-[.AB102])" office:value-type="string" office:string-value="matches" calcext:value-type="string">
            <text:p>matches</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10"/>
          <table:table-cell office:value-type="string" calcext:value-type="string">
            <text:p>mHandMiddle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Middle1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Righ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20" office:value-type="float" office:value="0.013" calcext:value-type="float">
            <text:p>0.013000</text:p>
          </table:table-cell>
          <table:table-cell office:value-type="float" office:value="-0.101" calcext:value-type="float">
            <text:p>-0.101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3]-[.Z103]=0;&quot;matches&quot;; +[.W103]-[.Z103])" office:value-type="string" office:string-value="matches" calcext:value-type="string">
            <text:p>matches</text:p>
          </table:table-cell>
          <table:table-cell table:style-name="ce211" table:formula="of:=IF(+[.X103]-[.AA103]=0;&quot;matches&quot;; +[.X103]-[.AA103])" office:value-type="string" office:string-value="matches" calcext:value-type="string">
            <text:p>matches</text:p>
          </table:table-cell>
          <table:table-cell table:style-name="ce211" table:formula="of:=IF(+[.Y103]-[.AB103]=0;&quot;matches&quot;; +[.Y103]-[.AB103])"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Middle2Right</text:p>
          </table:table-cell>
          <table:table-cell/>
          <table:table-cell office:value-type="string" calcext:value-type="string">
            <text:p>mHandMiddle1Right</text:p>
          </table:table-cell>
          <table:table-cell office:value-type="string" calcext:value-type="string">
            <text:p>&lt;bone</text:p>
          </table:table-cell>
          <table:table-cell office:value-type="string" calcext:value-type="string">
            <text:p>aliases="avatar_mHandMiddle2Righ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Righ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20" office:value-type="float" office:value="-0.001" calcext:value-type="float">
            <text:p>-0.001000</text:p>
          </table:table-cell>
          <table:table-cell office:value-type="float" office:value="-0.04" calcext:value-type="float">
            <text:p>-0.040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4]-[.Z104]=0;&quot;matches&quot;; +[.W104]-[.Z104])" office:value-type="string" office:string-value="matches" calcext:value-type="string">
            <text:p>matches</text:p>
          </table:table-cell>
          <table:table-cell table:style-name="ce211" table:formula="of:=IF(+[.X104]-[.AA104]=0;&quot;matches&quot;; +[.X104]-[.AA104])" office:value-type="string" office:string-value="matches" calcext:value-type="string">
            <text:p>matches</text:p>
          </table:table-cell>
          <table:table-cell table:style-name="ce211" table:formula="of:=IF(+[.Y104]-[.AB104]=0;&quot;matches&quot;; +[.Y104]-[.AB104])"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Middle3Right</text:p>
          </table:table-cell>
          <table:table-cell office:value-type="string" calcext:value-type="string">
            <text:p>mHandMiddle2Right</text:p>
          </table:table-cell>
          <table:table-cell office:value-type="string" calcext:value-type="string">
            <text:p>&lt;bone</text:p>
          </table:table-cell>
          <table:table-cell office:value-type="string" calcext:value-type="string">
            <text:p>aliases="avatar_mHandMiddle3Righ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Righ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20" office:value-type="float" office:value="-0.001" calcext:value-type="float">
            <text:p>-0.001000</text:p>
          </table:table-cell>
          <table:table-cell office:value-type="float" office:value="-0.049" calcext:value-type="float">
            <text:p>-0.049000</text:p>
          </table:table-cell>
          <table:table-cell table:style-name="ce123"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5]-[.Z105]=0;&quot;matches&quot;; +[.W105]-[.Z105])" office:value-type="string" office:string-value="matches" calcext:value-type="string">
            <text:p>matches</text:p>
          </table:table-cell>
          <table:table-cell table:style-name="ce211" table:formula="of:=IF(+[.X105]-[.AA105]=0;&quot;matches&quot;; +[.X105]-[.AA105])" office:value-type="string" office:string-value="matches" calcext:value-type="string">
            <text:p>matches</text:p>
          </table:table-cell>
          <table:table-cell table:style-name="ce211" table:formula="of:=IF(+[.Y105]-[.AB105]=0;&quot;matches&quot;; +[.Y105]-[.AB105])"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Index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Index1Righ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Righ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20" office:value-type="float" office:value="0.038" calcext:value-type="float">
            <text:p>0.038000</text:p>
          </table:table-cell>
          <table:table-cell office:value-type="float" office:value="-0.097" calcext:value-type="float">
            <text:p>-0.097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6]-[.Z106]=0;&quot;matches&quot;; +[.W106]-[.Z106])" office:value-type="string" office:string-value="matches" calcext:value-type="string">
            <text:p>matches</text:p>
          </table:table-cell>
          <table:table-cell table:style-name="ce211" table:formula="of:=IF(+[.X106]-[.AA106]=0;&quot;matches&quot;; +[.X106]-[.AA106])" office:value-type="string" office:string-value="matches" calcext:value-type="string">
            <text:p>matches</text:p>
          </table:table-cell>
          <table:table-cell table:style-name="ce211" table:formula="of:=IF(+[.Y106]-[.AB106]=0;&quot;matches&quot;; +[.Y106]-[.AB10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Index2Right</text:p>
          </table:table-cell>
          <table:table-cell/>
          <table:table-cell office:value-type="string" calcext:value-type="string">
            <text:p>mHandIndex1Right</text:p>
          </table:table-cell>
          <table:table-cell office:value-type="string" calcext:value-type="string">
            <text:p>&lt;bone</text:p>
          </table:table-cell>
          <table:table-cell office:value-type="string" calcext:value-type="string">
            <text:p>aliases="avatar_mHandIndex2Righ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Righ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20" office:value-type="float" office:value="0.017" calcext:value-type="float">
            <text:p>0.017000</text:p>
          </table:table-cell>
          <table:table-cell office:value-type="float" office:value="-0.036" calcext:value-type="float">
            <text:p>-0.036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7]-[.Z107]=0;&quot;matches&quot;; +[.W107]-[.Z107])" office:value-type="string" office:string-value="matches" calcext:value-type="string">
            <text:p>matches</text:p>
          </table:table-cell>
          <table:table-cell table:style-name="ce211" table:formula="of:=IF(+[.X107]-[.AA107]=0;&quot;matches&quot;; +[.X107]-[.AA107])" office:value-type="string" office:string-value="matches" calcext:value-type="string">
            <text:p>matches</text:p>
          </table:table-cell>
          <table:table-cell table:style-name="ce211" table:formula="of:=IF(+[.Y107]-[.AB107]=0;&quot;matches&quot;; +[.Y107]-[.AB107])"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Index3Right</text:p>
          </table:table-cell>
          <table:table-cell office:value-type="string" calcext:value-type="string">
            <text:p>mHandIndex2Right</text:p>
          </table:table-cell>
          <table:table-cell office:value-type="string" calcext:value-type="string">
            <text:p>&lt;bone</text:p>
          </table:table-cell>
          <table:table-cell office:value-type="string" calcext:value-type="string">
            <text:p>aliases="avatar_mHandIndex3Righ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Righ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20" office:value-type="float" office:value="0.014" calcext:value-type="float">
            <text:p>0.014000</text:p>
          </table:table-cell>
          <table:table-cell office:value-type="float" office:value="-0.032" calcext:value-type="float">
            <text:p>-0.032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8]-[.Z108]=0;&quot;matches&quot;; +[.W108]-[.Z108])" office:value-type="string" office:string-value="matches" calcext:value-type="string">
            <text:p>matches</text:p>
          </table:table-cell>
          <table:table-cell table:style-name="ce211" table:formula="of:=IF(+[.X108]-[.AA108]=0;&quot;matches&quot;; +[.X108]-[.AA108])" office:value-type="string" office:string-value="matches" calcext:value-type="string">
            <text:p>matches</text:p>
          </table:table-cell>
          <table:table-cell table:style-name="ce211" table:formula="of:=IF(+[.Y108]-[.AB108]=0;&quot;matches&quot;; +[.Y108]-[.AB108])"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Ring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Ring1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Righ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20" office:value-type="float" office:value="-0.01" calcext:value-type="float">
            <text:p>-0.010000</text:p>
          </table:table-cell>
          <table:table-cell office:value-type="float" office:value="-0.099" calcext:value-type="float">
            <text:p>-0.099000</text:p>
          </table:table-cell>
          <table:table-cell table:style-name="ce123"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9]-[.Z109]=0;&quot;matches&quot;; +[.W109]-[.Z109])" office:value-type="string" office:string-value="matches" calcext:value-type="string">
            <text:p>matches</text:p>
          </table:table-cell>
          <table:table-cell table:style-name="ce211" table:formula="of:=IF(+[.X109]-[.AA109]=0;&quot;matches&quot;; +[.X109]-[.AA109])" office:value-type="string" office:string-value="matches" calcext:value-type="string">
            <text:p>matches</text:p>
          </table:table-cell>
          <table:table-cell table:style-name="ce211" table:formula="of:=IF(+[.Y109]-[.AB109]=0;&quot;matches&quot;; +[.Y109]-[.AB109])"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Ring2Right</text:p>
          </table:table-cell>
          <table:table-cell/>
          <table:table-cell office:value-type="string" calcext:value-type="string">
            <text:p>mHandRing1Right</text:p>
          </table:table-cell>
          <table:table-cell office:value-type="string" calcext:value-type="string">
            <text:p>&lt;bone</text:p>
          </table:table-cell>
          <table:table-cell office:value-type="string" calcext:value-type="string">
            <text:p>aliases="avatar_mHandRing2Righ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Righ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20" office:value-type="float" office:value="-0.013" calcext:value-type="float">
            <text:p>-0.013000</text:p>
          </table:table-cell>
          <table:table-cell office:value-type="float" office:value="-0.038" calcext:value-type="float">
            <text:p>-0.038000</text:p>
          </table:table-cell>
          <table:table-cell table:style-name="ce123"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0]-[.Z110]=0;&quot;matches&quot;; +[.W110]-[.Z110])" office:value-type="string" office:string-value="matches" calcext:value-type="string">
            <text:p>matches</text:p>
          </table:table-cell>
          <table:table-cell table:style-name="ce211" table:formula="of:=IF(+[.X110]-[.AA110]=0;&quot;matches&quot;; +[.X110]-[.AA110])" office:value-type="string" office:string-value="matches" calcext:value-type="string">
            <text:p>matches</text:p>
          </table:table-cell>
          <table:table-cell table:style-name="ce211" table:formula="of:=IF(+[.Y110]-[.AB110]=0;&quot;matches&quot;; +[.Y110]-[.AB110])"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Ring3Right</text:p>
          </table:table-cell>
          <table:table-cell office:value-type="string" calcext:value-type="string">
            <text:p>mHandRing2Right</text:p>
          </table:table-cell>
          <table:table-cell office:value-type="string" calcext:value-type="string">
            <text:p>&lt;bone</text:p>
          </table:table-cell>
          <table:table-cell office:value-type="string" calcext:value-type="string">
            <text:p>aliases="avatar_mHandRing3Righ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Righ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20" office:value-type="float" office:value="-0.013" calcext:value-type="float">
            <text:p>-0.013000</text:p>
          </table:table-cell>
          <table:table-cell office:value-type="float" office:value="-0.04" calcext:value-type="float">
            <text:p>-0.040000</text:p>
          </table:table-cell>
          <table:table-cell table:style-name="ce123"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1]-[.Z111]=0;&quot;matches&quot;; +[.W111]-[.Z111])" office:value-type="string" office:string-value="matches" calcext:value-type="string">
            <text:p>matches</text:p>
          </table:table-cell>
          <table:table-cell table:style-name="ce211" table:formula="of:=IF(+[.X111]-[.AA111]=0;&quot;matches&quot;; +[.X111]-[.AA111])" office:value-type="string" office:string-value="matches" calcext:value-type="string">
            <text:p>matches</text:p>
          </table:table-cell>
          <table:table-cell table:style-name="ce211" table:formula="of:=IF(+[.Y111]-[.AB111]=0;&quot;matches&quot;; +[.Y111]-[.AB111])"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Pinky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Pinky1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Righ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20" office:value-type="float" office:value="-0.031" calcext:value-type="float">
            <text:p>-0.031000</text:p>
          </table:table-cell>
          <table:table-cell office:value-type="float" office:value="-0.095" calcext:value-type="float">
            <text:p>-0.095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2]-[.Z112]=0;&quot;matches&quot;; +[.W112]-[.Z112])" office:value-type="string" office:string-value="matches" calcext:value-type="string">
            <text:p>matches</text:p>
          </table:table-cell>
          <table:table-cell table:style-name="ce211" table:formula="of:=IF(+[.X112]-[.AA112]=0;&quot;matches&quot;; +[.X112]-[.AA112])" office:value-type="string" office:string-value="matches" calcext:value-type="string">
            <text:p>matches</text:p>
          </table:table-cell>
          <table:table-cell table:style-name="ce211" table:formula="of:=IF(+[.Y112]-[.AB112]=0;&quot;matches&quot;; +[.Y112]-[.AB112])"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Pinky2Right</text:p>
          </table:table-cell>
          <table:table-cell/>
          <table:table-cell office:value-type="string" calcext:value-type="string">
            <text:p>mHandPinky1Right</text:p>
          </table:table-cell>
          <table:table-cell office:value-type="string" calcext:value-type="string">
            <text:p>&lt;bone</text:p>
          </table:table-cell>
          <table:table-cell office:value-type="string" calcext:value-type="string">
            <text:p>aliases="avatar_mHandPinky2Righ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Righ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20" office:value-type="float" office:value="-0.024" calcext:value-type="float">
            <text:p>-0.024000</text:p>
          </table:table-cell>
          <table:table-cell office:value-type="float" office:value="-0.025" calcext:value-type="float">
            <text:p>-0.025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3]-[.Z113]=0;&quot;matches&quot;; +[.W113]-[.Z113])" office:value-type="string" office:string-value="matches" calcext:value-type="string">
            <text:p>matches</text:p>
          </table:table-cell>
          <table:table-cell table:style-name="ce211" table:formula="of:=IF(+[.X113]-[.AA113]=0;&quot;matches&quot;; +[.X113]-[.AA113])" office:value-type="string" office:string-value="matches" calcext:value-type="string">
            <text:p>matches</text:p>
          </table:table-cell>
          <table:table-cell table:style-name="ce211" table:formula="of:=IF(+[.Y113]-[.AB113]=0;&quot;matches&quot;; +[.Y113]-[.AB113])"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Pinky3Right</text:p>
          </table:table-cell>
          <table:table-cell office:value-type="string" calcext:value-type="string">
            <text:p>mHandPinky2Right</text:p>
          </table:table-cell>
          <table:table-cell office:value-type="string" calcext:value-type="string">
            <text:p>&lt;bone</text:p>
          </table:table-cell>
          <table:table-cell office:value-type="string" calcext:value-type="string">
            <text:p>aliases="avatar_mHandPinky3Righ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Righ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20" office:value-type="float" office:value="-0.015" calcext:value-type="float">
            <text:p>-0.015000</text:p>
          </table:table-cell>
          <table:table-cell office:value-type="float" office:value="-0.018" calcext:value-type="float">
            <text:p>-0.018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4]-[.Z114]=0;&quot;matches&quot;; +[.W114]-[.Z114])" office:value-type="string" office:string-value="matches" calcext:value-type="string">
            <text:p>matches</text:p>
          </table:table-cell>
          <table:table-cell table:style-name="ce211" table:formula="of:=IF(+[.X114]-[.AA114]=0;&quot;matches&quot;; +[.X114]-[.AA114])" office:value-type="string" office:string-value="matches" calcext:value-type="string">
            <text:p>matches</text:p>
          </table:table-cell>
          <table:table-cell table:style-name="ce211" table:formula="of:=IF(+[.Y114]-[.AB114]=0;&quot;matches&quot;; +[.Y114]-[.AB114])"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Thumb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Thumb1Righ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Righ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20" office:value-type="float" office:value="0.031" calcext:value-type="float">
            <text:p>0.031000</text:p>
          </table:table-cell>
          <table:table-cell office:value-type="float" office:value="-0.026" calcext:value-type="float">
            <text:p>-0.026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5]-[.Z115]=0;&quot;matches&quot;; +[.W115]-[.Z115])" office:value-type="string" office:string-value="matches" calcext:value-type="string">
            <text:p>matches</text:p>
          </table:table-cell>
          <table:table-cell table:style-name="ce211" table:formula="of:=IF(+[.X115]-[.AA115]=0;&quot;matches&quot;; +[.X115]-[.AA115])" office:value-type="string" office:string-value="matches" calcext:value-type="string">
            <text:p>matches</text:p>
          </table:table-cell>
          <table:table-cell table:style-name="ce211" table:formula="of:=IF(+[.Y115]-[.AB115]=0;&quot;matches&quot;; +[.Y115]-[.AB115])"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Thumb2Right</text:p>
          </table:table-cell>
          <table:table-cell/>
          <table:table-cell office:value-type="string" calcext:value-type="string">
            <text:p>mHandThumb1Right</text:p>
          </table:table-cell>
          <table:table-cell office:value-type="string" calcext:value-type="string">
            <text:p>&lt;bone</text:p>
          </table:table-cell>
          <table:table-cell office:value-type="string" calcext:value-type="string">
            <text:p>aliases="avatar_mHandThumb2Righ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Righ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20" office:value-type="float" office:value="0.028" calcext:value-type="float">
            <text:p>0.028000</text:p>
          </table:table-cell>
          <table:table-cell office:value-type="float" office:value="-0.032" calcext:value-type="float">
            <text:p>-0.032000</text:p>
          </table:table-cell>
          <table:table-cell table:style-name="ce123"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6]-[.Z116]=0;&quot;matches&quot;; +[.W116]-[.Z116])" office:value-type="string" office:string-value="matches" calcext:value-type="string">
            <text:p>matches</text:p>
          </table:table-cell>
          <table:table-cell table:style-name="ce211" table:formula="of:=IF(+[.X116]-[.AA116]=0;&quot;matches&quot;; +[.X116]-[.AA116])" office:value-type="string" office:string-value="matches" calcext:value-type="string">
            <text:p>matches</text:p>
          </table:table-cell>
          <table:table-cell table:style-name="ce211" table:formula="of:=IF(+[.Y116]-[.AB116]=0;&quot;matches&quot;; +[.Y116]-[.AB116])"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Thumb3Right</text:p>
          </table:table-cell>
          <table:table-cell office:value-type="string" calcext:value-type="string">
            <text:p>mHandThumb2Right</text:p>
          </table:table-cell>
          <table:table-cell office:value-type="string" calcext:value-type="string">
            <text:p>&lt;bone</text:p>
          </table:table-cell>
          <table:table-cell office:value-type="string" calcext:value-type="string">
            <text:p>aliases="avatar_mHandThumb3Righ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Righ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20" office:value-type="float" office:value="0.023" calcext:value-type="float">
            <text:p>0.023000</text:p>
          </table:table-cell>
          <table:table-cell office:value-type="float" office:value="-0.031" calcext:value-type="float">
            <text:p>-0.031000</text:p>
          </table:table-cell>
          <table:table-cell table:style-name="ce123"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7]-[.Z117]=0;&quot;matches&quot;; +[.W117]-[.Z117])" office:value-type="string" office:string-value="matches" calcext:value-type="string">
            <text:p>matches</text:p>
          </table:table-cell>
          <table:table-cell table:style-name="ce211" table:formula="of:=IF(+[.X117]-[.AA117]=0;&quot;matches&quot;; +[.X117]-[.AA117])" office:value-type="string" office:string-value="matches" calcext:value-type="string">
            <text:p>matches</text:p>
          </table:table-cell>
          <table:table-cell table:style-name="ce211" table:formula="of:=IF(+[.Y117]-[.AB117]=0;&quot;matches&quot;; +[.Y117]-[.AB117])" office:value-type="string" office:string-value="matches" calcext:value-type="string">
            <text:p>matches</text:p>
          </table:table-cell>
          <table:table-cell table:number-columns-repeated="16346"/>
        </table:table-row>
        <table:table-row table:style-name="ro1">
          <table:table-cell table:style-name="ce96" table:number-columns-repeated="7"/>
          <table:table-cell table:style-name="ce96" office:value-type="string" calcext:value-type="string">
            <text:p>mWingsRoot</text:p>
          </table:table-cell>
          <table:table-cell table:style-name="ce96" table:number-columns-repeated="5"/>
          <table:table-cell table:style-name="ce96" office:value-type="string" calcext:value-type="string">
            <text:p>mChest</text:p>
          </table:table-cell>
          <table:table-cell office:value-type="string" calcext:value-type="string">
            <text:p>&lt;bone</text:p>
          </table:table-cell>
          <table:table-cell office:value-type="string" calcext:value-type="string">
            <text:p>aliases="avatar_mWingsRoot"</text:p>
          </table:table-cell>
          <table:table-cell office:value-type="string" calcext:value-type="string">
            <text:p>connected="false"</text:p>
          </table:table-cell>
          <table:table-cell office:value-type="float" office:value="-0.061" calcext:value-type="float">
            <text:p>-0.0610</text:p>
          </table:table-cell>
          <table:table-cell table:number-columns-repeated="2" office:value-type="float" office:value="0" calcext:value-type="float">
            <text:p>0.0000</text:p>
          </table:table-cell>
          <table:table-cell office:value-type="string" calcext:value-type="string">
            <text:p>group="Wing"</text:p>
          </table:table-cell>
          <table:table-cell office:value-type="string" calcext:value-type="string">
            <text:p>name="mWingsRoot"</text:p>
          </table:table-cell>
          <table:table-cell office:value-type="float" office:value="-0.014" calcext:value-type="float">
            <text:p>-0.014000</text:p>
          </table:table-cell>
          <table:table-cell table:number-columns-repeated="2" office:value-type="float" office:value="0" calcext:value-type="float">
            <text:p>0.000000</text:p>
          </table:table-cell>
          <table:table-cell table:style-name="ce120" office:value-type="float" office:value="-0.014" calcext:value-type="float">
            <text:p>-0.014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8]-[.Z118]=0;&quot;matches&quot;; +[.W118]-[.Z118])" office:value-type="string" office:string-value="matches" calcext:value-type="string">
            <text:p>matches</text:p>
          </table:table-cell>
          <table:table-cell table:style-name="ce211" table:formula="of:=IF(+[.X118]-[.AA118]=0;&quot;matches&quot;; +[.X118]-[.AA118])" office:value-type="string" office:string-value="matches" calcext:value-type="string">
            <text:p>matches</text:p>
          </table:table-cell>
          <table:table-cell table:style-name="ce211" table:formula="of:=IF(+[.Y118]-[.AB118]=0;&quot;matches&quot;; +[.Y118]-[.AB118])" office:value-type="string" office:string-value="matches" calcext:value-type="string">
            <text:p>matches</text:p>
          </table:table-cell>
          <table:table-cell table:style-name="ce96" table:number-columns-repeated="978"/>
          <table:table-cell table:number-columns-repeated="15368"/>
        </table:table-row>
        <table:table-row table:style-name="ro1">
          <table:table-cell table:number-columns-repeated="8"/>
          <table:table-cell office:value-type="string" calcext:value-type="string">
            <text:p>mWing1Lef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Lef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Lef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20" office:value-type="float" office:value="-0.099" calcext:value-type="float">
            <text:p>-0.099000</text:p>
          </table:table-cell>
          <table:table-cell office:value-type="float" office:value="0.105" calcext:value-type="float">
            <text:p>0.105000</text:p>
          </table:table-cell>
          <table:table-cell table:style-name="ce123"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9]-[.Z119]=0;&quot;matches&quot;; +[.W119]-[.Z119])" office:value-type="string" office:string-value="matches" calcext:value-type="string">
            <text:p>matches</text:p>
          </table:table-cell>
          <table:table-cell table:style-name="ce211" table:formula="of:=IF(+[.X119]-[.AA119]=0;&quot;matches&quot;; +[.X119]-[.AA119])" office:value-type="string" office:string-value="matches" calcext:value-type="string">
            <text:p>matches</text:p>
          </table:table-cell>
          <table:table-cell table:style-name="ce211" table:formula="of:=IF(+[.Y119]-[.AB119]=0;&quot;matches&quot;; +[.Y119]-[.AB119])" office:value-type="string" office:string-value="matches" calcext:value-type="string">
            <text:p>matches</text:p>
          </table:table-cell>
          <table:table-cell table:number-columns-repeated="16346"/>
        </table:table-row>
        <table:table-row table:style-name="ro1">
          <table:table-cell table:number-columns-repeated="9"/>
          <table:table-cell office:value-type="string" calcext:value-type="string">
            <text:p>mWing2Left</text:p>
          </table:table-cell>
          <table:table-cell table:number-columns-repeated="3"/>
          <table:table-cell office:value-type="string" calcext:value-type="string">
            <text:p>mWing1Left</text:p>
          </table:table-cell>
          <table:table-cell office:value-type="string" calcext:value-type="string">
            <text:p>&lt;bone</text:p>
          </table:table-cell>
          <table:table-cell office:value-type="string" calcext:value-type="string">
            <text:p>aliases="avatar_mWing2Lef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Lef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20" office:value-type="float" office:value="-0.168" calcext:value-type="float">
            <text:p>-0.168000</text:p>
          </table:table-cell>
          <table:table-cell office:value-type="float" office:value="0.169" calcext:value-type="float">
            <text:p>0.169000</text:p>
          </table:table-cell>
          <table:table-cell table:style-name="ce123"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0]-[.Z120]=0;&quot;matches&quot;; +[.W120]-[.Z120])" office:value-type="string" office:string-value="matches" calcext:value-type="string">
            <text:p>matches</text:p>
          </table:table-cell>
          <table:table-cell table:style-name="ce211" table:formula="of:=IF(+[.X120]-[.AA120]=0;&quot;matches&quot;; +[.X120]-[.AA120])" office:value-type="string" office:string-value="matches" calcext:value-type="string">
            <text:p>matches</text:p>
          </table:table-cell>
          <table:table-cell table:style-name="ce211" table:formula="of:=IF(+[.Y120]-[.AB120]=0;&quot;matches&quot;; +[.Y120]-[.AB120])"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Wing3Left</text:p>
          </table:table-cell>
          <table:table-cell table:number-columns-repeated="2"/>
          <table:table-cell office:value-type="string" calcext:value-type="string">
            <text:p>mWing2Left</text:p>
          </table:table-cell>
          <table:table-cell office:value-type="string" calcext:value-type="string">
            <text:p>&lt;bone</text:p>
          </table:table-cell>
          <table:table-cell office:value-type="string" calcext:value-type="string">
            <text:p>aliases="avatar_mWing3Lef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Lef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20" office:value-type="float" office:value="-0.181" calcext:value-type="float">
            <text:p>-0.181000</text:p>
          </table:table-cell>
          <table:table-cell office:value-type="float" office:value="0.183" calcext:value-type="float">
            <text:p>0.18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1]-[.Z121]=0;&quot;matches&quot;; +[.W121]-[.Z121])" office:value-type="string" office:string-value="matches" calcext:value-type="string">
            <text:p>matches</text:p>
          </table:table-cell>
          <table:table-cell table:style-name="ce211" table:formula="of:=IF(+[.X121]-[.AA121]=0;&quot;matches&quot;; +[.X121]-[.AA121])" office:value-type="string" office:string-value="matches" calcext:value-type="string">
            <text:p>matches</text:p>
          </table:table-cell>
          <table:table-cell table:style-name="ce211" table:formula="of:=IF(+[.Y121]-[.AB121]=0;&quot;matches&quot;; +[.Y121]-[.AB121])"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Wing4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Lef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20" office:value-type="float" office:value="-0.171" calcext:value-type="float">
            <text:p>-0.171000</text:p>
          </table:table-cell>
          <table:table-cell office:value-type="float" office:value="0.173" calcext:value-type="float">
            <text:p>0.17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2]-[.Z122]=0;&quot;matches&quot;; +[.W122]-[.Z122])" office:value-type="string" office:string-value="matches" calcext:value-type="string">
            <text:p>matches</text:p>
          </table:table-cell>
          <table:table-cell table:style-name="ce211" table:formula="of:=IF(+[.X122]-[.AA122]=0;&quot;matches&quot;; +[.X122]-[.AA122])" office:value-type="string" office:string-value="matches" calcext:value-type="string">
            <text:p>matches</text:p>
          </table:table-cell>
          <table:table-cell table:style-name="ce211" table:formula="of:=IF(+[.Y122]-[.AB122]=0;&quot;matches&quot;; +[.Y122]-[.AB122])"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Wing4Fan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FanLef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20" office:value-type="float" office:value="-0.171" calcext:value-type="float">
            <text:p>-0.171000</text:p>
          </table:table-cell>
          <table:table-cell office:value-type="float" office:value="0.173" calcext:value-type="float">
            <text:p>0.17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3]-[.Z123]=0;&quot;matches&quot;; +[.W123]-[.Z123])" office:value-type="string" office:string-value="matches" calcext:value-type="string">
            <text:p>matches</text:p>
          </table:table-cell>
          <table:table-cell table:style-name="ce211" table:formula="of:=IF(+[.X123]-[.AA123]=0;&quot;matches&quot;; +[.X123]-[.AA123])" office:value-type="string" office:string-value="matches" calcext:value-type="string">
            <text:p>matches</text:p>
          </table:table-cell>
          <table:table-cell table:style-name="ce211" table:formula="of:=IF(+[.Y123]-[.AB123]=0;&quot;matches&quot;; +[.Y123]-[.AB123])" office:value-type="string" office:string-value="matches" calcext:value-type="string">
            <text:p>matches</text:p>
          </table:table-cell>
          <table:table-cell table:number-columns-repeated="16346"/>
        </table:table-row>
        <table:table-row table:style-name="ro1">
          <table:table-cell table:number-columns-repeated="8"/>
          <table:table-cell office:value-type="string" calcext:value-type="string">
            <text:p>mWing1Righ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Righ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Righ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20" office:value-type="float" office:value="-0.099" calcext:value-type="float">
            <text:p>-0.099000</text:p>
          </table:table-cell>
          <table:table-cell office:value-type="float" office:value="-0.105" calcext:value-type="float">
            <text:p>-0.105000</text:p>
          </table:table-cell>
          <table:table-cell table:style-name="ce123"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4]-[.Z124]=0;&quot;matches&quot;; +[.W124]-[.Z124])" office:value-type="string" office:string-value="matches" calcext:value-type="string">
            <text:p>matches</text:p>
          </table:table-cell>
          <table:table-cell table:style-name="ce211" table:formula="of:=IF(+[.X124]-[.AA124]=0;&quot;matches&quot;; +[.X124]-[.AA124])" office:value-type="string" office:string-value="matches" calcext:value-type="string">
            <text:p>matches</text:p>
          </table:table-cell>
          <table:table-cell table:style-name="ce211" table:formula="of:=IF(+[.Y124]-[.AB124]=0;&quot;matches&quot;; +[.Y124]-[.AB124])" office:value-type="string" office:string-value="matches" calcext:value-type="string">
            <text:p>matches</text:p>
          </table:table-cell>
          <table:table-cell table:number-columns-repeated="16346"/>
        </table:table-row>
        <table:table-row table:style-name="ro1">
          <table:table-cell table:number-columns-repeated="9"/>
          <table:table-cell office:value-type="string" calcext:value-type="string">
            <text:p>mWing2Right</text:p>
          </table:table-cell>
          <table:table-cell table:number-columns-repeated="3"/>
          <table:table-cell office:value-type="string" calcext:value-type="string">
            <text:p>mWing1Right</text:p>
          </table:table-cell>
          <table:table-cell office:value-type="string" calcext:value-type="string">
            <text:p>&lt;bone</text:p>
          </table:table-cell>
          <table:table-cell office:value-type="string" calcext:value-type="string">
            <text:p>aliases="avatar_mWing2Righ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Righ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20" office:value-type="float" office:value="-0.168" calcext:value-type="float">
            <text:p>-0.168000</text:p>
          </table:table-cell>
          <table:table-cell office:value-type="float" office:value="-0.169" calcext:value-type="float">
            <text:p>-0.169000</text:p>
          </table:table-cell>
          <table:table-cell table:style-name="ce123"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5]-[.Z125]=0;&quot;matches&quot;; +[.W125]-[.Z125])" office:value-type="string" office:string-value="matches" calcext:value-type="string">
            <text:p>matches</text:p>
          </table:table-cell>
          <table:table-cell table:style-name="ce211" table:formula="of:=IF(+[.X125]-[.AA125]=0;&quot;matches&quot;; +[.X125]-[.AA125])" office:value-type="string" office:string-value="matches" calcext:value-type="string">
            <text:p>matches</text:p>
          </table:table-cell>
          <table:table-cell table:style-name="ce211" table:formula="of:=IF(+[.Y125]-[.AB125]=0;&quot;matches&quot;; +[.Y125]-[.AB125])"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Wing3Right</text:p>
          </table:table-cell>
          <table:table-cell table:number-columns-repeated="2"/>
          <table:table-cell office:value-type="string" calcext:value-type="string">
            <text:p>mWing2Right</text:p>
          </table:table-cell>
          <table:table-cell office:value-type="string" calcext:value-type="string">
            <text:p>&lt;bone</text:p>
          </table:table-cell>
          <table:table-cell office:value-type="string" calcext:value-type="string">
            <text:p>aliases="avatar_mWing3Righ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Righ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20" office:value-type="float" office:value="-0.181" calcext:value-type="float">
            <text:p>-0.181000</text:p>
          </table:table-cell>
          <table:table-cell office:value-type="float" office:value="-0.183" calcext:value-type="float">
            <text:p>-0.18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6]-[.Z126]=0;&quot;matches&quot;; +[.W126]-[.Z126])" office:value-type="string" office:string-value="matches" calcext:value-type="string">
            <text:p>matches</text:p>
          </table:table-cell>
          <table:table-cell table:style-name="ce211" table:formula="of:=IF(+[.X126]-[.AA126]=0;&quot;matches&quot;; +[.X126]-[.AA126])" office:value-type="string" office:string-value="matches" calcext:value-type="string">
            <text:p>matches</text:p>
          </table:table-cell>
          <table:table-cell table:style-name="ce211" table:formula="of:=IF(+[.Y126]-[.AB126]=0;&quot;matches&quot;; +[.Y126]-[.AB12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Wing4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Righ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20" office:value-type="float" office:value="-0.171" calcext:value-type="float">
            <text:p>-0.171000</text:p>
          </table:table-cell>
          <table:table-cell office:value-type="float" office:value="-0.173" calcext:value-type="float">
            <text:p>-0.17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7]-[.Z127]=0;&quot;matches&quot;; +[.W127]-[.Z127])" office:value-type="string" office:string-value="matches" calcext:value-type="string">
            <text:p>matches</text:p>
          </table:table-cell>
          <table:table-cell table:style-name="ce211" table:formula="of:=IF(+[.X127]-[.AA127]=0;&quot;matches&quot;; +[.X127]-[.AA127])" office:value-type="string" office:string-value="matches" calcext:value-type="string">
            <text:p>matches</text:p>
          </table:table-cell>
          <table:table-cell table:style-name="ce211" table:formula="of:=IF(+[.Y127]-[.AB127]=0;&quot;matches&quot;; +[.Y127]-[.AB127])"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Wing4Fan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FanRigh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20" office:value-type="float" office:value="-0.171" calcext:value-type="float">
            <text:p>-0.171000</text:p>
          </table:table-cell>
          <table:table-cell office:value-type="float" office:value="-0.173" calcext:value-type="float">
            <text:p>-0.17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8]-[.Z128]=0;&quot;matches&quot;; +[.W128]-[.Z128])" office:value-type="string" office:string-value="matches" calcext:value-type="string">
            <text:p>matches</text:p>
          </table:table-cell>
          <table:table-cell table:style-name="ce211" table:formula="of:=IF(+[.X128]-[.AA128]=0;&quot;matches&quot;; +[.X128]-[.AA128])" office:value-type="string" office:string-value="matches" calcext:value-type="string">
            <text:p>matches</text:p>
          </table:table-cell>
          <table:table-cell table:style-name="ce211" table:formula="of:=IF(+[.Y128]-[.AB128]=0;&quot;matches&quot;; +[.Y128]-[.AB128])" office:value-type="string" office:string-value="matches" calcext:value-type="string">
            <text:p>matches</text:p>
          </table:table-cell>
          <table:table-cell table:number-columns-repeated="16346"/>
        </table:table-row>
        <table:table-row table:style-name="ro1">
          <table:table-cell table:style-name="ce89"/>
          <table:table-cell table:style-name="ce89" office:value-type="string" calcext:value-type="string">
            <text:p>mHipRight</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rThigh avatar_mHip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Right"</text:p>
          </table:table-cell>
          <table:table-cell office:value-type="float" office:value="0.03362" calcext:value-type="float">
            <text:p>0.033620</text:p>
          </table:table-cell>
          <table:table-cell office:value-type="float" office:value="-0.128806" calcext:value-type="float">
            <text:p>-0.128806</text:p>
          </table:table-cell>
          <table:table-cell office:value-type="float" office:value="-0.041086" calcext:value-type="float">
            <text:p>-0.041086</text:p>
          </table:table-cell>
          <table:table-cell table:style-name="ce120" office:value-type="float" office:value="0.034" calcext:value-type="float">
            <text:p>0.034000</text:p>
          </table:table-cell>
          <table:table-cell office:value-type="float" office:value="-0.129" calcext:value-type="float">
            <text:p>-0.129000</text:p>
          </table:table-cell>
          <table:table-cell table:style-name="ce123"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29]-[.Z129]=0;&quot;matches&quot;; +[.W129]-[.Z129])" office:value-type="float" office:value="-0.000380000000000005" calcext:value-type="float">
            <text:p>-0.000380</text:p>
          </table:table-cell>
          <table:table-cell table:style-name="ce211" table:formula="of:=IF(+[.X129]-[.AA129]=0;&quot;matches&quot;; +[.X129]-[.AA129])" office:value-type="float" office:value="0.000194" calcext:value-type="float">
            <text:p>0.000194</text:p>
          </table:table-cell>
          <table:table-cell table:style-name="ce211" table:formula="of:=IF(+[.Y129]-[.AB129]=0;&quot;matches&quot;; +[.Y129]-[.AB129])" office:value-type="float" office:value="-0.0000859999999999958" calcext:value-type="float">
            <text:p>-0.000086</text:p>
          </table:table-cell>
          <table:table-cell table:style-name="ce89" table:number-columns-repeated="978"/>
          <table:table-cell table:number-columns-repeated="15368"/>
        </table:table-row>
        <table:table-row table:style-name="ro1">
          <table:table-cell table:style-name="ce105" table:number-columns-repeated="2"/>
          <table:table-cell table:style-name="ce105" office:value-type="string" calcext:value-type="string">
            <text:p>R_UPPER_LEG</text:p>
          </table:table-cell>
          <table:table-cell table:style-name="ce105" table:number-columns-repeated="10"/>
          <table:table-cell table:style-name="ce105" office:value-type="string" calcext:value-type="string">
            <text:p>mHipRight</text:p>
          </table:table-cell>
          <table:table-cell table:style-name="ce127" office:value-type="string" calcext:value-type="string">
            <text:p>&lt;collision_volume</text:p>
          </table:table-cell>
          <table:table-cell table:style-name="ce127" table:number-columns-repeated="2"/>
          <table:table-cell table:number-columns-repeated="2" table:style-name="ce151" office:value-type="float" office:value="0" calcext:value-type="float">
            <text:p>0.0000</text:p>
          </table:table-cell>
          <table:table-cell table:style-name="ce151" office:value-type="float" office:value="-0.2" calcext:value-type="float">
            <text:p>-0.2000</text:p>
          </table:table-cell>
          <table:table-cell table:style-name="ce127" office:value-type="string" calcext:value-type="string">
            <text:p>group="Collision"</text:p>
          </table:table-cell>
          <table:table-cell table:style-name="ce127" office:value-type="string" calcext:value-type="string">
            <text:p>name="R_UPPER_LEG"</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05" calcext:value-type="float">
            <text:p>0.050000</text:p>
          </table:table-cell>
          <table:table-cell table:style-name="ce190" office:value-type="float" office:value="-0.22" calcext:value-type="float">
            <text:p>-0.2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09" calcext:value-type="float">
            <text:p>0.090</text:p>
          </table:table-cell>
          <table:table-cell table:style-name="ce207" office:value-type="float" office:value="0.32" calcext:value-type="float">
            <text:p>0.320</text:p>
          </table:table-cell>
          <table:table-cell table:style-name="ce127" office:value-type="string" calcext:value-type="string">
            <text:p>support="base"/&gt;</text:p>
          </table:table-cell>
          <table:table-cell table:style-name="ce211" table:formula="of:=IF(+[.W130]-[.Z130]=0;&quot;matches&quot;; +[.W130]-[.Z130])" office:value-type="float" office:value="0.02" calcext:value-type="float">
            <text:p>0.020000</text:p>
          </table:table-cell>
          <table:table-cell table:style-name="ce211" table:formula="of:=IF(+[.X130]-[.AA130]=0;&quot;matches&quot;; +[.X130]-[.AA130])" office:value-type="float" office:value="-0.05" calcext:value-type="float">
            <text:p>-0.050000</text:p>
          </table:table-cell>
          <table:table-cell table:style-name="ce211" table:formula="of:=IF(+[.Y130]-[.AB130]=0;&quot;matches&quot;; +[.Y130]-[.AB130])" office:value-type="float" office:value="0.22" calcext:value-type="float">
            <text:p>0.2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2"/>
          <table:table-cell office:value-type="string" calcext:value-type="string">
            <text:p>mKneeRight</text:p>
          </table:table-cell>
          <table:table-cell table:number-columns-repeated="10"/>
          <table:table-cell office:value-type="string" calcext:value-type="string">
            <text:p>mHipRight</text:p>
          </table:table-cell>
          <table:table-cell office:value-type="string" calcext:value-type="string">
            <text:p>&lt;bone</text:p>
          </table:table-cell>
          <table:table-cell office:value-type="string" calcext:value-type="string">
            <text:p>aliases="rShin avatar_mKneeRight"</text:p>
          </table:table-cell>
          <table:table-cell office:value-type="string" calcext:value-type="string">
            <text:p>connected="true"</text:p>
          </table:table-cell>
          <table:table-cell office:value-type="float" office:value="-0.029" calcext:value-type="float">
            <text:p>-0.0290</text:p>
          </table:table-cell>
          <table:table-cell office:value-type="float" office:value="0" calcext:value-type="float">
            <text:p>0.000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Right"</text:p>
          </table:table-cell>
          <table:table-cell office:value-type="float" office:value="-0.00078" calcext:value-type="float">
            <text:p>-0.000780</text:p>
          </table:table-cell>
          <table:table-cell office:value-type="float" office:value="0.048635" calcext:value-type="float">
            <text:p>0.048635</text:p>
          </table:table-cell>
          <table:table-cell office:value-type="float" office:value="-0.490922" calcext:value-type="float">
            <text:p>-0.490922</text:p>
          </table:table-cell>
          <table:table-cell table:style-name="ce120" office:value-type="float" office:value="-0.001" calcext:value-type="float">
            <text:p>-0.001000</text:p>
          </table:table-cell>
          <table:table-cell office:value-type="float" office:value="0.049" calcext:value-type="float">
            <text:p>0.049000</text:p>
          </table:table-cell>
          <table:table-cell table:style-name="ce123"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1]-[.Z131]=0;&quot;matches&quot;; +[.W131]-[.Z131])" office:value-type="float" office:value="0.00022" calcext:value-type="float">
            <text:p>0.000220</text:p>
          </table:table-cell>
          <table:table-cell table:style-name="ce211" table:formula="of:=IF(+[.X131]-[.AA131]=0;&quot;matches&quot;; +[.X131]-[.AA131])" office:value-type="float" office:value="-0.000365000000000004" calcext:value-type="float">
            <text:p>-0.000365</text:p>
          </table:table-cell>
          <table:table-cell table:style-name="ce211" table:formula="of:=IF(+[.Y131]-[.AB131]=0;&quot;matches&quot;; +[.Y131]-[.AB131])" office:value-type="float" office:value="0.000077999999999967" calcext:value-type="float">
            <text:p>0.000078</text:p>
          </table:table-cell>
          <table:table-cell table:number-columns-repeated="16346"/>
        </table:table-row>
        <table:table-row table:style-name="ro1">
          <table:table-cell table:style-name="ce105" table:number-columns-repeated="3"/>
          <table:table-cell table:style-name="ce105" office:value-type="string" calcext:value-type="string">
            <text:p>R_LOWER_LEG</text:p>
          </table:table-cell>
          <table:table-cell table:style-name="ce105" table:number-columns-repeated="9"/>
          <table:table-cell table:style-name="ce105" office:value-type="string" calcext:value-type="string">
            <text:p>mKnee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01" calcext:value-type="float">
            <text:p>-0.0100</text:p>
          </table:table-cell>
          <table:table-cell table:style-name="ce151" office:value-type="float" office:value="0" calcext:value-type="float">
            <text:p>0.0000</text:p>
          </table:table-cell>
          <table:table-cell table:style-name="ce151" office:value-type="float" office:value="-0.15" calcext:value-type="float">
            <text:p>-0.1500</text:p>
          </table:table-cell>
          <table:table-cell table:style-name="ce127" office:value-type="string" calcext:value-type="string">
            <text:p>group="Collision"</text:p>
          </table:table-cell>
          <table:table-cell table:style-name="ce127" office:value-type="string" calcext:value-type="string">
            <text:p>name="R_LOWER_LEG"</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 calcext:value-type="float">
            <text:p>0.000000</text:p>
          </table:table-cell>
          <table:table-cell table:style-name="ce190" office:value-type="float" office:value="-0.2" calcext:value-type="float">
            <text:p>-0.20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6" calcext:value-type="float">
            <text:p>0.060</text:p>
          </table:table-cell>
          <table:table-cell table:style-name="ce202" office:value-type="float" office:value="0.06" calcext:value-type="float">
            <text:p>0.060</text:p>
          </table:table-cell>
          <table:table-cell table:style-name="ce207" office:value-type="float" office:value="0.25" calcext:value-type="float">
            <text:p>0.250</text:p>
          </table:table-cell>
          <table:table-cell table:style-name="ce127" office:value-type="string" calcext:value-type="string">
            <text:p>support="base"/&gt;</text:p>
          </table:table-cell>
          <table:table-cell table:style-name="ce211" table:formula="of:=IF(+[.W132]-[.Z132]=0;&quot;matches&quot;; +[.W132]-[.Z132])" office:value-type="float" office:value="0.02" calcext:value-type="float">
            <text:p>0.020000</text:p>
          </table:table-cell>
          <table:table-cell table:style-name="ce211" table:formula="of:=IF(+[.X132]-[.AA132]=0;&quot;matches&quot;; +[.X132]-[.AA132])" office:value-type="string" office:string-value="matches" calcext:value-type="string">
            <text:p>matches</text:p>
          </table:table-cell>
          <table:table-cell table:style-name="ce211" table:formula="of:=IF(+[.Y132]-[.AB132]=0;&quot;matches&quot;; +[.Y132]-[.AB132])" office:value-type="float" office:value="0.2" calcext:value-type="float">
            <text:p>0.20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3"/>
          <table:table-cell office:value-type="string" calcext:value-type="string">
            <text:p>mAnkleRight</text:p>
          </table:table-cell>
          <table:table-cell table:number-columns-repeated="9"/>
          <table:table-cell office:value-type="string" calcext:value-type="string">
            <text:p>mKneeRight</text:p>
          </table:table-cell>
          <table:table-cell office:value-type="string" calcext:value-type="string">
            <text:p>&lt;bone</text:p>
          </table:table-cell>
          <table:table-cell office:value-type="string" calcext:value-type="string">
            <text:p>aliases="rFoot avatar_mAnkle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Right"</text:p>
          </table:table-cell>
          <table:table-cell office:value-type="float" office:value="-0.028869" calcext:value-type="float">
            <text:p>-0.028869</text:p>
          </table:table-cell>
          <table:table-cell office:value-type="float" office:value="0" calcext:value-type="float">
            <text:p>0.000000</text:p>
          </table:table-cell>
          <table:table-cell office:value-type="float" office:value="-0.468494" calcext:value-type="float">
            <text:p>-0.468494</text:p>
          </table:table-cell>
          <table:table-cell table:style-name="ce120" office:value-type="float" office:value="-0.029" calcext:value-type="float">
            <text:p>-0.029000</text:p>
          </table:table-cell>
          <table:table-cell office:value-type="float" office:value="0" calcext:value-type="float">
            <text:p>0.000000</text:p>
          </table:table-cell>
          <table:table-cell table:style-name="ce123"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3]-[.Z133]=0;&quot;matches&quot;; +[.W133]-[.Z133])" office:value-type="float" office:value="0.000131000000000003" calcext:value-type="float">
            <text:p>0.000131</text:p>
          </table:table-cell>
          <table:table-cell table:style-name="ce211" table:formula="of:=IF(+[.X133]-[.AA133]=0;&quot;matches&quot;; +[.X133]-[.AA133])" office:value-type="string" office:string-value="matches" calcext:value-type="string">
            <text:p>matches</text:p>
          </table:table-cell>
          <table:table-cell table:style-name="ce211" table:formula="of:=IF(+[.Y133]-[.AB133]=0;&quot;matches&quot;; +[.Y133]-[.AB133])" office:value-type="float" office:value="-0.000493999999999994" calcext:value-type="float">
            <text:p>-0.000494</text:p>
          </table:table-cell>
          <table:table-cell table:number-columns-repeated="16346"/>
        </table:table-row>
        <table:table-row table:style-name="ro1">
          <table:table-cell table:style-name="ce105" table:number-columns-repeated="4"/>
          <table:table-cell table:style-name="ce105" office:value-type="string" calcext:value-type="string">
            <text:p>R_FOOT</text:p>
          </table:table-cell>
          <table:table-cell table:style-name="ce105" table:number-columns-repeated="8"/>
          <table:table-cell table:style-name="ce105" office:value-type="string" calcext:value-type="string">
            <text:p>mAnkle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089" calcext:value-type="float">
            <text:p>0.0890</text:p>
          </table:table-cell>
          <table:table-cell table:style-name="ce151" office:value-type="float" office:value="0" calcext:value-type="float">
            <text:p>0.0000</text:p>
          </table:table-cell>
          <table:table-cell table:style-name="ce151" office:value-type="float" office:value="-0.026" calcext:value-type="float">
            <text:p>-0.0260</text:p>
          </table:table-cell>
          <table:table-cell table:style-name="ce127" office:value-type="string" calcext:value-type="string">
            <text:p>group="Collision"</text:p>
          </table:table-cell>
          <table:table-cell table:style-name="ce127" office:value-type="string" calcext:value-type="string">
            <text:p>name="R_FOOT"</text:p>
          </table:table-cell>
          <table:table-cell table:style-name="ce179"/>
          <table:table-cell table:style-name="ce184"/>
          <table:table-cell table:style-name="ce190"/>
          <table:table-cell table:style-name="ce179" office:value-type="float" office:value="0.077" calcext:value-type="float">
            <text:p>0.077000</text:p>
          </table:table-cell>
          <table:table-cell table:style-name="ce184" office:value-type="float" office:value="0" calcext:value-type="float">
            <text:p>0.000000</text:p>
          </table:table-cell>
          <table:table-cell table:style-name="ce190" office:value-type="float" office:value="-0.041" calcext:value-type="float">
            <text:p>-0.041000</text:p>
          </table:table-cell>
          <table:table-cell table:style-name="ce179" office:value-type="float" office:value="0" calcext:value-type="float">
            <text:p>0.000000</text:p>
          </table:table-cell>
          <table:table-cell table:style-name="ce184" office:value-type="float" office:value="10" calcext:value-type="float">
            <text:p>10.000000</text:p>
          </table:table-cell>
          <table:table-cell table:style-name="ce190" office:value-type="float" office:value="0" calcext:value-type="float">
            <text:p>0.000000</text:p>
          </table:table-cell>
          <table:table-cell table:style-name="ce197" office:value-type="float" office:value="0.13" calcext:value-type="float">
            <text:p>0.13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34]-[.Z134]=0;&quot;matches&quot;; +[.W134]-[.Z134])" office:value-type="float" office:value="-0.077" calcext:value-type="float">
            <text:p>-0.077000</text:p>
          </table:table-cell>
          <table:table-cell table:style-name="ce211" table:formula="of:=IF(+[.X134]-[.AA134]=0;&quot;matches&quot;; +[.X134]-[.AA134])" office:value-type="string" office:string-value="matches" calcext:value-type="string">
            <text:p>matches</text:p>
          </table:table-cell>
          <table:table-cell table:style-name="ce211" table:formula="of:=IF(+[.Y134]-[.AB134]=0;&quot;matches&quot;; +[.Y134]-[.AB134])" office:value-type="float" office:value="0.041" calcext:value-type="float">
            <text:p>0.041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4"/>
          <table:table-cell office:value-type="string" calcext:value-type="string">
            <text:p>mFootRight</text:p>
          </table:table-cell>
          <table:table-cell table:number-columns-repeated="8"/>
          <table:table-cell office:value-type="string" calcext:value-type="string">
            <text:p>mAnkleRight</text:p>
          </table:table-cell>
          <table:table-cell office:value-type="string" calcext:value-type="string">
            <text:p>&lt;bone</text:p>
          </table:table-cell>
          <table:table-cell office:value-type="string" calcext:value-type="string">
            <text:p>aliases="avatar_mFootRight"</text:p>
          </table:table-cell>
          <table:table-cell office:value-type="string" calcext:value-type="string">
            <text:p>connected="true"</text:p>
          </table:table-cell>
          <table:table-cell office:value-type="float" office:value="0.105" calcext:value-type="float">
            <text:p>0.1050</text:p>
          </table:table-cell>
          <table:table-cell office:value-type="float" office:value="-0.01" calcext:value-type="float">
            <text:p>-0.0100</text:p>
          </table:table-cell>
          <table:table-cell office:value-type="float" office:value="0" calcext:value-type="float">
            <text:p>0.0000</text:p>
          </table:table-cell>
          <table:table-cell office:value-type="string" calcext:value-type="string">
            <text:p>group="Extra"</text:p>
          </table:table-cell>
          <table:table-cell office:value-type="string" calcext:value-type="string">
            <text:p>name="mFootRigh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37" calcext:value-type="float">
            <text:p>-0.060637</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5]-[.Z135]=0;&quot;matches&quot;; +[.W135]-[.Z135])" office:value-type="float" office:value="-0.0000440000000000024" calcext:value-type="float">
            <text:p>-0.000044</text:p>
          </table:table-cell>
          <table:table-cell table:style-name="ce211" table:formula="of:=IF(+[.X135]-[.AA135]=0;&quot;matches&quot;; +[.X135]-[.AA135])" office:value-type="string" office:string-value="matches" calcext:value-type="string">
            <text:p>matches</text:p>
          </table:table-cell>
          <table:table-cell table:style-name="ce211" table:formula="of:=IF(+[.Y135]-[.AB135]=0;&quot;matches&quot;; +[.Y135]-[.AB135])" office:value-type="float" office:value="0.000362999999999995" calcext:value-type="float">
            <text:p>0.000363</text:p>
          </table:table-cell>
          <table:table-cell table:number-columns-repeated="16346"/>
        </table:table-row>
        <table:table-row table:style-name="ro1">
          <table:table-cell table:number-columns-repeated="5"/>
          <table:table-cell office:value-type="string" calcext:value-type="string">
            <text:p>mToeRight</text:p>
          </table:table-cell>
          <table:table-cell table:number-columns-repeated="7"/>
          <table:table-cell office:value-type="string" calcext:value-type="string">
            <text:p>mFootRight</text:p>
          </table:table-cell>
          <table:table-cell office:value-type="string" calcext:value-type="string">
            <text:p>&lt;bone</text:p>
          </table:table-cell>
          <table:table-cell office:value-type="string" calcext:value-type="string">
            <text:p>aliases="avatar_mToeRigh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Right"</text:p>
          </table:table-cell>
          <table:table-cell office:value-type="float" office:value="0.105399" calcext:value-type="float">
            <text:p>0.105399</text:p>
          </table:table-cell>
          <table:table-cell office:value-type="float" office:value="-0.010408" calcext:value-type="float">
            <text:p>-0.010408</text:p>
          </table:table-cell>
          <table:table-cell office:value-type="float" office:value="-0.000104" calcext:value-type="float">
            <text:p>-0.000104</text:p>
          </table:table-cell>
          <table:table-cell table:style-name="ce120" office:value-type="float" office:value="0.109" calcext:value-type="float">
            <text:p>0.109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6]-[.Z136]=0;&quot;matches&quot;; +[.W136]-[.Z136])" office:value-type="float" office:value="-0.00360099999999999" calcext:value-type="float">
            <text:p>-0.003601</text:p>
          </table:table-cell>
          <table:table-cell table:style-name="ce211" table:formula="of:=IF(+[.X136]-[.AA136]=0;&quot;matches&quot;; +[.X136]-[.AA136])" office:value-type="float" office:value="-0.010408" calcext:value-type="float">
            <text:p>-0.010408</text:p>
          </table:table-cell>
          <table:table-cell table:style-name="ce211" table:formula="of:=IF(+[.Y136]-[.AB136]=0;&quot;matches&quot;; +[.Y136]-[.AB136])" office:value-type="float" office:value="-0.000104" calcext:value-type="float">
            <text:p>-0.000104</text:p>
          </table:table-cell>
          <table:table-cell table:number-columns-repeated="16346"/>
        </table:table-row>
        <table:table-row table:style-name="ro1">
          <table:table-cell table:style-name="ce89"/>
          <table:table-cell table:style-name="ce89" office:value-type="string" calcext:value-type="string">
            <text:p>mHipLeft</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lThigh avatar_mHip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Left"</text:p>
          </table:table-cell>
          <table:table-cell office:value-type="float" office:value="0.033757" calcext:value-type="float">
            <text:p>0.033757</text:p>
          </table:table-cell>
          <table:table-cell office:value-type="float" office:value="0.126765" calcext:value-type="float">
            <text:p>0.126765</text:p>
          </table:table-cell>
          <table:table-cell office:value-type="float" office:value="-0.040998" calcext:value-type="float">
            <text:p>-0.040998</text:p>
          </table:table-cell>
          <table:table-cell table:style-name="ce120" office:value-type="float" office:value="0.034" calcext:value-type="float">
            <text:p>0.034000</text:p>
          </table:table-cell>
          <table:table-cell office:value-type="float" office:value="0.127" calcext:value-type="float">
            <text:p>0.127000</text:p>
          </table:table-cell>
          <table:table-cell table:style-name="ce123"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7]-[.Z137]=0;&quot;matches&quot;; +[.W137]-[.Z137])" office:value-type="float" office:value="-0.000243" calcext:value-type="float">
            <text:p>-0.000243</text:p>
          </table:table-cell>
          <table:table-cell table:style-name="ce211" table:formula="of:=IF(+[.X137]-[.AA137]=0;&quot;matches&quot;; +[.X137]-[.AA137])" office:value-type="float" office:value="-0.000235000000000013" calcext:value-type="float">
            <text:p>-0.000235</text:p>
          </table:table-cell>
          <table:table-cell table:style-name="ce211" table:formula="of:=IF(+[.Y137]-[.AB137]=0;&quot;matches&quot;; +[.Y137]-[.AB137])" office:value-type="float" office:value="0.000002000000000002" calcext:value-type="float">
            <text:p>0.000002</text:p>
          </table:table-cell>
          <table:table-cell table:style-name="ce89" table:number-columns-repeated="978"/>
          <table:table-cell table:number-columns-repeated="15368"/>
        </table:table-row>
        <table:table-row table:style-name="ro1">
          <table:table-cell table:style-name="ce105" table:number-columns-repeated="2"/>
          <table:table-cell table:style-name="ce105" office:value-type="string" calcext:value-type="string">
            <text:p>L_UPPER_LEG</text:p>
          </table:table-cell>
          <table:table-cell table:style-name="ce105" table:number-columns-repeated="10"/>
          <table:table-cell table:style-name="ce105" office:value-type="string" calcext:value-type="string">
            <text:p>mHipLeft</text:p>
          </table:table-cell>
          <table:table-cell table:style-name="ce127" office:value-type="string" calcext:value-type="string">
            <text:p>&lt;collision_volume</text:p>
          </table:table-cell>
          <table:table-cell table:style-name="ce127" table:number-columns-repeated="2"/>
          <table:table-cell table:number-columns-repeated="2" table:style-name="ce151" office:value-type="float" office:value="0" calcext:value-type="float">
            <text:p>0.0000</text:p>
          </table:table-cell>
          <table:table-cell table:style-name="ce151" office:value-type="float" office:value="-0.2" calcext:value-type="float">
            <text:p>-0.2000</text:p>
          </table:table-cell>
          <table:table-cell table:style-name="ce127" office:value-type="string" calcext:value-type="string">
            <text:p>group="Collision"</text:p>
          </table:table-cell>
          <table:table-cell table:style-name="ce127" office:value-type="string" calcext:value-type="string">
            <text:p>name="L_UPPER_LEG"</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05" calcext:value-type="float">
            <text:p>-0.050000</text:p>
          </table:table-cell>
          <table:table-cell table:style-name="ce190" office:value-type="float" office:value="-0.22" calcext:value-type="float">
            <text:p>-0.2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09" calcext:value-type="float">
            <text:p>0.090</text:p>
          </table:table-cell>
          <table:table-cell table:style-name="ce207" office:value-type="float" office:value="0.32" calcext:value-type="float">
            <text:p>0.320</text:p>
          </table:table-cell>
          <table:table-cell table:style-name="ce127" office:value-type="string" calcext:value-type="string">
            <text:p>support="base"/&gt;</text:p>
          </table:table-cell>
          <table:table-cell table:style-name="ce211" table:formula="of:=IF(+[.W138]-[.Z138]=0;&quot;matches&quot;; +[.W138]-[.Z138])" office:value-type="float" office:value="0.02" calcext:value-type="float">
            <text:p>0.020000</text:p>
          </table:table-cell>
          <table:table-cell table:style-name="ce211" table:formula="of:=IF(+[.X138]-[.AA138]=0;&quot;matches&quot;; +[.X138]-[.AA138])" office:value-type="float" office:value="0.05" calcext:value-type="float">
            <text:p>0.050000</text:p>
          </table:table-cell>
          <table:table-cell table:style-name="ce211" table:formula="of:=IF(+[.Y138]-[.AB138]=0;&quot;matches&quot;; +[.Y138]-[.AB138])" office:value-type="float" office:value="0.22" calcext:value-type="float">
            <text:p>0.2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2"/>
          <table:table-cell office:value-type="string" calcext:value-type="string">
            <text:p>mKneeLeft</text:p>
          </table:table-cell>
          <table:table-cell table:number-columns-repeated="10"/>
          <table:table-cell office:value-type="string" calcext:value-type="string">
            <text:p>mHipLeft</text:p>
          </table:table-cell>
          <table:table-cell office:value-type="string" calcext:value-type="string">
            <text:p>&lt;bone</text:p>
          </table:table-cell>
          <table:table-cell office:value-type="string" calcext:value-type="string">
            <text:p>aliases="lShin avatar_mKneeLeft"</text:p>
          </table:table-cell>
          <table:table-cell office:value-type="string" calcext:value-type="string">
            <text:p>connected="true"</text:p>
          </table:table-cell>
          <table:table-cell office:value-type="float" office:value="-0.029" calcext:value-type="float">
            <text:p>-0.0290</text:p>
          </table:table-cell>
          <table:table-cell office:value-type="float" office:value="0.001" calcext:value-type="float">
            <text:p>0.001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Left"</text:p>
          </table:table-cell>
          <table:table-cell office:value-type="float" office:value="-0.000887" calcext:value-type="float">
            <text:p>-0.000887</text:p>
          </table:table-cell>
          <table:table-cell office:value-type="float" office:value="-0.045568" calcext:value-type="float">
            <text:p>-0.045568</text:p>
          </table:table-cell>
          <table:table-cell office:value-type="float" office:value="-0.491053" calcext:value-type="float">
            <text:p>-0.491053</text:p>
          </table:table-cell>
          <table:table-cell table:style-name="ce120" office:value-type="float" office:value="-0.001" calcext:value-type="float">
            <text:p>-0.001000</text:p>
          </table:table-cell>
          <table:table-cell office:value-type="float" office:value="-0.046" calcext:value-type="float">
            <text:p>-0.046000</text:p>
          </table:table-cell>
          <table:table-cell table:style-name="ce123"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9]-[.Z139]=0;&quot;matches&quot;; +[.W139]-[.Z139])" office:value-type="float" office:value="0.000113" calcext:value-type="float">
            <text:p>0.000113</text:p>
          </table:table-cell>
          <table:table-cell table:style-name="ce211" table:formula="of:=IF(+[.X139]-[.AA139]=0;&quot;matches&quot;; +[.X139]-[.AA139])" office:value-type="float" office:value="0.000432000000000002" calcext:value-type="float">
            <text:p>0.000432</text:p>
          </table:table-cell>
          <table:table-cell table:style-name="ce211" table:formula="of:=IF(+[.Y139]-[.AB139]=0;&quot;matches&quot;; +[.Y139]-[.AB139])" office:value-type="float" office:value="-0.0000530000000000253" calcext:value-type="float">
            <text:p>-0.000053</text:p>
          </table:table-cell>
          <table:table-cell table:number-columns-repeated="16346"/>
        </table:table-row>
        <table:table-row table:style-name="ro1">
          <table:table-cell table:style-name="ce105" table:number-columns-repeated="3"/>
          <table:table-cell table:style-name="ce105" office:value-type="string" calcext:value-type="string">
            <text:p>L_LOWER_LEG</text:p>
          </table:table-cell>
          <table:table-cell table:style-name="ce105" table:number-columns-repeated="9"/>
          <table:table-cell table:style-name="ce105" office:value-type="string" calcext:value-type="string">
            <text:p>mKnee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01" calcext:value-type="float">
            <text:p>-0.0100</text:p>
          </table:table-cell>
          <table:table-cell table:style-name="ce151" office:value-type="float" office:value="0" calcext:value-type="float">
            <text:p>0.0000</text:p>
          </table:table-cell>
          <table:table-cell table:style-name="ce151" office:value-type="float" office:value="-0.15" calcext:value-type="float">
            <text:p>-0.1500</text:p>
          </table:table-cell>
          <table:table-cell table:style-name="ce127" office:value-type="string" calcext:value-type="string">
            <text:p>group="Collision"</text:p>
          </table:table-cell>
          <table:table-cell table:style-name="ce127" office:value-type="string" calcext:value-type="string">
            <text:p>name="L_LOWER_LEG"</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 calcext:value-type="float">
            <text:p>0.000000</text:p>
          </table:table-cell>
          <table:table-cell table:style-name="ce190" office:value-type="float" office:value="-0.2" calcext:value-type="float">
            <text:p>-0.20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6" calcext:value-type="float">
            <text:p>0.060</text:p>
          </table:table-cell>
          <table:table-cell table:style-name="ce202" office:value-type="float" office:value="0.06" calcext:value-type="float">
            <text:p>0.060</text:p>
          </table:table-cell>
          <table:table-cell table:style-name="ce207" office:value-type="float" office:value="0.25" calcext:value-type="float">
            <text:p>0.250</text:p>
          </table:table-cell>
          <table:table-cell table:style-name="ce127" office:value-type="string" calcext:value-type="string">
            <text:p>support="base"/&gt;</text:p>
          </table:table-cell>
          <table:table-cell table:style-name="ce211" table:formula="of:=IF(+[.W140]-[.Z140]=0;&quot;matches&quot;; +[.W140]-[.Z140])" office:value-type="float" office:value="0.02" calcext:value-type="float">
            <text:p>0.020000</text:p>
          </table:table-cell>
          <table:table-cell table:style-name="ce211" table:formula="of:=IF(+[.X140]-[.AA140]=0;&quot;matches&quot;; +[.X140]-[.AA140])" office:value-type="string" office:string-value="matches" calcext:value-type="string">
            <text:p>matches</text:p>
          </table:table-cell>
          <table:table-cell table:style-name="ce211" table:formula="of:=IF(+[.Y140]-[.AB140]=0;&quot;matches&quot;; +[.Y140]-[.AB140])" office:value-type="float" office:value="0.2" calcext:value-type="float">
            <text:p>0.20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3"/>
          <table:table-cell office:value-type="string" calcext:value-type="string">
            <text:p>mAnkleLeft</text:p>
          </table:table-cell>
          <table:table-cell table:number-columns-repeated="9"/>
          <table:table-cell office:value-type="string" calcext:value-type="string">
            <text:p>mKneeLeft</text:p>
          </table:table-cell>
          <table:table-cell office:value-type="string" calcext:value-type="string">
            <text:p>&lt;bone</text:p>
          </table:table-cell>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Left"</text:p>
          </table:table-cell>
          <table:table-cell office:value-type="float" office:value="-0.028887" calcext:value-type="float">
            <text:p>-0.028887</text:p>
          </table:table-cell>
          <table:table-cell office:value-type="float" office:value="0.001378" calcext:value-type="float">
            <text:p>0.001378</text:p>
          </table:table-cell>
          <table:table-cell office:value-type="float" office:value="-0.468449" calcext:value-type="float">
            <text:p>-0.468449</text:p>
          </table:table-cell>
          <table:table-cell table:style-name="ce120" office:value-type="float" office:value="-0.029" calcext:value-type="float">
            <text:p>-0.029000</text:p>
          </table:table-cell>
          <table:table-cell office:value-type="float" office:value="0.001" calcext:value-type="float">
            <text:p>0.001000</text:p>
          </table:table-cell>
          <table:table-cell table:style-name="ce123"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41]-[.Z141]=0;&quot;matches&quot;; +[.W141]-[.Z141])" office:value-type="float" office:value="0.000113000000000002" calcext:value-type="float">
            <text:p>0.000113</text:p>
          </table:table-cell>
          <table:table-cell table:style-name="ce211" table:formula="of:=IF(+[.X141]-[.AA141]=0;&quot;matches&quot;; +[.X141]-[.AA141])" office:value-type="float" office:value="0.000378" calcext:value-type="float">
            <text:p>0.000378</text:p>
          </table:table-cell>
          <table:table-cell table:style-name="ce211" table:formula="of:=IF(+[.Y141]-[.AB141]=0;&quot;matches&quot;; +[.Y141]-[.AB141])" office:value-type="float" office:value="-0.000448999999999977" calcext:value-type="float">
            <text:p>-0.000449</text:p>
          </table:table-cell>
          <table:table-cell table:number-columns-repeated="16346"/>
        </table:table-row>
        <table:table-row table:style-name="ro1">
          <table:table-cell table:style-name="ce105" table:number-columns-repeated="4"/>
          <table:table-cell table:style-name="ce105" office:value-type="string" calcext:value-type="string">
            <text:p>L_FOOT</text:p>
          </table:table-cell>
          <table:table-cell table:style-name="ce105" table:number-columns-repeated="8"/>
          <table:table-cell table:style-name="ce105" office:value-type="string" calcext:value-type="string">
            <text:p>mAnkle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089" calcext:value-type="float">
            <text:p>0.0890</text:p>
          </table:table-cell>
          <table:table-cell table:style-name="ce151" office:value-type="float" office:value="0" calcext:value-type="float">
            <text:p>0.0000</text:p>
          </table:table-cell>
          <table:table-cell table:style-name="ce151" office:value-type="float" office:value="-0.026" calcext:value-type="float">
            <text:p>-0.0260</text:p>
          </table:table-cell>
          <table:table-cell table:style-name="ce127" office:value-type="string" calcext:value-type="string">
            <text:p>group="Collision"</text:p>
          </table:table-cell>
          <table:table-cell table:style-name="ce127" office:value-type="string" calcext:value-type="string">
            <text:p>name="L_FOOT"</text:p>
          </table:table-cell>
          <table:table-cell table:style-name="ce179"/>
          <table:table-cell table:style-name="ce184"/>
          <table:table-cell table:style-name="ce190"/>
          <table:table-cell table:style-name="ce179" office:value-type="float" office:value="0.077" calcext:value-type="float">
            <text:p>0.077000</text:p>
          </table:table-cell>
          <table:table-cell table:style-name="ce184" office:value-type="float" office:value="0" calcext:value-type="float">
            <text:p>0.000000</text:p>
          </table:table-cell>
          <table:table-cell table:style-name="ce190" office:value-type="float" office:value="-0.041" calcext:value-type="float">
            <text:p>-0.041000</text:p>
          </table:table-cell>
          <table:table-cell table:style-name="ce179" office:value-type="float" office:value="0" calcext:value-type="float">
            <text:p>0.000000</text:p>
          </table:table-cell>
          <table:table-cell table:style-name="ce184" office:value-type="float" office:value="10" calcext:value-type="float">
            <text:p>10.000000</text:p>
          </table:table-cell>
          <table:table-cell table:style-name="ce190" office:value-type="float" office:value="0" calcext:value-type="float">
            <text:p>0.000000</text:p>
          </table:table-cell>
          <table:table-cell table:style-name="ce197" office:value-type="float" office:value="0.13" calcext:value-type="float">
            <text:p>0.13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42]-[.Z142]=0;&quot;matches&quot;; +[.W142]-[.Z142])" office:value-type="float" office:value="-0.077" calcext:value-type="float">
            <text:p>-0.077000</text:p>
          </table:table-cell>
          <table:table-cell table:style-name="ce211" table:formula="of:=IF(+[.X142]-[.AA142]=0;&quot;matches&quot;; +[.X142]-[.AA142])" office:value-type="string" office:string-value="matches" calcext:value-type="string">
            <text:p>matches</text:p>
          </table:table-cell>
          <table:table-cell table:style-name="ce211" table:formula="of:=IF(+[.Y142]-[.AB142]=0;&quot;matches&quot;; +[.Y142]-[.AB142])" office:value-type="float" office:value="0.041" calcext:value-type="float">
            <text:p>0.041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1">
          <table:table-cell table:number-columns-repeated="4"/>
          <table:table-cell office:value-type="string" calcext:value-type="string">
            <text:p>mFootLeft</text:p>
          </table:table-cell>
          <table:table-cell table:number-columns-repeated="8"/>
          <table:table-cell office:value-type="string" calcext:value-type="string">
            <text:p>mAnkleLeft</text:p>
          </table:table-cell>
          <table:table-cell office:value-type="string" calcext:value-type="string">
            <text:p>&lt;bone</text:p>
          </table:table-cell>
          <table:table-cell office:value-type="string" calcext:value-type="string">
            <text:p>aliases="avatar_mFoot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001" calcext:value-type="float">
            <text:p>0.0010</text:p>
          </table:table-cell>
          <table:table-cell office:value-type="string" calcext:value-type="string">
            <text:p>group="Extra"</text:p>
          </table:table-cell>
          <table:table-cell office:value-type="string" calcext:value-type="string">
            <text:p>name="mFootLef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2" calcext:value-type="float">
            <text:p>-0.060620</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43]-[.Z143]=0;&quot;matches&quot;; +[.W143]-[.Z143])" office:value-type="float" office:value="-0.0000440000000000024" calcext:value-type="float">
            <text:p>-0.000044</text:p>
          </table:table-cell>
          <table:table-cell table:style-name="ce211" table:formula="of:=IF(+[.X143]-[.AA143]=0;&quot;matches&quot;; +[.X143]-[.AA143])" office:value-type="string" office:string-value="matches" calcext:value-type="string">
            <text:p>matches</text:p>
          </table:table-cell>
          <table:table-cell table:style-name="ce211" table:formula="of:=IF(+[.Y143]-[.AB143]=0;&quot;matches&quot;; +[.Y143]-[.AB143])" office:value-type="float" office:value="0.000379999999999998" calcext:value-type="float">
            <text:p>0.000380</text:p>
          </table:table-cell>
          <table:table-cell table:number-columns-repeated="16346"/>
        </table:table-row>
        <table:table-row table:style-name="ro1">
          <table:table-cell table:number-columns-repeated="5"/>
          <table:table-cell office:value-type="string" calcext:value-type="string">
            <text:p>mToeLeft</text:p>
          </table:table-cell>
          <table:table-cell table:number-columns-repeated="7"/>
          <table:table-cell office:value-type="string" calcext:value-type="string">
            <text:p>mFootLeft</text:p>
          </table:table-cell>
          <table:table-cell office:value-type="string" calcext:value-type="string">
            <text:p>&lt;bone</text:p>
          </table:table-cell>
          <table:table-cell office:value-type="string" calcext:value-type="string">
            <text:p>aliases="avatar_mToeLef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Left"</text:p>
          </table:table-cell>
          <table:table-cell office:value-type="float" office:value="0.105387" calcext:value-type="float">
            <text:p>0.105387</text:p>
          </table:table-cell>
          <table:table-cell office:value-type="float" office:value="0.00827" calcext:value-type="float">
            <text:p>0.008270</text:p>
          </table:table-cell>
          <table:table-cell office:value-type="float" office:value="0.000871" calcext:value-type="float">
            <text:p>0.000871</text:p>
          </table:table-cell>
          <table:table-cell table:style-name="ce120" office:value-type="float" office:value="0.109" calcext:value-type="float">
            <text:p>0.109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44]-[.Z144]=0;&quot;matches&quot;; +[.W144]-[.Z144])" office:value-type="float" office:value="-0.00361300000000001" calcext:value-type="float">
            <text:p>-0.003613</text:p>
          </table:table-cell>
          <table:table-cell table:style-name="ce211" table:formula="of:=IF(+[.X144]-[.AA144]=0;&quot;matches&quot;; +[.X144]-[.AA144])" office:value-type="float" office:value="0.00827" calcext:value-type="float">
            <text:p>0.008270</text:p>
          </table:table-cell>
          <table:table-cell table:style-name="ce211" table:formula="of:=IF(+[.Y144]-[.AB144]=0;&quot;matches&quot;; +[.Y144]-[.AB144])" office:value-type="float" office:value="0.000871" calcext:value-type="float">
            <text:p>0.000871</text:p>
          </table:table-cell>
          <table:table-cell table:number-columns-repeated="16346"/>
        </table:table-row>
        <table:table-row table:style-name="ro1">
          <table:table-cell table:style-name="ce89"/>
          <table:table-cell table:style-name="ce89" office:value-type="string" calcext:value-type="string">
            <text:p>mTail1</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avatar_mTail1"</text:p>
          </table:table-cell>
          <table:table-cell office:value-type="string" calcext:value-type="string">
            <text:p>connected="false"</text:p>
          </table:table-cell>
          <table:table-cell office:value-type="float" office:value="-0.197" calcext:value-type="float">
            <text:p>-0.197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1"</text:p>
          </table:table-cell>
          <table:table-cell office:value-type="float" office:value="-0.116" calcext:value-type="float">
            <text:p>-0.116000</text:p>
          </table:table-cell>
          <table:table-cell office:value-type="float" office:value="0" calcext:value-type="float">
            <text:p>0.000000</text:p>
          </table:table-cell>
          <table:table-cell office:value-type="float" office:value="0.047" calcext:value-type="float">
            <text:p>0.047000</text:p>
          </table:table-cell>
          <table:table-cell table:style-name="ce120" office:value-type="float" office:value="-0.116" calcext:value-type="float">
            <text:p>-0.116000</text:p>
          </table:table-cell>
          <table:table-cell office:value-type="float" office:value="0" calcext:value-type="float">
            <text:p>0.000000</text:p>
          </table:table-cell>
          <table:table-cell table:style-name="ce123" office:value-type="float" office:value="0.047" calcext:value-type="float">
            <text:p>0.04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5]-[.Z145]=0;&quot;matches&quot;; +[.W145]-[.Z145])" office:value-type="string" office:string-value="matches" calcext:value-type="string">
            <text:p>matches</text:p>
          </table:table-cell>
          <table:table-cell table:style-name="ce211" table:formula="of:=IF(+[.X145]-[.AA145]=0;&quot;matches&quot;; +[.X145]-[.AA145])" office:value-type="string" office:string-value="matches" calcext:value-type="string">
            <text:p>matches</text:p>
          </table:table-cell>
          <table:table-cell table:style-name="ce211" table:formula="of:=IF(+[.Y145]-[.AB145]=0;&quot;matches&quot;; +[.Y145]-[.AB145])" office:value-type="string" office:string-value="matches" calcext:value-type="string">
            <text:p>matches</text:p>
          </table:table-cell>
          <table:table-cell table:style-name="ce89" table:number-columns-repeated="978"/>
          <table:table-cell table:number-columns-repeated="15368"/>
        </table:table-row>
        <table:table-row table:style-name="ro1">
          <table:table-cell table:number-columns-repeated="2"/>
          <table:table-cell office:value-type="string" calcext:value-type="string">
            <text:p>mTail2</text:p>
          </table:table-cell>
          <table:table-cell table:number-columns-repeated="10"/>
          <table:table-cell office:value-type="string" calcext:value-type="string">
            <text:p>mTail1</text:p>
          </table:table-cell>
          <table:table-cell office:value-type="string" calcext:value-type="string">
            <text:p>&lt;bone</text:p>
          </table:table-cell>
          <table:table-cell office:value-type="string" calcext:value-type="string">
            <text:p>aliases="avatar_mTail2"</text:p>
          </table:table-cell>
          <table:table-cell office:value-type="string" calcext:value-type="string">
            <text:p>connected="true"</text:p>
          </table:table-cell>
          <table:table-cell office:value-type="float" office:value="-0.168" calcext:value-type="float">
            <text:p>-0.168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2"</text:p>
          </table:table-cell>
          <table:table-cell office:value-type="float" office:value="-0.197" calcext:value-type="float">
            <text:p>-0.197000</text:p>
          </table:table-cell>
          <table:table-cell table:number-columns-repeated="2" office:value-type="float" office:value="0" calcext:value-type="float">
            <text:p>0.000000</text:p>
          </table:table-cell>
          <table:table-cell table:style-name="ce120" office:value-type="float" office:value="-0.197" calcext:value-type="float">
            <text:p>-0.197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6]-[.Z146]=0;&quot;matches&quot;; +[.W146]-[.Z146])" office:value-type="string" office:string-value="matches" calcext:value-type="string">
            <text:p>matches</text:p>
          </table:table-cell>
          <table:table-cell table:style-name="ce211" table:formula="of:=IF(+[.X146]-[.AA146]=0;&quot;matches&quot;; +[.X146]-[.AA146])" office:value-type="string" office:string-value="matches" calcext:value-type="string">
            <text:p>matches</text:p>
          </table:table-cell>
          <table:table-cell table:style-name="ce211" table:formula="of:=IF(+[.Y146]-[.AB146]=0;&quot;matches&quot;; +[.Y146]-[.AB146])" office:value-type="string" office:string-value="matches" calcext:value-type="string">
            <text:p>matches</text:p>
          </table:table-cell>
          <table:table-cell table:number-columns-repeated="16346"/>
        </table:table-row>
        <table:table-row table:style-name="ro1">
          <table:table-cell table:number-columns-repeated="3"/>
          <table:table-cell office:value-type="string" calcext:value-type="string">
            <text:p>mTail3</text:p>
          </table:table-cell>
          <table:table-cell table:number-columns-repeated="9"/>
          <table:table-cell office:value-type="string" calcext:value-type="string">
            <text:p>mTail2</text:p>
          </table:table-cell>
          <table:table-cell office:value-type="string" calcext:value-type="string">
            <text:p>&lt;bone</text:p>
          </table:table-cell>
          <table:table-cell office:value-type="string" calcext:value-type="string">
            <text:p>aliases="avatar_mTail3"</text:p>
          </table:table-cell>
          <table:table-cell office:value-type="string" calcext:value-type="string">
            <text:p>connected="true"</text:p>
          </table:table-cell>
          <table:table-cell office:value-type="float" office:value="-0.142" calcext:value-type="float">
            <text:p>-0.14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3"</text:p>
          </table:table-cell>
          <table:table-cell office:value-type="float" office:value="-0.168" calcext:value-type="float">
            <text:p>-0.168000</text:p>
          </table:table-cell>
          <table:table-cell table:number-columns-repeated="2" office:value-type="float" office:value="0" calcext:value-type="float">
            <text:p>0.000000</text:p>
          </table:table-cell>
          <table:table-cell table:style-name="ce120" office:value-type="float" office:value="-0.168" calcext:value-type="float">
            <text:p>-0.168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7]-[.Z147]=0;&quot;matches&quot;; +[.W147]-[.Z147])" office:value-type="string" office:string-value="matches" calcext:value-type="string">
            <text:p>matches</text:p>
          </table:table-cell>
          <table:table-cell table:style-name="ce211" table:formula="of:=IF(+[.X147]-[.AA147]=0;&quot;matches&quot;; +[.X147]-[.AA147])" office:value-type="string" office:string-value="matches" calcext:value-type="string">
            <text:p>matches</text:p>
          </table:table-cell>
          <table:table-cell table:style-name="ce211" table:formula="of:=IF(+[.Y147]-[.AB147]=0;&quot;matches&quot;; +[.Y147]-[.AB147])" office:value-type="string" office:string-value="matches" calcext:value-type="string">
            <text:p>matches</text:p>
          </table:table-cell>
          <table:table-cell table:number-columns-repeated="16346"/>
        </table:table-row>
        <table:table-row table:style-name="ro1">
          <table:table-cell table:number-columns-repeated="4"/>
          <table:table-cell office:value-type="string" calcext:value-type="string">
            <text:p>mTail4</text:p>
          </table:table-cell>
          <table:table-cell table:number-columns-repeated="8"/>
          <table:table-cell office:value-type="string" calcext:value-type="string">
            <text:p>mTail3</text:p>
          </table:table-cell>
          <table:table-cell office:value-type="string" calcext:value-type="string">
            <text:p>&lt;bone</text:p>
          </table:table-cell>
          <table:table-cell office:value-type="string" calcext:value-type="string">
            <text:p>aliases="avatar_mTail4"</text:p>
          </table:table-cell>
          <table:table-cell office:value-type="string" calcext:value-type="string">
            <text:p>connected="true"</text:p>
          </table:table-cell>
          <table:table-cell office:value-type="float" office:value="-0.112" calcext:value-type="float">
            <text:p>-0.11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4"</text:p>
          </table:table-cell>
          <table:table-cell office:value-type="float" office:value="-0.142" calcext:value-type="float">
            <text:p>-0.142000</text:p>
          </table:table-cell>
          <table:table-cell table:number-columns-repeated="2" office:value-type="float" office:value="0" calcext:value-type="float">
            <text:p>0.000000</text:p>
          </table:table-cell>
          <table:table-cell table:style-name="ce120" office:value-type="float" office:value="-0.142" calcext:value-type="float">
            <text:p>-0.142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8]-[.Z148]=0;&quot;matches&quot;; +[.W148]-[.Z148])" office:value-type="string" office:string-value="matches" calcext:value-type="string">
            <text:p>matches</text:p>
          </table:table-cell>
          <table:table-cell table:style-name="ce211" table:formula="of:=IF(+[.X148]-[.AA148]=0;&quot;matches&quot;; +[.X148]-[.AA148])" office:value-type="string" office:string-value="matches" calcext:value-type="string">
            <text:p>matches</text:p>
          </table:table-cell>
          <table:table-cell table:style-name="ce211" table:formula="of:=IF(+[.Y148]-[.AB148]=0;&quot;matches&quot;; +[.Y148]-[.AB148])" office:value-type="string" office:string-value="matches" calcext:value-type="string">
            <text:p>matches</text:p>
          </table:table-cell>
          <table:table-cell table:number-columns-repeated="16346"/>
        </table:table-row>
        <table:table-row table:style-name="ro1">
          <table:table-cell table:number-columns-repeated="5"/>
          <table:table-cell office:value-type="string" calcext:value-type="string">
            <text:p>mTail5</text:p>
          </table:table-cell>
          <table:table-cell table:number-columns-repeated="7"/>
          <table:table-cell office:value-type="string" calcext:value-type="string">
            <text:p>mTail4</text:p>
          </table:table-cell>
          <table:table-cell office:value-type="string" calcext:value-type="string">
            <text:p>&lt;bone</text:p>
          </table:table-cell>
          <table:table-cell office:value-type="string" calcext:value-type="string">
            <text:p>aliases="avatar_mTail5"</text:p>
          </table:table-cell>
          <table:table-cell office:value-type="string" calcext:value-type="string">
            <text:p>connected="true"</text:p>
          </table:table-cell>
          <table:table-cell office:value-type="float" office:value="-0.094" calcext:value-type="float">
            <text:p>-0.094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5"</text:p>
          </table:table-cell>
          <table:table-cell office:value-type="float" office:value="-0.112" calcext:value-type="float">
            <text:p>-0.112000</text:p>
          </table:table-cell>
          <table:table-cell table:number-columns-repeated="2" office:value-type="float" office:value="0" calcext:value-type="float">
            <text:p>0.000000</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9]-[.Z149]=0;&quot;matches&quot;; +[.W149]-[.Z149])" office:value-type="string" office:string-value="matches" calcext:value-type="string">
            <text:p>matches</text:p>
          </table:table-cell>
          <table:table-cell table:style-name="ce211" table:formula="of:=IF(+[.X149]-[.AA149]=0;&quot;matches&quot;; +[.X149]-[.AA149])" office:value-type="string" office:string-value="matches" calcext:value-type="string">
            <text:p>matches</text:p>
          </table:table-cell>
          <table:table-cell table:style-name="ce211" table:formula="of:=IF(+[.Y149]-[.AB149]=0;&quot;matches&quot;; +[.Y149]-[.AB149])" office:value-type="string" office:string-value="matches" calcext:value-type="string">
            <text:p>matches</text:p>
          </table:table-cell>
          <table:table-cell table:number-columns-repeated="16346"/>
        </table:table-row>
        <table:table-row table:style-name="ro1">
          <table:table-cell table:number-columns-repeated="6"/>
          <table:table-cell office:value-type="string" calcext:value-type="string">
            <text:p>mTail6</text:p>
          </table:table-cell>
          <table:table-cell table:number-columns-repeated="6"/>
          <table:table-cell office:value-type="string" calcext:value-type="string">
            <text:p>mTail5</text:p>
          </table:table-cell>
          <table:table-cell office:value-type="string" calcext:value-type="string">
            <text:p>&lt;bone</text:p>
          </table:table-cell>
          <table:table-cell office:value-type="string" calcext:value-type="string">
            <text:p>aliases="avatar_mTail6"</text:p>
          </table:table-cell>
          <table:table-cell office:value-type="string" calcext:value-type="string">
            <text:p>connected="true"</text:p>
          </table:table-cell>
          <table:table-cell office:value-type="float" office:value="-0.089" calcext:value-type="float">
            <text:p>-0.089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6"</text:p>
          </table:table-cell>
          <table:table-cell office:value-type="float" office:value="-0.094" calcext:value-type="float">
            <text:p>-0.094000</text:p>
          </table:table-cell>
          <table:table-cell table:number-columns-repeated="2" office:value-type="float" office:value="0" calcext:value-type="float">
            <text:p>0.000000</text:p>
          </table:table-cell>
          <table:table-cell table:style-name="ce120" office:value-type="float" office:value="-0.094" calcext:value-type="float">
            <text:p>-0.094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0]-[.Z150]=0;&quot;matches&quot;; +[.W150]-[.Z150])" office:value-type="string" office:string-value="matches" calcext:value-type="string">
            <text:p>matches</text:p>
          </table:table-cell>
          <table:table-cell table:style-name="ce211" table:formula="of:=IF(+[.X150]-[.AA150]=0;&quot;matches&quot;; +[.X150]-[.AA150])" office:value-type="string" office:string-value="matches" calcext:value-type="string">
            <text:p>matches</text:p>
          </table:table-cell>
          <table:table-cell table:style-name="ce211" table:formula="of:=IF(+[.Y150]-[.AB150]=0;&quot;matches&quot;; +[.Y150]-[.AB150])" office:value-type="string" office:string-value="matches" calcext:value-type="string">
            <text:p>matches</text:p>
          </table:table-cell>
          <table:table-cell table:number-columns-repeated="16346"/>
        </table:table-row>
        <table:table-row table:style-name="ro1">
          <table:table-cell table:style-name="ce89"/>
          <table:table-cell table:style-name="ce89" office:value-type="string" calcext:value-type="string">
            <text:p>mGroin</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avatar_mGroin"</text:p>
          </table:table-cell>
          <table:table-cell office:value-type="string" calcext:value-type="string">
            <text:p>connected="false"</text:p>
          </table:table-cell>
          <table:table-cell office:value-type="float" office:value="0.004" calcext:value-type="float">
            <text:p>0.0040</text:p>
          </table:table-cell>
          <table:table-cell office:value-type="float" office:value="0" calcext:value-type="float">
            <text:p>0.0000</text:p>
          </table:table-cell>
          <table:table-cell office:value-type="float" office:value="-0.066" calcext:value-type="float">
            <text:p>-0.0660</text:p>
          </table:table-cell>
          <table:table-cell office:value-type="string" calcext:value-type="string">
            <text:p>group="Groin"</text:p>
          </table:table-cell>
          <table:table-cell office:value-type="string" calcext:value-type="string">
            <text:p>name="mGroin"</text:p>
          </table:table-cell>
          <table:table-cell office:value-type="float" office:value="0.064" calcext:value-type="float">
            <text:p>0.064000</text:p>
          </table:table-cell>
          <table:table-cell office:value-type="float" office:value="0" calcext:value-type="float">
            <text:p>0.000000</text:p>
          </table:table-cell>
          <table:table-cell office:value-type="float" office:value="-0.097" calcext:value-type="float">
            <text:p>-0.097000</text:p>
          </table:table-cell>
          <table:table-cell table:style-name="ce120" office:value-type="float" office:value="0.064" calcext:value-type="float">
            <text:p>0.064000</text:p>
          </table:table-cell>
          <table:table-cell office:value-type="float" office:value="0" calcext:value-type="float">
            <text:p>0.000000</text:p>
          </table:table-cell>
          <table:table-cell table:style-name="ce123" office:value-type="float" office:value="-0.097" calcext:value-type="float">
            <text:p>-0.09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1]-[.Z151]=0;&quot;matches&quot;; +[.W151]-[.Z151])" office:value-type="string" office:string-value="matches" calcext:value-type="string">
            <text:p>matches</text:p>
          </table:table-cell>
          <table:table-cell table:style-name="ce211" table:formula="of:=IF(+[.X151]-[.AA151]=0;&quot;matches&quot;; +[.X151]-[.AA151])" office:value-type="string" office:string-value="matches" calcext:value-type="string">
            <text:p>matches</text:p>
          </table:table-cell>
          <table:table-cell table:style-name="ce211" table:formula="of:=IF(+[.Y151]-[.AB151]=0;&quot;matches&quot;; +[.Y151]-[.AB151])" office:value-type="string" office:string-value="matches" calcext:value-type="string">
            <text:p>matches</text:p>
          </table:table-cell>
          <table:table-cell table:style-name="ce89" table:number-columns-repeated="978"/>
          <table:table-cell table:number-columns-repeated="15368"/>
        </table:table-row>
        <table:table-row table:style-name="ro1">
          <table:table-cell table:style-name="ce89"/>
          <table:table-cell table:style-name="ce89" office:value-type="string" calcext:value-type="string">
            <text:p>mHindLimbsRoot</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avatar_mHindLimbsRoot"</text:p>
          </table:table-cell>
          <table:table-cell office:value-type="string" calcext:value-type="string">
            <text:p>connected="false"</text:p>
          </table:table-cell>
          <table:table-cell office:value-type="float" office:value="-0.204" calcext:value-type="float">
            <text:p>-0.2040</text:p>
          </table:table-cell>
          <table:table-cell table:number-columns-repeated="2" office:value-type="float" office:value="0" calcext:value-type="float">
            <text:p>0.0000</text:p>
          </table:table-cell>
          <table:table-cell office:value-type="string" calcext:value-type="string">
            <text:p>group="Limb"</text:p>
          </table:table-cell>
          <table:table-cell office:value-type="string" calcext:value-type="string">
            <text:p>name="mHindLimbsRoot"</text:p>
          </table:table-cell>
          <table:table-cell office:value-type="float" office:value="-0.2" calcext:value-type="float">
            <text:p>-0.200000</text:p>
          </table:table-cell>
          <table:table-cell office:value-type="float" office:value="0" calcext:value-type="float">
            <text:p>0.000000</text:p>
          </table:table-cell>
          <table:table-cell office:value-type="float" office:value="0.084" calcext:value-type="float">
            <text:p>0.084000</text:p>
          </table:table-cell>
          <table:table-cell table:style-name="ce120" office:value-type="float" office:value="-0.2" calcext:value-type="float">
            <text:p>-0.200000</text:p>
          </table:table-cell>
          <table:table-cell office:value-type="float" office:value="0" calcext:value-type="float">
            <text:p>0.000000</text:p>
          </table:table-cell>
          <table:table-cell table:style-name="ce123"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2]-[.Z152]=0;&quot;matches&quot;; +[.W152]-[.Z152])" office:value-type="string" office:string-value="matches" calcext:value-type="string">
            <text:p>matches</text:p>
          </table:table-cell>
          <table:table-cell table:style-name="ce211" table:formula="of:=IF(+[.X152]-[.AA152]=0;&quot;matches&quot;; +[.X152]-[.AA152])" office:value-type="string" office:string-value="matches" calcext:value-type="string">
            <text:p>matches</text:p>
          </table:table-cell>
          <table:table-cell table:style-name="ce211" table:formula="of:=IF(+[.Y152]-[.AB152]=0;&quot;matches&quot;; +[.Y152]-[.AB152])" office:value-type="string" office:string-value="matches" calcext:value-type="string">
            <text:p>matches</text:p>
          </table:table-cell>
          <table:table-cell table:style-name="ce89" table:number-columns-repeated="978"/>
          <table:table-cell table:number-columns-repeated="15368"/>
        </table:table-row>
        <table:table-row table:style-name="ro1">
          <table:table-cell table:number-columns-repeated="2"/>
          <table:table-cell office:value-type="string" calcext:value-type="string">
            <text:p>mHindLimb1Lef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Lef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Lef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20" office:value-type="float" office:value="-0.204" calcext:value-type="float">
            <text:p>-0.204000</text:p>
          </table:table-cell>
          <table:table-cell office:value-type="float" office:value="0.129" calcext:value-type="float">
            <text:p>0.129000</text:p>
          </table:table-cell>
          <table:table-cell table:style-name="ce123"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3]-[.Z153]=0;&quot;matches&quot;; +[.W153]-[.Z153])" office:value-type="string" office:string-value="matches" calcext:value-type="string">
            <text:p>matches</text:p>
          </table:table-cell>
          <table:table-cell table:style-name="ce211" table:formula="of:=IF(+[.X153]-[.AA153]=0;&quot;matches&quot;; +[.X153]-[.AA153])" office:value-type="string" office:string-value="matches" calcext:value-type="string">
            <text:p>matches</text:p>
          </table:table-cell>
          <table:table-cell table:style-name="ce211" table:formula="of:=IF(+[.Y153]-[.AB153]=0;&quot;matches&quot;; +[.Y153]-[.AB153])" office:value-type="string" office:string-value="matches" calcext:value-type="string">
            <text:p>matches</text:p>
          </table:table-cell>
          <table:table-cell table:number-columns-repeated="16346"/>
        </table:table-row>
        <table:table-row table:style-name="ro1">
          <table:table-cell table:number-columns-repeated="3"/>
          <table:table-cell office:value-type="string" calcext:value-type="string">
            <text:p>mHindLimb2Left</text:p>
          </table:table-cell>
          <table:table-cell table:number-columns-repeated="9"/>
          <table:table-cell office:value-type="string" calcext:value-type="string">
            <text:p>mHindLimb1Left</text:p>
          </table:table-cell>
          <table:table-cell office:value-type="string" calcext:value-type="string">
            <text:p>&lt;bone</text:p>
          </table:table-cell>
          <table:table-cell office:value-type="string" calcext:value-type="string">
            <text:p>aliases="avatar_mHindLimb2Lef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Lef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20" office:value-type="float" office:value="0.002" calcext:value-type="float">
            <text:p>0.002000</text:p>
          </table:table-cell>
          <table:table-cell office:value-type="float" office:value="-0.046" calcext:value-type="float">
            <text:p>-0.046000</text:p>
          </table:table-cell>
          <table:table-cell table:style-name="ce123"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4]-[.Z154]=0;&quot;matches&quot;; +[.W154]-[.Z154])" office:value-type="string" office:string-value="matches" calcext:value-type="string">
            <text:p>matches</text:p>
          </table:table-cell>
          <table:table-cell table:style-name="ce211" table:formula="of:=IF(+[.X154]-[.AA154]=0;&quot;matches&quot;; +[.X154]-[.AA154])" office:value-type="string" office:string-value="matches" calcext:value-type="string">
            <text:p>matches</text:p>
          </table:table-cell>
          <table:table-cell table:style-name="ce211" table:formula="of:=IF(+[.Y154]-[.AB154]=0;&quot;matches&quot;; +[.Y154]-[.AB154])" office:value-type="string" office:string-value="matches" calcext:value-type="string">
            <text:p>matches</text:p>
          </table:table-cell>
          <table:table-cell table:number-columns-repeated="16346"/>
        </table:table-row>
        <table:table-row table:style-name="ro1">
          <table:table-cell table:number-columns-repeated="4"/>
          <table:table-cell office:value-type="string" calcext:value-type="string">
            <text:p>mHindLimb3Left</text:p>
          </table:table-cell>
          <table:table-cell table:number-columns-repeated="8"/>
          <table:table-cell office:value-type="string" calcext:value-type="string">
            <text:p>mHindLimb2Left</text:p>
          </table:table-cell>
          <table:table-cell office:value-type="string" calcext:value-type="string">
            <text:p>&lt;bone</text:p>
          </table:table-cell>
          <table:table-cell office:value-type="string" calcext:value-type="string">
            <text:p>aliases="avatar_mHindLimb3Lef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Lef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20" office:value-type="float" office:value="-0.03" calcext:value-type="float">
            <text:p>-0.030000</text:p>
          </table:table-cell>
          <table:table-cell office:value-type="float" office:value="-0.003" calcext:value-type="float">
            <text:p>-0.003000</text:p>
          </table:table-cell>
          <table:table-cell table:style-name="ce123"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5]-[.Z155]=0;&quot;matches&quot;; +[.W155]-[.Z155])" office:value-type="string" office:string-value="matches" calcext:value-type="string">
            <text:p>matches</text:p>
          </table:table-cell>
          <table:table-cell table:style-name="ce211" table:formula="of:=IF(+[.X155]-[.AA155]=0;&quot;matches&quot;; +[.X155]-[.AA155])" office:value-type="string" office:string-value="matches" calcext:value-type="string">
            <text:p>matches</text:p>
          </table:table-cell>
          <table:table-cell table:style-name="ce211" table:formula="of:=IF(+[.Y155]-[.AB155]=0;&quot;matches&quot;; +[.Y155]-[.AB155])" office:value-type="string" office:string-value="matches" calcext:value-type="string">
            <text:p>matches</text:p>
          </table:table-cell>
          <table:table-cell table:number-columns-repeated="16346"/>
        </table:table-row>
        <table:table-row table:style-name="ro1">
          <table:table-cell table:number-columns-repeated="5"/>
          <table:table-cell office:value-type="string" calcext:value-type="string">
            <text:p>mHindLimb4Left</text:p>
          </table:table-cell>
          <table:table-cell table:number-columns-repeated="7"/>
          <table:table-cell office:value-type="string" calcext:value-type="string">
            <text:p>mHindLimb3Left</text:p>
          </table:table-cell>
          <table:table-cell office:value-type="string" calcext:value-type="string">
            <text:p>&lt;bone</text:p>
          </table:table-cell>
          <table:table-cell office:value-type="string" calcext:value-type="string">
            <text:p>aliases="avatar_mHindLimb4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Lef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6]-[.Z156]=0;&quot;matches&quot;; +[.W156]-[.Z156])" office:value-type="string" office:string-value="matches" calcext:value-type="string">
            <text:p>matches</text:p>
          </table:table-cell>
          <table:table-cell table:style-name="ce211" table:formula="of:=IF(+[.X156]-[.AA156]=0;&quot;matches&quot;; +[.X156]-[.AA156])" office:value-type="string" office:string-value="matches" calcext:value-type="string">
            <text:p>matches</text:p>
          </table:table-cell>
          <table:table-cell table:style-name="ce211" table:formula="of:=IF(+[.Y156]-[.AB156]=0;&quot;matches&quot;; +[.Y156]-[.AB156])" office:value-type="string" office:string-value="matches" calcext:value-type="string">
            <text:p>matches</text:p>
          </table:table-cell>
          <table:table-cell table:number-columns-repeated="16346"/>
        </table:table-row>
        <table:table-row table:style-name="ro1">
          <table:table-cell table:number-columns-repeated="2"/>
          <table:table-cell office:value-type="string" calcext:value-type="string">
            <text:p>mHindLimb1Righ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Righ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Righ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20" office:value-type="float" office:value="-0.204" calcext:value-type="float">
            <text:p>-0.204000</text:p>
          </table:table-cell>
          <table:table-cell office:value-type="float" office:value="-0.129" calcext:value-type="float">
            <text:p>-0.129000</text:p>
          </table:table-cell>
          <table:table-cell table:style-name="ce123"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7]-[.Z157]=0;&quot;matches&quot;; +[.W157]-[.Z157])" office:value-type="string" office:string-value="matches" calcext:value-type="string">
            <text:p>matches</text:p>
          </table:table-cell>
          <table:table-cell table:style-name="ce211" table:formula="of:=IF(+[.X157]-[.AA157]=0;&quot;matches&quot;; +[.X157]-[.AA157])" office:value-type="string" office:string-value="matches" calcext:value-type="string">
            <text:p>matches</text:p>
          </table:table-cell>
          <table:table-cell table:style-name="ce211" table:formula="of:=IF(+[.Y157]-[.AB157]=0;&quot;matches&quot;; +[.Y157]-[.AB157])" office:value-type="string" office:string-value="matches" calcext:value-type="string">
            <text:p>matches</text:p>
          </table:table-cell>
          <table:table-cell table:number-columns-repeated="16346"/>
        </table:table-row>
        <table:table-row table:style-name="ro1">
          <table:table-cell table:number-columns-repeated="3"/>
          <table:table-cell office:value-type="string" calcext:value-type="string">
            <text:p>mHindLimb2Right</text:p>
          </table:table-cell>
          <table:table-cell table:number-columns-repeated="9"/>
          <table:table-cell office:value-type="string" calcext:value-type="string">
            <text:p>mHindLimb1Right</text:p>
          </table:table-cell>
          <table:table-cell office:value-type="string" calcext:value-type="string">
            <text:p>&lt;bone</text:p>
          </table:table-cell>
          <table:table-cell office:value-type="string" calcext:value-type="string">
            <text:p>aliases="avatar_mHindLimb2Righ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Righ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20" office:value-type="float" office:value="0.002" calcext:value-type="float">
            <text:p>0.002000</text:p>
          </table:table-cell>
          <table:table-cell office:value-type="float" office:value="0.046" calcext:value-type="float">
            <text:p>0.046000</text:p>
          </table:table-cell>
          <table:table-cell table:style-name="ce123"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8]-[.Z158]=0;&quot;matches&quot;; +[.W158]-[.Z158])" office:value-type="string" office:string-value="matches" calcext:value-type="string">
            <text:p>matches</text:p>
          </table:table-cell>
          <table:table-cell table:style-name="ce211" table:formula="of:=IF(+[.X158]-[.AA158]=0;&quot;matches&quot;; +[.X158]-[.AA158])" office:value-type="string" office:string-value="matches" calcext:value-type="string">
            <text:p>matches</text:p>
          </table:table-cell>
          <table:table-cell table:style-name="ce211" table:formula="of:=IF(+[.Y158]-[.AB158]=0;&quot;matches&quot;; +[.Y158]-[.AB158])" office:value-type="string" office:string-value="matches" calcext:value-type="string">
            <text:p>matches</text:p>
          </table:table-cell>
          <table:table-cell table:number-columns-repeated="16346"/>
        </table:table-row>
        <table:table-row table:style-name="ro1">
          <table:table-cell table:number-columns-repeated="4"/>
          <table:table-cell office:value-type="string" calcext:value-type="string">
            <text:p>mHindLimb3Right</text:p>
          </table:table-cell>
          <table:table-cell table:number-columns-repeated="8"/>
          <table:table-cell office:value-type="string" calcext:value-type="string">
            <text:p>mHindLimb2Right</text:p>
          </table:table-cell>
          <table:table-cell office:value-type="string" calcext:value-type="string">
            <text:p>&lt;bone</text:p>
          </table:table-cell>
          <table:table-cell office:value-type="string" calcext:value-type="string">
            <text:p>aliases="avatar_mHindLimb3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Righ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20" office:value-type="float" office:value="-0.03" calcext:value-type="float">
            <text:p>-0.030000</text:p>
          </table:table-cell>
          <table:table-cell office:value-type="float" office:value="0.003" calcext:value-type="float">
            <text:p>0.003000</text:p>
          </table:table-cell>
          <table:table-cell table:style-name="ce123"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9]-[.Z159]=0;&quot;matches&quot;; +[.W159]-[.Z159])" office:value-type="string" office:string-value="matches" calcext:value-type="string">
            <text:p>matches</text:p>
          </table:table-cell>
          <table:table-cell table:style-name="ce211" table:formula="of:=IF(+[.X159]-[.AA159]=0;&quot;matches&quot;; +[.X159]-[.AA159])" office:value-type="string" office:string-value="matches" calcext:value-type="string">
            <text:p>matches</text:p>
          </table:table-cell>
          <table:table-cell table:style-name="ce211" table:formula="of:=IF(+[.Y159]-[.AB159]=0;&quot;matches&quot;; +[.Y159]-[.AB159])" office:value-type="string" office:string-value="matches" calcext:value-type="string">
            <text:p>matches</text:p>
          </table:table-cell>
          <table:table-cell table:number-columns-repeated="16346"/>
        </table:table-row>
        <table:table-row table:style-name="ro1">
          <table:table-cell table:number-columns-repeated="5"/>
          <table:table-cell office:value-type="string" calcext:value-type="string">
            <text:p>mHindLimb4Right</text:p>
          </table:table-cell>
          <table:table-cell table:number-columns-repeated="7"/>
          <table:table-cell office:value-type="string" calcext:value-type="string">
            <text:p>mHindLimb3Right</text:p>
          </table:table-cell>
          <table:table-cell office:value-type="string" calcext:value-type="string">
            <text:p>&lt;bone</text:p>
          </table:table-cell>
          <table:table-cell office:value-type="string" calcext:value-type="string">
            <text:p>aliases="avatar_mHindLimb4Righ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Righ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60]-[.Z160]=0;&quot;matches&quot;; +[.W160]-[.Z160])" office:value-type="string" office:string-value="matches" calcext:value-type="string">
            <text:p>matches</text:p>
          </table:table-cell>
          <table:table-cell table:style-name="ce211" table:formula="of:=IF(+[.X160]-[.AA160]=0;&quot;matches&quot;; +[.X160]-[.AA160])" office:value-type="string" office:string-value="matches" calcext:value-type="string">
            <text:p>matches</text:p>
          </table:table-cell>
          <table:table-cell table:style-name="ce211" table:formula="of:=IF(+[.Y160]-[.AB160]=0;&quot;matches&quot;; +[.Y160]-[.AB160])" office:value-type="string" office:string-value="matches" calcext:value-type="string">
            <text:p>matches</text:p>
          </table:table-cell>
          <table:table-cell table:number-columns-repeated="16346"/>
        </table:table-row>
        <table:table-row table:style-name="ro1" table:number-rows-repeated="2">
          <table:table-cell table:number-columns-repeated="16384"/>
        </table:table-row>
        <table:table-row table:style-name="ro1">
          <table:table-cell office:value-type="string" calcext:value-type="string">
            <text:p>last edited Ada Radius</text:p>
          </table:table-cell>
          <table:table-cell table:number-columns-repeated="4"/>
          <table:table-cell table:style-name="ce117"/>
          <table:table-cell table:style-name="ce74" office:value-type="date" office:date-value="2023-05-26" calcext:value-type="date" table:number-columns-spanned="3" table:number-rows-spanned="1">
            <text:p>05/26/23</text:p>
          </table:table-cell>
          <table:covered-table-cell table:style-name="ce117"/>
          <table:covered-table-cell/>
          <table:table-cell/>
          <table:table-cell table:style-name="ce120"/>
          <table:table-cell table:style-name="ce122"/>
          <table:table-cell table:style-name="ce123"/>
          <table:table-cell table:style-name="ce125"/>
          <table:table-cell table:style-name="ce122"/>
          <table:table-cell table:style-name="ce135"/>
          <table:table-cell table:style-name="ce120"/>
          <table:table-cell table:style-name="ce122"/>
          <table:table-cell table:style-name="ce123"/>
          <table:table-cell table:style-name="ce174"/>
          <table:table-cell table:style-name="ce175"/>
          <table:table-cell table:style-name="ce176"/>
          <table:table-cell table:style-name="Default"/>
          <table:table-cell table:style-name="ce187" table:number-columns-repeated="3"/>
          <table:table-cell table:style-name="Default" table:number-columns-repeated="8"/>
          <table:table-cell/>
          <table:table-cell table:style-name="Default" table:number-columns-repeated="3"/>
          <table:table-cell table:number-columns-repeated="16346"/>
        </table:table-row>
        <table:table-row table:style-name="ro1" table:number-rows-repeated="1048412">
          <table:table-cell table:number-columns-repeated="16384"/>
        </table:table-row>
        <table:table-row table:style-name="ro1">
          <table:table-cell table:number-columns-repeated="16384"/>
        </table:table-row>
      </table:table>
      <table:table table:name="worksheet" table:style-name="ta1">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number-columns-repeated="6" table:default-cell-style-name="ce160"/>
        <table:table-column table:style-name="co36" table:number-columns-repeated="3" table:default-cell-style-name="ce63"/>
        <table:table-column table:style-name="co37" table:number-columns-repeated="3" table:default-cell-style-name="ce63"/>
        <table:table-column table:style-name="co21" table:default-cell-style-name="ce131"/>
        <table:table-column table:style-name="co21" table:default-cell-style-name="ce117"/>
        <table:table-column table:style-name="co21" table:default-cell-style-name="ce139"/>
        <table:table-column table:style-name="co38" table:default-cell-style-name="Default"/>
        <table:table-column table:style-name="co24" table:default-cell-style-name="ce120"/>
        <table:table-column table:style-name="co24" table:default-cell-style-name="ce122"/>
        <table:table-column table:style-name="co24" table:default-cell-style-name="ce123"/>
        <table:table-column table:style-name="co39" table:default-cell-style-name="ce125"/>
        <table:table-column table:style-name="co39" table:default-cell-style-name="ce122"/>
        <table:table-column table:style-name="co39" table:default-cell-style-name="ce135"/>
        <table:table-column table:style-name="co40" table:default-cell-style-name="ce120"/>
        <table:table-column table:style-name="co40" table:default-cell-style-name="ce122"/>
        <table:table-column table:style-name="co40" table:default-cell-style-name="ce123"/>
        <table:table-column table:style-name="co41" table:default-cell-style-name="ce244"/>
        <table:table-column table:style-name="co41" table:default-cell-style-name="ce54"/>
        <table:table-column table:style-name="co41" table:default-cell-style-name="ce244"/>
        <table:table-column table:style-name="co42" table:default-cell-style-name="Default"/>
        <table:table-column table:style-name="co43" table:default-cell-style-name="ce399"/>
        <table:table-column table:style-name="co43" table:default-cell-style-name="ce405"/>
        <table:table-column table:style-name="co43" table:default-cell-style-name="ce411"/>
        <table:table-column table:style-name="co35" table:default-cell-style-name="ce414"/>
        <table:table-column table:style-name="co35" table:default-cell-style-name="ce417"/>
        <table:table-column table:style-name="co35" table:default-cell-style-name="ce420"/>
        <table:table-column table:style-name="co35" table:default-cell-style-name="ce458"/>
        <table:table-column table:style-name="co35" table:default-cell-style-name="ce462"/>
        <table:table-column table:style-name="co35" table:default-cell-style-name="ce466"/>
        <table:table-column table:style-name="co44" table:default-cell-style-name="ce458"/>
        <table:table-column table:style-name="co44" table:default-cell-style-name="ce462"/>
        <table:table-column table:style-name="co44" table:default-cell-style-name="ce466"/>
        <table:table-column table:style-name="co7" table:number-columns-repeated="16316" table:default-cell-style-name="Default"/>
        <table:table-row table:style-name="ro7">
          <table:table-cell table:style-name="ce129" office:value-type="string" calcext:value-type="string">
            <text:p>attribute</text:p>
            <text:p>name=</text:p>
          </table:table-cell>
          <table:table-cell table:style-name="ce129" office:value-type="string" calcext:value-type="string">
            <text:p>system avatar</text:p>
            <text:p>(llm data)</text:p>
            <text:p>parent</text:p>
          </table:table-cell>
          <table:table-cell table:style-name="ce129" office:value-type="string" calcext:value-type="string">
            <text:p>mesh attachments</text:p>
            <text:p>parent</text:p>
          </table:table-cell>
          <table:table-cell table:style-name="ce129" office:value-type="string" calcext:value-type="string">
            <text:p>element</text:p>
          </table:table-cell>
          <table:table-cell table:style-name="ce144" office:value-type="string" calcext:value-type="string">
            <text:p>attribute</text:p>
            <text:p>aliases=</text:p>
          </table:table-cell>
          <table:table-cell table:style-name="ce129" office:value-type="string" calcext:value-type="string">
            <text:p>attribute</text:p>
            <text:p>(not used)</text:p>
            <text:p>connected=</text:p>
          </table:table-cell>
          <table:table-cell table:style-name="ce161" office:value-type="string" calcext:value-type="string" table:number-columns-spanned="3" table:number-rows-spanned="1">
            <text:p>Blender Conversion</text:p>
            <text:p><text:span text:style-name="T1"> +Y forward</text:span></text:p>
            <text:p><text:span text:style-name="T2">pos values</text:span></text:p>
            <text:p><text:span text:style-name="T2">Appearance sliders</text:span></text:p>
            <text:p><text:span text:style-name="T2">bone head</text:span></text:p>
            <text:p><text:span text:style-name="T1">x=parent+pos y</text:span></text:p>
            <text:p><text:span text:style-name="T1">y=parent-pos x</text:span></text:p>
            <text:p><text:span text:style-name="T1">z=parent+pos z</text:span></text:p>
            <text:p>x                   y                 z</text:p>
          </table:table-cell>
          <table:covered-table-cell table:style-name="ce310"/>
          <table:covered-table-cell table:style-name="ce216"/>
          <table:table-cell table:style-name="ce310" office:value-type="string" calcext:value-type="string" table:number-columns-spanned="3" table:number-rows-spanned="1">
            <text:p>Blender Conversion</text:p>
            <text:p><text:span text:style-name="T1"> +Y forward</text:span></text:p>
            <text:p><text:span text:style-name="T2">pos values</text:span></text:p>
            <text:p>Appearance sliders</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310"/>
          <table:table-cell table:style-name="ce219" office:value-type="string" calcext:value-type="string" table:number-columns-spanned="3" table:number-rows-spanned="1">
            <text:p><text:span text:style-name="T1">Blender Conversion</text:span></text:p>
            <text:p><text:span text:style-name="T1"> +Y forward</text:span></text:p>
            <text:p><text:span text:style-name="T2">pivot values</text:span></text:p>
            <text:p><text:span text:style-name="T2">animating</text:span></text:p>
            <text:p><text:span text:style-name="T2">bone head</text:span></text:p>
            <text:p><text:span text:style-name="T1">x=head parent+pivot/</text:span><text:span text:style-name="T3">pos</text:span><text:span text:style-name="T1"> y</text:span></text:p>
            <text:p><text:span text:style-name="T1">y=head parent-pivot/</text:span><text:span text:style-name="T3">pos</text:span><text:span text:style-name="T1"> x</text:span></text:p>
            <text:p><text:span text:style-name="T1">z=head parent+pivot/</text:span><text:span text:style-name="T3">pos</text:span><text:span text:style-name="T1"> z</text:span></text:p>
            <text:p>x                   y                 z</text:p>
          </table:table-cell>
          <table:covered-table-cell table:style-name="ce236"/>
          <table:covered-table-cell table:style-name="ce239"/>
          <table:table-cell table:style-name="ce240" office:value-type="string" calcext:value-type="string" table:number-columns-spanned="3" table:number-rows-spanned="1">
            <text:p><text:span text:style-name="T1">Blender Conversion</text:span></text:p>
            <text:p><text:span text:style-name="T1"> +Y forward</text:span></text:p>
            <text:p><text:span text:style-name="T1">pivot values</text:span></text:p>
            <text:p>animating</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236"/>
          <table:table-cell table:style-name="ce254" office:value-type="string" calcext:value-type="string" table:number-columns-spanned="3" table:number-rows-spanned="1">
            <text:p>attribute</text:p>
            <text:p>end=</text:p>
            <text:p>(+x forward}</text:p>
            <text:p>x                   y                 z</text:p>
          </table:table-cell>
          <table:covered-table-cell table:style-name="ce262"/>
          <table:covered-table-cell table:style-name="ce267"/>
          <table:table-cell table:style-name="ce129" office:value-type="string" calcext:value-type="string">
            <text:p>attribute</text:p>
            <text:p>group=</text:p>
          </table:table-cell>
          <table:table-cell table:style-name="ce273" office:value-type="string" calcext:value-type="string" table:number-columns-spanned="3" table:number-rows-spanned="1">
            <text:p>attribute</text:p>
            <text:p>pivot=</text:p>
            <text:p>head</text:p>
            <text:p>(+x forward)</text:p>
            <text:p>x                   y                 z</text:p>
          </table:table-cell>
          <table:covered-table-cell table:style-name="ce278"/>
          <table:covered-table-cell table:style-name="ce283"/>
          <table:table-cell table:style-name="ce254" office:value-type="string" calcext:value-type="string" table:number-columns-spanned="3" table:number-rows-spanned="1">
            <text:p>attribute</text:p>
            <text:p>pos=</text:p>
            <text:p>head</text:p>
            <text:p>(+x forward}</text:p>
            <text:p>x                   y                 z</text:p>
          </table:table-cell>
          <table:covered-table-cell table:style-name="ce278"/>
          <table:covered-table-cell table:style-name="ce288"/>
          <table:table-cell table:style-name="ce273" office:value-type="string" calcext:value-type="string" table:number-columns-spanned="3" table:number-rows-spanned="1">
            <text:p>attribute</text:p>
            <text:p>rot=</text:p>
            <text:p>(+x forward)</text:p>
            <text:p>x                   y                 z</text:p>
          </table:table-cell>
          <table:covered-table-cell table:style-name="ce278"/>
          <table:covered-table-cell table:style-name="ce283"/>
          <table:table-cell table:style-name="ce380" office:value-type="string" calcext:value-type="string" table:number-columns-spanned="3" table:number-rows-spanned="1">
            <text:p>atribute</text:p>
            <text:p>scale=</text:p>
            <text:p>(+x forward)</text:p>
            <text:p>x         y         z</text:p>
          </table:table-cell>
          <table:covered-table-cell table:style-name="ce295"/>
          <table:covered-table-cell table:style-name="ce380"/>
          <table:table-cell table:style-name="ce129" office:value-type="string" calcext:value-type="string">
            <text:p>attribute</text:p>
            <text:p>support=</text:p>
          </table:table-cell>
          <table:table-cell table:style-name="ce302" office:value-type="string" calcext:value-type="string" table:number-columns-spanned="3" table:number-rows-spanned="1">
            <text:p>Blender</text:p>
            <text:p>custom volume settings</text:p>
            <text:p>+y forward</text:p>
            <text:p>restpose <text:span text:style-name="T2">rot</text:span></text:p>
            <text:p> x       y       z</text:p>
          </table:table-cell>
          <table:covered-table-cell table:style-name="ce308"/>
          <table:covered-table-cell table:style-name="ce319"/>
          <table:table-cell table:style-name="ce326" office:value-type="string" calcext:value-type="string" table:number-columns-spanned="3" table:number-rows-spanned="1">
            <text:p>Blender</text:p>
            <text:p>custom volume settings</text:p>
            <text:p>+y forward</text:p>
            <text:p>restpose <text:span text:style-name="T2">scale</text:span></text:p>
            <text:p> x        y        z</text:p>
          </table:table-cell>
          <table:covered-table-cell table:style-name="ce329"/>
          <table:covered-table-cell table:style-name="ce333"/>
          <table:table-cell table:style-name="ce455" office:value-type="string" calcext:value-type="string" table:number-columns-spanned="3" table:number-rows-spanned="1">
            <text:p>Blender </text:p>
            <text:p>Volumes custom settings</text:p>
            <text:p>from Base<text:span text:style-name="T2">Male</text:span> c.2012</text:p>
            <text:p>+x forward</text:p>
            <text:p>restpose <text:span text:style-name="T2">rot</text:span></text:p>
            <text:p>y        x        z</text:p>
          </table:table-cell>
          <table:covered-table-cell table:style-name="ce459"/>
          <table:covered-table-cell table:style-name="ce463"/>
          <table:table-cell table:style-name="ce455" office:value-type="string" calcext:value-type="string" table:number-columns-spanned="3" table:number-rows-spanned="1">
            <text:p>Blender </text:p>
            <text:p>Volumes custom settings</text:p>
            <text:p>from Base<text:span text:style-name="T2">Male</text:span> c.2012</text:p>
            <text:p>+x forward</text:p>
            <text:p>restpose <text:span text:style-name="T2">scale</text:span></text:p>
            <text:p>y       x        z</text:p>
          </table:table-cell>
          <table:covered-table-cell table:style-name="ce459"/>
          <table:covered-table-cell table:style-name="ce463"/>
          <table:table-cell table:style-name="ce348" table:number-columns-repeated="986"/>
          <table:table-cell table:style-name="ce353" table:number-columns-repeated="15330"/>
        </table:table-row>
        <table:table-row table:style-name="ro1">
          <table:table-cell table:style-name="ce77" office:value-type="string" calcext:value-type="string">
            <text:p>mPelvis</text:p>
          </table:table-cell>
          <table:table-cell table:style-name="ce77" table:number-columns-repeated="2"/>
          <table:table-cell table:style-name="ce77" office:value-type="string" calcext:value-type="string">
            <text:p>&lt;bone</text:p>
          </table:table-cell>
          <table:table-cell table:style-name="ce309" office:value-type="string" calcext:value-type="string">
            <text:p>hip avatar_mPelvis</text:p>
          </table:table-cell>
          <table:table-cell table:style-name="ce84" office:value-type="boolean" office:boolean-value="false" calcext:value-type="boolean">
            <text:p>FALSE</text:p>
          </table:table-cell>
          <table:table-cell table:style-name="ce155" table:formula="of:=+[.AA2]" office:value-type="float" office:value="0" calcext:value-type="float">
            <text:p>0.000</text:p>
          </table:table-cell>
          <table:table-cell table:style-name="ce155" table:formula="of:=+[.Z2]" office:value-type="float" office:value="0" calcext:value-type="float">
            <text:p>0.000</text:p>
          </table:table-cell>
          <table:table-cell table:style-name="ce155" table:formula="of:=+[.AB2]" office:value-type="float" office:value="1.067" calcext:value-type="float">
            <text:p>1.067</text:p>
          </table:table-cell>
          <table:table-cell table:style-name="ce155" table:formula="of:=+[.G2]+[.T2]" office:value-type="float" office:value="0" calcext:value-type="float">
            <text:p>0.000</text:p>
          </table:table-cell>
          <table:table-cell table:style-name="ce155" table:formula="of:=+[.H2]-[.S2]" office:value-type="float" office:value="0" calcext:value-type="float">
            <text:p>0.000</text:p>
          </table:table-cell>
          <table:table-cell table:style-name="ce155" table:formula="of:=+[.I2]+[.U2]" office:value-type="float" office:value="1.151" calcext:value-type="float">
            <text:p>1.151</text:p>
          </table:table-cell>
          <table:table-cell table:style-name="ce94" table:formula="of:=+[.X2]" office:value-type="float" office:value="0" calcext:value-type="float">
            <text:p>0.000000</text:p>
          </table:table-cell>
          <table:table-cell table:style-name="ce94" table:formula="of:=+[.W2]" office:value-type="float" office:value="0" calcext:value-type="float">
            <text:p>0.000000</text:p>
          </table:table-cell>
          <table:table-cell table:style-name="ce94" table:formula="of:=+[.Y2]" office:value-type="float" office:value="1.067015" calcext:value-type="float">
            <text:p>1.067015</text:p>
          </table:table-cell>
          <table:table-cell table:style-name="ce94" table:formula="of:=+[.M2]+[.T2]" office:value-type="float" office:value="0" calcext:value-type="float">
            <text:p>0.000000</text:p>
          </table:table-cell>
          <table:table-cell table:style-name="ce94" table:formula="of:=+[.N2]-[.S2]" office:value-type="float" office:value="0" calcext:value-type="float">
            <text:p>0.000000</text:p>
          </table:table-cell>
          <table:table-cell table:style-name="ce94" table:formula="of:=+[.O2]+[.U2]" office:value-type="float" office:value="1.151015" calcext:value-type="float">
            <text:p>1.151015</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84" calcext:value-type="float">
            <text:p>0.084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015" calcext:value-type="float">
            <text:p>1.067015</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 calcext:value-type="float">
            <text:p>1.067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PELVIS</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3]" office:value-type="float" office:value="0" calcext:value-type="float">
            <text:p>0.000</text:p>
          </table:table-cell>
          <table:table-cell table:style-name="ce156" table:formula="of:=+[.H$2]-[.Z3]" office:value-type="float" office:value="0.01" calcext:value-type="float">
            <text:p>0.010</text:p>
          </table:table-cell>
          <table:table-cell table:style-name="ce156" table:formula="of:=+[.I$2]+[.AB3]" office:value-type="float" office:value="1.047" calcext:value-type="float">
            <text:p>1.047</text:p>
          </table:table-cell>
          <table:table-cell table:style-name="ce156" table:formula="of:=+[.G3]+[.T3]" office:value-type="float" office:value="0" calcext:value-type="float">
            <text:p>0.000</text:p>
          </table:table-cell>
          <table:table-cell table:style-name="ce156" table:formula="of:=+[.H3]-[.S3]" office:value-type="float" office:value="-0.02" calcext:value-type="float">
            <text:p>-0.020</text:p>
          </table:table-cell>
          <table:table-cell table:style-name="ce156" table:formula="of:=+[.I3]+[.U3]" office:value-type="float" office:value="1.142" calcext:value-type="float">
            <text:p>1.142</text:p>
          </table:table-cell>
          <table:table-cell table:style-name="ce95" table:number-columns-repeated="6"/>
          <table:table-cell table:style-name="ce103" office:value-type="float" office:value="0.03" calcext:value-type="float">
            <text:p>0.0300</text:p>
          </table:table-cell>
          <table:table-cell table:style-name="ce108" office:value-type="float" office:value="0" calcext:value-type="float">
            <text:p>0.0000</text:p>
          </table:table-cell>
          <table:table-cell table:style-name="ce112" office:value-type="float" office:value="0.095" calcext:value-type="float">
            <text:p>0.095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12" calcext:value-type="float">
            <text:p>0.12</text:p>
          </table:table-cell>
          <table:table-cell table:style-name="ce248" office:value-type="float" office:value="0.16" calcext:value-type="float">
            <text:p>0.16</text:p>
          </table:table-cell>
          <table:table-cell table:style-name="ce242" office:value-type="float" office:value="0.17" calcext:value-type="float">
            <text:p>0.17</text:p>
          </table:table-cell>
          <table:table-cell table:style-name="ce78" office:value-type="string" calcext:value-type="string">
            <text:p>base</text:p>
          </table:table-cell>
          <table:table-cell table:style-name="ce396" table:formula="of:=+[.AD3]" office:value-type="float" office:value="8" calcext:value-type="float">
            <text:p>8.000</text:p>
          </table:table-cell>
          <table:table-cell table:style-name="ce402" table:formula="of:=[.AC3]" office:value-type="float" office:value="0" calcext:value-type="float">
            <text:p>0.000</text:p>
          </table:table-cell>
          <table:table-cell table:style-name="ce408" table:formula="of:=+[.AE3]" office:value-type="float" office:value="0" calcext:value-type="float">
            <text:p>0.000</text:p>
          </table:table-cell>
          <table:table-cell table:style-name="ce396" table:formula="of:=+[.AG3]" office:value-type="float" office:value="0.16" calcext:value-type="float">
            <text:p>0.160</text:p>
          </table:table-cell>
          <table:table-cell table:style-name="ce402" table:formula="of:=[.AF3]" office:value-type="float" office:value="0.12" calcext:value-type="float">
            <text:p>0.120</text:p>
          </table:table-cell>
          <table:table-cell table:style-name="ce408" table:formula="of:=+[.AH3]" office:value-type="float" office:value="0.17" calcext:value-type="float">
            <text:p>0.170</text:p>
          </table:table-cell>
          <table:table-cell table:style-name="ce457" office:value-type="float" office:value="0" calcext:value-type="float">
            <text:p>0.000</text:p>
          </table:table-cell>
          <table:table-cell table:style-name="ce461" office:value-type="float" office:value="5.666" calcext:value-type="float">
            <text:p>5.666</text:p>
          </table:table-cell>
          <table:table-cell table:style-name="ce465" office:value-type="float" office:value="0" calcext:value-type="float">
            <text:p>0.000</text:p>
          </table:table-cell>
          <table:table-cell table:style-name="ce457" office:value-type="float" office:value="0.12" calcext:value-type="float">
            <text:p>0.120</text:p>
          </table:table-cell>
          <table:table-cell table:style-name="ce461" office:value-type="float" office:value="0.16" calcext:value-type="float">
            <text:p>0.160</text:p>
          </table:table-cell>
          <table:table-cell table:style-name="ce465" office:value-type="float" office:value="0.17" calcext:value-type="float">
            <text:p>0.170</text:p>
          </table:table-cell>
          <table:table-cell table:style-name="ce127" table:number-columns-repeated="16316"/>
        </table:table-row>
        <table:table-row table:style-name="ro1">
          <table:table-cell table:style-name="ce78" office:value-type="string" calcext:value-type="string">
            <text:p>BUTT</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4]" office:value-type="float" office:value="0" calcext:value-type="float">
            <text:p>0.000</text:p>
          </table:table-cell>
          <table:table-cell table:style-name="ce156" table:formula="of:=+[.H$2]-[.Z4]" office:value-type="float" office:value="0.06" calcext:value-type="float">
            <text:p>0.060</text:p>
          </table:table-cell>
          <table:table-cell table:style-name="ce156" table:formula="of:=+[.I$2]+[.AB4]" office:value-type="float" office:value="0.967" calcext:value-type="float">
            <text:p>0.967</text:p>
          </table:table-cell>
          <table:table-cell table:style-name="ce156" table:formula="of:=+[.G4]+[.T4]" office:value-type="float" office:value="0" calcext:value-type="float">
            <text:p>0.000</text:p>
          </table:table-cell>
          <table:table-cell table:style-name="ce156" table:formula="of:=+[.H4]-[.S4]" office:value-type="float" office:value="0.16" calcext:value-type="float">
            <text:p>0.160</text:p>
          </table:table-cell>
          <table:table-cell table:style-name="ce156" table:formula="of:=+[.I4]+[.U4]" office:value-type="float" office:value="0.967" calcext:value-type="float">
            <text:p>0.967</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6" calcext:value-type="float">
            <text:p>-0.060000</text:p>
          </table:table-cell>
          <table:table-cell table:style-name="ce221" office:value-type="float" office:value="0" calcext:value-type="float">
            <text:p>0.000000</text:p>
          </table:table-cell>
          <table:table-cell table:style-name="ce225" office:value-type="float" office:value="-0.1" calcext:value-type="float">
            <text:p>-0.1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 calcext:value-type="float">
            <text:p>0.10</text:p>
          </table:table-cell>
          <table:table-cell table:style-name="ce248" office:value-type="float" office:value="0.1" calcext:value-type="float">
            <text:p>0.10</text:p>
          </table:table-cell>
          <table:table-cell table:style-name="ce242" office:value-type="float" office:value="0.1" calcext:value-type="float">
            <text:p>0.10</text:p>
          </table:table-cell>
          <table:table-cell table:style-name="ce78" office:value-type="string" calcext:value-type="string">
            <text:p>base</text:p>
          </table:table-cell>
          <table:table-cell table:style-name="ce396" table:formula="of:=+[.AD4]" office:value-type="float" office:value="0" calcext:value-type="float">
            <text:p>0.000</text:p>
          </table:table-cell>
          <table:table-cell table:style-name="ce402" table:formula="of:=[.AC4]" office:value-type="float" office:value="0" calcext:value-type="float">
            <text:p>0.000</text:p>
          </table:table-cell>
          <table:table-cell table:style-name="ce408" table:formula="of:=+[.AE4]" office:value-type="float" office:value="0" calcext:value-type="float">
            <text:p>0.000</text:p>
          </table:table-cell>
          <table:table-cell table:style-name="ce396" table:formula="of:=+[.AG4]" office:value-type="float" office:value="0.1" calcext:value-type="float">
            <text:p>0.100</text:p>
          </table:table-cell>
          <table:table-cell table:style-name="ce402" table:formula="of:=[.AF4]" office:value-type="float" office:value="0.1" calcext:value-type="float">
            <text:p>0.100</text:p>
          </table:table-cell>
          <table:table-cell table:style-name="ce408" table:formula="of:=+[.AH4]" office:value-type="float" office:value="0.1" calcext:value-type="float">
            <text:p>0.100</text:p>
          </table:table-cell>
          <table:table-cell table:style-name="ce457" office:value-type="float" office:value="0" calcext:value-type="float">
            <text:p>0.000</text:p>
          </table:table-cell>
          <table:table-cell table:style-name="ce461" office:value-type="float" office:value="0" calcext:value-type="float">
            <text:p>0.000</text:p>
          </table:table-cell>
          <table:table-cell table:style-name="ce465" office:value-type="float" office:value="0" calcext:value-type="float">
            <text:p>0.000</text:p>
          </table:table-cell>
          <table:table-cell table:style-name="ce457" office:value-type="float" office:value="0.1" calcext:value-type="float">
            <text:p>0.100</text:p>
          </table:table-cell>
          <table:table-cell table:style-name="ce461" office:value-type="float" office:value="0.1" calcext:value-type="float">
            <text:p>0.100</text:p>
          </table:table-cell>
          <table:table-cell table:style-name="ce465" office:value-type="float" office:value="0.1" calcext:value-type="float">
            <text:p>0.100</text:p>
          </table:table-cell>
          <table:table-cell table:style-name="ce127" table:number-columns-repeated="16316"/>
        </table:table-row>
        <table:table-row table:style-name="ro1">
          <table:table-cell table:style-name="ce79" office:value-type="string" calcext:value-type="string">
            <text:p>mSpine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Spine1</text:p>
          </table:table-cell>
          <table:table-cell table:style-name="ce85" office:value-type="boolean" office:boolean-value="true" calcext:value-type="boolean">
            <text:p>TRUE</text:p>
          </table:table-cell>
          <table:table-cell table:style-name="ce157" table:number-columns-repeated="6"/>
          <table:table-cell table:style-name="ce211" table:formula="of:=+[.M$2]+[.X5]" office:value-type="float" office:value="0" calcext:value-type="float">
            <text:p>0.000000</text:p>
          </table:table-cell>
          <table:table-cell table:style-name="ce211" table:formula="of:=+[.N$2]-[.W5]" office:value-type="float" office:value="0" calcext:value-type="float">
            <text:p>0.000000</text:p>
          </table:table-cell>
          <table:table-cell table:style-name="ce211" table:formula="of:=+[.O$2]+[.Y5]" office:value-type="float" office:value="1.151088" calcext:value-type="float">
            <text:p>1.151088</text:p>
          </table:table-cell>
          <table:table-cell table:style-name="ce95" table:formula="of:=+[.M5]+[.T5]" office:value-type="float" office:value="0" calcext:value-type="float">
            <text:p>0.000000</text:p>
          </table:table-cell>
          <table:table-cell table:style-name="ce95" table:formula="of:=+[.N5]-[.S5]" office:value-type="float" office:value="0" calcext:value-type="float">
            <text:p>0.000000</text:p>
          </table:table-cell>
          <table:table-cell table:style-name="ce95" table:formula="of:=+[.O5]+[.U5]" office:value-type="float" office:value="1.067088" calcext:value-type="float">
            <text:p>1.067088</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9" table:number-columns-repeated="16316"/>
        </table:table-row>
        <table:table-row table:style-name="ro1">
          <table:table-cell table:style-name="ce79" office:value-type="string" calcext:value-type="string">
            <text:p>mSpine2</text:p>
          </table:table-cell>
          <table:table-cell table:style-name="ce79"/>
          <table:table-cell table:style-name="ce79" office:value-type="string" calcext:value-type="string">
            <text:p>mSpine1</text:p>
          </table:table-cell>
          <table:table-cell table:style-name="ce79" office:value-type="string" calcext:value-type="string">
            <text:p>&lt;bone</text:p>
          </table:table-cell>
          <table:table-cell table:style-name="ce83" office:value-type="string" calcext:value-type="string">
            <text:p>avatar_mSpine2</text:p>
          </table:table-cell>
          <table:table-cell table:style-name="ce85" office:value-type="boolean" office:boolean-value="true" calcext:value-type="boolean">
            <text:p>TRUE</text:p>
          </table:table-cell>
          <table:table-cell table:style-name="ce157" table:number-columns-repeated="6"/>
          <table:table-cell table:style-name="ce211" table:formula="of:=+[.M5]+[.X6]" office:value-type="float" office:value="0" calcext:value-type="float">
            <text:p>0.000000</text:p>
          </table:table-cell>
          <table:table-cell table:style-name="ce211" table:formula="of:=+[.N5]-[.W6]" office:value-type="float" office:value="0" calcext:value-type="float">
            <text:p>0.000000</text:p>
          </table:table-cell>
          <table:table-cell table:style-name="ce211" table:formula="of:=+[.O5]+[.Y6]" office:value-type="float" office:value="1.067015" calcext:value-type="float">
            <text:p>1.067015</text:p>
          </table:table-cell>
          <table:table-cell table:style-name="ce95" table:formula="of:=+[.M6]+[.T6]" office:value-type="float" office:value="0" calcext:value-type="float">
            <text:p>0.000000</text:p>
          </table:table-cell>
          <table:table-cell table:style-name="ce95" table:formula="of:=+[.N6]-[.S6]" office:value-type="float" office:value="0" calcext:value-type="float">
            <text:p>0.000000</text:p>
          </table:table-cell>
          <table:table-cell table:style-name="ce95" table:formula="of:=+[.O6]+[.U6]" office:value-type="float" office:value="1.151015" calcext:value-type="float">
            <text:p>1.151015</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7" office:value-type="string" calcext:value-type="string">
            <text:p>mTorso</text:p>
          </table:table-cell>
          <table:table-cell table:style-name="ce77" office:value-type="string" calcext:value-type="string">
            <text:p>mPelvis</text:p>
          </table:table-cell>
          <table:table-cell table:style-name="ce77" office:value-type="string" calcext:value-type="string">
            <text:p>mSpine2</text:p>
          </table:table-cell>
          <table:table-cell table:style-name="ce77" office:value-type="string" calcext:value-type="string">
            <text:p>&lt;bone</text:p>
          </table:table-cell>
          <table:table-cell table:style-name="ce309" office:value-type="string" calcext:value-type="string">
            <text:p>abdomen avatar_mTorso</text:p>
          </table:table-cell>
          <table:table-cell table:style-name="ce84" office:value-type="boolean" office:boolean-value="true" calcext:value-type="boolean">
            <text:p>TRUE</text:p>
          </table:table-cell>
          <table:table-cell table:style-name="ce155" table:formula="of:=+[.G$2]+[.AA7]" office:value-type="float" office:value="0" calcext:value-type="float">
            <text:p>0.000</text:p>
          </table:table-cell>
          <table:table-cell table:style-name="ce155" table:formula="of:=+[.H$2]-[.Z7]" office:value-type="float" office:value="0" calcext:value-type="float">
            <text:p>0.000</text:p>
          </table:table-cell>
          <table:table-cell table:style-name="ce155" table:formula="of:=+[.I$2]+[.AB7]" office:value-type="float" office:value="1.151" calcext:value-type="float">
            <text:p>1.151</text:p>
          </table:table-cell>
          <table:table-cell table:style-name="ce155" table:formula="of:=+[.G7]+[.T7]" office:value-type="float" office:value="0" calcext:value-type="float">
            <text:p>0.000</text:p>
          </table:table-cell>
          <table:table-cell table:style-name="ce155" table:formula="of:=+[.H7]-[.S7]" office:value-type="float" office:value="0.015" calcext:value-type="float">
            <text:p>0.015</text:p>
          </table:table-cell>
          <table:table-cell table:style-name="ce155" table:formula="of:=+[.I7]+[.U7]" office:value-type="float" office:value="1.356" calcext:value-type="float">
            <text:p>1.356</text:p>
          </table:table-cell>
          <table:table-cell table:style-name="ce94" table:formula="of:=+[.M6]+[.X7]" office:value-type="float" office:value="0" calcext:value-type="float">
            <text:p>0.000000</text:p>
          </table:table-cell>
          <table:table-cell table:style-name="ce94" table:formula="of:=+[.N6]-[.W7]" office:value-type="float" office:value="0" calcext:value-type="float">
            <text:p>0.000000</text:p>
          </table:table-cell>
          <table:table-cell table:style-name="ce94" table:formula="of:=+[.O6]+[.Y7]" office:value-type="float" office:value="1.151088" calcext:value-type="float">
            <text:p>1.151088</text:p>
          </table:table-cell>
          <table:table-cell table:style-name="ce100" table:formula="of:=+[.M7]+[.T7]" office:value-type="float" office:value="0" calcext:value-type="float">
            <text:p>0.000000</text:p>
          </table:table-cell>
          <table:table-cell table:style-name="ce100" table:formula="of:=+[.N7]-[.S7]" office:value-type="float" office:value="0.015" calcext:value-type="float">
            <text:p>0.015000</text:p>
          </table:table-cell>
          <table:table-cell table:style-name="ce100" table:formula="of:=+[.O7]+[.U7]" office:value-type="float" office:value="1.356088" calcext:value-type="float">
            <text:p>1.356088</text:p>
          </table:table-cell>
          <table:table-cell table:style-name="ce102" office:value-type="float" office:value="-0.015" calcext:value-type="float">
            <text:p>-0.0150</text:p>
          </table:table-cell>
          <table:table-cell table:style-name="ce107" office:value-type="float" office:value="0" calcext:value-type="float">
            <text:p>0.0000</text:p>
          </table:table-cell>
          <table:table-cell table:style-name="ce111" office:value-type="float" office:value="0.205" calcext:value-type="float">
            <text:p>0.205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073" calcext:value-type="float">
            <text:p>0.084073</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 calcext:value-type="float">
            <text:p>0.084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BELLY</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8]" office:value-type="float" office:value="0" calcext:value-type="float">
            <text:p>0.000</text:p>
          </table:table-cell>
          <table:table-cell table:style-name="ce156" table:formula="of:=+[.H$7]-[.Z8]" office:value-type="float" office:value="-0.028" calcext:value-type="float">
            <text:p>-0.028</text:p>
          </table:table-cell>
          <table:table-cell table:style-name="ce156" table:formula="of:=+[.I$7]+[.AB8]" office:value-type="float" office:value="1.191" calcext:value-type="float">
            <text:p>1.191</text:p>
          </table:table-cell>
          <table:table-cell table:style-name="ce156" table:formula="of:=+[.G8]+[.T8]" office:value-type="float" office:value="0" calcext:value-type="float">
            <text:p>0.000</text:p>
          </table:table-cell>
          <table:table-cell table:style-name="ce156" table:formula="of:=+[.H8]-[.S8]" office:value-type="float" office:value="-0.056" calcext:value-type="float">
            <text:p>-0.056</text:p>
          </table:table-cell>
          <table:table-cell table:style-name="ce156" table:formula="of:=+[.I8]+[.U8]" office:value-type="float" office:value="1.285" calcext:value-type="float">
            <text:p>1.285</text:p>
          </table:table-cell>
          <table:table-cell table:style-name="ce95" table:number-columns-repeated="6"/>
          <table:table-cell table:style-name="ce103" office:value-type="float" office:value="0.028" calcext:value-type="float">
            <text:p>0.0280</text:p>
          </table:table-cell>
          <table:table-cell table:style-name="ce108" office:value-type="float" office:value="0" calcext:value-type="float">
            <text:p>0.0000</text:p>
          </table:table-cell>
          <table:table-cell table:style-name="ce112" office:value-type="float" office:value="0.094" calcext:value-type="float">
            <text:p>0.094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4" calcext:value-type="float">
            <text:p>0.04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table:formula="of:=+[.AD8]" office:value-type="float" office:value="8" calcext:value-type="float">
            <text:p>8.000</text:p>
          </table:table-cell>
          <table:table-cell table:style-name="ce402" table:formula="of:=[.AC8]" office:value-type="float" office:value="0" calcext:value-type="float">
            <text:p>0.000</text:p>
          </table:table-cell>
          <table:table-cell table:style-name="ce408" table:formula="of:=+[.AE8]" office:value-type="float" office:value="0" calcext:value-type="float">
            <text:p>0.000</text:p>
          </table:table-cell>
          <table:table-cell table:style-name="ce396" table:formula="of:=+[.AG8]" office:value-type="float" office:value="0.13" calcext:value-type="float">
            <text:p>0.130</text:p>
          </table:table-cell>
          <table:table-cell table:style-name="ce402" table:formula="of:=[.AF8]" office:value-type="float" office:value="0.09" calcext:value-type="float">
            <text:p>0.090</text:p>
          </table:table-cell>
          <table:table-cell table:style-name="ce408" table:formula="of:=+[.AH8]" office:value-type="float" office:value="0.15" calcext:value-type="float">
            <text:p>0.150</text:p>
          </table:table-cell>
          <table:table-cell office:value-type="float" office:value="0" calcext:value-type="float">
            <text:p>0.000</text:p>
          </table:table-cell>
          <table:table-cell office:value-type="float" office:value="8" calcext:value-type="float">
            <text:p>8.000</text:p>
          </table:table-cell>
          <table:table-cell office:value-type="float" office:value="0" calcext:value-type="float">
            <text:p>0.000</text:p>
          </table:table-cell>
          <table:table-cell office:value-type="float" office:value="0.12" calcext:value-type="float">
            <text:p>0.120</text:p>
          </table:table-cell>
          <table:table-cell office:value-type="float" office:value="0.16" calcext:value-type="float">
            <text:p>0.160</text:p>
          </table:table-cell>
          <table:table-cell office:value-type="float" office:value="0.15" calcext:value-type="float">
            <text:p>0.150</text:p>
          </table:table-cell>
          <table:table-cell table:style-name="ce171" table:number-columns-repeated="16316"/>
        </table:table-row>
        <table:table-row table:style-name="ro1">
          <table:table-cell table:style-name="ce78" office:value-type="string" calcext:value-type="string">
            <text:p>LEF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9]" office:value-type="float" office:value="0.1" calcext:value-type="float">
            <text:p>0.100</text:p>
          </table:table-cell>
          <table:table-cell table:style-name="ce156" table:formula="of:=+[.H$7]-[.Z9]" office:value-type="float" office:value="0" calcext:value-type="float">
            <text:p>0.000</text:p>
          </table:table-cell>
          <table:table-cell table:style-name="ce156" table:formula="of:=+[.I$7]+[.AB9]" office:value-type="float" office:value="1.209" calcext:value-type="float">
            <text:p>1.209</text:p>
          </table:table-cell>
          <table:table-cell table:style-name="ce156" table:formula="of:=+[.G9]+[.T9]" office:value-type="float" office:value="0.2" calcext:value-type="float">
            <text:p>0.200</text:p>
          </table:table-cell>
          <table:table-cell table:style-name="ce156" table:formula="of:=+[.H9]-[.S9]" office:value-type="float" office:value="0" calcext:value-type="float">
            <text:p>0.000</text:p>
          </table:table-cell>
          <table:table-cell table:style-name="ce156" table:formula="of:=+[.I9]+[.U9]"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9]" office:value-type="float" office:value="0" calcext:value-type="float">
            <text:p>0.000</text:p>
          </table:table-cell>
          <table:table-cell table:style-name="ce402" table:formula="of:=[.AC9]" office:value-type="float" office:value="0" calcext:value-type="float">
            <text:p>0.000</text:p>
          </table:table-cell>
          <table:table-cell table:style-name="ce408" table:formula="of:=+[.AE9]" office:value-type="float" office:value="0" calcext:value-type="float">
            <text:p>0.000</text:p>
          </table:table-cell>
          <table:table-cell table:style-name="ce396" table:formula="of:=+[.AG9]" office:value-type="float" office:value="0.05" calcext:value-type="float">
            <text:p>0.050</text:p>
          </table:table-cell>
          <table:table-cell table:style-name="ce402" table:formula="of:=[.AF9]" office:value-type="float" office:value="0.05" calcext:value-type="float">
            <text:p>0.050</text:p>
          </table:table-cell>
          <table:table-cell table:style-name="ce408" table:formula="of:=+[.AH9]" office:value-type="float" office:value="0.05" calcext:value-type="float">
            <text:p>0.050</text:p>
          </table:table-cell>
          <table:table-cell table:number-columns-repeated="6"/>
          <table:table-cell table:style-name="ce171" table:number-columns-repeated="16316"/>
        </table:table-row>
        <table:table-row table:style-name="ro1">
          <table:table-cell table:style-name="ce78" office:value-type="string" calcext:value-type="string">
            <text:p>RIGH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0]" office:value-type="float" office:value="-0.1" calcext:value-type="float">
            <text:p>-0.100</text:p>
          </table:table-cell>
          <table:table-cell table:style-name="ce156" table:formula="of:=+[.H$7]-[.Z10]" office:value-type="float" office:value="0" calcext:value-type="float">
            <text:p>0.000</text:p>
          </table:table-cell>
          <table:table-cell table:style-name="ce156" table:formula="of:=+[.I$7]+[.AB10]" office:value-type="float" office:value="1.209" calcext:value-type="float">
            <text:p>1.209</text:p>
          </table:table-cell>
          <table:table-cell table:style-name="ce156" table:formula="of:=+[.G10]+[.T10]" office:value-type="float" office:value="-0.2" calcext:value-type="float">
            <text:p>-0.200</text:p>
          </table:table-cell>
          <table:table-cell table:style-name="ce156" table:formula="of:=+[.H10]-[.S10]" office:value-type="float" office:value="0" calcext:value-type="float">
            <text:p>0.000</text:p>
          </table:table-cell>
          <table:table-cell table:style-name="ce156" table:formula="of:=+[.I10]+[.U10]"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0]" office:value-type="float" office:value="0" calcext:value-type="float">
            <text:p>0.000</text:p>
          </table:table-cell>
          <table:table-cell table:style-name="ce402" table:formula="of:=[.AC10]" office:value-type="float" office:value="0" calcext:value-type="float">
            <text:p>0.000</text:p>
          </table:table-cell>
          <table:table-cell table:style-name="ce408" table:formula="of:=+[.AE10]" office:value-type="float" office:value="0" calcext:value-type="float">
            <text:p>0.000</text:p>
          </table:table-cell>
          <table:table-cell table:style-name="ce396" table:formula="of:=+[.AG10]" office:value-type="float" office:value="0.05" calcext:value-type="float">
            <text:p>0.050</text:p>
          </table:table-cell>
          <table:table-cell table:style-name="ce402" table:formula="of:=[.AF10]" office:value-type="float" office:value="0.05" calcext:value-type="float">
            <text:p>0.050</text:p>
          </table:table-cell>
          <table:table-cell table:style-name="ce408" table:formula="of:=+[.AH10]" office:value-type="float" office:value="0.05" calcext:value-type="float">
            <text:p>0.050</text:p>
          </table:table-cell>
          <table:table-cell table:number-columns-repeated="6"/>
          <table:table-cell table:style-name="ce171" table:number-columns-repeated="16316"/>
        </table:table-row>
        <table:table-row table:style-name="ro1">
          <table:table-cell table:style-name="ce78" office:value-type="string" calcext:value-type="string">
            <text:p>LOWER_BACK</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1]" office:value-type="float" office:value="0" calcext:value-type="float">
            <text:p>0.000</text:p>
          </table:table-cell>
          <table:table-cell table:style-name="ce156" table:formula="of:=+[.H$7]-[.Z11]" office:value-type="float" office:value="0" calcext:value-type="float">
            <text:p>0.000</text:p>
          </table:table-cell>
          <table:table-cell table:style-name="ce156" table:formula="of:=+[.I$7]+[.AB11]" office:value-type="float" office:value="1.174" calcext:value-type="float">
            <text:p>1.174</text:p>
          </table:table-cell>
          <table:table-cell table:style-name="ce156" table:formula="of:=+[.G11]+[.T11]" office:value-type="float" office:value="0" calcext:value-type="float">
            <text:p>0.000</text:p>
          </table:table-cell>
          <table:table-cell table:style-name="ce156" table:formula="of:=+[.H11]-[.S11]" office:value-type="float" office:value="0.1" calcext:value-type="float">
            <text:p>0.100</text:p>
          </table:table-cell>
          <table:table-cell table:style-name="ce156" table:formula="of:=+[.I11]+[.U11]" office:value-type="float" office:value="1.174" calcext:value-type="float">
            <text:p>1.174</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3" calcext:value-type="float">
            <text:p>0.023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table:formula="of:=+[.AD11]" office:value-type="float" office:value="0" calcext:value-type="float">
            <text:p>0.000</text:p>
          </table:table-cell>
          <table:table-cell table:style-name="ce402" table:formula="of:=[.AC11]" office:value-type="float" office:value="0" calcext:value-type="float">
            <text:p>0.000</text:p>
          </table:table-cell>
          <table:table-cell table:style-name="ce408" table:formula="of:=+[.AE11]" office:value-type="float" office:value="0" calcext:value-type="float">
            <text:p>0.000</text:p>
          </table:table-cell>
          <table:table-cell table:style-name="ce396" table:formula="of:=+[.AG11]" office:value-type="float" office:value="0.13" calcext:value-type="float">
            <text:p>0.130</text:p>
          </table:table-cell>
          <table:table-cell table:style-name="ce402" table:formula="of:=[.AF11]" office:value-type="float" office:value="0.09" calcext:value-type="float">
            <text:p>0.090</text:p>
          </table:table-cell>
          <table:table-cell table:style-name="ce408" table:formula="of:=+[.AH11]" office:value-type="float" office:value="0.15" calcext:value-type="float">
            <text:p>0.150</text:p>
          </table:table-cell>
          <table:table-cell table:number-columns-repeated="3" office:value-type="float" office:value="0" calcext:value-type="float">
            <text:p>0.000</text:p>
          </table:table-cell>
          <table:table-cell office:value-type="float" office:value="0.09" calcext:value-type="float">
            <text:p>0.090</text:p>
          </table:table-cell>
          <table:table-cell office:value-type="float" office:value="0.13" calcext:value-type="float">
            <text:p>0.130</text:p>
          </table:table-cell>
          <table:table-cell office:value-type="float" office:value="0.15" calcext:value-type="float">
            <text:p>0.150</text:p>
          </table:table-cell>
          <table:table-cell table:style-name="ce171" table:number-columns-repeated="16316"/>
        </table:table-row>
        <table:table-row table:style-name="ro1">
          <table:table-cell table:style-name="ce79" office:value-type="string" calcext:value-type="string">
            <text:p>mSpine3</text:p>
          </table:table-cell>
          <table:table-cell table:style-name="ce79"/>
          <table:table-cell table:style-name="ce79" office:value-type="string" calcext:value-type="string">
            <text:p>mTorso</text:p>
          </table:table-cell>
          <table:table-cell table:style-name="ce79" office:value-type="string" calcext:value-type="string">
            <text:p>&lt;bone</text:p>
          </table:table-cell>
          <table:table-cell table:style-name="ce83" office:value-type="string" calcext:value-type="string">
            <text:p>avatar_mSpine3</text:p>
          </table:table-cell>
          <table:table-cell table:style-name="ce85" office:value-type="boolean" office:boolean-value="true" calcext:value-type="boolean">
            <text:p>TRUE</text:p>
          </table:table-cell>
          <table:table-cell table:style-name="ce157" table:number-columns-repeated="6"/>
          <table:table-cell table:style-name="ce95" table:formula="of:=+[.M$7]+[.X12]" office:value-type="float" office:value="0" calcext:value-type="float">
            <text:p>0.000000</text:p>
          </table:table-cell>
          <table:table-cell table:style-name="ce95" table:formula="of:=+[.N$7]-[.W12]" office:value-type="float" office:value="0.015368" calcext:value-type="float">
            <text:p>0.015368</text:p>
          </table:table-cell>
          <table:table-cell table:style-name="ce95" table:formula="of:=+[.O$7]+[.Y12]" office:value-type="float" office:value="1.355965" calcext:value-type="float">
            <text:p>1.355965</text:p>
          </table:table-cell>
          <table:table-cell table:style-name="ce95" table:formula="of:=+[.M12]+[.T12]" office:value-type="float" office:value="0" calcext:value-type="float">
            <text:p>0.000000</text:p>
          </table:table-cell>
          <table:table-cell table:style-name="ce95" table:formula="of:=+[.N12]-[.S12]" office:value-type="float" office:value="0.000368" calcext:value-type="float">
            <text:p>0.000368</text:p>
          </table:table-cell>
          <table:table-cell table:style-name="ce95" table:formula="of:=+[.O12]+[.U12]" office:value-type="float" office:value="1.150965" calcext:value-type="float">
            <text:p>1.150965</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172" table:number-columns-repeated="16316"/>
        </table:table-row>
        <table:table-row table:style-name="ro1">
          <table:table-cell table:style-name="ce79" office:value-type="string" calcext:value-type="string">
            <text:p>mSpine4</text:p>
          </table:table-cell>
          <table:table-cell table:style-name="ce79"/>
          <table:table-cell table:style-name="ce79" office:value-type="string" calcext:value-type="string">
            <text:p>mSpine3</text:p>
          </table:table-cell>
          <table:table-cell table:style-name="ce79" office:value-type="string" calcext:value-type="string">
            <text:p>&lt;bone</text:p>
          </table:table-cell>
          <table:table-cell table:style-name="ce83" office:value-type="string" calcext:value-type="string">
            <text:p>avatar_mSpine4</text:p>
          </table:table-cell>
          <table:table-cell table:style-name="ce85" office:value-type="boolean" office:boolean-value="true" calcext:value-type="boolean">
            <text:p>TRUE</text:p>
          </table:table-cell>
          <table:table-cell table:style-name="ce157" table:number-columns-repeated="6"/>
          <table:table-cell table:style-name="ce95" table:formula="of:=+[.M12]+[.X13]" office:value-type="float" office:value="0" calcext:value-type="float">
            <text:p>0.000000</text:p>
          </table:table-cell>
          <table:table-cell table:style-name="ce95" table:formula="of:=+[.N12]-[.W13]" office:value-type="float" office:value="0" calcext:value-type="float">
            <text:p>0.000000</text:p>
          </table:table-cell>
          <table:table-cell table:style-name="ce95" table:formula="of:=+[.O12]+[.Y13]" office:value-type="float" office:value="1.151088" calcext:value-type="float">
            <text:p>1.151088</text:p>
          </table:table-cell>
          <table:table-cell table:style-name="ce95" table:formula="of:=+[.M13]+[.T13]" office:value-type="float" office:value="0" calcext:value-type="float">
            <text:p>0.000000</text:p>
          </table:table-cell>
          <table:table-cell table:style-name="ce95" table:formula="of:=+[.N13]-[.S13]" office:value-type="float" office:value="0.015" calcext:value-type="float">
            <text:p>0.015000</text:p>
          </table:table-cell>
          <table:table-cell table:style-name="ce95" table:formula="of:=+[.O13]+[.U13]" office:value-type="float" office:value="1.356088" calcext:value-type="float">
            <text:p>1.356088</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124" office:value-type="string" calcext:value-type="string">
            <text:p>mChest</text:p>
          </table:table-cell>
          <table:table-cell table:style-name="ce124" office:value-type="string" calcext:value-type="string">
            <text:p>mTorso</text:p>
          </table:table-cell>
          <table:table-cell table:style-name="ce124" office:value-type="string" calcext:value-type="string">
            <text:p>mSpine4</text:p>
          </table:table-cell>
          <table:table-cell table:style-name="ce124" office:value-type="string" calcext:value-type="string">
            <text:p>&lt;bone</text:p>
          </table:table-cell>
          <table:table-cell table:style-name="ce134" office:value-type="string" calcext:value-type="string">
            <text:p>chest avatar_mChest</text:p>
          </table:table-cell>
          <table:table-cell table:style-name="ce141" office:value-type="boolean" office:boolean-value="true" calcext:value-type="boolean">
            <text:p>TRUE</text:p>
          </table:table-cell>
          <table:table-cell table:style-name="ce158" table:formula="of:=+[.G7]+[.AA14]" office:value-type="float" office:value="0" calcext:value-type="float">
            <text:p>0.000</text:p>
          </table:table-cell>
          <table:table-cell table:style-name="ce158" table:formula="of:=+[.H7]-[.Z14]" office:value-type="float" office:value="0.015" calcext:value-type="float">
            <text:p>0.015</text:p>
          </table:table-cell>
          <table:table-cell table:style-name="ce158" table:formula="of:=+[.I7]+[.AB14]" office:value-type="float" office:value="1.356" calcext:value-type="float">
            <text:p>1.356</text:p>
          </table:table-cell>
          <table:table-cell table:style-name="ce158" table:formula="of:=+[.G14]+[.T14]" office:value-type="float" office:value="0" calcext:value-type="float">
            <text:p>0.000</text:p>
          </table:table-cell>
          <table:table-cell table:style-name="ce158" table:formula="of:=+[.H14]-[.S14]" office:value-type="float" office:value="0.025" calcext:value-type="float">
            <text:p>0.025</text:p>
          </table:table-cell>
          <table:table-cell table:style-name="ce158" table:formula="of:=+[.I14]+[.U14]" office:value-type="float" office:value="1.606" calcext:value-type="float">
            <text:p>1.606</text:p>
          </table:table-cell>
          <table:table-cell table:style-name="ce100" table:formula="of:=+[.M13]+[.X14]" office:value-type="float" office:value="0" calcext:value-type="float">
            <text:p>0.000000</text:p>
          </table:table-cell>
          <table:table-cell table:style-name="ce100" table:formula="of:=+[.N13]-[.W14]" office:value-type="float" office:value="0.015368" calcext:value-type="float">
            <text:p>0.015368</text:p>
          </table:table-cell>
          <table:table-cell table:style-name="ce100" table:formula="of:=+[.O13]+[.Y14]" office:value-type="float" office:value="1.355965" calcext:value-type="float">
            <text:p>1.355965</text:p>
          </table:table-cell>
          <table:table-cell table:style-name="ce312" table:formula="of:=+[.M14]+[.T14]" office:value-type="float" office:value="0" calcext:value-type="float">
            <text:p>0.000000</text:p>
          </table:table-cell>
          <table:table-cell table:style-name="ce312" table:formula="of:=+[.N14]-[.S14]" office:value-type="float" office:value="0.025368" calcext:value-type="float">
            <text:p>0.025368</text:p>
          </table:table-cell>
          <table:table-cell table:style-name="ce312" table:formula="of:=+[.O14]+[.U14]" office:value-type="float" office:value="1.605965" calcext:value-type="float">
            <text:p>1.605965</text:p>
          </table:table-cell>
          <table:table-cell table:style-name="ce323" office:value-type="float" office:value="-0.01" calcext:value-type="float">
            <text:p>-0.0100</text:p>
          </table:table-cell>
          <table:table-cell table:style-name="ce331" office:value-type="float" office:value="0" calcext:value-type="float">
            <text:p>0.0000</text:p>
          </table:table-cell>
          <table:table-cell table:style-name="ce336" office:value-type="float" office:value="0.25" calcext:value-type="float">
            <text:p>0.2500</text:p>
          </table:table-cell>
          <table:table-cell table:style-name="ce124" office:value-type="string" calcext:value-type="string">
            <text:p>Torso</text:p>
          </table:table-cell>
          <table:table-cell table:style-name="ce343" office:value-type="float" office:value="-0.015368" calcext:value-type="float">
            <text:p>-0.015368</text:p>
          </table:table-cell>
          <table:table-cell table:style-name="ce354" office:value-type="float" office:value="0" calcext:value-type="float">
            <text:p>0.000000</text:p>
          </table:table-cell>
          <table:table-cell table:style-name="ce359" office:value-type="float" office:value="0.204877" calcext:value-type="float">
            <text:p>0.204877</text:p>
          </table:table-cell>
          <table:table-cell table:style-name="ce343" office:value-type="float" office:value="-0.015" calcext:value-type="float">
            <text:p>-0.015000</text:p>
          </table:table-cell>
          <table:table-cell table:style-name="ce354" office:value-type="float" office:value="0" calcext:value-type="float">
            <text:p>0.000000</text:p>
          </table:table-cell>
          <table:table-cell table:style-name="ce359" office:value-type="float" office:value="0.205" calcext:value-type="float">
            <text:p>0.205000</text:p>
          </table:table-cell>
          <table:table-cell table:style-name="ce343" office:value-type="float" office:value="0" calcext:value-type="float">
            <text:p>0.000000</text:p>
          </table:table-cell>
          <table:table-cell table:style-name="ce354" office:value-type="float" office:value="0" calcext:value-type="float">
            <text:p>0.000000</text:p>
          </table:table-cell>
          <table:table-cell table:style-name="ce359" office:value-type="float" office:value="0" calcext:value-type="float">
            <text:p>0.000000</text:p>
          </table:table-cell>
          <table:table-cell table:style-name="ce367" office:value-type="float" office:value="1" calcext:value-type="float">
            <text:p>1.00</text:p>
          </table:table-cell>
          <table:table-cell table:style-name="ce373" office:value-type="float" office:value="1" calcext:value-type="float">
            <text:p>1.00</text:p>
          </table:table-cell>
          <table:table-cell table:style-name="ce367" office:value-type="float" office:value="1" calcext:value-type="float">
            <text:p>1.00</text:p>
          </table:table-cell>
          <table:table-cell table:style-name="ce124" office:value-type="string" calcext:value-type="string">
            <text:p>base</text:p>
          </table:table-cell>
          <table:table-cell table:style-name="ce398"/>
          <table:table-cell table:style-name="ce404"/>
          <table:table-cell table:style-name="ce410"/>
          <table:table-cell table:style-name="ce398"/>
          <table:table-cell table:style-name="ce404"/>
          <table:table-cell table:style-name="ce410"/>
          <table:table-cell table:style-name="ce456"/>
          <table:table-cell table:style-name="ce460"/>
          <table:table-cell table:style-name="ce464"/>
          <table:table-cell table:style-name="ce456"/>
          <table:table-cell table:style-name="ce460"/>
          <table:table-cell table:style-name="ce464"/>
          <table:table-cell table:style-name="ce436" table:number-columns-repeated="16316"/>
        </table:table-row>
        <table:table-row table:style-name="ro1">
          <table:table-cell table:style-name="ce78" office:value-type="string" calcext:value-type="string">
            <text:p>CHEST</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5]" office:value-type="float" office:value="0" calcext:value-type="float">
            <text:p>0.000</text:p>
          </table:table-cell>
          <table:table-cell table:style-name="ce156" table:formula="of:=+[.H$14]-[.Z15]" office:value-type="float" office:value="-0.013" calcext:value-type="float">
            <text:p>-0.013</text:p>
          </table:table-cell>
          <table:table-cell table:style-name="ce156" table:formula="of:=+[.I$14]+[.AB15]" office:value-type="float" office:value="1.426" calcext:value-type="float">
            <text:p>1.426</text:p>
          </table:table-cell>
          <table:table-cell table:style-name="ce156" table:formula="of:=+[.G15]+[.T15]" office:value-type="float" office:value="0" calcext:value-type="float">
            <text:p>0.000</text:p>
          </table:table-cell>
          <table:table-cell table:style-name="ce156" table:formula="of:=+[.H15]-[.S15]" office:value-type="float" office:value="0.083" calcext:value-type="float">
            <text:p>0.083</text:p>
          </table:table-cell>
          <table:table-cell table:style-name="ce156" table:formula="of:=+[.I15]+[.U15]" office:value-type="float" office:value="1.578" calcext:value-type="float">
            <text:p>1.578</text:p>
          </table:table-cell>
          <table:table-cell table:style-name="ce95" table:number-columns-repeated="6"/>
          <table:table-cell table:style-name="ce103" office:value-type="float" office:value="-0.096" calcext:value-type="float">
            <text:p>-0.0960</text:p>
          </table:table-cell>
          <table:table-cell table:style-name="ce108" office:value-type="float" office:value="0" calcext:value-type="float">
            <text:p>0.0000</text:p>
          </table:table-cell>
          <table:table-cell table:style-name="ce112" office:value-type="float" office:value="0.152" calcext:value-type="float">
            <text:p>0.152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15" calcext:value-type="float">
            <text:p>0.15</text:p>
          </table:table-cell>
          <table:table-cell table:style-name="ce242" office:value-type="float" office:value="0.2" calcext:value-type="float">
            <text:p>0.20</text:p>
          </table:table-cell>
          <table:table-cell table:style-name="ce78" office:value-type="string" calcext:value-type="string">
            <text:p>base</text:p>
          </table:table-cell>
          <table:table-cell table:style-name="ce396" table:formula="of:=+[.AD15]" office:value-type="float" office:value="-10" calcext:value-type="float">
            <text:p>-10.000</text:p>
          </table:table-cell>
          <table:table-cell table:style-name="ce402" table:formula="of:=[.AC15]" office:value-type="float" office:value="0" calcext:value-type="float">
            <text:p>0.000</text:p>
          </table:table-cell>
          <table:table-cell table:style-name="ce408" table:formula="of:=+[.AE15]" office:value-type="float" office:value="0" calcext:value-type="float">
            <text:p>0.000</text:p>
          </table:table-cell>
          <table:table-cell table:style-name="ce396" table:formula="of:=+[.AG15]" office:value-type="float" office:value="0.15" calcext:value-type="float">
            <text:p>0.150</text:p>
          </table:table-cell>
          <table:table-cell table:style-name="ce402" table:formula="of:=[.AF15]" office:value-type="float" office:value="0.11" calcext:value-type="float">
            <text:p>0.110</text:p>
          </table:table-cell>
          <table:table-cell table:style-name="ce408" office:value-type="float" office:value="0.12" calcext:value-type="float">
            <text:p>0.120</text:p>
          </table:table-cell>
          <table:table-cell office:value-type="float" office:value="0" calcext:value-type="float">
            <text:p>0.000</text:p>
          </table:table-cell>
          <table:table-cell office:value-type="float" office:value="-10" calcext:value-type="float">
            <text:p>-10.000</text:p>
          </table:table-cell>
          <table:table-cell office:value-type="float" office:value="0" calcext:value-type="float">
            <text:p>0.000</text:p>
          </table:table-cell>
          <table:table-cell office:value-type="float" office:value="0.14" calcext:value-type="float">
            <text:p>0.140</text:p>
          </table:table-cell>
          <table:table-cell office:value-type="float" office:value="0.19" calcext:value-type="float">
            <text:p>0.190</text:p>
          </table:table-cell>
          <table:table-cell office:value-type="float" office:value="0.22" calcext:value-type="float">
            <text:p>0.220</text:p>
          </table:table-cell>
          <table:table-cell table:style-name="ce127" table:number-columns-repeated="986"/>
          <table:table-cell table:style-name="ce105" table:number-columns-repeated="15330"/>
        </table:table-row>
        <table:table-row table:style-name="ro1">
          <table:table-cell table:style-name="ce78" office:value-type="string" calcext:value-type="string">
            <text:p>LEF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6]" office:value-type="float" office:value="0.082" calcext:value-type="float">
            <text:p>0.082</text:p>
          </table:table-cell>
          <table:table-cell table:style-name="ce156" table:formula="of:=+[.H$14]-[.Z16]" office:value-type="float" office:value="-0.104" calcext:value-type="float">
            <text:p>-0.104</text:p>
          </table:table-cell>
          <table:table-cell table:style-name="ce156" table:formula="of:=+[.I$14]+[.AB16]" office:value-type="float" office:value="1.398" calcext:value-type="float">
            <text:p>1.398</text:p>
          </table:table-cell>
          <table:table-cell table:style-name="ce156" table:formula="of:=+[.G16]+[.T16]" office:value-type="float" office:value="0.082" calcext:value-type="float">
            <text:p>0.082</text:p>
          </table:table-cell>
          <table:table-cell table:style-name="ce156" table:formula="of:=+[.H16]-[.S16]" office:value-type="float" office:value="-0.184" calcext:value-type="float">
            <text:p>-0.184</text:p>
          </table:table-cell>
          <table:table-cell table:style-name="ce156" table:formula="of:=+[.I16]+[.U16]"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6]" office:value-type="float" office:value="4.29" calcext:value-type="float">
            <text:p>4.290</text:p>
          </table:table-cell>
          <table:table-cell table:style-name="ce402" table:formula="of:=[.AC16]" office:value-type="float" office:value="0" calcext:value-type="float">
            <text:p>0.000</text:p>
          </table:table-cell>
          <table:table-cell table:style-name="ce408" table:formula="of:=+[.AE16]" office:value-type="float" office:value="0" calcext:value-type="float">
            <text:p>0.000</text:p>
          </table:table-cell>
          <table:table-cell table:style-name="ce396" table:formula="of:=+[.AG16]" office:value-type="float" office:value="0.05" calcext:value-type="float">
            <text:p>0.050</text:p>
          </table:table-cell>
          <table:table-cell table:style-name="ce402" table:formula="of:=[.AF16]" office:value-type="float" office:value="0.05" calcext:value-type="float">
            <text:p>0.050</text:p>
          </table:table-cell>
          <table:table-cell table:style-name="ce408" table:formula="of:=+[.AH16]" office:value-type="float" office:value="0.05" calcext:value-type="float">
            <text:p>0.050</text:p>
          </table:table-cell>
          <table:table-cell office:value-type="float" office:value="0" calcext:value-type="float">
            <text:p>0.000</text:p>
          </table:table-cell>
          <table:table-cell office:value-type="float" office:value="4.29" calcext:value-type="float">
            <text:p>4.290</text:p>
          </table:table-cell>
          <table:table-cell office:value-type="float" office:value="0" calcext:value-type="float">
            <text:p>0.000</text:p>
          </table:table-cell>
          <table:table-cell table:number-columns-repeated="3" office:value-type="float" office:value="0.05" calcext:value-type="float">
            <text:p>0.050</text:p>
          </table:table-cell>
          <table:table-cell table:style-name="ce127" table:number-columns-repeated="986"/>
          <table:table-cell table:style-name="ce105" table:number-columns-repeated="2"/>
          <table:table-cell table:style-name="ce127" table:number-columns-repeated="15328"/>
        </table:table-row>
        <table:table-row table:style-name="ro1">
          <table:table-cell table:style-name="ce78" office:value-type="string" calcext:value-type="string">
            <text:p>RIGH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7]" office:value-type="float" office:value="-0.082" calcext:value-type="float">
            <text:p>-0.082</text:p>
          </table:table-cell>
          <table:table-cell table:style-name="ce156" table:formula="of:=+[.H$14]-[.Z17]" office:value-type="float" office:value="-0.104" calcext:value-type="float">
            <text:p>-0.104</text:p>
          </table:table-cell>
          <table:table-cell table:style-name="ce156" table:formula="of:=+[.I$14]+[.AB17]" office:value-type="float" office:value="1.398" calcext:value-type="float">
            <text:p>1.398</text:p>
          </table:table-cell>
          <table:table-cell table:style-name="ce156" table:formula="of:=+[.G17]+[.T17]" office:value-type="float" office:value="-0.082" calcext:value-type="float">
            <text:p>-0.082</text:p>
          </table:table-cell>
          <table:table-cell table:style-name="ce156" table:formula="of:=+[.H17]-[.S17]" office:value-type="float" office:value="-0.184" calcext:value-type="float">
            <text:p>-0.184</text:p>
          </table:table-cell>
          <table:table-cell table:style-name="ce156" table:formula="of:=+[.I17]+[.U17]"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7]" office:value-type="float" office:value="4.29" calcext:value-type="float">
            <text:p>4.290</text:p>
          </table:table-cell>
          <table:table-cell table:style-name="ce402" table:formula="of:=[.AC17]" office:value-type="float" office:value="0" calcext:value-type="float">
            <text:p>0.000</text:p>
          </table:table-cell>
          <table:table-cell table:style-name="ce408" table:formula="of:=+[.AE17]" office:value-type="float" office:value="0" calcext:value-type="float">
            <text:p>0.000</text:p>
          </table:table-cell>
          <table:table-cell table:style-name="ce396" table:formula="of:=+[.AG17]" office:value-type="float" office:value="0.05" calcext:value-type="float">
            <text:p>0.050</text:p>
          </table:table-cell>
          <table:table-cell table:style-name="ce402" table:formula="of:=[.AF17]" office:value-type="float" office:value="0.05" calcext:value-type="float">
            <text:p>0.050</text:p>
          </table:table-cell>
          <table:table-cell table:style-name="ce408" table:formula="of:=+[.AH17]" office:value-type="float" office:value="0.05" calcext:value-type="float">
            <text:p>0.050</text:p>
          </table:table-cell>
          <table:table-cell office:value-type="float" office:value="0" calcext:value-type="float">
            <text:p>0.000</text:p>
          </table:table-cell>
          <table:table-cell office:value-type="float" office:value="4.29" calcext:value-type="float">
            <text:p>4.290</text:p>
          </table:table-cell>
          <table:table-cell office:value-type="float" office:value="0" calcext:value-type="float">
            <text:p>0.000</text:p>
          </table:table-cell>
          <table:table-cell table:number-columns-repeated="3" office:value-type="float" office:value="0.05" calcext:value-type="float">
            <text:p>0.050</text:p>
          </table:table-cell>
          <table:table-cell table:style-name="ce127" table:number-columns-repeated="986"/>
          <table:table-cell table:style-name="ce105" table:number-columns-repeated="2"/>
          <table:table-cell table:style-name="ce127" table:number-columns-repeated="15328"/>
        </table:table-row>
        <table:table-row table:style-name="ro1">
          <table:table-cell table:style-name="ce78" office:value-type="string" calcext:value-type="string">
            <text:p>UPPER_BACK</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8]" office:value-type="float" office:value="0" calcext:value-type="float">
            <text:p>0.000</text:p>
          </table:table-cell>
          <table:table-cell table:style-name="ce156" table:formula="of:=+[.H$14]-[.Z18]" office:value-type="float" office:value="0.015" calcext:value-type="float">
            <text:p>0.015</text:p>
          </table:table-cell>
          <table:table-cell table:style-name="ce156" table:formula="of:=+[.I$14]+[.AB18]" office:value-type="float" office:value="1.373" calcext:value-type="float">
            <text:p>1.373</text:p>
          </table:table-cell>
          <table:table-cell table:style-name="ce156" table:formula="of:=+[.G18]+[.T18]" office:value-type="float" office:value="0" calcext:value-type="float">
            <text:p>0.000</text:p>
          </table:table-cell>
          <table:table-cell table:style-name="ce156" table:formula="of:=+[.H18]-[.S18]" office:value-type="float" office:value="0.115" calcext:value-type="float">
            <text:p>0.115</text:p>
          </table:table-cell>
          <table:table-cell table:style-name="ce156" table:formula="of:=+[.I18]+[.U18]" office:value-type="float" office:value="1.373" calcext:value-type="float">
            <text:p>1.373</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17" calcext:value-type="float">
            <text:p>0.017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table:formula="of:=+[.AD18]" office:value-type="float" office:value="0" calcext:value-type="float">
            <text:p>0.000</text:p>
          </table:table-cell>
          <table:table-cell table:style-name="ce402" table:formula="of:=[.AC18]" office:value-type="float" office:value="0" calcext:value-type="float">
            <text:p>0.000</text:p>
          </table:table-cell>
          <table:table-cell table:style-name="ce408" table:formula="of:=+[.AE18]" office:value-type="float" office:value="0" calcext:value-type="float">
            <text:p>0.000</text:p>
          </table:table-cell>
          <table:table-cell table:style-name="ce396" table:formula="of:=+[.AG18]" office:value-type="float" office:value="0.13" calcext:value-type="float">
            <text:p>0.130</text:p>
          </table:table-cell>
          <table:table-cell table:style-name="ce402" table:formula="of:=[.AF18]" office:value-type="float" office:value="0.09" calcext:value-type="float">
            <text:p>0.090</text:p>
          </table:table-cell>
          <table:table-cell table:style-name="ce408" table:formula="of:=+[.AH18]" office:value-type="float" office:value="0.15" calcext:value-type="float">
            <text:p>0.150</text:p>
          </table:table-cell>
          <table:table-cell table:number-columns-repeated="3" office:value-type="float" office:value="0" calcext:value-type="float">
            <text:p>0.000</text:p>
          </table:table-cell>
          <table:table-cell office:value-type="float" office:value="0.09" calcext:value-type="float">
            <text:p>0.090</text:p>
          </table:table-cell>
          <table:table-cell table:number-columns-repeated="2" office:value-type="float" office:value="0.13" calcext:value-type="float">
            <text:p>0.130</text:p>
          </table:table-cell>
          <table:table-cell table:style-name="ce127" table:number-columns-repeated="986"/>
          <table:table-cell table:style-name="ce105" table:number-columns-repeated="2"/>
          <table:table-cell table:style-name="ce127" table:number-columns-repeated="15328"/>
        </table:table-row>
        <table:table-row table:style-name="ro1">
          <table:table-cell table:style-name="ce77" office:value-type="string" calcext:value-type="string">
            <text:p>mNeck</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neck avatar_mNeck</text:p>
          </table:table-cell>
          <table:table-cell table:style-name="ce84" office:value-type="boolean" office:boolean-value="true" calcext:value-type="boolean">
            <text:p>TRUE</text:p>
          </table:table-cell>
          <table:table-cell table:style-name="ce155" table:formula="of:=+[.G$14]+[.AA19]" office:value-type="float" office:value="0" calcext:value-type="float">
            <text:p>0.000</text:p>
          </table:table-cell>
          <table:table-cell table:style-name="ce155" table:formula="of:=+[.H$14]-[.Z19]" office:value-type="float" office:value="0.025" calcext:value-type="float">
            <text:p>0.025</text:p>
          </table:table-cell>
          <table:table-cell table:style-name="ce155" table:formula="of:=+[.I14]+[.AB19]" office:value-type="float" office:value="1.607" calcext:value-type="float">
            <text:p>1.607</text:p>
          </table:table-cell>
          <table:table-cell table:style-name="ce155" table:formula="of:=+[.G19]+[.T19]" office:value-type="float" office:value="0" calcext:value-type="float">
            <text:p>0.000</text:p>
          </table:table-cell>
          <table:table-cell table:style-name="ce155" table:formula="of:=+[.H19]-[.S19]" office:value-type="float" office:value="0.025" calcext:value-type="float">
            <text:p>0.025</text:p>
          </table:table-cell>
          <table:table-cell table:style-name="ce155" table:formula="of:=+[.I19]+[.U19]" office:value-type="float" office:value="1.684" calcext:value-type="float">
            <text:p>1.684</text:p>
          </table:table-cell>
          <table:table-cell table:style-name="ce94" table:formula="of:=+[.M$14]+[.X19]" office:value-type="float" office:value="0" calcext:value-type="float">
            <text:p>0.000000</text:p>
          </table:table-cell>
          <table:table-cell table:style-name="ce94" table:formula="of:=+[.N$14]-[.W19]" office:value-type="float" office:value="0.024875" calcext:value-type="float">
            <text:p>0.024875</text:p>
          </table:table-cell>
          <table:table-cell table:style-name="ce94" table:formula="of:=+[.O$14]+[.Y19]" office:value-type="float" office:value="1.607073" calcext:value-type="float">
            <text:p>1.607073</text:p>
          </table:table-cell>
          <table:table-cell table:style-name="ce100" table:formula="of:=+[.M19]+[.T19]" office:value-type="float" office:value="0" calcext:value-type="float">
            <text:p>0.000000</text:p>
          </table:table-cell>
          <table:table-cell table:style-name="ce100" table:formula="of:=+[.N19]-[.S19]" office:value-type="float" office:value="0.024875" calcext:value-type="float">
            <text:p>0.024875</text:p>
          </table:table-cell>
          <table:table-cell table:style-name="ce100" table:formula="of:=+[.O19]+[.U19]" office:value-type="float" office:value="1.684073" calcext:value-type="float">
            <text:p>1.68407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7" calcext:value-type="float">
            <text:p>0.0770</text:p>
          </table:table-cell>
          <table:table-cell table:style-name="ce77" office:value-type="string" calcext:value-type="string">
            <text:p>Torso</text:p>
          </table:table-cell>
          <table:table-cell table:style-name="ce119" office:value-type="float" office:value="-0.009507" calcext:value-type="float">
            <text:p>-0.009507</text:p>
          </table:table-cell>
          <table:table-cell table:style-name="ce220" office:value-type="float" office:value="0" calcext:value-type="float">
            <text:p>0.000000</text:p>
          </table:table-cell>
          <table:table-cell table:style-name="ce224" office:value-type="float" office:value="0.251108" calcext:value-type="float">
            <text:p>0.251108</text:p>
          </table:table-cell>
          <table:table-cell table:style-name="ce119" office:value-type="float" office:value="-0.01" calcext:value-type="float">
            <text:p>-0.010000</text:p>
          </table:table-cell>
          <table:table-cell table:style-name="ce220" office:value-type="float" office:value="0" calcext:value-type="float">
            <text:p>0.000000</text:p>
          </table:table-cell>
          <table:table-cell table:style-name="ce224" office:value-type="float" office:value="0.251" calcext:value-type="float">
            <text:p>0.25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NECK</text:p>
          </table:table-cell>
          <table:table-cell table:style-name="ce78"/>
          <table:table-cell table:style-name="ce78" office:value-type="string" calcext:value-type="string">
            <text:p>mNeck</text:p>
          </table:table-cell>
          <table:table-cell table:style-name="ce78" office:value-type="string" calcext:value-type="string">
            <text:p>&lt;collision_volume</text:p>
          </table:table-cell>
          <table:table-cell table:style-name="ce82"/>
          <table:table-cell table:style-name="ce78"/>
          <table:table-cell table:style-name="ce156" table:formula="of:=+[.G$19]+[.AA20]" office:value-type="float" office:value="0" calcext:value-type="float">
            <text:p>0.000</text:p>
          </table:table-cell>
          <table:table-cell table:style-name="ce156" table:formula="of:=+[.H$19]-[.Z20]" office:value-type="float" office:value="0.025" calcext:value-type="float">
            <text:p>0.025</text:p>
          </table:table-cell>
          <table:table-cell table:style-name="ce156" table:formula="of:=+[.I$19]+[.AB20]" office:value-type="float" office:value="1.627" calcext:value-type="float">
            <text:p>1.627</text:p>
          </table:table-cell>
          <table:table-cell table:style-name="ce156" table:formula="of:=+[.G20]+[.T20]" office:value-type="float" office:value="0" calcext:value-type="float">
            <text:p>0.000</text:p>
          </table:table-cell>
          <table:table-cell table:style-name="ce156" table:formula="of:=+[.H20]-[.S20]" office:value-type="float" office:value="0.025" calcext:value-type="float">
            <text:p>0.025</text:p>
          </table:table-cell>
          <table:table-cell table:style-name="ce156" table:formula="of:=+[.I20]+[.U20]" office:value-type="float" office:value="1.707" calcext:value-type="float">
            <text:p>1.707</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08" calcext:value-type="float">
            <text:p>0.08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6" calcext:value-type="float">
            <text:p>0.06</text:p>
          </table:table-cell>
          <table:table-cell table:style-name="ce242" office:value-type="float" office:value="0.08" calcext:value-type="float">
            <text:p>0.08</text:p>
          </table:table-cell>
          <table:table-cell table:style-name="ce78" office:value-type="string" calcext:value-type="string">
            <text:p>base</text:p>
          </table:table-cell>
          <table:table-cell table:style-name="ce396" table:formula="of:=+[.AD20]" office:value-type="float" office:value="0" calcext:value-type="float">
            <text:p>0.000</text:p>
          </table:table-cell>
          <table:table-cell table:style-name="ce402" table:formula="of:=[.AC20]" office:value-type="float" office:value="0" calcext:value-type="float">
            <text:p>0.000</text:p>
          </table:table-cell>
          <table:table-cell table:style-name="ce408" table:formula="of:=+[.AE20]" office:value-type="float" office:value="0" calcext:value-type="float">
            <text:p>0.000</text:p>
          </table:table-cell>
          <table:table-cell table:style-name="ce396" table:formula="of:=+[.AG20]" office:value-type="float" office:value="0.06" calcext:value-type="float">
            <text:p>0.060</text:p>
          </table:table-cell>
          <table:table-cell table:style-name="ce402" table:formula="of:=[.AF20]" office:value-type="float" office:value="0.05" calcext:value-type="float">
            <text:p>0.050</text:p>
          </table:table-cell>
          <table:table-cell table:style-name="ce408" table:formula="of:=+[.AH20]" office:value-type="float" office:value="0.08" calcext:value-type="float">
            <text:p>0.080</text:p>
          </table:table-cell>
          <table:table-cell table:number-columns-repeated="3" office:value-type="float" office:value="0" calcext:value-type="float">
            <text:p>0.000</text:p>
          </table:table-cell>
          <table:table-cell office:value-type="float" office:value="0.065" calcext:value-type="float">
            <text:p>0.065</text:p>
          </table:table-cell>
          <table:table-cell office:value-type="float" office:value="0.07" calcext:value-type="float">
            <text:p>0.070</text:p>
          </table:table-cell>
          <table:table-cell office:value-type="float" office:value="0.08" calcext:value-type="float">
            <text:p>0.080</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Head</text:p>
          </table:table-cell>
          <table:table-cell table:number-columns-repeated="2" table:style-name="ce77" office:value-type="string" calcext:value-type="string">
            <text:p>mNeck</text:p>
          </table:table-cell>
          <table:table-cell table:style-name="ce77" office:value-type="string" calcext:value-type="string">
            <text:p>&lt;bone</text:p>
          </table:table-cell>
          <table:table-cell table:style-name="ce309" office:value-type="string" calcext:value-type="string">
            <text:p>head avatar_mHead</text:p>
          </table:table-cell>
          <table:table-cell table:style-name="ce84" office:value-type="boolean" office:boolean-value="true" calcext:value-type="boolean">
            <text:p>TRUE</text:p>
          </table:table-cell>
          <table:table-cell table:style-name="ce155" table:formula="of:=+[.G19]+[.AA21]" office:value-type="float" office:value="0" calcext:value-type="float">
            <text:p>0.000</text:p>
          </table:table-cell>
          <table:table-cell table:style-name="ce155" table:formula="of:=+[.H19]-[.Z21]" office:value-type="float" office:value="0.025" calcext:value-type="float">
            <text:p>0.025</text:p>
          </table:table-cell>
          <table:table-cell table:style-name="ce155" table:formula="of:=+[.I19]+[.AB21]" office:value-type="float" office:value="1.683" calcext:value-type="float">
            <text:p>1.683</text:p>
          </table:table-cell>
          <table:table-cell table:style-name="ce155" table:formula="of:=+[.G21]+[.T21]" office:value-type="float" office:value="0" calcext:value-type="float">
            <text:p>0.000</text:p>
          </table:table-cell>
          <table:table-cell table:style-name="ce155" table:formula="of:=+[.H21]-[.S21]" office:value-type="float" office:value="0.025" calcext:value-type="float">
            <text:p>0.025</text:p>
          </table:table-cell>
          <table:table-cell table:style-name="ce155" table:formula="of:=+[.I21]+[.U21]" office:value-type="float" office:value="1.762" calcext:value-type="float">
            <text:p>1.762</text:p>
          </table:table-cell>
          <table:table-cell table:style-name="ce94" table:formula="of:=+[.M19]+[.X21]" office:value-type="float" office:value="0" calcext:value-type="float">
            <text:p>0.000000</text:p>
          </table:table-cell>
          <table:table-cell table:style-name="ce94" table:formula="of:=+[.N19]-[.W21]" office:value-type="float" office:value="0.024875" calcext:value-type="float">
            <text:p>0.024875</text:p>
          </table:table-cell>
          <table:table-cell table:style-name="ce94" table:formula="of:=+[.O19]+[.Y21]" office:value-type="float" office:value="1.682703" calcext:value-type="float">
            <text:p>1.682703</text:p>
          </table:table-cell>
          <table:table-cell table:style-name="ce100" table:formula="of:=+[.M21]+[.T21]" office:value-type="float" office:value="0" calcext:value-type="float">
            <text:p>0.000000</text:p>
          </table:table-cell>
          <table:table-cell table:style-name="ce100" table:formula="of:=+[.N21]-[.S21]" office:value-type="float" office:value="0.024875" calcext:value-type="float">
            <text:p>0.024875</text:p>
          </table:table-cell>
          <table:table-cell table:style-name="ce100" table:formula="of:=+[.O21]+[.U21]" office:value-type="float" office:value="1.761703" calcext:value-type="float">
            <text:p>1.76170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9" calcext:value-type="float">
            <text:p>0.079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563" calcext:value-type="float">
            <text:p>0.07563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6" calcext:value-type="float">
            <text:p>0.076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HEAD</text:p>
          </table:table-cell>
          <table:table-cell table:style-name="ce78"/>
          <table:table-cell table:style-name="ce78" office:value-type="string" calcext:value-type="string">
            <text:p>mHead</text:p>
          </table:table-cell>
          <table:table-cell table:style-name="ce78" office:value-type="string" calcext:value-type="string">
            <text:p>&lt;collision_volume</text:p>
          </table:table-cell>
          <table:table-cell table:style-name="ce82"/>
          <table:table-cell table:style-name="ce78"/>
          <table:table-cell table:style-name="ce156" table:formula="of:=+[.G$21]+[.AA22]" office:value-type="float" office:value="0" calcext:value-type="float">
            <text:p>0.000</text:p>
          </table:table-cell>
          <table:table-cell table:style-name="ce156" table:formula="of:=+[.H$21]-[.Z22]" office:value-type="float" office:value="0.005" calcext:value-type="float">
            <text:p>0.005</text:p>
          </table:table-cell>
          <table:table-cell table:style-name="ce156" table:formula="of:=+[.I$21]+[.AB22]" office:value-type="float" office:value="1.753" calcext:value-type="float">
            <text:p>1.753</text:p>
          </table:table-cell>
          <table:table-cell table:style-name="ce156" table:formula="of:=+[.G22]+[.T22]" office:value-type="float" office:value="0" calcext:value-type="float">
            <text:p>0.000</text:p>
          </table:table-cell>
          <table:table-cell table:style-name="ce156" table:formula="of:=+[.H22]-[.S22]" office:value-type="float" office:value="0.005" calcext:value-type="float">
            <text:p>0.005</text:p>
          </table:table-cell>
          <table:table-cell table:style-name="ce156" table:formula="of:=+[.I22]+[.U22]" office:value-type="float" office:value="1.853" calcext:value-type="float">
            <text:p>1.853</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1" calcext:value-type="float">
            <text:p>0.1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09" calcext:value-type="float">
            <text:p>0.09</text:p>
          </table:table-cell>
          <table:table-cell table:style-name="ce242" office:value-type="float" office:value="0.12" calcext:value-type="float">
            <text:p>0.12</text:p>
          </table:table-cell>
          <table:table-cell table:style-name="ce78" office:value-type="string" calcext:value-type="string">
            <text:p>base</text:p>
          </table:table-cell>
          <table:table-cell table:style-name="ce396" table:formula="of:=+[.AD22]" office:value-type="float" office:value="0" calcext:value-type="float">
            <text:p>0.000</text:p>
          </table:table-cell>
          <table:table-cell table:style-name="ce402" table:formula="of:=[.AC22]" office:value-type="float" office:value="0" calcext:value-type="float">
            <text:p>0.000</text:p>
          </table:table-cell>
          <table:table-cell table:style-name="ce408" table:formula="of:=+[.AE22]" office:value-type="float" office:value="0" calcext:value-type="float">
            <text:p>0.000</text:p>
          </table:table-cell>
          <table:table-cell table:style-name="ce396" table:formula="of:=+[.AG22]" office:value-type="float" office:value="0.09" calcext:value-type="float">
            <text:p>0.090</text:p>
          </table:table-cell>
          <table:table-cell table:style-name="ce402" table:formula="of:=[.AF22]" office:value-type="float" office:value="0.11" calcext:value-type="float">
            <text:p>0.110</text:p>
          </table:table-cell>
          <table:table-cell table:style-name="ce408" table:formula="of:=+[.AH22]" office:value-type="float" office:value="0.12" calcext:value-type="float">
            <text:p>0.120</text:p>
          </table:table-cell>
          <table:table-cell table:number-columns-repeated="3" office:value-type="float" office:value="0" calcext:value-type="float">
            <text:p>0.000</text:p>
          </table:table-cell>
          <table:table-cell office:value-type="float" office:value="0.11" calcext:value-type="float">
            <text:p>0.110</text:p>
          </table:table-cell>
          <table:table-cell office:value-type="float" office:value="0.09" calcext:value-type="float">
            <text:p>0.090</text:p>
          </table:table-cell>
          <table:table-cell office:value-type="float" office:value="0.13" calcext:value-type="float">
            <text:p>0.130</text:p>
          </table:table-cell>
          <table:table-cell table:style-name="ce127" table:number-columns-repeated="986"/>
          <table:table-cell table:style-name="ce105" table:number-columns-repeated="15330"/>
        </table:table-row>
        <table:table-row table:style-name="ro1">
          <table:table-cell table:style-name="ce79" office:value-type="string" calcext:value-type="string">
            <text:p>mSkull</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figureHair avatar_mSkull</text:p>
          </table:table-cell>
          <table:table-cell table:style-name="ce85" office:value-type="boolean" office:boolean-value="false" calcext:value-type="boolean">
            <text:p>FALSE</text:p>
          </table:table-cell>
          <table:table-cell table:style-name="ce157" table:number-columns-repeated="6"/>
          <table:table-cell table:style-name="ce211" table:formula="of:=+[.M$21]+[.X23]" office:value-type="float" office:value="0" calcext:value-type="float">
            <text:p>0.000000</text:p>
          </table:table-cell>
          <table:table-cell table:style-name="ce211" table:formula="of:=+[.N$21]-[.W23]" office:value-type="float" office:value="0.024875" calcext:value-type="float">
            <text:p>0.024875</text:p>
          </table:table-cell>
          <table:table-cell table:style-name="ce211" table:formula="of:=+[.O$21]+[.Y23]" office:value-type="float" office:value="1.761703" calcext:value-type="float">
            <text:p>1.761703</text:p>
          </table:table-cell>
          <table:table-cell table:style-name="ce95" table:formula="of:=+[.M23]+[.T23]" office:value-type="float" office:value="0" calcext:value-type="float">
            <text:p>0.000000</text:p>
          </table:table-cell>
          <table:table-cell table:style-name="ce95" table:formula="of:=+[.N23]-[.S23]" office:value-type="float" office:value="0.024875" calcext:value-type="float">
            <text:p>0.024875</text:p>
          </table:table-cell>
          <table:table-cell table:style-name="ce95" table:formula="of:=+[.O23]+[.U23]" office:value-type="float" office:value="1.794703" calcext:value-type="float">
            <text:p>1.794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xtra</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89" table:number-columns-repeated="15328"/>
        </table:table-row>
        <table:table-row table:style-name="ro1">
          <table:table-cell table:style-name="ce77" office:value-type="string" calcext:value-type="string">
            <text:p>mEyeRigh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9" office:value-type="string" calcext:value-type="string">
            <text:p>avatar_mEyeRight</text:p>
          </table:table-cell>
          <table:table-cell table:style-name="ce84" office:value-type="boolean" office:boolean-value="false" calcext:value-type="boolean">
            <text:p>FALSE</text:p>
          </table:table-cell>
          <table:table-cell table:style-name="ce155" table:formula="of:=+[.G21]+[.AA24]" office:value-type="float" office:value="-0.036" calcext:value-type="float">
            <text:p>-0.036</text:p>
          </table:table-cell>
          <table:table-cell table:style-name="ce155" table:formula="of:=+[.H21]-[.Z24]" office:value-type="float" office:value="-0.073" calcext:value-type="float">
            <text:p>-0.073</text:p>
          </table:table-cell>
          <table:table-cell table:style-name="ce155" table:formula="of:=+[.I21]+[.AB24]" office:value-type="float" office:value="1.762" calcext:value-type="float">
            <text:p>1.762</text:p>
          </table:table-cell>
          <table:table-cell table:style-name="ce155" table:formula="of:=+[.G24]+[.T24]" office:value-type="float" office:value="-0.036" calcext:value-type="float">
            <text:p>-0.036</text:p>
          </table:table-cell>
          <table:table-cell table:style-name="ce155" table:formula="of:=+[.H24]-[.S24]" office:value-type="float" office:value="-0.098" calcext:value-type="float">
            <text:p>-0.098</text:p>
          </table:table-cell>
          <table:table-cell table:style-name="ce155" table:formula="of:=+[.I24]+[.U24]" office:value-type="float" office:value="1.762" calcext:value-type="float">
            <text:p>1.762</text:p>
          </table:table-cell>
          <table:table-cell table:style-name="ce94" table:formula="of:=+[.M$21]+[.X24]" office:value-type="float" office:value="-0.036" calcext:value-type="float">
            <text:p>-0.036000</text:p>
          </table:table-cell>
          <table:table-cell table:style-name="ce250" table:formula="of:=+[.N$21]-[.W24]" office:value-type="float" office:value="-0.073591" calcext:value-type="float">
            <text:p>-0.073591</text:p>
          </table:table-cell>
          <table:table-cell table:style-name="ce94" table:formula="of:=+[.O$21]+[.Y24]" office:value-type="float" office:value="1.761703" calcext:value-type="float">
            <text:p>1.761703</text:p>
          </table:table-cell>
          <table:table-cell table:style-name="ce100" table:formula="of:=+[.M24]+[.T24]" office:value-type="float" office:value="-0.036" calcext:value-type="float">
            <text:p>-0.036000</text:p>
          </table:table-cell>
          <table:table-cell table:style-name="ce314" table:formula="of:=+[.N24]-[.S24]" office:value-type="float" office:value="-0.098591" calcext:value-type="float">
            <text:p>-0.098591</text:p>
          </table:table-cell>
          <table:table-cell table:style-name="ce100" table:formula="of:=+[.O24]+[.U24]"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6" calcext:value-type="float">
            <text:p>0.098466</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7" office:value-type="string" calcext:value-type="string">
            <text:p>mEyeLef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9" office:value-type="string" calcext:value-type="string">
            <text:p>avatar_mEyeLeft</text:p>
          </table:table-cell>
          <table:table-cell table:style-name="ce84" office:value-type="boolean" office:boolean-value="false" calcext:value-type="boolean">
            <text:p>FALSE</text:p>
          </table:table-cell>
          <table:table-cell table:style-name="ce155" table:formula="of:=+[.G21]+[.AA25]" office:value-type="float" office:value="0.036" calcext:value-type="float">
            <text:p>0.036</text:p>
          </table:table-cell>
          <table:table-cell table:style-name="ce155" table:formula="of:=+[.H21]-[.Z25]" office:value-type="float" office:value="-0.073" calcext:value-type="float">
            <text:p>-0.073</text:p>
          </table:table-cell>
          <table:table-cell table:style-name="ce155" table:formula="of:=+[.I21]+[.AB25]" office:value-type="float" office:value="1.762" calcext:value-type="float">
            <text:p>1.762</text:p>
          </table:table-cell>
          <table:table-cell table:style-name="ce155" table:formula="of:=+[.G25]+[.T25]" office:value-type="float" office:value="0.036" calcext:value-type="float">
            <text:p>0.036</text:p>
          </table:table-cell>
          <table:table-cell table:style-name="ce155" table:formula="of:=+[.H25]-[.S25]" office:value-type="float" office:value="-0.098" calcext:value-type="float">
            <text:p>-0.098</text:p>
          </table:table-cell>
          <table:table-cell table:style-name="ce155" table:formula="of:=+[.I25]+[.U25]" office:value-type="float" office:value="1.762" calcext:value-type="float">
            <text:p>1.762</text:p>
          </table:table-cell>
          <table:table-cell table:style-name="ce94" table:formula="of:=+[.M$21]+[.X25]" office:value-type="float" office:value="0.036" calcext:value-type="float">
            <text:p>0.036000</text:p>
          </table:table-cell>
          <table:table-cell table:style-name="ce250" table:formula="of:=+[.N$21]-[.W25]" office:value-type="float" office:value="-0.073586" calcext:value-type="float">
            <text:p>-0.073586</text:p>
          </table:table-cell>
          <table:table-cell table:style-name="ce94" table:formula="of:=+[.O$21]+[.Y25]" office:value-type="float" office:value="1.761703" calcext:value-type="float">
            <text:p>1.761703</text:p>
          </table:table-cell>
          <table:table-cell table:style-name="ce100" table:formula="of:=+[.M25]+[.T25]" office:value-type="float" office:value="0.036" calcext:value-type="float">
            <text:p>0.036000</text:p>
          </table:table-cell>
          <table:table-cell table:style-name="ce314" table:formula="of:=+[.N25]-[.S25]" office:value-type="float" office:value="-0.098586" calcext:value-type="float">
            <text:p>-0.098586</text:p>
          </table:table-cell>
          <table:table-cell table:style-name="ce100" table:formula="of:=+[.O25]+[.U25]"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1" calcext:value-type="float">
            <text:p>0.098461</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9" office:value-type="string" calcext:value-type="string">
            <text:p>mFaceRoot</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avatar_mFaceRoot</text:p>
          </table:table-cell>
          <table:table-cell table:style-name="ce85" office:value-type="boolean" office:boolean-value="false" calcext:value-type="boolean">
            <text:p>FALSE</text:p>
          </table:table-cell>
          <table:table-cell table:style-name="ce157" table:number-columns-repeated="6"/>
          <table:table-cell table:style-name="ce211" table:formula="of:=+[.M$21]+[.X26]" office:value-type="float" office:value="0" calcext:value-type="float">
            <text:p>0.000000</text:p>
          </table:table-cell>
          <table:table-cell table:style-name="ce211" table:formula="of:=+[.N$21]-[.W26]" office:value-type="float" office:value="-0.000125" calcext:value-type="float">
            <text:p>-0.000125</text:p>
          </table:table-cell>
          <table:table-cell table:style-name="ce211" table:formula="of:=+[.O$21]+[.Y26]" office:value-type="float" office:value="1.727703" calcext:value-type="float">
            <text:p>1.727703</text:p>
          </table:table-cell>
          <table:table-cell table:style-name="ce95" table:formula="of:=+[.M26]+[.T26]" office:value-type="float" office:value="0" calcext:value-type="float">
            <text:p>0.000000</text:p>
          </table:table-cell>
          <table:table-cell table:style-name="ce95" table:formula="of:=+[.N26]-[.S26]" office:value-type="float" office:value="-0.020125" calcext:value-type="float">
            <text:p>-0.020125</text:p>
          </table:table-cell>
          <table:table-cell table:style-name="ce95" table:formula="of:=+[.O26]+[.U26]" office:value-type="float" office:value="1.727703" calcext:value-type="float">
            <text:p>1.727703</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Alt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Right</text:p>
          </table:table-cell>
          <table:table-cell table:style-name="ce85" office:value-type="boolean" office:boolean-value="false" calcext:value-type="boolean">
            <text:p>FALSE</text:p>
          </table:table-cell>
          <table:table-cell table:style-name="ce157" table:number-columns-repeated="6"/>
          <table:table-cell table:style-name="ce211" table:formula="of:=+[.M$26]+[.X27]" office:value-type="float" office:value="-0.036" calcext:value-type="float">
            <text:p>-0.036000</text:p>
          </table:table-cell>
          <table:table-cell table:style-name="ce253" table:formula="of:=+[.N$26]-[.W27]" office:value-type="float" office:value="-0.073591" calcext:value-type="float">
            <text:p>-0.073591</text:p>
          </table:table-cell>
          <table:table-cell table:style-name="ce211" table:formula="of:=+[.O$26]+[.Y27]" office:value-type="float" office:value="1.761633" calcext:value-type="float">
            <text:p>1.761633</text:p>
          </table:table-cell>
          <table:table-cell table:style-name="ce95" table:formula="of:=+[.M27]+[.T27]" office:value-type="float" office:value="-0.036" calcext:value-type="float">
            <text:p>-0.036000</text:p>
          </table:table-cell>
          <table:table-cell table:style-name="ce251" table:formula="of:=+[.N27]-[.S27]" office:value-type="float" office:value="-0.098591" calcext:value-type="float">
            <text:p>-0.098591</text:p>
          </table:table-cell>
          <table:table-cell table:style-name="ce95" table:formula="of:=+[.O27]+[.U27]"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6" calcext:value-type="float">
            <text:p>0.073466</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Alt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Left</text:p>
          </table:table-cell>
          <table:table-cell table:style-name="ce85" office:value-type="boolean" office:boolean-value="false" calcext:value-type="boolean">
            <text:p>FALSE</text:p>
          </table:table-cell>
          <table:table-cell table:style-name="ce157" table:number-columns-repeated="6"/>
          <table:table-cell table:style-name="ce211" table:formula="of:=+[.M$26]+[.X28]" office:value-type="float" office:value="0.036" calcext:value-type="float">
            <text:p>0.036000</text:p>
          </table:table-cell>
          <table:table-cell table:style-name="ce253" table:formula="of:=+[.N$26]-[.W28]" office:value-type="float" office:value="-0.073586" calcext:value-type="float">
            <text:p>-0.073586</text:p>
          </table:table-cell>
          <table:table-cell table:style-name="ce211" table:formula="of:=+[.O$26]+[.Y28]" office:value-type="float" office:value="1.761633" calcext:value-type="float">
            <text:p>1.761633</text:p>
          </table:table-cell>
          <table:table-cell table:style-name="ce95" table:formula="of:=+[.M28]+[.T28]" office:value-type="float" office:value="0.036" calcext:value-type="float">
            <text:p>0.036000</text:p>
          </table:table-cell>
          <table:table-cell table:style-name="ce251" table:formula="of:=+[.N28]-[.S28]" office:value-type="float" office:value="-0.098586" calcext:value-type="float">
            <text:p>-0.098586</text:p>
          </table:table-cell>
          <table:table-cell table:style-name="ce95" table:formula="of:=+[.O28]+[.U28]"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1" calcext:value-type="float">
            <text:p>0.073461</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Forehead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Left</text:p>
          </table:table-cell>
          <table:table-cell table:style-name="ce85" office:value-type="boolean" office:boolean-value="false" calcext:value-type="boolean">
            <text:p>FALSE</text:p>
          </table:table-cell>
          <table:table-cell table:style-name="ce157" table:number-columns-repeated="6"/>
          <table:table-cell table:style-name="ce211" table:formula="of:=+[.M$26]+[.X29]" office:value-type="float" office:value="0.035" calcext:value-type="float">
            <text:p>0.035000</text:p>
          </table:table-cell>
          <table:table-cell table:style-name="ce211" table:formula="of:=+[.N$26]-[.W29]" office:value-type="float" office:value="-0.061125" calcext:value-type="float">
            <text:p>-0.061125</text:p>
          </table:table-cell>
          <table:table-cell table:style-name="ce211" table:formula="of:=+[.O$26]+[.Y29]" office:value-type="float" office:value="1.810703" calcext:value-type="float">
            <text:p>1.810703</text:p>
          </table:table-cell>
          <table:table-cell table:style-name="ce95" table:formula="of:=+[.M29]+[.T29]" office:value-type="float" office:value="0.039" calcext:value-type="float">
            <text:p>0.039000</text:p>
          </table:table-cell>
          <table:table-cell table:style-name="ce95" table:formula="of:=+[.N29]-[.S29]" office:value-type="float" office:value="-0.085125" calcext:value-type="float">
            <text:p>-0.085125</text:p>
          </table:table-cell>
          <table:table-cell table:style-name="ce95" table:formula="of:=+[.O29]+[.U29]"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Forehead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Right</text:p>
          </table:table-cell>
          <table:table-cell table:style-name="ce85" office:value-type="boolean" office:boolean-value="false" calcext:value-type="boolean">
            <text:p>FALSE</text:p>
          </table:table-cell>
          <table:table-cell table:style-name="ce157" table:number-columns-repeated="6"/>
          <table:table-cell table:style-name="ce211" table:formula="of:=+[.M$26]+[.X30]" office:value-type="float" office:value="-0.035" calcext:value-type="float">
            <text:p>-0.035000</text:p>
          </table:table-cell>
          <table:table-cell table:style-name="ce211" table:formula="of:=+[.N$26]-[.W30]" office:value-type="float" office:value="-0.061125" calcext:value-type="float">
            <text:p>-0.061125</text:p>
          </table:table-cell>
          <table:table-cell table:style-name="ce211" table:formula="of:=+[.O$26]+[.Y30]" office:value-type="float" office:value="1.810703" calcext:value-type="float">
            <text:p>1.810703</text:p>
          </table:table-cell>
          <table:table-cell table:style-name="ce95" table:formula="of:=+[.M30]+[.T30]" office:value-type="float" office:value="-0.039" calcext:value-type="float">
            <text:p>-0.039000</text:p>
          </table:table-cell>
          <table:table-cell table:style-name="ce95" table:formula="of:=+[.N30]-[.S30]" office:value-type="float" office:value="-0.085125" calcext:value-type="float">
            <text:p>-0.085125</text:p>
          </table:table-cell>
          <table:table-cell table:style-name="ce95" table:formula="of:=+[.O30]+[.U30]"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Ou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1]" office:value-type="float" office:value="0.051" calcext:value-type="float">
            <text:p>0.051000</text:p>
          </table:table-cell>
          <table:table-cell table:style-name="ce211" table:formula="of:=+[.N$26]-[.W31]" office:value-type="float" office:value="-0.064125" calcext:value-type="float">
            <text:p>-0.064125</text:p>
          </table:table-cell>
          <table:table-cell table:style-name="ce211" table:formula="of:=+[.O$26]+[.Y31]" office:value-type="float" office:value="1.775703" calcext:value-type="float">
            <text:p>1.775703</text:p>
          </table:table-cell>
          <table:table-cell table:style-name="ce95" table:formula="of:=+[.M31]+[.T31]" office:value-type="float" office:value="0.064" calcext:value-type="float">
            <text:p>0.064000</text:p>
          </table:table-cell>
          <table:table-cell table:style-name="ce95" table:formula="of:=+[.N31]-[.S31]" office:value-type="float" office:value="-0.087125" calcext:value-type="float">
            <text:p>-0.087125</text:p>
          </table:table-cell>
          <table:table-cell table:style-name="ce95" table:formula="of:=+[.O31]+[.U31]"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Cen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2]" office:value-type="float" office:value="0.043" calcext:value-type="float">
            <text:p>0.043000</text:p>
          </table:table-cell>
          <table:table-cell table:style-name="ce211" table:formula="of:=+[.N$26]-[.W32]" office:value-type="float" office:value="-0.070125" calcext:value-type="float">
            <text:p>-0.070125</text:p>
          </table:table-cell>
          <table:table-cell table:style-name="ce211" table:formula="of:=+[.O$26]+[.Y32]" office:value-type="float" office:value="1.783703" calcext:value-type="float">
            <text:p>1.783703</text:p>
          </table:table-cell>
          <table:table-cell table:style-name="ce95" table:formula="of:=+[.M32]+[.T32]" office:value-type="float" office:value="0.043" calcext:value-type="float">
            <text:p>0.043000</text:p>
          </table:table-cell>
          <table:table-cell table:style-name="ce95" table:formula="of:=+[.N32]-[.S32]" office:value-type="float" office:value="-0.097125" calcext:value-type="float">
            <text:p>-0.097125</text:p>
          </table:table-cell>
          <table:table-cell table:style-name="ce95" table:formula="of:=+[.O32]+[.U32]"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3]" office:value-type="float" office:value="0.022" calcext:value-type="float">
            <text:p>0.022000</text:p>
          </table:table-cell>
          <table:table-cell table:style-name="ce211" table:formula="of:=+[.N$26]-[.W33]" office:value-type="float" office:value="-0.075125" calcext:value-type="float">
            <text:p>-0.075125</text:p>
          </table:table-cell>
          <table:table-cell table:style-name="ce211" table:formula="of:=+[.O$26]+[.Y33]" office:value-type="float" office:value="1.778703" calcext:value-type="float">
            <text:p>1.778703</text:p>
          </table:table-cell>
          <table:table-cell table:style-name="ce95" table:formula="of:=+[.M33]+[.T33]" office:value-type="float" office:value="0.022" calcext:value-type="float">
            <text:p>0.022000</text:p>
          </table:table-cell>
          <table:table-cell table:style-name="ce95" table:formula="of:=+[.N33]-[.S33]" office:value-type="float" office:value="-0.101125" calcext:value-type="float">
            <text:p>-0.101125</text:p>
          </table:table-cell>
          <table:table-cell table:style-name="ce95" table:formula="of:=+[.O33]+[.U33]"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Ou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34]" office:value-type="float" office:value="-0.051" calcext:value-type="float">
            <text:p>-0.051000</text:p>
          </table:table-cell>
          <table:table-cell table:style-name="ce211" table:formula="of:=+[.N$26]-[.W34]" office:value-type="float" office:value="-0.064125" calcext:value-type="float">
            <text:p>-0.064125</text:p>
          </table:table-cell>
          <table:table-cell table:style-name="ce211" table:formula="of:=+[.O$26]+[.Y34]" office:value-type="float" office:value="1.775703" calcext:value-type="float">
            <text:p>1.775703</text:p>
          </table:table-cell>
          <table:table-cell table:style-name="ce95" table:formula="of:=+[.M34]+[.T34]" office:value-type="float" office:value="-0.064" calcext:value-type="float">
            <text:p>-0.064000</text:p>
          </table:table-cell>
          <table:table-cell table:style-name="ce95" table:formula="of:=+[.N34]-[.S34]" office:value-type="float" office:value="-0.087125" calcext:value-type="float">
            <text:p>-0.087125</text:p>
          </table:table-cell>
          <table:table-cell table:style-name="ce95" table:formula="of:=+[.O34]+[.U34]"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Cen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35]" office:value-type="float" office:value="-0.043" calcext:value-type="float">
            <text:p>-0.043000</text:p>
          </table:table-cell>
          <table:table-cell table:style-name="ce211" table:formula="of:=+[.N$26]-[.W35]" office:value-type="float" office:value="-0.070125" calcext:value-type="float">
            <text:p>-0.070125</text:p>
          </table:table-cell>
          <table:table-cell table:style-name="ce211" table:formula="of:=+[.O$26]+[.Y35]" office:value-type="float" office:value="1.783703" calcext:value-type="float">
            <text:p>1.783703</text:p>
          </table:table-cell>
          <table:table-cell table:style-name="ce95" table:formula="of:=+[.M35]+[.T35]" office:value-type="float" office:value="-0.043" calcext:value-type="float">
            <text:p>-0.043000</text:p>
          </table:table-cell>
          <table:table-cell table:style-name="ce95" table:formula="of:=+[.N35]-[.S35]" office:value-type="float" office:value="-0.097125" calcext:value-type="float">
            <text:p>-0.097125</text:p>
          </table:table-cell>
          <table:table-cell table:style-name="ce95" table:formula="of:=+[.O35]+[.U35]"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36]" office:value-type="float" office:value="-0.022" calcext:value-type="float">
            <text:p>-0.022000</text:p>
          </table:table-cell>
          <table:table-cell table:style-name="ce211" table:formula="of:=+[.N$26]-[.W36]" office:value-type="float" office:value="-0.075125" calcext:value-type="float">
            <text:p>-0.075125</text:p>
          </table:table-cell>
          <table:table-cell table:style-name="ce211" table:formula="of:=+[.O$26]+[.Y36]" office:value-type="float" office:value="1.778703" calcext:value-type="float">
            <text:p>1.778703</text:p>
          </table:table-cell>
          <table:table-cell table:style-name="ce95" table:formula="of:=+[.M36]+[.T36]" office:value-type="float" office:value="-0.022" calcext:value-type="float">
            <text:p>-0.022000</text:p>
          </table:table-cell>
          <table:table-cell table:style-name="ce95" table:formula="of:=+[.N36]-[.S36]" office:value-type="float" office:value="-0.101125" calcext:value-type="float">
            <text:p>-0.101125</text:p>
          </table:table-cell>
          <table:table-cell table:style-name="ce95" table:formula="of:=+[.O36]+[.U36]"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Lid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7]" office:value-type="float" office:value="0.036" calcext:value-type="float">
            <text:p>0.036000</text:p>
          </table:table-cell>
          <table:table-cell table:style-name="ce211" table:formula="of:=+[.N$26]-[.W37]" office:value-type="float" office:value="-0.073125" calcext:value-type="float">
            <text:p>-0.073125</text:p>
          </table:table-cell>
          <table:table-cell table:style-name="ce211" table:formula="of:=+[.O$26]+[.Y37]" office:value-type="float" office:value="1.761703" calcext:value-type="float">
            <text:p>1.761703</text:p>
          </table:table-cell>
          <table:table-cell table:style-name="ce95" table:formula="of:=+[.M37]+[.T37]" office:value-type="float" office:value="0.036" calcext:value-type="float">
            <text:p>0.036000</text:p>
          </table:table-cell>
          <table:table-cell table:style-name="ce95" table:formula="of:=+[.N37]-[.S37]" office:value-type="float" office:value="-0.100125" calcext:value-type="float">
            <text:p>-0.100125</text:p>
          </table:table-cell>
          <table:table-cell table:style-name="ce95" table:formula="of:=+[.O37]+[.U37]"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Lid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8]" office:value-type="float" office:value="0.036" calcext:value-type="float">
            <text:p>0.036000</text:p>
          </table:table-cell>
          <table:table-cell table:style-name="ce211" table:formula="of:=+[.N$26]-[.W38]" office:value-type="float" office:value="-0.073125" calcext:value-type="float">
            <text:p>-0.073125</text:p>
          </table:table-cell>
          <table:table-cell table:style-name="ce211" table:formula="of:=+[.O$26]+[.Y38]" office:value-type="float" office:value="1.761703" calcext:value-type="float">
            <text:p>1.761703</text:p>
          </table:table-cell>
          <table:table-cell table:style-name="ce95" table:formula="of:=+[.M38]+[.T38]" office:value-type="float" office:value="0.036" calcext:value-type="float">
            <text:p>0.036000</text:p>
          </table:table-cell>
          <table:table-cell table:style-name="ce95" table:formula="of:=+[.N38]-[.S38]" office:value-type="float" office:value="-0.097125" calcext:value-type="float">
            <text:p>-0.097125</text:p>
          </table:table-cell>
          <table:table-cell table:style-name="ce95" table:formula="of:=+[.O38]+[.U38]"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Lid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39]" office:value-type="float" office:value="-0.036" calcext:value-type="float">
            <text:p>-0.036000</text:p>
          </table:table-cell>
          <table:table-cell table:style-name="ce211" table:formula="of:=+[.N$26]-[.W39]" office:value-type="float" office:value="-0.073125" calcext:value-type="float">
            <text:p>-0.073125</text:p>
          </table:table-cell>
          <table:table-cell table:style-name="ce211" table:formula="of:=+[.O$26]+[.Y39]" office:value-type="float" office:value="1.761703" calcext:value-type="float">
            <text:p>1.761703</text:p>
          </table:table-cell>
          <table:table-cell table:style-name="ce95" table:formula="of:=+[.M39]+[.T39]" office:value-type="float" office:value="-0.036" calcext:value-type="float">
            <text:p>-0.036000</text:p>
          </table:table-cell>
          <table:table-cell table:style-name="ce95" table:formula="of:=+[.N39]-[.S39]" office:value-type="float" office:value="-0.100125" calcext:value-type="float">
            <text:p>-0.100125</text:p>
          </table:table-cell>
          <table:table-cell table:style-name="ce95" table:formula="of:=+[.O39]+[.U39]"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Lid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40]" office:value-type="float" office:value="-0.036" calcext:value-type="float">
            <text:p>-0.036000</text:p>
          </table:table-cell>
          <table:table-cell table:style-name="ce211" table:formula="of:=+[.N$26]-[.W40]" office:value-type="float" office:value="-0.073125" calcext:value-type="float">
            <text:p>-0.073125</text:p>
          </table:table-cell>
          <table:table-cell table:style-name="ce211" table:formula="of:=+[.O$26]+[.Y40]" office:value-type="float" office:value="1.761703" calcext:value-type="float">
            <text:p>1.761703</text:p>
          </table:table-cell>
          <table:table-cell table:style-name="ce95" table:formula="of:=+[.M40]+[.T40]" office:value-type="float" office:value="-0.036" calcext:value-type="float">
            <text:p>-0.036000</text:p>
          </table:table-cell>
          <table:table-cell table:style-name="ce95" table:formula="of:=+[.N40]-[.S40]" office:value-type="float" office:value="-0.097125" calcext:value-type="float">
            <text:p>-0.097125</text:p>
          </table:table-cell>
          <table:table-cell table:style-name="ce95" table:formula="of:=+[.O40]+[.U40]"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ar1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Left</text:p>
          </table:table-cell>
          <table:table-cell table:style-name="ce85" office:value-type="boolean" office:boolean-value="false" calcext:value-type="boolean">
            <text:p>FALSE</text:p>
          </table:table-cell>
          <table:table-cell table:style-name="ce157" table:number-columns-repeated="6"/>
          <table:table-cell table:style-name="ce211" table:formula="of:=+[.M$26]+[.X41]" office:value-type="float" office:value="0.08" calcext:value-type="float">
            <text:p>0.080000</text:p>
          </table:table-cell>
          <table:table-cell table:style-name="ce211" table:formula="of:=+[.N$26]-[.W41]" office:value-type="float" office:value="-0.000125" calcext:value-type="float">
            <text:p>-0.000125</text:p>
          </table:table-cell>
          <table:table-cell table:style-name="ce211" table:formula="of:=+[.O$26]+[.Y41]" office:value-type="float" office:value="1.729703" calcext:value-type="float">
            <text:p>1.729703</text:p>
          </table:table-cell>
          <table:table-cell table:style-name="ce95" table:formula="of:=+[.M41]+[.T41]" office:value-type="float" office:value="0.098" calcext:value-type="float">
            <text:p>0.098000</text:p>
          </table:table-cell>
          <table:table-cell table:style-name="ce95" table:formula="of:=+[.N41]-[.S41]" office:value-type="float" office:value="0.018875" calcext:value-type="float">
            <text:p>0.018875</text:p>
          </table:table-cell>
          <table:table-cell table:style-name="ce95" table:formula="of:=+[.O41]+[.U41]"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ar2Left</text:p>
          </table:table-cell>
          <table:table-cell table:style-name="ce79"/>
          <table:table-cell table:style-name="ce79" office:value-type="string" calcext:value-type="string">
            <text:p>mFaceEar1Left</text:p>
          </table:table-cell>
          <table:table-cell table:style-name="ce79" office:value-type="string" calcext:value-type="string">
            <text:p>&lt;bone</text:p>
          </table:table-cell>
          <table:table-cell table:style-name="ce83" office:value-type="string" calcext:value-type="string">
            <text:p>avatar_mFaceEar2Left</text:p>
          </table:table-cell>
          <table:table-cell table:style-name="ce85" office:value-type="boolean" office:boolean-value="true" calcext:value-type="boolean">
            <text:p>TRUE</text:p>
          </table:table-cell>
          <table:table-cell table:style-name="ce157" table:number-columns-repeated="6"/>
          <table:table-cell table:style-name="ce211" table:formula="of:=+[.M41]+[.X42]" office:value-type="float" office:value="0.098" calcext:value-type="float">
            <text:p>0.098000</text:p>
          </table:table-cell>
          <table:table-cell table:style-name="ce211" table:formula="of:=+[.N41]-[.W42]" office:value-type="float" office:value="0.018875" calcext:value-type="float">
            <text:p>0.018875</text:p>
          </table:table-cell>
          <table:table-cell table:style-name="ce211" table:formula="of:=+[.O41]+[.Y42]" office:value-type="float" office:value="1.754703" calcext:value-type="float">
            <text:p>1.754703</text:p>
          </table:table-cell>
          <table:table-cell table:style-name="ce95" table:formula="of:=+[.M42]+[.T42]" office:value-type="float" office:value="0.098" calcext:value-type="float">
            <text:p>0.098000</text:p>
          </table:table-cell>
          <table:table-cell table:style-name="ce95" table:formula="of:=+[.N42]-[.S42]" office:value-type="float" office:value="0.018875" calcext:value-type="float">
            <text:p>0.018875</text:p>
          </table:table-cell>
          <table:table-cell table:style-name="ce95" table:formula="of:=+[.O42]+[.U42]"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ar1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Right</text:p>
          </table:table-cell>
          <table:table-cell table:style-name="ce85" office:value-type="boolean" office:boolean-value="false" calcext:value-type="boolean">
            <text:p>FALSE</text:p>
          </table:table-cell>
          <table:table-cell table:style-name="ce157" table:number-columns-repeated="6"/>
          <table:table-cell table:style-name="ce211" table:formula="of:=+[.M$26]+[.X43]" office:value-type="float" office:value="-0.08" calcext:value-type="float">
            <text:p>-0.080000</text:p>
          </table:table-cell>
          <table:table-cell table:style-name="ce211" table:formula="of:=+[.N$26]-[.W43]" office:value-type="float" office:value="-0.000125" calcext:value-type="float">
            <text:p>-0.000125</text:p>
          </table:table-cell>
          <table:table-cell table:style-name="ce211" table:formula="of:=+[.O$26]+[.Y43]" office:value-type="float" office:value="1.729703" calcext:value-type="float">
            <text:p>1.729703</text:p>
          </table:table-cell>
          <table:table-cell table:style-name="ce95" table:formula="of:=+[.M43]+[.T43]" office:value-type="float" office:value="-0.098" calcext:value-type="float">
            <text:p>-0.098000</text:p>
          </table:table-cell>
          <table:table-cell table:style-name="ce95" table:formula="of:=+[.N43]-[.S43]" office:value-type="float" office:value="0.018875" calcext:value-type="float">
            <text:p>0.018875</text:p>
          </table:table-cell>
          <table:table-cell table:style-name="ce95" table:formula="of:=+[.O43]+[.U43]"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ar2Right</text:p>
          </table:table-cell>
          <table:table-cell table:style-name="ce79"/>
          <table:table-cell table:style-name="ce79" office:value-type="string" calcext:value-type="string">
            <text:p>mFaceEar1Right</text:p>
          </table:table-cell>
          <table:table-cell table:style-name="ce79" office:value-type="string" calcext:value-type="string">
            <text:p>&lt;bone</text:p>
          </table:table-cell>
          <table:table-cell table:style-name="ce83" office:value-type="string" calcext:value-type="string">
            <text:p>avatar_mFaceEar2Right</text:p>
          </table:table-cell>
          <table:table-cell table:style-name="ce85" office:value-type="boolean" office:boolean-value="true" calcext:value-type="boolean">
            <text:p>TRUE</text:p>
          </table:table-cell>
          <table:table-cell table:style-name="ce157" table:number-columns-repeated="6"/>
          <table:table-cell table:style-name="ce211" table:formula="of:=+[.M43]+[.X44]" office:value-type="float" office:value="-0.098" calcext:value-type="float">
            <text:p>-0.098000</text:p>
          </table:table-cell>
          <table:table-cell table:style-name="ce211" table:formula="of:=+[.N43]-[.W44]" office:value-type="float" office:value="0.018875" calcext:value-type="float">
            <text:p>0.018875</text:p>
          </table:table-cell>
          <table:table-cell table:style-name="ce211" table:formula="of:=+[.O43]+[.Y44]" office:value-type="float" office:value="1.754703" calcext:value-type="float">
            <text:p>1.754703</text:p>
          </table:table-cell>
          <table:table-cell table:style-name="ce95" table:formula="of:=+[.M44]+[.T44]" office:value-type="float" office:value="-0.098" calcext:value-type="float">
            <text:p>-0.098000</text:p>
          </table:table-cell>
          <table:table-cell table:style-name="ce95" table:formula="of:=+[.N44]-[.S44]" office:value-type="float" office:value="0.018875" calcext:value-type="float">
            <text:p>0.018875</text:p>
          </table:table-cell>
          <table:table-cell table:style-name="ce95" table:formula="of:=+[.O44]+[.U44]"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Left</text:p>
          </table:table-cell>
          <table:table-cell table:style-name="ce85" office:value-type="boolean" office:boolean-value="false" calcext:value-type="boolean">
            <text:p>FALSE</text:p>
          </table:table-cell>
          <table:table-cell table:style-name="ce157" table:number-columns-repeated="6"/>
          <table:table-cell table:style-name="ce211" table:formula="of:=+[.M$26]+[.X45]" office:value-type="float" office:value="0.015" calcext:value-type="float">
            <text:p>0.015000</text:p>
          </table:table-cell>
          <table:table-cell table:style-name="ce211" table:formula="of:=+[.N$26]-[.W45]" office:value-type="float" office:value="-0.086125" calcext:value-type="float">
            <text:p>-0.086125</text:p>
          </table:table-cell>
          <table:table-cell table:style-name="ce211" table:formula="of:=+[.O$26]+[.Y45]" office:value-type="float" office:value="1.723703" calcext:value-type="float">
            <text:p>1.723703</text:p>
          </table:table-cell>
          <table:table-cell table:style-name="ce95" table:formula="of:=+[.M45]+[.T45]" office:value-type="float" office:value="0.019" calcext:value-type="float">
            <text:p>0.019000</text:p>
          </table:table-cell>
          <table:table-cell table:style-name="ce95" table:formula="of:=+[.N45]-[.S45]" office:value-type="float" office:value="-0.101125" calcext:value-type="float">
            <text:p>-0.101125</text:p>
          </table:table-cell>
          <table:table-cell table:style-name="ce95" table:formula="of:=+[.O45]+[.U45]"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Center</text:p>
          </table:table-cell>
          <table:table-cell table:style-name="ce85" office:value-type="boolean" office:boolean-value="false" calcext:value-type="boolean">
            <text:p>FALSE</text:p>
          </table:table-cell>
          <table:table-cell table:style-name="ce157" table:number-columns-repeated="6"/>
          <table:table-cell table:style-name="ce211" table:formula="of:=+[.M$26]+[.X46]" office:value-type="float" office:value="0" calcext:value-type="float">
            <text:p>0.000000</text:p>
          </table:table-cell>
          <table:table-cell table:style-name="ce211" table:formula="of:=+[.N$26]-[.W46]" office:value-type="float" office:value="-0.102125" calcext:value-type="float">
            <text:p>-0.102125</text:p>
          </table:table-cell>
          <table:table-cell table:style-name="ce211" table:formula="of:=+[.O$26]+[.Y46]" office:value-type="float" office:value="1.727703" calcext:value-type="float">
            <text:p>1.727703</text:p>
          </table:table-cell>
          <table:table-cell table:style-name="ce95" table:formula="of:=+[.M46]+[.T46]" office:value-type="float" office:value="0" calcext:value-type="float">
            <text:p>0.000000</text:p>
          </table:table-cell>
          <table:table-cell table:style-name="ce95" table:formula="of:=+[.N46]-[.S46]" office:value-type="float" office:value="-0.127125" calcext:value-type="float">
            <text:p>-0.127125</text:p>
          </table:table-cell>
          <table:table-cell table:style-name="ce95" table:formula="of:=+[.O46]+[.U46]" office:value-type="float" office:value="1.727703" calcext:value-type="float">
            <text:p>1.72770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Right</text:p>
          </table:table-cell>
          <table:table-cell table:style-name="ce85" office:value-type="boolean" office:boolean-value="false" calcext:value-type="boolean">
            <text:p>FALSE</text:p>
          </table:table-cell>
          <table:table-cell table:style-name="ce157" table:number-columns-repeated="6"/>
          <table:table-cell table:style-name="ce211" table:formula="of:=+[.M$26]+[.X47]" office:value-type="float" office:value="-0.015" calcext:value-type="float">
            <text:p>-0.015000</text:p>
          </table:table-cell>
          <table:table-cell table:style-name="ce211" table:formula="of:=+[.N$26]-[.W47]" office:value-type="float" office:value="-0.086125" calcext:value-type="float">
            <text:p>-0.086125</text:p>
          </table:table-cell>
          <table:table-cell table:style-name="ce211" table:formula="of:=+[.O$26]+[.Y47]" office:value-type="float" office:value="1.723703" calcext:value-type="float">
            <text:p>1.723703</text:p>
          </table:table-cell>
          <table:table-cell table:style-name="ce95" table:formula="of:=+[.M47]+[.T47]" office:value-type="float" office:value="-0.019" calcext:value-type="float">
            <text:p>-0.019000</text:p>
          </table:table-cell>
          <table:table-cell table:style-name="ce95" table:formula="of:=+[.N47]-[.S47]" office:value-type="float" office:value="-0.101125" calcext:value-type="float">
            <text:p>-0.101125</text:p>
          </table:table-cell>
          <table:table-cell table:style-name="ce95" table:formula="of:=+[.O47]+[.U47]"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eek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Left</text:p>
          </table:table-cell>
          <table:table-cell table:style-name="ce85" office:value-type="boolean" office:boolean-value="false" calcext:value-type="boolean">
            <text:p>FALSE</text:p>
          </table:table-cell>
          <table:table-cell table:style-name="ce157" table:number-columns-repeated="6"/>
          <table:table-cell table:style-name="ce211" table:formula="of:=+[.M$26]+[.X48]" office:value-type="float" office:value="0.034" calcext:value-type="float">
            <text:p>0.034000</text:p>
          </table:table-cell>
          <table:table-cell table:style-name="ce211" table:formula="of:=+[.N$26]-[.W48]" office:value-type="float" office:value="-0.050125" calcext:value-type="float">
            <text:p>-0.050125</text:p>
          </table:table-cell>
          <table:table-cell table:style-name="ce211" table:formula="of:=+[.O$26]+[.Y48]" office:value-type="float" office:value="1.696703" calcext:value-type="float">
            <text:p>1.696703</text:p>
          </table:table-cell>
          <table:table-cell table:style-name="ce95" table:formula="of:=+[.M48]+[.T48]" office:value-type="float" office:value="0.064" calcext:value-type="float">
            <text:p>0.064000</text:p>
          </table:table-cell>
          <table:table-cell table:style-name="ce95" table:formula="of:=+[.N48]-[.S48]" office:value-type="float" office:value="-0.063125" calcext:value-type="float">
            <text:p>-0.063125</text:p>
          </table:table-cell>
          <table:table-cell table:style-name="ce95" table:formula="of:=+[.O48]+[.U48]"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eek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Left</text:p>
          </table:table-cell>
          <table:table-cell table:style-name="ce85" office:value-type="boolean" office:boolean-value="false" calcext:value-type="boolean">
            <text:p>FALSE</text:p>
          </table:table-cell>
          <table:table-cell table:style-name="ce157" table:number-columns-repeated="6"/>
          <table:table-cell table:style-name="ce211" table:formula="of:=+[.M$26]+[.X49]" office:value-type="float" office:value="0.034" calcext:value-type="float">
            <text:p>0.034000</text:p>
          </table:table-cell>
          <table:table-cell table:style-name="ce211" table:formula="of:=+[.N$26]-[.W49]" office:value-type="float" office:value="-0.070125" calcext:value-type="float">
            <text:p>-0.070125</text:p>
          </table:table-cell>
          <table:table-cell table:style-name="ce211" table:formula="of:=+[.O$26]+[.Y49]" office:value-type="float" office:value="1.722703" calcext:value-type="float">
            <text:p>1.722703</text:p>
          </table:table-cell>
          <table:table-cell table:style-name="ce95" table:formula="of:=+[.M49]+[.T49]" office:value-type="float" office:value="0.049" calcext:value-type="float">
            <text:p>0.049000</text:p>
          </table:table-cell>
          <table:table-cell table:style-name="ce95" table:formula="of:=+[.N49]-[.S49]" office:value-type="float" office:value="-0.092125" calcext:value-type="float">
            <text:p>-0.092125</text:p>
          </table:table-cell>
          <table:table-cell table:style-name="ce95" table:formula="of:=+[.O49]+[.U49]"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eek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50]" office:value-type="float" office:value="-0.034" calcext:value-type="float">
            <text:p>-0.034000</text:p>
          </table:table-cell>
          <table:table-cell table:style-name="ce211" table:formula="of:=+[.N$26]-[.W50]" office:value-type="float" office:value="-0.050125" calcext:value-type="float">
            <text:p>-0.050125</text:p>
          </table:table-cell>
          <table:table-cell table:style-name="ce211" table:formula="of:=+[.O$26]+[.Y50]" office:value-type="float" office:value="1.696703" calcext:value-type="float">
            <text:p>1.696703</text:p>
          </table:table-cell>
          <table:table-cell table:style-name="ce95" table:formula="of:=+[.M50]+[.T50]" office:value-type="float" office:value="-0.064" calcext:value-type="float">
            <text:p>-0.064000</text:p>
          </table:table-cell>
          <table:table-cell table:style-name="ce95" table:formula="of:=+[.N50]-[.S50]" office:value-type="float" office:value="-0.063125" calcext:value-type="float">
            <text:p>-0.063125</text:p>
          </table:table-cell>
          <table:table-cell table:style-name="ce95" table:formula="of:=+[.O50]+[.U50]"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eek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51]" office:value-type="float" office:value="-0.034" calcext:value-type="float">
            <text:p>-0.034000</text:p>
          </table:table-cell>
          <table:table-cell table:style-name="ce211" table:formula="of:=+[.N$26]-[.W51]" office:value-type="float" office:value="-0.070125" calcext:value-type="float">
            <text:p>-0.070125</text:p>
          </table:table-cell>
          <table:table-cell table:style-name="ce211" table:formula="of:=+[.O$26]+[.Y51]" office:value-type="float" office:value="1.722703" calcext:value-type="float">
            <text:p>1.722703</text:p>
          </table:table-cell>
          <table:table-cell table:style-name="ce95" table:formula="of:=+[.M51]+[.T51]" office:value-type="float" office:value="-0.049" calcext:value-type="float">
            <text:p>-0.049000</text:p>
          </table:table-cell>
          <table:table-cell table:style-name="ce95" table:formula="of:=+[.N51]-[.S51]" office:value-type="float" office:value="-0.092125" calcext:value-type="float">
            <text:p>-0.092125</text:p>
          </table:table-cell>
          <table:table-cell table:style-name="ce95" table:formula="of:=+[.O51]+[.U51]"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Jaw</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text:p>
          </table:table-cell>
          <table:table-cell table:style-name="ce85" office:value-type="boolean" office:boolean-value="false" calcext:value-type="boolean">
            <text:p>FALSE</text:p>
          </table:table-cell>
          <table:table-cell table:style-name="ce157" table:number-columns-repeated="6"/>
          <table:table-cell table:style-name="ce211" table:formula="of:=+[.M$26]+[.X52]" office:value-type="float" office:value="0" calcext:value-type="float">
            <text:p>0.000000</text:p>
          </table:table-cell>
          <table:table-cell table:style-name="ce211" table:formula="of:=+[.N$26]-[.W52]" office:value-type="float" office:value="0.000875" calcext:value-type="float">
            <text:p>0.000875</text:p>
          </table:table-cell>
          <table:table-cell table:style-name="ce211" table:formula="of:=+[.O$26]+[.Y52]" office:value-type="float" office:value="1.712703" calcext:value-type="float">
            <text:p>1.712703</text:p>
          </table:table-cell>
          <table:table-cell table:style-name="ce95" table:formula="of:=+[.M52]+[.T52]" office:value-type="float" office:value="0" calcext:value-type="float">
            <text:p>0.000000</text:p>
          </table:table-cell>
          <table:table-cell table:style-name="ce95" table:formula="of:=+[.N52]-[.S52]" office:value-type="float" office:value="-0.058125" calcext:value-type="float">
            <text:p>-0.058125</text:p>
          </table:table-cell>
          <table:table-cell table:style-name="ce95" table:formula="of:=+[.O52]+[.U52]" office:value-type="float" office:value="1.673703" calcext:value-type="float">
            <text:p>1.673703</text:p>
          </table:table-cell>
          <table:table-cell table:style-name="ce104" office:value-type="float" office:value="0.059" calcext:value-type="float">
            <text:p>0.0590</text:p>
          </table:table-cell>
          <table:table-cell table:style-name="ce109" office:value-type="float" office:value="0" calcext:value-type="float">
            <text:p>0.0000</text:p>
          </table:table-cell>
          <table:table-cell table:style-name="ce115" office:value-type="float" office:value="-0.039" calcext:value-type="float">
            <text:p>-0.0390</text:p>
          </table:table-cell>
          <table:table-cell table:style-name="ce79" office:value-type="string" calcext:value-type="string">
            <text:p>Mouth</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in</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Chin</text:p>
          </table:table-cell>
          <table:table-cell table:style-name="ce85" office:value-type="boolean" office:boolean-value="false" calcext:value-type="boolean">
            <text:p>FALSE</text:p>
          </table:table-cell>
          <table:table-cell table:style-name="ce157" table:number-columns-repeated="6"/>
          <table:table-cell table:style-name="ce211" table:formula="of:=+[.M$52]+[.X53]" office:value-type="float" office:value="0" calcext:value-type="float">
            <text:p>0.000000</text:p>
          </table:table-cell>
          <table:table-cell table:style-name="ce211" table:formula="of:=+[.N$52]-[.W53]" office:value-type="float" office:value="-0.073125" calcext:value-type="float">
            <text:p>-0.073125</text:p>
          </table:table-cell>
          <table:table-cell table:style-name="ce211" table:formula="of:=+[.O$52]+[.Y53]" office:value-type="float" office:value="1.658703" calcext:value-type="float">
            <text:p>1.658703</text:p>
          </table:table-cell>
          <table:table-cell table:style-name="ce95" table:formula="of:=+[.M53]+[.T53]" office:value-type="float" office:value="0" calcext:value-type="float">
            <text:p>0.000000</text:p>
          </table:table-cell>
          <table:table-cell table:style-name="ce95" table:formula="of:=+[.N53]-[.S53]" office:value-type="float" office:value="-0.094125" calcext:value-type="float">
            <text:p>-0.094125</text:p>
          </table:table-cell>
          <table:table-cell table:style-name="ce95" table:formula="of:=+[.O53]+[.U53]" office:value-type="float" office:value="1.640703" calcext:value-type="float">
            <text:p>1.640703</text:p>
          </table:table-cell>
          <table:table-cell table:style-name="ce104" office:value-type="float" office:value="0.021" calcext:value-type="float">
            <text:p>0.0210</text:p>
          </table:table-cell>
          <table:table-cell table:style-name="ce109" office:value-type="float" office:value="0" calcext:value-type="float">
            <text:p>0.0000</text:p>
          </table:table-cell>
          <table:table-cell table:style-name="ce115" office:value-type="float" office:value="-0.018" calcext:value-type="float">
            <text:p>-0.0180</text:p>
          </table:table-cell>
          <table:table-cell table:style-name="ce79" office:value-type="string" calcext:value-type="string">
            <text:p>Mouth</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TeethLow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Lower</text:p>
          </table:table-cell>
          <table:table-cell table:style-name="ce85" office:value-type="boolean" office:boolean-value="false" calcext:value-type="boolean">
            <text:p>FALSE</text:p>
          </table:table-cell>
          <table:table-cell table:style-name="ce157" table:number-columns-repeated="6"/>
          <table:table-cell table:style-name="ce211" table:formula="of:=+[.M$52]+[.X54]" office:value-type="float" office:value="0" calcext:value-type="float">
            <text:p>0.000000</text:p>
          </table:table-cell>
          <table:table-cell table:style-name="ce211" table:formula="of:=+[.N$52]-[.W54]" office:value-type="float" office:value="-0.020125" calcext:value-type="float">
            <text:p>-0.020125</text:p>
          </table:table-cell>
          <table:table-cell table:style-name="ce211" table:formula="of:=+[.O$52]+[.Y54]" office:value-type="float" office:value="1.673703" calcext:value-type="float">
            <text:p>1.673703</text:p>
          </table:table-cell>
          <table:table-cell table:style-name="ce95" table:formula="of:=+[.M54]+[.T54]" office:value-type="float" office:value="0" calcext:value-type="float">
            <text:p>0.000000</text:p>
          </table:table-cell>
          <table:table-cell table:style-name="ce95" table:formula="of:=+[.N54]-[.S54]" office:value-type="float" office:value="-0.055125" calcext:value-type="float">
            <text:p>-0.055125</text:p>
          </table:table-cell>
          <table:table-cell table:style-name="ce95" table:formula="of:=+[.O54]+[.U54]" office:value-type="float" office:value="1.673703" calcext:value-type="float">
            <text:p>1.673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LowerLef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Left</text:p>
          </table:table-cell>
          <table:table-cell table:style-name="ce85" office:value-type="boolean" office:boolean-value="false" calcext:value-type="boolean">
            <text:p>FALSE</text:p>
          </table:table-cell>
          <table:table-cell table:style-name="ce157" table:number-columns-repeated="6"/>
          <table:table-cell table:style-name="ce211" table:formula="of:=+[.M$54]+[.X55]" office:value-type="float" office:value="0" calcext:value-type="float">
            <text:p>0.000000</text:p>
          </table:table-cell>
          <table:table-cell table:style-name="ce211" table:formula="of:=+[.N$54]-[.W55]" office:value-type="float" office:value="-0.065125" calcext:value-type="float">
            <text:p>-0.065125</text:p>
          </table:table-cell>
          <table:table-cell table:style-name="ce211" table:formula="of:=+[.O$54]+[.Y55]" office:value-type="float" office:value="1.673703" calcext:value-type="float">
            <text:p>1.673703</text:p>
          </table:table-cell>
          <table:table-cell table:style-name="ce95" table:formula="of:=+[.M55]+[.T55]" office:value-type="float" office:value="0.017" calcext:value-type="float">
            <text:p>0.017000</text:p>
          </table:table-cell>
          <table:table-cell table:style-name="ce95" table:formula="of:=+[.N55]-[.S55]" office:value-type="float" office:value="-0.099125" calcext:value-type="float">
            <text:p>-0.099125</text:p>
          </table:table-cell>
          <table:table-cell table:style-name="ce95" table:formula="of:=+[.O55]+[.U55]"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LowerRigh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Right</text:p>
          </table:table-cell>
          <table:table-cell table:style-name="ce85" office:value-type="boolean" office:boolean-value="false" calcext:value-type="boolean">
            <text:p>FALSE</text:p>
          </table:table-cell>
          <table:table-cell table:style-name="ce157" table:number-columns-repeated="6"/>
          <table:table-cell table:style-name="ce211" table:formula="of:=+[.M$54]+[.X56]" office:value-type="float" office:value="0" calcext:value-type="float">
            <text:p>0.000000</text:p>
          </table:table-cell>
          <table:table-cell table:style-name="ce211" table:formula="of:=+[.N$54]-[.W56]" office:value-type="float" office:value="-0.065125" calcext:value-type="float">
            <text:p>-0.065125</text:p>
          </table:table-cell>
          <table:table-cell table:style-name="ce211" table:formula="of:=+[.O$54]+[.Y56]" office:value-type="float" office:value="1.673703" calcext:value-type="float">
            <text:p>1.673703</text:p>
          </table:table-cell>
          <table:table-cell table:style-name="ce95" table:formula="of:=+[.M56]+[.T56]" office:value-type="float" office:value="-0.017" calcext:value-type="float">
            <text:p>-0.017000</text:p>
          </table:table-cell>
          <table:table-cell table:style-name="ce95" table:formula="of:=+[.N56]-[.S56]" office:value-type="float" office:value="-0.099125" calcext:value-type="float">
            <text:p>-0.099125</text:p>
          </table:table-cell>
          <table:table-cell table:style-name="ce95" table:formula="of:=+[.O56]+[.U56]"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LowerCenter</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Center</text:p>
          </table:table-cell>
          <table:table-cell table:style-name="ce85" office:value-type="boolean" office:boolean-value="false" calcext:value-type="boolean">
            <text:p>FALSE</text:p>
          </table:table-cell>
          <table:table-cell table:style-name="ce157" table:number-columns-repeated="6"/>
          <table:table-cell table:style-name="ce211" table:formula="of:=+[.M$54]+[.X57]" office:value-type="float" office:value="0" calcext:value-type="float">
            <text:p>0.000000</text:p>
          </table:table-cell>
          <table:table-cell table:style-name="ce211" table:formula="of:=+[.N$54]-[.W57]" office:value-type="float" office:value="-0.065125" calcext:value-type="float">
            <text:p>-0.065125</text:p>
          </table:table-cell>
          <table:table-cell table:style-name="ce211" table:formula="of:=+[.O$54]+[.Y57]" office:value-type="float" office:value="1.673703" calcext:value-type="float">
            <text:p>1.673703</text:p>
          </table:table-cell>
          <table:table-cell table:style-name="ce95" table:formula="of:=+[.M57]+[.T57]" office:value-type="float" office:value="0" calcext:value-type="float">
            <text:p>0.000000</text:p>
          </table:table-cell>
          <table:table-cell table:style-name="ce95" table:formula="of:=+[.N57]-[.S57]" office:value-type="float" office:value="-0.105125" calcext:value-type="float">
            <text:p>-0.105125</text:p>
          </table:table-cell>
          <table:table-cell table:style-name="ce95" table:formula="of:=+[.O57]+[.U57]" office:value-type="float" office:value="1.675703" calcext:value-type="float">
            <text:p>1.675703</text:p>
          </table:table-cell>
          <table:table-cell table:style-name="ce104" office:value-type="float" office:value="0.04" calcext:value-type="float">
            <text:p>0.040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TongueBase</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TongueBase</text:p>
          </table:table-cell>
          <table:table-cell table:style-name="ce85" office:value-type="boolean" office:boolean-value="false" calcext:value-type="boolean">
            <text:p>FALSE</text:p>
          </table:table-cell>
          <table:table-cell table:style-name="ce157" table:number-columns-repeated="6"/>
          <table:table-cell table:style-name="ce211" table:formula="of:=+[.M$54]+[.X58]" office:value-type="float" office:value="0" calcext:value-type="float">
            <text:p>0.000000</text:p>
          </table:table-cell>
          <table:table-cell table:style-name="ce211" table:formula="of:=+[.N$54]-[.W58]" office:value-type="float" office:value="-0.059125" calcext:value-type="float">
            <text:p>-0.059125</text:p>
          </table:table-cell>
          <table:table-cell table:style-name="ce211" table:formula="of:=+[.O$54]+[.Y58]" office:value-type="float" office:value="1.678703" calcext:value-type="float">
            <text:p>1.678703</text:p>
          </table:table-cell>
          <table:table-cell table:style-name="ce95" table:formula="of:=+[.M58]+[.T58]" office:value-type="float" office:value="0" calcext:value-type="float">
            <text:p>0.000000</text:p>
          </table:table-cell>
          <table:table-cell table:style-name="ce95" table:formula="of:=+[.N58]-[.S58]" office:value-type="float" office:value="-0.081125" calcext:value-type="float">
            <text:p>-0.081125</text:p>
          </table:table-cell>
          <table:table-cell table:style-name="ce95" table:formula="of:=+[.O58]+[.U58]" office:value-type="float" office:value="1.685703" calcext:value-type="float">
            <text:p>1.685703</text:p>
          </table:table-cell>
          <table:table-cell table:style-name="ce104" office:value-type="float" office:value="0.022" calcext:value-type="float">
            <text:p>0.022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Mouth</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TongueTip</text:p>
          </table:table-cell>
          <table:table-cell table:style-name="ce79"/>
          <table:table-cell table:style-name="ce79" office:value-type="string" calcext:value-type="string">
            <text:p>mFaceTongueBase</text:p>
          </table:table-cell>
          <table:table-cell table:style-name="ce79" office:value-type="string" calcext:value-type="string">
            <text:p>&lt;bone</text:p>
          </table:table-cell>
          <table:table-cell table:style-name="ce83" office:value-type="string" calcext:value-type="string">
            <text:p>avatar_mFaceTongueTip</text:p>
          </table:table-cell>
          <table:table-cell table:style-name="ce85" office:value-type="boolean" office:boolean-value="true" calcext:value-type="boolean">
            <text:p>TRUE</text:p>
          </table:table-cell>
          <table:table-cell table:style-name="ce157" table:number-columns-repeated="6"/>
          <table:table-cell table:style-name="ce211" table:formula="of:=+[.M58]+[.X59]" office:value-type="float" office:value="0" calcext:value-type="float">
            <text:p>0.000000</text:p>
          </table:table-cell>
          <table:table-cell table:style-name="ce211" table:formula="of:=+[.N58]-[.W59]" office:value-type="float" office:value="-0.081125" calcext:value-type="float">
            <text:p>-0.081125</text:p>
          </table:table-cell>
          <table:table-cell table:style-name="ce211" table:formula="of:=+[.O58]+[.Y59]" office:value-type="float" office:value="1.685703" calcext:value-type="float">
            <text:p>1.685703</text:p>
          </table:table-cell>
          <table:table-cell table:style-name="ce95" table:formula="of:=+[.M59]+[.T59]" office:value-type="float" office:value="0" calcext:value-type="float">
            <text:p>0.000000</text:p>
          </table:table-cell>
          <table:table-cell table:style-name="ce95" table:formula="of:=+[.N59]-[.S59]" office:value-type="float" office:value="-0.091125" calcext:value-type="float">
            <text:p>-0.091125</text:p>
          </table:table-cell>
          <table:table-cell table:style-name="ce95" table:formula="of:=+[.O59]+[.U59]" office:value-type="float" office:value="1.685703" calcext:value-type="float">
            <text:p>1.685703</text:p>
          </table:table-cell>
          <table:table-cell table:style-name="ce104" office:value-type="float" office:value="0.01" calcext:value-type="float">
            <text:p>0.01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JawShap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Shaper</text:p>
          </table:table-cell>
          <table:table-cell table:style-name="ce85" office:value-type="boolean" office:boolean-value="false" calcext:value-type="boolean">
            <text:p>FALSE</text:p>
          </table:table-cell>
          <table:table-cell table:style-name="ce157" table:number-columns-repeated="6"/>
          <table:table-cell table:style-name="ce211" table:formula="of:=+[.M$26]+[.X60]" office:value-type="float" office:value="0" calcext:value-type="float">
            <text:p>0.000000</text:p>
          </table:table-cell>
          <table:table-cell table:style-name="ce211" table:formula="of:=+[.N$26]-[.W60]" office:value-type="float" office:value="-0.000125" calcext:value-type="float">
            <text:p>-0.000125</text:p>
          </table:table-cell>
          <table:table-cell table:style-name="ce211" table:formula="of:=+[.O$26]+[.Y60]" office:value-type="float" office:value="1.727703" calcext:value-type="float">
            <text:p>1.727703</text:p>
          </table:table-cell>
          <table:table-cell table:style-name="ce95" table:formula="of:=+[.M60]+[.T60]" office:value-type="float" office:value="0" calcext:value-type="float">
            <text:p>0.000000</text:p>
          </table:table-cell>
          <table:table-cell table:style-name="ce95" table:formula="of:=+[.N60]-[.S60]" office:value-type="float" office:value="0.016875" calcext:value-type="float">
            <text:p>0.016875</text:p>
          </table:table-cell>
          <table:table-cell table:style-name="ce95" table:formula="of:=+[.O60]+[.U60]" office:value-type="float" office:value="1.727703" calcext:value-type="float">
            <text:p>1.727703</text:p>
          </table:table-cell>
          <table:table-cell table:style-name="ce104" office:value-type="float" office:value="-0.017" calcext:value-type="float">
            <text:p>-0.01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Forehead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Center</text:p>
          </table:table-cell>
          <table:table-cell table:style-name="ce85" office:value-type="boolean" office:boolean-value="false" calcext:value-type="boolean">
            <text:p>FALSE</text:p>
          </table:table-cell>
          <table:table-cell table:style-name="ce157" table:number-columns-repeated="6"/>
          <table:table-cell table:style-name="ce211" table:formula="of:=+[.M$26]+[.X61]" office:value-type="float" office:value="0" calcext:value-type="float">
            <text:p>0.000000</text:p>
          </table:table-cell>
          <table:table-cell table:style-name="ce211" table:formula="of:=+[.N$26]-[.W61]" office:value-type="float" office:value="-0.069125" calcext:value-type="float">
            <text:p>-0.069125</text:p>
          </table:table-cell>
          <table:table-cell table:style-name="ce211" table:formula="of:=+[.O$26]+[.Y61]" office:value-type="float" office:value="1.792703" calcext:value-type="float">
            <text:p>1.792703</text:p>
          </table:table-cell>
          <table:table-cell table:style-name="ce95" table:formula="of:=+[.M61]+[.T61]" office:value-type="float" office:value="0" calcext:value-type="float">
            <text:p>0.000000</text:p>
          </table:table-cell>
          <table:table-cell table:style-name="ce95" table:formula="of:=+[.N61]-[.S61]" office:value-type="float" office:value="-0.105125" calcext:value-type="float">
            <text:p>-0.105125</text:p>
          </table:table-cell>
          <table:table-cell table:style-name="ce95" table:formula="of:=+[.O61]+[.U61]" office:value-type="float" office:value="1.792703" calcext:value-type="float">
            <text:p>1.792703</text:p>
          </table:table-cell>
          <table:table-cell table:style-name="ce104" office:value-type="float" office:value="0.036" calcext:value-type="float">
            <text:p>0.03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Bas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ase</text:p>
          </table:table-cell>
          <table:table-cell table:style-name="ce85" office:value-type="boolean" office:boolean-value="false" calcext:value-type="boolean">
            <text:p>FALSE</text:p>
          </table:table-cell>
          <table:table-cell table:style-name="ce157" table:number-columns-repeated="6"/>
          <table:table-cell table:style-name="ce211" table:formula="of:=+[.M$26]+[.X62]" office:value-type="float" office:value="0" calcext:value-type="float">
            <text:p>0.000000</text:p>
          </table:table-cell>
          <table:table-cell table:style-name="ce211" table:formula="of:=+[.N$26]-[.W62]" office:value-type="float" office:value="-0.094125" calcext:value-type="float">
            <text:p>-0.094125</text:p>
          </table:table-cell>
          <table:table-cell table:style-name="ce211" table:formula="of:=+[.O$26]+[.Y62]" office:value-type="float" office:value="1.711703" calcext:value-type="float">
            <text:p>1.711703</text:p>
          </table:table-cell>
          <table:table-cell table:style-name="ce95" table:formula="of:=+[.M62]+[.T62]" office:value-type="float" office:value="0" calcext:value-type="float">
            <text:p>0.000000</text:p>
          </table:table-cell>
          <table:table-cell table:style-name="ce95" table:formula="of:=+[.N62]-[.S62]" office:value-type="float" office:value="-0.108125" calcext:value-type="float">
            <text:p>-0.108125</text:p>
          </table:table-cell>
          <table:table-cell table:style-name="ce95" table:formula="of:=+[.O62]+[.U62]" office:value-type="float" office:value="1.711703" calcext:value-type="float">
            <text:p>1.711703</text:p>
          </table:table-cell>
          <table:table-cell table:style-name="ce104" office:value-type="float" office:value="0.014" calcext:value-type="float">
            <text:p>0.01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Nose</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TeethUpp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Upper</text:p>
          </table:table-cell>
          <table:table-cell table:style-name="ce85" office:value-type="boolean" office:boolean-value="false" calcext:value-type="boolean">
            <text:p>FALSE</text:p>
          </table:table-cell>
          <table:table-cell table:style-name="ce157" table:number-columns-repeated="6"/>
          <table:table-cell table:style-name="ce211" table:formula="of:=+[.M$26]+[.X63]" office:value-type="float" office:value="0" calcext:value-type="float">
            <text:p>0.000000</text:p>
          </table:table-cell>
          <table:table-cell table:style-name="ce211" table:formula="of:=+[.N$26]-[.W63]" office:value-type="float" office:value="-0.020125" calcext:value-type="float">
            <text:p>-0.020125</text:p>
          </table:table-cell>
          <table:table-cell table:style-name="ce211" table:formula="of:=+[.O$26]+[.Y63]" office:value-type="float" office:value="1.697703" calcext:value-type="float">
            <text:p>1.697703</text:p>
          </table:table-cell>
          <table:table-cell table:style-name="ce95" table:formula="of:=+[.M63]+[.T63]" office:value-type="float" office:value="0" calcext:value-type="float">
            <text:p>0.000000</text:p>
          </table:table-cell>
          <table:table-cell table:style-name="ce95" table:formula="of:=+[.N63]-[.S63]" office:value-type="float" office:value="-0.055125" calcext:value-type="float">
            <text:p>-0.055125</text:p>
          </table:table-cell>
          <table:table-cell table:style-name="ce95" table:formula="of:=+[.O63]+[.U63]" office:value-type="float" office:value="1.697703" calcext:value-type="float">
            <text:p>1.697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Upp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Left</text:p>
          </table:table-cell>
          <table:table-cell table:style-name="ce85" office:value-type="boolean" office:boolean-value="false" calcext:value-type="boolean">
            <text:p>FALSE</text:p>
          </table:table-cell>
          <table:table-cell table:style-name="ce157" table:number-columns-repeated="6"/>
          <table:table-cell table:style-name="ce211" table:formula="of:=+[.M$63]+[.X64]" office:value-type="float" office:value="0" calcext:value-type="float">
            <text:p>0.000000</text:p>
          </table:table-cell>
          <table:table-cell table:style-name="ce211" table:formula="of:=+[.N$63]-[.W64]" office:value-type="float" office:value="-0.065125" calcext:value-type="float">
            <text:p>-0.065125</text:p>
          </table:table-cell>
          <table:table-cell table:style-name="ce211" table:formula="of:=+[.O$63]+[.Y64]" office:value-type="float" office:value="1.694703" calcext:value-type="float">
            <text:p>1.694703</text:p>
          </table:table-cell>
          <table:table-cell table:style-name="ce95" table:formula="of:=+[.M64]+[.T64]" office:value-type="float" office:value="0.015" calcext:value-type="float">
            <text:p>0.015000</text:p>
          </table:table-cell>
          <table:table-cell table:style-name="ce95" table:formula="of:=+[.N64]-[.S64]" office:value-type="float" office:value="-0.106125" calcext:value-type="float">
            <text:p>-0.106125</text:p>
          </table:table-cell>
          <table:table-cell table:style-name="ce95" table:formula="of:=+[.O64]+[.U64]"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Upp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Right</text:p>
          </table:table-cell>
          <table:table-cell table:style-name="ce85" office:value-type="boolean" office:boolean-value="false" calcext:value-type="boolean">
            <text:p>FALSE</text:p>
          </table:table-cell>
          <table:table-cell table:style-name="ce157" table:number-columns-repeated="6"/>
          <table:table-cell table:style-name="ce211" table:formula="of:=+[.M$63]+[.X65]" office:value-type="float" office:value="0" calcext:value-type="float">
            <text:p>0.000000</text:p>
          </table:table-cell>
          <table:table-cell table:style-name="ce211" table:formula="of:=+[.N$63]-[.W65]" office:value-type="float" office:value="-0.065125" calcext:value-type="float">
            <text:p>-0.065125</text:p>
          </table:table-cell>
          <table:table-cell table:style-name="ce211" table:formula="of:=+[.O$63]+[.Y65]" office:value-type="float" office:value="1.694703" calcext:value-type="float">
            <text:p>1.694703</text:p>
          </table:table-cell>
          <table:table-cell table:style-name="ce95" table:formula="of:=+[.M65]+[.T65]" office:value-type="float" office:value="-0.015" calcext:value-type="float">
            <text:p>-0.015000</text:p>
          </table:table-cell>
          <table:table-cell table:style-name="ce95" table:formula="of:=+[.N65]-[.S65]" office:value-type="float" office:value="-0.106125" calcext:value-type="float">
            <text:p>-0.106125</text:p>
          </table:table-cell>
          <table:table-cell table:style-name="ce95" table:formula="of:=+[.O65]+[.U65]"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Corn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Left</text:p>
          </table:table-cell>
          <table:table-cell table:style-name="ce85" office:value-type="boolean" office:boolean-value="false" calcext:value-type="boolean">
            <text:p>FALSE</text:p>
          </table:table-cell>
          <table:table-cell table:style-name="ce157" table:number-columns-repeated="6"/>
          <table:table-cell table:style-name="ce211" table:formula="of:=+[.M$63]+[.X66]" office:value-type="float" office:value="-0.019" calcext:value-type="float">
            <text:p>-0.019000</text:p>
          </table:table-cell>
          <table:table-cell table:style-name="ce211" table:formula="of:=+[.N$63]-[.W66]" office:value-type="float" office:value="-0.048125" calcext:value-type="float">
            <text:p>-0.048125</text:p>
          </table:table-cell>
          <table:table-cell table:style-name="ce211" table:formula="of:=+[.O$63]+[.Y66]" office:value-type="float" office:value="1.687703" calcext:value-type="float">
            <text:p>1.687703</text:p>
          </table:table-cell>
          <table:table-cell table:style-name="ce95" table:formula="of:=+[.M66]+[.T66]" office:value-type="float" office:value="0.032" calcext:value-type="float">
            <text:p>0.032000</text:p>
          </table:table-cell>
          <table:table-cell table:style-name="ce95" table:formula="of:=+[.N66]-[.S66]" office:value-type="float" office:value="-0.093125" calcext:value-type="float">
            <text:p>-0.093125</text:p>
          </table:table-cell>
          <table:table-cell table:style-name="ce95" table:formula="of:=+[.O66]+[.U66]"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Corn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Right</text:p>
          </table:table-cell>
          <table:table-cell table:style-name="ce85" office:value-type="boolean" office:boolean-value="false" calcext:value-type="boolean">
            <text:p>FALSE</text:p>
          </table:table-cell>
          <table:table-cell table:style-name="ce157" table:number-columns-repeated="6"/>
          <table:table-cell table:style-name="ce211" table:formula="of:=+[.M$63]+[.X67]" office:value-type="float" office:value="0.019" calcext:value-type="float">
            <text:p>0.019000</text:p>
          </table:table-cell>
          <table:table-cell table:style-name="ce211" table:formula="of:=+[.N$63]-[.W67]" office:value-type="float" office:value="-0.048125" calcext:value-type="float">
            <text:p>-0.048125</text:p>
          </table:table-cell>
          <table:table-cell table:style-name="ce211" table:formula="of:=+[.O$63]+[.Y67]" office:value-type="float" office:value="1.687703" calcext:value-type="float">
            <text:p>1.687703</text:p>
          </table:table-cell>
          <table:table-cell table:style-name="ce95" table:formula="of:=+[.M67]+[.T67]" office:value-type="float" office:value="-0.032" calcext:value-type="float">
            <text:p>-0.032000</text:p>
          </table:table-cell>
          <table:table-cell table:style-name="ce95" table:formula="of:=+[.N67]-[.S67]" office:value-type="float" office:value="-0.093125" calcext:value-type="float">
            <text:p>-0.093125</text:p>
          </table:table-cell>
          <table:table-cell table:style-name="ce95" table:formula="of:=+[.O67]+[.U67]"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UpperCenter</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Center</text:p>
          </table:table-cell>
          <table:table-cell table:style-name="ce85" office:value-type="boolean" office:boolean-value="false" calcext:value-type="boolean">
            <text:p>FALSE</text:p>
          </table:table-cell>
          <table:table-cell table:style-name="ce157" table:number-columns-repeated="6"/>
          <table:table-cell table:style-name="ce211" table:formula="of:=+[.M$63]+[.X68]" office:value-type="float" office:value="0" calcext:value-type="float">
            <text:p>0.000000</text:p>
          </table:table-cell>
          <table:table-cell table:style-name="ce211" table:formula="of:=+[.N$63]-[.W68]" office:value-type="float" office:value="-0.065125" calcext:value-type="float">
            <text:p>-0.065125</text:p>
          </table:table-cell>
          <table:table-cell table:style-name="ce211" table:formula="of:=+[.O$63]+[.Y68]" office:value-type="float" office:value="1.694703" calcext:value-type="float">
            <text:p>1.694703</text:p>
          </table:table-cell>
          <table:table-cell table:style-name="ce95" table:formula="of:=+[.M68]+[.T68]" office:value-type="float" office:value="0" calcext:value-type="float">
            <text:p>0.000000</text:p>
          </table:table-cell>
          <table:table-cell table:style-name="ce95" table:formula="of:=+[.N68]-[.S68]" office:value-type="float" office:value="-0.108125" calcext:value-type="float">
            <text:p>-0.108125</text:p>
          </table:table-cell>
          <table:table-cell table:style-name="ce95" table:formula="of:=+[.O68]+[.U68]" office:value-type="float" office:value="1.696703" calcext:value-type="float">
            <text:p>1.696703</text:p>
          </table:table-cell>
          <table:table-cell table:style-name="ce104" office:value-type="float" office:value="0.043" calcext:value-type="float">
            <text:p>0.043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corner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Left</text:p>
          </table:table-cell>
          <table:table-cell table:style-name="ce85" office:value-type="boolean" office:boolean-value="false" calcext:value-type="boolean">
            <text:p>FALSE</text:p>
          </table:table-cell>
          <table:table-cell table:style-name="ce157" table:number-columns-repeated="6"/>
          <table:table-cell table:style-name="ce211" table:formula="of:=+[.M$26]+[.X69]" office:value-type="float" office:value="0.017" calcext:value-type="float">
            <text:p>0.017000</text:p>
          </table:table-cell>
          <table:table-cell table:style-name="ce211" table:formula="of:=+[.N$26]-[.W69]" office:value-type="float" office:value="-0.075125" calcext:value-type="float">
            <text:p>-0.075125</text:p>
          </table:table-cell>
          <table:table-cell table:style-name="ce211" table:formula="of:=+[.O$26]+[.Y69]" office:value-type="float" office:value="1.759703" calcext:value-type="float">
            <text:p>1.759703</text:p>
          </table:table-cell>
          <table:table-cell table:style-name="ce95" table:formula="of:=+[.M69]+[.T69]" office:value-type="float" office:value="0.017" calcext:value-type="float">
            <text:p>0.017000</text:p>
          </table:table-cell>
          <table:table-cell table:style-name="ce95" table:formula="of:=+[.N69]-[.S69]" office:value-type="float" office:value="-0.091125" calcext:value-type="float">
            <text:p>-0.091125</text:p>
          </table:table-cell>
          <table:table-cell table:style-name="ce95" table:formula="of:=+[.O69]+[.U69]"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corner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70]" office:value-type="float" office:value="-0.017" calcext:value-type="float">
            <text:p>-0.017000</text:p>
          </table:table-cell>
          <table:table-cell table:style-name="ce211" table:formula="of:=+[.N$26]-[.W70]" office:value-type="float" office:value="-0.075125" calcext:value-type="float">
            <text:p>-0.075125</text:p>
          </table:table-cell>
          <table:table-cell table:style-name="ce211" table:formula="of:=+[.O$26]+[.Y70]" office:value-type="float" office:value="1.759703" calcext:value-type="float">
            <text:p>1.759703</text:p>
          </table:table-cell>
          <table:table-cell table:style-name="ce95" table:formula="of:=+[.M70]+[.T70]" office:value-type="float" office:value="-0.017" calcext:value-type="float">
            <text:p>-0.017000</text:p>
          </table:table-cell>
          <table:table-cell table:style-name="ce95" table:formula="of:=+[.N70]-[.S70]" office:value-type="float" office:value="-0.091125" calcext:value-type="float">
            <text:p>-0.091125</text:p>
          </table:table-cell>
          <table:table-cell table:style-name="ce95" table:formula="of:=+[.O70]+[.U70]"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Bridg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ridge</text:p>
          </table:table-cell>
          <table:table-cell table:style-name="ce85" office:value-type="boolean" office:boolean-value="false" calcext:value-type="boolean">
            <text:p>FALSE</text:p>
          </table:table-cell>
          <table:table-cell table:style-name="ce157" table:number-columns-repeated="6"/>
          <table:table-cell table:style-name="ce211" table:formula="of:=+[.M$26]+[.X71]" office:value-type="float" office:value="0" calcext:value-type="float">
            <text:p>0.000000</text:p>
          </table:table-cell>
          <table:table-cell table:style-name="ce211" table:formula="of:=+[.N$26]-[.W71]" office:value-type="float" office:value="-0.091125" calcext:value-type="float">
            <text:p>-0.091125</text:p>
          </table:table-cell>
          <table:table-cell table:style-name="ce211" table:formula="of:=+[.O$26]+[.Y71]" office:value-type="float" office:value="1.747703" calcext:value-type="float">
            <text:p>1.747703</text:p>
          </table:table-cell>
          <table:table-cell table:style-name="ce95" table:formula="of:=+[.M71]+[.T71]" office:value-type="float" office:value="0" calcext:value-type="float">
            <text:p>0.000000</text:p>
          </table:table-cell>
          <table:table-cell table:style-name="ce95" table:formula="of:=+[.N71]-[.S71]" office:value-type="float" office:value="-0.106125" calcext:value-type="float">
            <text:p>-0.106125</text:p>
          </table:table-cell>
          <table:table-cell table:style-name="ce95" table:formula="of:=+[.O71]+[.U71]" office:value-type="float" office:value="1.755703" calcext:value-type="float">
            <text:p>1.755703</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008" calcext:value-type="float">
            <text:p>0.0080</text:p>
          </table:table-cell>
          <table:table-cell table:style-name="ce79" office:value-type="string" calcext:value-type="string">
            <text:p>Nose</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7" office:value-type="string" calcext:value-type="string">
            <text:p>mCollarLef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lCollar avatar_mCollarLeft</text:p>
          </table:table-cell>
          <table:table-cell table:style-name="ce84" office:value-type="boolean" office:boolean-value="false" calcext:value-type="boolean">
            <text:p>FALSE</text:p>
          </table:table-cell>
          <table:table-cell table:style-name="ce155" table:formula="of:=+[.G$14]+[.AA72]" office:value-type="float" office:value="0.085" calcext:value-type="float">
            <text:p>0.085</text:p>
          </table:table-cell>
          <table:table-cell table:style-name="ce155" table:formula="of:=+[.H$14]-[.Z72]" office:value-type="float" office:value="0.036" calcext:value-type="float">
            <text:p>0.036</text:p>
          </table:table-cell>
          <table:table-cell table:style-name="ce155" table:formula="of:=+[.I$14]+[.AB72]" office:value-type="float" office:value="1.521" calcext:value-type="float">
            <text:p>1.521</text:p>
          </table:table-cell>
          <table:table-cell table:style-name="ce155" table:formula="of:=+[.G72]+[.T72]" office:value-type="float" office:value="0.164" calcext:value-type="float">
            <text:p>0.164</text:p>
          </table:table-cell>
          <table:table-cell table:style-name="ce155" table:formula="of:=+[.H72]-[.S72]" office:value-type="float" office:value="0.036" calcext:value-type="float">
            <text:p>0.036</text:p>
          </table:table-cell>
          <table:table-cell table:style-name="ce155" table:formula="of:=+[.I72]+[.U72]" office:value-type="float" office:value="1.521" calcext:value-type="float">
            <text:p>1.521</text:p>
          </table:table-cell>
          <table:table-cell table:style-name="ce94" table:formula="of:=+[.M$14]+[.X72]" office:value-type="float" office:value="0.084665" calcext:value-type="float">
            <text:p>0.084665</text:p>
          </table:table-cell>
          <table:table-cell table:style-name="ce94" table:formula="of:=+[.N$14]-[.W72]" office:value-type="float" office:value="0.036295" calcext:value-type="float">
            <text:p>0.036295</text:p>
          </table:table-cell>
          <table:table-cell table:style-name="ce94" table:formula="of:=+[.O$14]+[.Y72]" office:value-type="float" office:value="1.521361" calcext:value-type="float">
            <text:p>1.521361</text:p>
          </table:table-cell>
          <table:table-cell table:style-name="ce314" table:formula="of:=+[.M72]+[.T72]" office:value-type="float" office:value="0.163665" calcext:value-type="float">
            <text:p>0.163665</text:p>
          </table:table-cell>
          <table:table-cell table:style-name="ce100" table:formula="of:=+[.N72]-[.S72]" office:value-type="float" office:value="0.036295" calcext:value-type="float">
            <text:p>0.036295</text:p>
          </table:table-cell>
          <table:table-cell table:style-name="ce100" table:formula="of:=+[.O72]+[.U72]"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4665" calcext:value-type="float">
            <text:p>0.084665</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L_CLAVICLE</text:p>
          </table:table-cell>
          <table:table-cell table:style-name="ce78"/>
          <table:table-cell table:style-name="ce78" office:value-type="string" calcext:value-type="string">
            <text:p>mCollarLeft</text:p>
          </table:table-cell>
          <table:table-cell table:style-name="ce78" office:value-type="string" calcext:value-type="string">
            <text:p>&lt;collision_volume</text:p>
          </table:table-cell>
          <table:table-cell table:style-name="ce82"/>
          <table:table-cell table:style-name="ce78"/>
          <table:table-cell table:style-name="ce156" table:formula="of:=+[.G$72]+[.AA73]" office:value-type="float" office:value="0.085" calcext:value-type="float">
            <text:p>0.085</text:p>
          </table:table-cell>
          <table:table-cell table:style-name="ce156" table:formula="of:=+[.H$72]-[.Z73]" office:value-type="float" office:value="0.016" calcext:value-type="float">
            <text:p>0.016</text:p>
          </table:table-cell>
          <table:table-cell table:style-name="ce156" table:formula="of:=+[.I$72]+[.AB73]" office:value-type="float" office:value="1.541" calcext:value-type="float">
            <text:p>1.541</text:p>
          </table:table-cell>
          <table:table-cell table:style-name="ce156" table:formula="of:=+[.G73]+[.T73]" office:value-type="float" office:value="0.185" calcext:value-type="float">
            <text:p>0.185</text:p>
          </table:table-cell>
          <table:table-cell table:style-name="ce156" table:formula="of:=+[.H73]-[.S73]" office:value-type="float" office:value="0.016" calcext:value-type="float">
            <text:p>0.016</text:p>
          </table:table-cell>
          <table:table-cell table:style-name="ce156" table:formula="of:=+[.I73]+[.U73]"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73]" office:value-type="float" office:value="0" calcext:value-type="float">
            <text:p>0.000</text:p>
          </table:table-cell>
          <table:table-cell table:style-name="ce402" table:formula="of:=[.AC73]" office:value-type="float" office:value="0" calcext:value-type="float">
            <text:p>0.000</text:p>
          </table:table-cell>
          <table:table-cell table:style-name="ce408" table:formula="of:=+[.AE73]" office:value-type="float" office:value="0" calcext:value-type="float">
            <text:p>0.000</text:p>
          </table:table-cell>
          <table:table-cell table:style-name="ce396" table:formula="of:=+[.AG73]" office:value-type="float" office:value="0.14" calcext:value-type="float">
            <text:p>0.140</text:p>
          </table:table-cell>
          <table:table-cell table:style-name="ce402" table:formula="of:=[.AF73]" office:value-type="float" office:value="0.07" calcext:value-type="float">
            <text:p>0.070</text:p>
          </table:table-cell>
          <table:table-cell table:style-name="ce408" table:formula="of:=+[.AH73]" office:value-type="float" office:value="0.05" calcext:value-type="float">
            <text:p>0.050</text:p>
          </table:table-cell>
          <table:table-cell table:number-columns-repeated="3" office:value-type="float" office:value="0" calcext:value-type="float">
            <text:p>0.000</text:p>
          </table:table-cell>
          <table:table-cell office:value-type="float" office:value="0.09" calcext:value-type="float">
            <text:p>0.090</text:p>
          </table:table-cell>
          <table:table-cell office:value-type="float" office:value="0.14" calcext:value-type="float">
            <text:p>0.140</text:p>
          </table:table-cell>
          <table:table-cell office:value-type="float" office:value="0.06" calcext:value-type="float">
            <text:p>0.060</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ShoulderLeft</text:p>
          </table:table-cell>
          <table:table-cell table:number-columns-repeated="2" table:style-name="ce77" office:value-type="string" calcext:value-type="string">
            <text:p>mCollarLeft</text:p>
          </table:table-cell>
          <table:table-cell table:style-name="ce77" office:value-type="string" calcext:value-type="string">
            <text:p>&lt;bone</text:p>
          </table:table-cell>
          <table:table-cell table:style-name="ce309" office:value-type="string" calcext:value-type="string">
            <text:p>lShldr avatar_mShoulderLeft</text:p>
          </table:table-cell>
          <table:table-cell table:style-name="ce84" office:value-type="boolean" office:boolean-value="true" calcext:value-type="boolean">
            <text:p>TRUE</text:p>
          </table:table-cell>
          <table:table-cell table:style-name="ce155" table:formula="of:=+[.G72]+[.AA74]" office:value-type="float" office:value="0.164" calcext:value-type="float">
            <text:p>0.164</text:p>
          </table:table-cell>
          <table:table-cell table:style-name="ce155" table:formula="of:=+[.H72]-[.Z74]" office:value-type="float" office:value="0.036" calcext:value-type="float">
            <text:p>0.036</text:p>
          </table:table-cell>
          <table:table-cell table:style-name="ce155" table:formula="of:=+[.I72]+[.AB74]" office:value-type="float" office:value="1.521" calcext:value-type="float">
            <text:p>1.521</text:p>
          </table:table-cell>
          <table:table-cell table:style-name="ce155" table:formula="of:=+[.G74]+[.T74]" office:value-type="float" office:value="0.411" calcext:value-type="float">
            <text:p>0.411</text:p>
          </table:table-cell>
          <table:table-cell table:style-name="ce155" table:formula="of:=+[.H74]-[.S74]" office:value-type="float" office:value="0.036" calcext:value-type="float">
            <text:p>0.036</text:p>
          </table:table-cell>
          <table:table-cell table:style-name="ce155" table:formula="of:=+[.I74]+[.U74]" office:value-type="float" office:value="1.521" calcext:value-type="float">
            <text:p>1.521</text:p>
          </table:table-cell>
          <table:table-cell table:style-name="ce250" table:formula="of:=+[.M72]+[.X74]" office:value-type="float" office:value="0.163665" calcext:value-type="float">
            <text:p>0.163665</text:p>
          </table:table-cell>
          <table:table-cell table:style-name="ce94" table:formula="of:=+[.N72]-[.W74]" office:value-type="float" office:value="0.036295" calcext:value-type="float">
            <text:p>0.036295</text:p>
          </table:table-cell>
          <table:table-cell table:style-name="ce94" table:formula="of:=+[.O72]+[.Y74]" office:value-type="float" office:value="1.521361" calcext:value-type="float">
            <text:p>1.521361</text:p>
          </table:table-cell>
          <table:table-cell table:style-name="ce314" table:formula="of:=+[.M74]+[.T74]" office:value-type="float" office:value="0.410665" calcext:value-type="float">
            <text:p>0.410665</text:p>
          </table:table-cell>
          <table:table-cell table:style-name="ce100" table:formula="of:=+[.N74]-[.S74]" office:value-type="float" office:value="0.036295" calcext:value-type="float">
            <text:p>0.036295</text:p>
          </table:table-cell>
          <table:table-cell table:style-name="ce100" table:formula="of:=+[.O74]+[.U74]"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309" table:number-columns-repeated="988"/>
          <table:table-cell table:style-name="ce421" table:number-columns-repeated="15328"/>
        </table:table-row>
        <table:table-row table:style-name="ro1">
          <table:table-cell table:style-name="ce78" office:value-type="string" calcext:value-type="string">
            <text:p>L_UPPER_ARM</text:p>
          </table:table-cell>
          <table:table-cell table:style-name="ce78"/>
          <table:table-cell table:style-name="ce78" office:value-type="string" calcext:value-type="string">
            <text:p>mShoulderLeft</text:p>
          </table:table-cell>
          <table:table-cell table:style-name="ce78" office:value-type="string" calcext:value-type="string">
            <text:p>&lt;collision_volume</text:p>
          </table:table-cell>
          <table:table-cell table:style-name="ce82"/>
          <table:table-cell table:style-name="ce78"/>
          <table:table-cell table:style-name="ce156" table:formula="of:=+[.G$74]+[.AA75]" office:value-type="float" office:value="0.284" calcext:value-type="float">
            <text:p>0.284</text:p>
          </table:table-cell>
          <table:table-cell table:style-name="ce156" table:formula="of:=+[.H$74]-[.Z75]" office:value-type="float" office:value="0.036" calcext:value-type="float">
            <text:p>0.036</text:p>
          </table:table-cell>
          <table:table-cell table:style-name="ce156" table:formula="of:=+[.I$74]+[.AB75]" office:value-type="float" office:value="1.531" calcext:value-type="float">
            <text:p>1.531</text:p>
          </table:table-cell>
          <table:table-cell table:style-name="ce156" table:formula="of:=+[.G75]+[.T75]" office:value-type="float" office:value="0.414" calcext:value-type="float">
            <text:p>0.414</text:p>
          </table:table-cell>
          <table:table-cell table:style-name="ce156" table:formula="of:=+[.H75]-[.S75]" office:value-type="float" office:value="0.036" calcext:value-type="float">
            <text:p>0.036</text:p>
          </table:table-cell>
          <table:table-cell table:style-name="ce156" table:formula="of:=+[.I75]+[.U75]"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75]" office:value-type="float" office:value="0" calcext:value-type="float">
            <text:p>0.000</text:p>
          </table:table-cell>
          <table:table-cell table:style-name="ce402" table:formula="of:=[.AC75]" office:value-type="float" office:value="-5" calcext:value-type="float">
            <text:p>-5.000</text:p>
          </table:table-cell>
          <table:table-cell table:style-name="ce408" table:formula="of:=+[.AE75]" office:value-type="float" office:value="0" calcext:value-type="float">
            <text:p>0.000</text:p>
          </table:table-cell>
          <table:table-cell table:style-name="ce396" table:formula="of:=+[.AG75]" office:value-type="float" office:value="0.17" calcext:value-type="float">
            <text:p>0.170</text:p>
          </table:table-cell>
          <table:table-cell table:style-name="ce402" table:formula="of:=[.AF75]" office:value-type="float" office:value="0.05" calcext:value-type="float">
            <text:p>0.050</text:p>
          </table:table-cell>
          <table:table-cell table:style-name="ce408" table:formula="of:=+[.AH75]" office:value-type="float" office:value="0.05" calcext:value-type="float">
            <text:p>0.050</text:p>
          </table:table-cell>
          <table:table-cell office:value-type="float" office:value="-5" calcext:value-type="float">
            <text:p>-5.000</text:p>
          </table:table-cell>
          <table:table-cell table:number-columns-repeated="2" office:value-type="float" office:value="0" calcext:value-type="float">
            <text:p>0.000</text:p>
          </table:table-cell>
          <table:table-cell office:value-type="float" office:value="0.06" calcext:value-type="float">
            <text:p>0.060</text:p>
          </table:table-cell>
          <table:table-cell office:value-type="float" office:value="0.17" calcext:value-type="float">
            <text:p>0.170</text:p>
          </table:table-cell>
          <table:table-cell office:value-type="float" office:value="0.06" calcext:value-type="float">
            <text:p>0.060</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ElbowLeft</text:p>
          </table:table-cell>
          <table:table-cell table:number-columns-repeated="2" table:style-name="ce77" office:value-type="string" calcext:value-type="string">
            <text:p>mShoulderLeft</text:p>
          </table:table-cell>
          <table:table-cell table:style-name="ce77" office:value-type="string" calcext:value-type="string">
            <text:p>&lt;bone</text:p>
          </table:table-cell>
          <table:table-cell table:style-name="ce309" office:value-type="string" calcext:value-type="string">
            <text:p>lForeArm avatar_mElbowLeft</text:p>
          </table:table-cell>
          <table:table-cell table:style-name="ce84" office:value-type="boolean" office:boolean-value="true" calcext:value-type="boolean">
            <text:p>TRUE</text:p>
          </table:table-cell>
          <table:table-cell table:style-name="ce155" table:formula="of:=+[.G74]+[.AA76]" office:value-type="float" office:value="0.412" calcext:value-type="float">
            <text:p>0.412</text:p>
          </table:table-cell>
          <table:table-cell table:style-name="ce155" table:formula="of:=+[.H74]-[.Z76]" office:value-type="float" office:value="0.036" calcext:value-type="float">
            <text:p>0.036</text:p>
          </table:table-cell>
          <table:table-cell table:style-name="ce155" table:formula="of:=+[.I74]+[.AB76]" office:value-type="float" office:value="1.521" calcext:value-type="float">
            <text:p>1.521</text:p>
          </table:table-cell>
          <table:table-cell table:style-name="ce155" table:formula="of:=+[.G76]+[.T76]" office:value-type="float" office:value="0.617" calcext:value-type="float">
            <text:p>0.617</text:p>
          </table:table-cell>
          <table:table-cell table:style-name="ce155" table:formula="of:=+[.H76]-[.S76]" office:value-type="float" office:value="0.036" calcext:value-type="float">
            <text:p>0.036</text:p>
          </table:table-cell>
          <table:table-cell table:style-name="ce155" table:formula="of:=+[.I76]+[.U76]" office:value-type="float" office:value="1.521" calcext:value-type="float">
            <text:p>1.521</text:p>
          </table:table-cell>
          <table:table-cell table:style-name="ce250" table:formula="of:=+[.M74]+[.X76]" office:value-type="float" office:value="0.411665" calcext:value-type="float">
            <text:p>0.411665</text:p>
          </table:table-cell>
          <table:table-cell table:style-name="ce94" table:formula="of:=+[.N74]-[.W76]" office:value-type="float" office:value="0.036295" calcext:value-type="float">
            <text:p>0.036295</text:p>
          </table:table-cell>
          <table:table-cell table:style-name="ce94" table:formula="of:=+[.O74]+[.Y76]" office:value-type="float" office:value="1.521361" calcext:value-type="float">
            <text:p>1.521361</text:p>
          </table:table-cell>
          <table:table-cell table:style-name="ce314" table:formula="of:=+[.M76]+[.T76]" office:value-type="float" office:value="0.616665" calcext:value-type="float">
            <text:p>0.616665</text:p>
          </table:table-cell>
          <table:table-cell table:style-name="ce100" table:formula="of:=+[.N76]-[.S76]" office:value-type="float" office:value="0.036295" calcext:value-type="float">
            <text:p>0.036295</text:p>
          </table:table-cell>
          <table:table-cell table:style-name="ce314" table:formula="of:=+[.O76]+[.U76]"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L_LOWER_ARM</text:p>
          </table:table-cell>
          <table:table-cell table:style-name="ce78"/>
          <table:table-cell table:style-name="ce78" office:value-type="string" calcext:value-type="string">
            <text:p>mElbowLeft</text:p>
          </table:table-cell>
          <table:table-cell table:style-name="ce78" office:value-type="string" calcext:value-type="string">
            <text:p>&lt;collision_volume</text:p>
          </table:table-cell>
          <table:table-cell table:style-name="ce82"/>
          <table:table-cell table:style-name="ce78"/>
          <table:table-cell table:style-name="ce156" table:formula="of:=+[.G$76]+[.AA77]" office:value-type="float" office:value="0.512" calcext:value-type="float">
            <text:p>0.512</text:p>
          </table:table-cell>
          <table:table-cell table:style-name="ce156" table:formula="of:=+[.H$76]-[.Z77]" office:value-type="float" office:value="0.036" calcext:value-type="float">
            <text:p>0.036</text:p>
          </table:table-cell>
          <table:table-cell table:style-name="ce156" table:formula="of:=+[.I$76]+[.AB77]" office:value-type="float" office:value="1.521" calcext:value-type="float">
            <text:p>1.521</text:p>
          </table:table-cell>
          <table:table-cell table:style-name="ce156" table:formula="of:=+[.G77]+[.T77]" office:value-type="float" office:value="0.612" calcext:value-type="float">
            <text:p>0.612</text:p>
          </table:table-cell>
          <table:table-cell table:style-name="ce156" table:formula="of:=+[.H77]-[.S77]" office:value-type="float" office:value="0.036" calcext:value-type="float">
            <text:p>0.036</text:p>
          </table:table-cell>
          <table:table-cell table:style-name="ce156" table:formula="of:=+[.I77]+[.U77]"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96" table:formula="of:=+[.AD77]" office:value-type="float" office:value="0" calcext:value-type="float">
            <text:p>0.000</text:p>
          </table:table-cell>
          <table:table-cell table:style-name="ce402" table:formula="of:=[.AC77]" office:value-type="float" office:value="-3" calcext:value-type="float">
            <text:p>-3.000</text:p>
          </table:table-cell>
          <table:table-cell table:style-name="ce408" table:formula="of:=+[.AE77]" office:value-type="float" office:value="0" calcext:value-type="float">
            <text:p>0.000</text:p>
          </table:table-cell>
          <table:table-cell table:style-name="ce396" table:formula="of:=+[.AG77]" office:value-type="float" office:value="0.14" calcext:value-type="float">
            <text:p>0.140</text:p>
          </table:table-cell>
          <table:table-cell table:style-name="ce402" table:formula="of:=[.AF77]" office:value-type="float" office:value="0.04" calcext:value-type="float">
            <text:p>0.040</text:p>
          </table:table-cell>
          <table:table-cell table:style-name="ce408" table:formula="of:=+[.AH77]" office:value-type="float" office:value="0.04" calcext:value-type="float">
            <text:p>0.040</text:p>
          </table:table-cell>
          <table:table-cell office:value-type="float" office:value="-3" calcext:value-type="float">
            <text:p>-3.000</text:p>
          </table:table-cell>
          <table:table-cell table:number-columns-repeated="2" office:value-type="float" office:value="0" calcext:value-type="float">
            <text:p>0.000</text:p>
          </table:table-cell>
          <table:table-cell office:value-type="float" office:value="0.045" calcext:value-type="float">
            <text:p>0.045</text:p>
          </table:table-cell>
          <table:table-cell office:value-type="float" office:value="0.14" calcext:value-type="float">
            <text:p>0.140</text:p>
          </table:table-cell>
          <table:table-cell office:value-type="float" office:value="0.045" calcext:value-type="float">
            <text:p>0.045</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WristLeft</text:p>
          </table:table-cell>
          <table:table-cell table:number-columns-repeated="2" table:style-name="ce77" office:value-type="string" calcext:value-type="string">
            <text:p>mElbowLeft</text:p>
          </table:table-cell>
          <table:table-cell table:style-name="ce77" office:value-type="string" calcext:value-type="string">
            <text:p>&lt;bone</text:p>
          </table:table-cell>
          <table:table-cell table:style-name="ce309" office:value-type="string" calcext:value-type="string">
            <text:p>lHand avatar_mWristLeft</text:p>
          </table:table-cell>
          <table:table-cell table:style-name="ce84" office:value-type="boolean" office:boolean-value="true" calcext:value-type="boolean">
            <text:p>TRUE</text:p>
          </table:table-cell>
          <table:table-cell table:style-name="ce155" table:formula="of:=+[.G76]+[.AA78]" office:value-type="float" office:value="0.617" calcext:value-type="float">
            <text:p>0.617</text:p>
          </table:table-cell>
          <table:table-cell table:style-name="ce155" table:formula="of:=+[.H76]-[.Z78]" office:value-type="float" office:value="0.036" calcext:value-type="float">
            <text:p>0.036</text:p>
          </table:table-cell>
          <table:table-cell table:style-name="ce155" table:formula="of:=+[.I76]+[.AB78]" office:value-type="float" office:value="1.521" calcext:value-type="float">
            <text:p>1.521</text:p>
          </table:table-cell>
          <table:table-cell table:style-name="ce155" table:formula="of:=+[.G78]+[.T78]" office:value-type="float" office:value="0.677" calcext:value-type="float">
            <text:p>0.677</text:p>
          </table:table-cell>
          <table:table-cell table:style-name="ce155" table:formula="of:=+[.H78]-[.S78]" office:value-type="float" office:value="0.036" calcext:value-type="float">
            <text:p>0.036</text:p>
          </table:table-cell>
          <table:table-cell table:style-name="ce155" table:formula="of:=+[.I78]+[.U78]" office:value-type="float" office:value="1.521" calcext:value-type="float">
            <text:p>1.521</text:p>
          </table:table-cell>
          <table:table-cell table:style-name="ce250" table:formula="of:=+[.M76]+[.X78]" office:value-type="float" office:value="0.616511" calcext:value-type="float">
            <text:p>0.616511</text:p>
          </table:table-cell>
          <table:table-cell table:style-name="ce94" table:formula="of:=+[.N76]-[.W78]" office:value-type="float" office:value="0.036295" calcext:value-type="float">
            <text:p>0.036295</text:p>
          </table:table-cell>
          <table:table-cell table:style-name="ce94" table:formula="of:=+[.O76]+[.Y78]" office:value-type="float" office:value="1.521361" calcext:value-type="float">
            <text:p>1.521361</text:p>
          </table:table-cell>
          <table:table-cell table:style-name="ce314" table:formula="of:=+[.M78]+[.T78]" office:value-type="float" office:value="0.676511" calcext:value-type="float">
            <text:p>0.676511</text:p>
          </table:table-cell>
          <table:table-cell table:style-name="ce100" table:formula="of:=+[.N78]-[.S78]" office:value-type="float" office:value="0.036295" calcext:value-type="float">
            <text:p>0.036295</text:p>
          </table:table-cell>
          <table:table-cell table:style-name="ce100" table:formula="of:=+[.O78]+[.U78]"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4846" calcext:value-type="float">
            <text:p>0.204846</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9" office:value-type="string" calcext:value-type="string">
            <text:p>L_HAND</text:p>
          </table:table-cell>
          <table:table-cell table:style-name="ce79"/>
          <table:table-cell table:style-name="ce79" office:value-type="string" calcext:value-type="string">
            <text:p>mWristLeft</text:p>
          </table:table-cell>
          <table:table-cell table:style-name="ce79" office:value-type="string" calcext:value-type="string">
            <text:p>&lt;collision_volume</text:p>
          </table:table-cell>
          <table:table-cell table:style-name="ce82"/>
          <table:table-cell table:style-name="ce79"/>
          <table:table-cell table:style-name="ce156" table:formula="of:=+[.G$78]+[.AA79]" office:value-type="float" office:value="0.667" calcext:value-type="float">
            <text:p>0.667</text:p>
          </table:table-cell>
          <table:table-cell table:style-name="ce156" table:formula="of:=+[.H$78]-[.Z79]" office:value-type="float" office:value="0.026" calcext:value-type="float">
            <text:p>0.026</text:p>
          </table:table-cell>
          <table:table-cell table:style-name="ce156" table:formula="of:=+[.I$78]+[.AB79]" office:value-type="float" office:value="1.521" calcext:value-type="float">
            <text:p>1.521</text:p>
          </table:table-cell>
          <table:table-cell table:style-name="ce156" table:formula="of:=+[.G79]+[.T79]" office:value-type="float" office:value="0.716" calcext:value-type="float">
            <text:p>0.716</text:p>
          </table:table-cell>
          <table:table-cell table:style-name="ce156" table:formula="of:=+[.H79]-[.S79]" office:value-type="float" office:value="0.021" calcext:value-type="float">
            <text:p>0.021</text:p>
          </table:table-cell>
          <table:table-cell table:style-name="ce156" table:formula="of:=+[.I79]+[.U79]" office:value-type="float" office:value="1.52" calcext:value-type="float">
            <text:p>1.520</text:p>
          </table:table-cell>
          <table:table-cell table:style-name="ce211" table:number-columns-repeated="3"/>
          <table:table-cell table:style-name="ce95" table:number-columns-repeated="3"/>
          <table:table-cell table:style-name="ce104" office:value-type="float" office:value="0.005" calcext:value-type="float">
            <text:p>0.0050</text:p>
          </table:table-cell>
          <table:table-cell table:style-name="ce109" office:value-type="float" office:value="0.049" calcext:value-type="float">
            <text:p>0.0490</text:p>
          </table:table-cell>
          <table:table-cell table:style-name="ce115" office:value-type="float" office:value="-0.001" calcext:value-type="float">
            <text:p>-0.0010</text:p>
          </table:table-cell>
          <table:table-cell table:style-name="ce79" office:value-type="string" calcext:value-type="string">
            <text:p>Collision</text:p>
          </table:table-cell>
          <table:table-cell table:style-name="ce126"/>
          <table:table-cell table:style-name="ce222"/>
          <table:table-cell table:style-name="ce226"/>
          <table:table-cell table:style-name="ce126" office:value-type="float" office:value="0.01" calcext:value-type="float">
            <text:p>0.010000</text:p>
          </table:table-cell>
          <table:table-cell table:style-name="ce222" office:value-type="float" office:value="0.05" calcext:value-type="float">
            <text:p>0.050000</text:p>
          </table:table-cell>
          <table:table-cell table:style-name="ce226" office:value-type="float" office:value="0" calcext:value-type="float">
            <text:p>0.000000</text:p>
          </table:table-cell>
          <table:table-cell table:style-name="ce126" office:value-type="float" office:value="-3" calcext:value-type="float">
            <text:p>-3.000000</text:p>
          </table:table-cell>
          <table:table-cell table:style-name="ce222" office:value-type="float" office:value="0" calcext:value-type="float">
            <text:p>0.000000</text:p>
          </table:table-cell>
          <table:table-cell table:style-name="ce226" office:value-type="float" office:value="-10" calcext:value-type="float">
            <text:p>-10.000000</text:p>
          </table:table-cell>
          <table:table-cell table:style-name="ce243" office:value-type="float" office:value="0.05" calcext:value-type="float">
            <text:p>0.05</text:p>
          </table:table-cell>
          <table:table-cell table:style-name="ce249" office:value-type="float" office:value="0.08" calcext:value-type="float">
            <text:p>0.08</text:p>
          </table:table-cell>
          <table:table-cell table:style-name="ce243" office:value-type="float" office:value="0.03" calcext:value-type="float">
            <text:p>0.03</text:p>
          </table:table-cell>
          <table:table-cell table:style-name="ce79" office:value-type="string" calcext:value-type="string">
            <text:p>base</text:p>
          </table:table-cell>
          <table:table-cell table:style-name="ce396" table:formula="of:=+[.AD79]" office:value-type="float" office:value="0" calcext:value-type="float">
            <text:p>0.000</text:p>
          </table:table-cell>
          <table:table-cell table:style-name="ce402" table:formula="of:=[.AC79]" office:value-type="float" office:value="-3" calcext:value-type="float">
            <text:p>-3.000</text:p>
          </table:table-cell>
          <table:table-cell table:style-name="ce408" table:formula="of:=+[.AE79]" office:value-type="float" office:value="-10" calcext:value-type="float">
            <text:p>-10.000</text:p>
          </table:table-cell>
          <table:table-cell table:style-name="ce396" table:formula="of:=+[.AG79]" office:value-type="float" office:value="0.08" calcext:value-type="float">
            <text:p>0.080</text:p>
          </table:table-cell>
          <table:table-cell table:style-name="ce402" table:formula="of:=[.AF79]" office:value-type="float" office:value="0.05" calcext:value-type="float">
            <text:p>0.050</text:p>
          </table:table-cell>
          <table:table-cell table:style-name="ce408" table:formula="of:=+[.AH79]" office:value-type="float" office:value="0.03" calcext:value-type="float">
            <text:p>0.030</text:p>
          </table:table-cell>
          <table:table-cell office:value-type="float" office:value="-3" calcext:value-type="float">
            <text:p>-3.000</text:p>
          </table:table-cell>
          <table:table-cell office:value-type="float" office:value="0" calcext:value-type="float">
            <text:p>0.000</text:p>
          </table:table-cell>
          <table:table-cell office:value-type="float" office:value="-10" calcext:value-type="float">
            <text:p>-10.000</text:p>
          </table:table-cell>
          <table:table-cell office:value-type="float" office:value="0.05" calcext:value-type="float">
            <text:p>0.050</text:p>
          </table:table-cell>
          <table:table-cell office:value-type="float" office:value="0.08" calcext:value-type="float">
            <text:p>0.080</text:p>
          </table:table-cell>
          <table:table-cell office:value-type="float" office:value="0.03" calcext:value-type="float">
            <text:p>0.030</text:p>
          </table:table-cell>
          <table:table-cell table:style-name="ce89" table:number-columns-repeated="986"/>
          <table:table-cell table:number-columns-repeated="15330"/>
        </table:table-row>
        <table:table-row table:style-name="ro1">
          <table:table-cell table:style-name="ce79" office:value-type="string" calcext:value-type="string">
            <text:p>mHandMiddle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Middle1Left</text:p>
          </table:table-cell>
          <table:table-cell table:style-name="ce85" office:value-type="boolean" office:boolean-value="false" calcext:value-type="boolean">
            <text:p>FALSE</text:p>
          </table:table-cell>
          <table:table-cell table:style-name="ce157" table:number-columns-repeated="6"/>
          <table:table-cell table:style-name="ce255" table:formula="of:=+[.M$78]+[.X80]" office:value-type="float" office:value="0.717511" calcext:value-type="float">
            <text:p>0.717511</text:p>
          </table:table-cell>
          <table:table-cell table:style-name="ce259" table:formula="of:=+[.N$78]-[.W80]" office:value-type="float" office:value="0.023295" calcext:value-type="float">
            <text:p>0.023295</text:p>
          </table:table-cell>
          <table:table-cell table:style-name="ce255" table:formula="of:=+[.O$78]+[.Y80]" office:value-type="float" office:value="1.536361" calcext:value-type="float">
            <text:p>1.536361</text:p>
          </table:table-cell>
          <table:table-cell table:style-name="ce255" table:formula="of:=+[.M80]+[.T80]" office:value-type="float" office:value="0.757511" calcext:value-type="float">
            <text:p>0.757511</text:p>
          </table:table-cell>
          <table:table-cell table:style-name="ce259" table:formula="of:=+[.N80]-[.S80]" office:value-type="float" office:value="0.024295" calcext:value-type="float">
            <text:p>0.024295</text:p>
          </table:table-cell>
          <table:table-cell table:style-name="ce255" table:formula="of:=+[.O80]+[.U80]"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89" table:number-columns-repeated="15328"/>
        </table:table-row>
        <table:table-row table:style-name="ro1">
          <table:table-cell table:style-name="ce79" office:value-type="string" calcext:value-type="string">
            <text:p>mHandMiddle2Left</text:p>
          </table:table-cell>
          <table:table-cell table:style-name="ce79"/>
          <table:table-cell table:style-name="ce79" office:value-type="string" calcext:value-type="string">
            <text:p>mHandMiddle1Left</text:p>
          </table:table-cell>
          <table:table-cell table:style-name="ce79" office:value-type="string" calcext:value-type="string">
            <text:p>&lt;bone</text:p>
          </table:table-cell>
          <table:table-cell table:style-name="ce83" office:value-type="string" calcext:value-type="string">
            <text:p>avatar_mHandMiddle2Left</text:p>
          </table:table-cell>
          <table:table-cell table:style-name="ce85" office:value-type="boolean" office:boolean-value="true" calcext:value-type="boolean">
            <text:p>TRUE</text:p>
          </table:table-cell>
          <table:table-cell table:style-name="ce157" table:number-columns-repeated="6"/>
          <table:table-cell table:style-name="ce255" table:formula="of:=+[.M80]+[.X81]" office:value-type="float" office:value="0.757511" calcext:value-type="float">
            <text:p>0.757511</text:p>
          </table:table-cell>
          <table:table-cell table:style-name="ce259" table:formula="of:=+[.N80]-[.W81]" office:value-type="float" office:value="0.024295" calcext:value-type="float">
            <text:p>0.024295</text:p>
          </table:table-cell>
          <table:table-cell table:style-name="ce255" table:formula="of:=+[.O80]+[.Y81]" office:value-type="float" office:value="1.530361" calcext:value-type="float">
            <text:p>1.530361</text:p>
          </table:table-cell>
          <table:table-cell table:style-name="ce259" table:formula="of:=+[.M81]+[.T81]" office:value-type="float" office:value="0.806511" calcext:value-type="float">
            <text:p>0.806511</text:p>
          </table:table-cell>
          <table:table-cell table:style-name="ce259" table:formula="of:=+[.N81]-[.S81]" office:value-type="float" office:value="0.025295" calcext:value-type="float">
            <text:p>0.025295</text:p>
          </table:table-cell>
          <table:table-cell table:style-name="ce259" table:formula="of:=+[.O81]+[.U81]"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Middle3Left</text:p>
          </table:table-cell>
          <table:table-cell table:style-name="ce79"/>
          <table:table-cell table:style-name="ce79" office:value-type="string" calcext:value-type="string">
            <text:p>mHandMiddle2Left</text:p>
          </table:table-cell>
          <table:table-cell table:style-name="ce79" office:value-type="string" calcext:value-type="string">
            <text:p>&lt;bone</text:p>
          </table:table-cell>
          <table:table-cell table:style-name="ce83" office:value-type="string" calcext:value-type="string">
            <text:p>avatar_mHandMiddle3Left</text:p>
          </table:table-cell>
          <table:table-cell table:style-name="ce85" office:value-type="boolean" office:boolean-value="true" calcext:value-type="boolean">
            <text:p>TRUE</text:p>
          </table:table-cell>
          <table:table-cell table:style-name="ce157" table:number-columns-repeated="6"/>
          <table:table-cell table:style-name="ce255" table:formula="of:=+[.M81]+[.X82]" office:value-type="float" office:value="0.806511" calcext:value-type="float">
            <text:p>0.806511</text:p>
          </table:table-cell>
          <table:table-cell table:style-name="ce259" table:formula="of:=+[.N81]-[.W82]" office:value-type="float" office:value="0.025295" calcext:value-type="float">
            <text:p>0.025295</text:p>
          </table:table-cell>
          <table:table-cell table:style-name="ce255" table:formula="of:=+[.O81]+[.Y82]" office:value-type="float" office:value="1.522361" calcext:value-type="float">
            <text:p>1.522361</text:p>
          </table:table-cell>
          <table:table-cell table:style-name="ce255" table:formula="of:=+[.M82]+[.T82]" office:value-type="float" office:value="0.839511" calcext:value-type="float">
            <text:p>0.839511</text:p>
          </table:table-cell>
          <table:table-cell table:style-name="ce259" table:formula="of:=+[.N82]-[.S82]" office:value-type="float" office:value="0.027295" calcext:value-type="float">
            <text:p>0.027295</text:p>
          </table:table-cell>
          <table:table-cell table:style-name="ce255" table:formula="of:=+[.O82]+[.U82]"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9" office:value-type="string" calcext:value-type="string">
            <text:p>mHandIndex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Index1Left</text:p>
          </table:table-cell>
          <table:table-cell table:style-name="ce85" office:value-type="boolean" office:boolean-value="false" calcext:value-type="boolean">
            <text:p>FALSE</text:p>
          </table:table-cell>
          <table:table-cell table:style-name="ce157" table:number-columns-repeated="6"/>
          <table:table-cell table:style-name="ce255" table:formula="of:=+[.M$78]+[.X83]" office:value-type="float" office:value="0.713511" calcext:value-type="float">
            <text:p>0.713511</text:p>
          </table:table-cell>
          <table:table-cell table:style-name="ce259" table:formula="of:=+[.N$78]-[.W83]" office:value-type="float" office:value="-0.001705" calcext:value-type="float">
            <text:p>-0.001705</text:p>
          </table:table-cell>
          <table:table-cell table:style-name="ce255" table:formula="of:=+[.O$78]+[.Y83]" office:value-type="float" office:value="1.536361" calcext:value-type="float">
            <text:p>1.536361</text:p>
          </table:table-cell>
          <table:table-cell table:style-name="ce255" table:formula="of:=+[.M83]+[.T83]" office:value-type="float" office:value="0.749511" calcext:value-type="float">
            <text:p>0.749511</text:p>
          </table:table-cell>
          <table:table-cell table:style-name="ce259" table:formula="of:=+[.N83]-[.S83]" office:value-type="float" office:value="-0.018705" calcext:value-type="float">
            <text:p>-0.018705</text:p>
          </table:table-cell>
          <table:table-cell table:style-name="ce255" table:formula="of:=+[.O83]+[.U83]"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2Left</text:p>
          </table:table-cell>
          <table:table-cell table:style-name="ce79"/>
          <table:table-cell table:style-name="ce79" office:value-type="string" calcext:value-type="string">
            <text:p>mHandIndex1Left</text:p>
          </table:table-cell>
          <table:table-cell table:style-name="ce79" office:value-type="string" calcext:value-type="string">
            <text:p>&lt;bone</text:p>
          </table:table-cell>
          <table:table-cell table:style-name="ce83" office:value-type="string" calcext:value-type="string">
            <text:p>avatar_mHandIndex2Left</text:p>
          </table:table-cell>
          <table:table-cell table:style-name="ce85" office:value-type="boolean" office:boolean-value="true" calcext:value-type="boolean">
            <text:p>TRUE</text:p>
          </table:table-cell>
          <table:table-cell table:style-name="ce157" table:number-columns-repeated="6"/>
          <table:table-cell table:style-name="ce255" table:formula="of:=+[.M83]+[.X84]" office:value-type="float" office:value="0.749511" calcext:value-type="float">
            <text:p>0.749511</text:p>
          </table:table-cell>
          <table:table-cell table:style-name="ce259" table:formula="of:=+[.N83]-[.W84]" office:value-type="float" office:value="-0.018705" calcext:value-type="float">
            <text:p>-0.018705</text:p>
          </table:table-cell>
          <table:table-cell table:style-name="ce255" table:formula="of:=+[.O83]+[.Y84]" office:value-type="float" office:value="1.530361" calcext:value-type="float">
            <text:p>1.530361</text:p>
          </table:table-cell>
          <table:table-cell table:style-name="ce255" table:formula="of:=+[.M84]+[.T84]" office:value-type="float" office:value="0.781511" calcext:value-type="float">
            <text:p>0.781511</text:p>
          </table:table-cell>
          <table:table-cell table:style-name="ce259" table:formula="of:=+[.N84]-[.S84]" office:value-type="float" office:value="-0.032705" calcext:value-type="float">
            <text:p>-0.032705</text:p>
          </table:table-cell>
          <table:table-cell table:style-name="ce255" table:formula="of:=+[.O84]+[.U84]"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3Left</text:p>
          </table:table-cell>
          <table:table-cell table:style-name="ce79"/>
          <table:table-cell table:style-name="ce79" office:value-type="string" calcext:value-type="string">
            <text:p>mHandIndex2Left</text:p>
          </table:table-cell>
          <table:table-cell table:style-name="ce79" office:value-type="string" calcext:value-type="string">
            <text:p>&lt;bone</text:p>
          </table:table-cell>
          <table:table-cell table:style-name="ce83" office:value-type="string" calcext:value-type="string">
            <text:p>avatar_mHandIndex3Left</text:p>
          </table:table-cell>
          <table:table-cell table:style-name="ce85" office:value-type="boolean" office:boolean-value="true" calcext:value-type="boolean">
            <text:p>TRUE</text:p>
          </table:table-cell>
          <table:table-cell table:style-name="ce157" table:number-columns-repeated="6"/>
          <table:table-cell table:style-name="ce255" table:formula="of:=+[.M84]+[.X85]" office:value-type="float" office:value="0.781511" calcext:value-type="float">
            <text:p>0.781511</text:p>
          </table:table-cell>
          <table:table-cell table:style-name="ce259" table:formula="of:=+[.N84]-[.W85]" office:value-type="float" office:value="-0.032705" calcext:value-type="float">
            <text:p>-0.032705</text:p>
          </table:table-cell>
          <table:table-cell table:style-name="ce255" table:formula="of:=+[.O84]+[.Y85]" office:value-type="float" office:value="1.524361" calcext:value-type="float">
            <text:p>1.524361</text:p>
          </table:table-cell>
          <table:table-cell table:style-name="ce255" table:formula="of:=+[.M85]+[.T85]" office:value-type="float" office:value="0.806511" calcext:value-type="float">
            <text:p>0.806511</text:p>
          </table:table-cell>
          <table:table-cell table:style-name="ce259" table:formula="of:=+[.N85]-[.S85]" office:value-type="float" office:value="-0.043705" calcext:value-type="float">
            <text:p>-0.043705</text:p>
          </table:table-cell>
          <table:table-cell table:style-name="ce255" table:formula="of:=+[.O85]+[.U85]"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Ring1Left</text:p>
          </table:table-cell>
          <table:table-cell table:style-name="ce85" office:value-type="boolean" office:boolean-value="false" calcext:value-type="boolean">
            <text:p>FALSE</text:p>
          </table:table-cell>
          <table:table-cell table:style-name="ce157" table:number-columns-repeated="6"/>
          <table:table-cell table:style-name="ce255" table:formula="of:=+[.M$78]+[.X86]" office:value-type="float" office:value="0.715511" calcext:value-type="float">
            <text:p>0.715511</text:p>
          </table:table-cell>
          <table:table-cell table:style-name="ce259" table:formula="of:=+[.N$78]-[.W86]" office:value-type="float" office:value="0.046295" calcext:value-type="float">
            <text:p>0.046295</text:p>
          </table:table-cell>
          <table:table-cell table:style-name="ce255" table:formula="of:=+[.O$78]+[.Y86]" office:value-type="float" office:value="1.530361" calcext:value-type="float">
            <text:p>1.530361</text:p>
          </table:table-cell>
          <table:table-cell table:style-name="ce255" table:formula="of:=+[.M86]+[.T86]" office:value-type="float" office:value="0.753511" calcext:value-type="float">
            <text:p>0.753511</text:p>
          </table:table-cell>
          <table:table-cell table:style-name="ce259" table:formula="of:=+[.N86]-[.S86]" office:value-type="float" office:value="0.059295" calcext:value-type="float">
            <text:p>0.059295</text:p>
          </table:table-cell>
          <table:table-cell table:style-name="ce255" table:formula="of:=+[.O86]+[.U86]"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2Left</text:p>
          </table:table-cell>
          <table:table-cell table:style-name="ce79"/>
          <table:table-cell table:style-name="ce79" office:value-type="string" calcext:value-type="string">
            <text:p>mHandRing1Left</text:p>
          </table:table-cell>
          <table:table-cell table:style-name="ce79" office:value-type="string" calcext:value-type="string">
            <text:p>&lt;bone</text:p>
          </table:table-cell>
          <table:table-cell table:style-name="ce83" office:value-type="string" calcext:value-type="string">
            <text:p>avatar_mHandRing2Left</text:p>
          </table:table-cell>
          <table:table-cell table:style-name="ce85" office:value-type="boolean" office:boolean-value="true" calcext:value-type="boolean">
            <text:p>TRUE</text:p>
          </table:table-cell>
          <table:table-cell table:style-name="ce157" table:number-columns-repeated="6"/>
          <table:table-cell table:style-name="ce255" table:formula="of:=+[.M86]+[.X87]" office:value-type="float" office:value="0.753511" calcext:value-type="float">
            <text:p>0.753511</text:p>
          </table:table-cell>
          <table:table-cell table:style-name="ce259" table:formula="of:=+[.N86]-[.W87]" office:value-type="float" office:value="0.059295" calcext:value-type="float">
            <text:p>0.059295</text:p>
          </table:table-cell>
          <table:table-cell table:style-name="ce255" table:formula="of:=+[.O86]+[.Y87]" office:value-type="float" office:value="1.522361" calcext:value-type="float">
            <text:p>1.522361</text:p>
          </table:table-cell>
          <table:table-cell table:style-name="ce255" table:formula="of:=+[.M87]+[.T87]" office:value-type="float" office:value="0.793511" calcext:value-type="float">
            <text:p>0.793511</text:p>
          </table:table-cell>
          <table:table-cell table:style-name="ce259" table:formula="of:=+[.N87]-[.S87]" office:value-type="float" office:value="0.072295" calcext:value-type="float">
            <text:p>0.072295</text:p>
          </table:table-cell>
          <table:table-cell table:style-name="ce255" table:formula="of:=+[.O87]+[.U87]"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3Left</text:p>
          </table:table-cell>
          <table:table-cell table:style-name="ce79"/>
          <table:table-cell table:style-name="ce79" office:value-type="string" calcext:value-type="string">
            <text:p>mHandRing2Left</text:p>
          </table:table-cell>
          <table:table-cell table:style-name="ce79" office:value-type="string" calcext:value-type="string">
            <text:p>&lt;bone</text:p>
          </table:table-cell>
          <table:table-cell table:style-name="ce83" office:value-type="string" calcext:value-type="string">
            <text:p>avatar_mHandRing3Left</text:p>
          </table:table-cell>
          <table:table-cell table:style-name="ce85" office:value-type="boolean" office:boolean-value="true" calcext:value-type="boolean">
            <text:p>TRUE</text:p>
          </table:table-cell>
          <table:table-cell table:style-name="ce157" table:number-columns-repeated="6"/>
          <table:table-cell table:style-name="ce255" table:formula="of:=+[.M87]+[.X88]" office:value-type="float" office:value="0.793511" calcext:value-type="float">
            <text:p>0.793511</text:p>
          </table:table-cell>
          <table:table-cell table:style-name="ce259" table:formula="of:=+[.N87]-[.W88]" office:value-type="float" office:value="0.072295" calcext:value-type="float">
            <text:p>0.072295</text:p>
          </table:table-cell>
          <table:table-cell table:style-name="ce255" table:formula="of:=+[.O87]+[.Y88]" office:value-type="float" office:value="1.513361" calcext:value-type="float">
            <text:p>1.513361</text:p>
          </table:table-cell>
          <table:table-cell table:style-name="ce255" table:formula="of:=+[.M88]+[.T88]" office:value-type="float" office:value="0.821511" calcext:value-type="float">
            <text:p>0.821511</text:p>
          </table:table-cell>
          <table:table-cell table:style-name="ce259" table:formula="of:=+[.N88]-[.S88]" office:value-type="float" office:value="0.082295" calcext:value-type="float">
            <text:p>0.082295</text:p>
          </table:table-cell>
          <table:table-cell table:style-name="ce255" table:formula="of:=+[.O88]+[.U88]"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Pinky1Left</text:p>
          </table:table-cell>
          <table:table-cell table:style-name="ce85" office:value-type="boolean" office:boolean-value="false" calcext:value-type="boolean">
            <text:p>FALSE</text:p>
          </table:table-cell>
          <table:table-cell table:style-name="ce157" table:number-columns-repeated="6"/>
          <table:table-cell table:style-name="ce255" table:formula="of:=+[.M$78]+[.X89]" office:value-type="float" office:value="0.711511" calcext:value-type="float">
            <text:p>0.711511</text:p>
          </table:table-cell>
          <table:table-cell table:style-name="ce259" table:formula="of:=+[.N$78]-[.W89]" office:value-type="float" office:value="0.067295" calcext:value-type="float">
            <text:p>0.067295</text:p>
          </table:table-cell>
          <table:table-cell table:style-name="ce255" table:formula="of:=+[.O$78]+[.Y89]" office:value-type="float" office:value="1.524361" calcext:value-type="float">
            <text:p>1.524361</text:p>
          </table:table-cell>
          <table:table-cell table:style-name="ce255" table:formula="of:=+[.M89]+[.T89]" office:value-type="float" office:value="0.736511" calcext:value-type="float">
            <text:p>0.736511</text:p>
          </table:table-cell>
          <table:table-cell table:style-name="ce259" table:formula="of:=+[.N89]-[.S89]" office:value-type="float" office:value="0.091295" calcext:value-type="float">
            <text:p>0.091295</text:p>
          </table:table-cell>
          <table:table-cell table:style-name="ce255" table:formula="of:=+[.O89]+[.U89]"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2Left</text:p>
          </table:table-cell>
          <table:table-cell table:style-name="ce79"/>
          <table:table-cell table:style-name="ce79" office:value-type="string" calcext:value-type="string">
            <text:p>mHandPinky1Left</text:p>
          </table:table-cell>
          <table:table-cell table:style-name="ce79" office:value-type="string" calcext:value-type="string">
            <text:p>&lt;bone</text:p>
          </table:table-cell>
          <table:table-cell table:style-name="ce83" office:value-type="string" calcext:value-type="string">
            <text:p>avatar_mHandPinky2Left</text:p>
          </table:table-cell>
          <table:table-cell table:style-name="ce85" office:value-type="boolean" office:boolean-value="true" calcext:value-type="boolean">
            <text:p>TRUE</text:p>
          </table:table-cell>
          <table:table-cell table:style-name="ce157" table:number-columns-repeated="6"/>
          <table:table-cell table:style-name="ce255" table:formula="of:=+[.M89]+[.X90]" office:value-type="float" office:value="0.736511" calcext:value-type="float">
            <text:p>0.736511</text:p>
          </table:table-cell>
          <table:table-cell table:style-name="ce259" table:formula="of:=+[.N89]-[.W90]" office:value-type="float" office:value="0.091295" calcext:value-type="float">
            <text:p>0.091295</text:p>
          </table:table-cell>
          <table:table-cell table:style-name="ce255" table:formula="of:=+[.O89]+[.Y90]" office:value-type="float" office:value="1.518361" calcext:value-type="float">
            <text:p>1.518361</text:p>
          </table:table-cell>
          <table:table-cell table:style-name="ce255" table:formula="of:=+[.M90]+[.T90]" office:value-type="float" office:value="0.754511" calcext:value-type="float">
            <text:p>0.754511</text:p>
          </table:table-cell>
          <table:table-cell table:style-name="ce259" table:formula="of:=+[.N90]-[.S90]" office:value-type="float" office:value="0.106295" calcext:value-type="float">
            <text:p>0.106295</text:p>
          </table:table-cell>
          <table:table-cell table:style-name="ce255" table:formula="of:=+[.O90]+[.U90]"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3Left</text:p>
          </table:table-cell>
          <table:table-cell table:style-name="ce79"/>
          <table:table-cell table:style-name="ce79" office:value-type="string" calcext:value-type="string">
            <text:p>mHandPinky2Left</text:p>
          </table:table-cell>
          <table:table-cell table:style-name="ce79" office:value-type="string" calcext:value-type="string">
            <text:p>&lt;bone</text:p>
          </table:table-cell>
          <table:table-cell table:style-name="ce83" office:value-type="string" calcext:value-type="string">
            <text:p>avatar_mHandPinky3Left</text:p>
          </table:table-cell>
          <table:table-cell table:style-name="ce85" office:value-type="boolean" office:boolean-value="true" calcext:value-type="boolean">
            <text:p>TRUE</text:p>
          </table:table-cell>
          <table:table-cell table:style-name="ce157" table:number-columns-repeated="6"/>
          <table:table-cell table:style-name="ce255" table:formula="of:=+[.M90]+[.X91]" office:value-type="float" office:value="0.754511" calcext:value-type="float">
            <text:p>0.754511</text:p>
          </table:table-cell>
          <table:table-cell table:style-name="ce259" table:formula="of:=+[.N90]-[.W91]" office:value-type="float" office:value="0.106295" calcext:value-type="float">
            <text:p>0.106295</text:p>
          </table:table-cell>
          <table:table-cell table:style-name="ce259" table:formula="of:=+[.O90]+[.Y91]" office:value-type="float" office:value="1.514361" calcext:value-type="float">
            <text:p>1.514361</text:p>
          </table:table-cell>
          <table:table-cell table:style-name="ce255" table:formula="of:=+[.M91]+[.T91]" office:value-type="float" office:value="0.770511" calcext:value-type="float">
            <text:p>0.770511</text:p>
          </table:table-cell>
          <table:table-cell table:style-name="ce259" table:formula="of:=+[.N91]-[.S91]" office:value-type="float" office:value="0.119295" calcext:value-type="float">
            <text:p>0.119295</text:p>
          </table:table-cell>
          <table:table-cell table:style-name="ce255" table:formula="of:=+[.O91]+[.U91]"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Thumb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Thumb1Left</text:p>
          </table:table-cell>
          <table:table-cell table:style-name="ce85" office:value-type="boolean" office:boolean-value="false" calcext:value-type="boolean">
            <text:p>FALSE</text:p>
          </table:table-cell>
          <table:table-cell table:style-name="ce157" table:number-columns-repeated="6"/>
          <table:table-cell table:style-name="ce255" table:formula="of:=+[.M$78]+[.X92]" office:value-type="float" office:value="0.642511" calcext:value-type="float">
            <text:p>0.642511</text:p>
          </table:table-cell>
          <table:table-cell table:style-name="ce259" table:formula="of:=+[.N$78]-[.W92]" office:value-type="float" office:value="0.005295" calcext:value-type="float">
            <text:p>0.005295</text:p>
          </table:table-cell>
          <table:table-cell table:style-name="ce255" table:formula="of:=+[.O$78]+[.Y92]" office:value-type="float" office:value="1.525361" calcext:value-type="float">
            <text:p>1.525361</text:p>
          </table:table-cell>
          <table:table-cell table:style-name="ce255" table:formula="of:=+[.M92]+[.T92]" office:value-type="float" office:value="0.674511" calcext:value-type="float">
            <text:p>0.674511</text:p>
          </table:table-cell>
          <table:table-cell table:style-name="ce259" table:formula="of:=+[.N92]-[.S92]" office:value-type="float" office:value="-0.022705" calcext:value-type="float">
            <text:p>-0.022705</text:p>
          </table:table-cell>
          <table:table-cell table:style-name="ce255" table:formula="of:=+[.O92]+[.U92]"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9" office:value-type="string" calcext:value-type="string">
            <text:p>mHandThumb2Left</text:p>
          </table:table-cell>
          <table:table-cell table:style-name="ce79"/>
          <table:table-cell table:style-name="ce79" office:value-type="string" calcext:value-type="string">
            <text:p>mHandThumb1Left</text:p>
          </table:table-cell>
          <table:table-cell table:style-name="ce79" office:value-type="string" calcext:value-type="string">
            <text:p>&lt;bone</text:p>
          </table:table-cell>
          <table:table-cell table:style-name="ce83" office:value-type="string" calcext:value-type="string">
            <text:p>avatar_mHandThumb2Left</text:p>
          </table:table-cell>
          <table:table-cell table:style-name="ce85" office:value-type="boolean" office:boolean-value="true" calcext:value-type="boolean">
            <text:p>TRUE</text:p>
          </table:table-cell>
          <table:table-cell table:style-name="ce157" table:number-columns-repeated="6"/>
          <table:table-cell table:style-name="ce255" table:formula="of:=+[.M92]+[.X93]" office:value-type="float" office:value="0.674511" calcext:value-type="float">
            <text:p>0.674511</text:p>
          </table:table-cell>
          <table:table-cell table:style-name="ce259" table:formula="of:=+[.N92]-[.W93]" office:value-type="float" office:value="-0.022705" calcext:value-type="float">
            <text:p>-0.022705</text:p>
          </table:table-cell>
          <table:table-cell table:style-name="ce255" table:formula="of:=+[.O92]+[.Y93]" office:value-type="float" office:value="1.524361" calcext:value-type="float">
            <text:p>1.524361</text:p>
          </table:table-cell>
          <table:table-cell table:style-name="ce255" table:formula="of:=+[.M93]+[.T93]" office:value-type="float" office:value="0.705511" calcext:value-type="float">
            <text:p>0.705511</text:p>
          </table:table-cell>
          <table:table-cell table:style-name="ce259" table:formula="of:=+[.N93]-[.S93]" office:value-type="float" office:value="-0.045705" calcext:value-type="float">
            <text:p>-0.045705</text:p>
          </table:table-cell>
          <table:table-cell table:style-name="ce255" table:formula="of:=+[.O93]+[.U93]"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9" office:value-type="string" calcext:value-type="string">
            <text:p>mHandThumb3Left</text:p>
          </table:table-cell>
          <table:table-cell table:style-name="ce79"/>
          <table:table-cell table:style-name="ce79" office:value-type="string" calcext:value-type="string">
            <text:p>mHandThumb2Left</text:p>
          </table:table-cell>
          <table:table-cell table:style-name="ce79" office:value-type="string" calcext:value-type="string">
            <text:p>&lt;bone</text:p>
          </table:table-cell>
          <table:table-cell table:style-name="ce83" office:value-type="string" calcext:value-type="string">
            <text:p>avatar_mHandThumb3Left</text:p>
          </table:table-cell>
          <table:table-cell table:style-name="ce85" office:value-type="boolean" office:boolean-value="true" calcext:value-type="boolean">
            <text:p>TRUE</text:p>
          </table:table-cell>
          <table:table-cell table:style-name="ce157" table:number-columns-repeated="6"/>
          <table:table-cell table:style-name="ce255" table:formula="of:=+[.M93]+[.X94]" office:value-type="float" office:value="0.705511" calcext:value-type="float">
            <text:p>0.705511</text:p>
          </table:table-cell>
          <table:table-cell table:style-name="ce259" table:formula="of:=+[.N93]-[.W94]" office:value-type="float" office:value="-0.045705" calcext:value-type="float">
            <text:p>-0.045705</text:p>
          </table:table-cell>
          <table:table-cell table:style-name="ce255" table:formula="of:=+[.O93]+[.Y94]" office:value-type="float" office:value="1.523361" calcext:value-type="float">
            <text:p>1.523361</text:p>
          </table:table-cell>
          <table:table-cell table:style-name="ce255" table:formula="of:=+[.M94]+[.T94]" office:value-type="float" office:value="0.730511" calcext:value-type="float">
            <text:p>0.730511</text:p>
          </table:table-cell>
          <table:table-cell table:style-name="ce259" table:formula="of:=+[.N94]-[.S94]" office:value-type="float" office:value="-0.060705" calcext:value-type="float">
            <text:p>-0.060705</text:p>
          </table:table-cell>
          <table:table-cell table:style-name="ce255" table:formula="of:=+[.O94]+[.U94]"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7" office:value-type="string" calcext:value-type="string">
            <text:p>mCollarRigh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rCollar avatar_mCollarRight</text:p>
          </table:table-cell>
          <table:table-cell table:style-name="ce84" office:value-type="boolean" office:boolean-value="false" calcext:value-type="boolean">
            <text:p>FALSE</text:p>
          </table:table-cell>
          <table:table-cell table:style-name="ce155" table:formula="of:=+[.G$14]+[.AA95]" office:value-type="float" office:value="-0.085" calcext:value-type="float">
            <text:p>-0.085</text:p>
          </table:table-cell>
          <table:table-cell table:style-name="ce155" table:formula="of:=+[.H$14]-[.Z95]" office:value-type="float" office:value="0.036" calcext:value-type="float">
            <text:p>0.036</text:p>
          </table:table-cell>
          <table:table-cell table:style-name="ce155" table:formula="of:=+[.I$14]+[.AB95]" office:value-type="float" office:value="1.521" calcext:value-type="float">
            <text:p>1.521</text:p>
          </table:table-cell>
          <table:table-cell table:style-name="ce155" table:formula="of:=+[.G95]+[.T95]" office:value-type="float" office:value="-0.164" calcext:value-type="float">
            <text:p>-0.164</text:p>
          </table:table-cell>
          <table:table-cell table:style-name="ce155" table:formula="of:=+[.H95]-[.S95]" office:value-type="float" office:value="0.036" calcext:value-type="float">
            <text:p>0.036</text:p>
          </table:table-cell>
          <table:table-cell table:style-name="ce155" table:formula="of:=+[.I95]+[.U95]" office:value-type="float" office:value="1.521" calcext:value-type="float">
            <text:p>1.521</text:p>
          </table:table-cell>
          <table:table-cell table:style-name="ce94" table:formula="of:=+[.M$14]+[.X95]" office:value-type="float" office:value="-0.085" calcext:value-type="float">
            <text:p>-0.085000</text:p>
          </table:table-cell>
          <table:table-cell table:style-name="ce94" table:formula="of:=+[.N$14]-[.W95]" office:value-type="float" office:value="0.036295" calcext:value-type="float">
            <text:p>0.036295</text:p>
          </table:table-cell>
          <table:table-cell table:style-name="ce94" table:formula="of:=+[.O$14]+[.Y95]" office:value-type="float" office:value="1.521361" calcext:value-type="float">
            <text:p>1.521361</text:p>
          </table:table-cell>
          <table:table-cell table:style-name="ce314" table:formula="of:=+[.M95]+[.T95]" office:value-type="float" office:value="-0.164" calcext:value-type="float">
            <text:p>-0.164000</text:p>
          </table:table-cell>
          <table:table-cell table:style-name="ce100" table:formula="of:=+[.N95]-[.S95]" office:value-type="float" office:value="0.036295" calcext:value-type="float">
            <text:p>0.036295</text:p>
          </table:table-cell>
          <table:table-cell table:style-name="ce100" table:formula="of:=+[.O95]+[.U95]"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5" calcext:value-type="float">
            <text:p>-0.085000</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R_CLAVICLE</text:p>
          </table:table-cell>
          <table:table-cell table:style-name="ce78"/>
          <table:table-cell table:style-name="ce78" office:value-type="string" calcext:value-type="string">
            <text:p>mCollarRight</text:p>
          </table:table-cell>
          <table:table-cell table:style-name="ce78" office:value-type="string" calcext:value-type="string">
            <text:p>&lt;collision_volume</text:p>
          </table:table-cell>
          <table:table-cell table:style-name="ce82"/>
          <table:table-cell table:style-name="ce78"/>
          <table:table-cell table:style-name="ce156" table:formula="of:=+[.G$95]+[.AA96]" office:value-type="float" office:value="-0.085" calcext:value-type="float">
            <text:p>-0.085</text:p>
          </table:table-cell>
          <table:table-cell table:style-name="ce156" table:formula="of:=+[.H$95]-[.Z96]" office:value-type="float" office:value="0.016" calcext:value-type="float">
            <text:p>0.016</text:p>
          </table:table-cell>
          <table:table-cell table:style-name="ce156" table:formula="of:=+[.I$95]+[.AB96]" office:value-type="float" office:value="1.541" calcext:value-type="float">
            <text:p>1.541</text:p>
          </table:table-cell>
          <table:table-cell table:style-name="ce156" table:formula="of:=+[.G96]+[.T96]" office:value-type="float" office:value="-0.185" calcext:value-type="float">
            <text:p>-0.185</text:p>
          </table:table-cell>
          <table:table-cell table:style-name="ce156" table:formula="of:=+[.H96]-[.S96]" office:value-type="float" office:value="0.016" calcext:value-type="float">
            <text:p>0.016</text:p>
          </table:table-cell>
          <table:table-cell table:style-name="ce156" table:formula="of:=+[.I96]+[.U96]"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96]" office:value-type="float" office:value="0" calcext:value-type="float">
            <text:p>0.000</text:p>
          </table:table-cell>
          <table:table-cell table:style-name="ce402" table:formula="of:=[.AC96]" office:value-type="float" office:value="0" calcext:value-type="float">
            <text:p>0.000</text:p>
          </table:table-cell>
          <table:table-cell table:style-name="ce408" table:formula="of:=+[.AE96]" office:value-type="float" office:value="0" calcext:value-type="float">
            <text:p>0.000</text:p>
          </table:table-cell>
          <table:table-cell table:style-name="ce396" table:formula="of:=+[.AG96]" office:value-type="float" office:value="0.14" calcext:value-type="float">
            <text:p>0.140</text:p>
          </table:table-cell>
          <table:table-cell table:style-name="ce402" table:formula="of:=[.AF96]" office:value-type="float" office:value="0.07" calcext:value-type="float">
            <text:p>0.070</text:p>
          </table:table-cell>
          <table:table-cell table:style-name="ce408" table:formula="of:=+[.AH96]" office:value-type="float" office:value="0.05" calcext:value-type="float">
            <text:p>0.050</text:p>
          </table:table-cell>
          <table:table-cell table:number-columns-repeated="3" office:value-type="float" office:value="0" calcext:value-type="float">
            <text:p>0.000</text:p>
          </table:table-cell>
          <table:table-cell office:value-type="float" office:value="0.09" calcext:value-type="float">
            <text:p>0.090</text:p>
          </table:table-cell>
          <table:table-cell office:value-type="float" office:value="0.14" calcext:value-type="float">
            <text:p>0.140</text:p>
          </table:table-cell>
          <table:table-cell office:value-type="float" office:value="0.06" calcext:value-type="float">
            <text:p>0.060</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ShoulderRight</text:p>
          </table:table-cell>
          <table:table-cell table:number-columns-repeated="2" table:style-name="ce77" office:value-type="string" calcext:value-type="string">
            <text:p>mCollarRight</text:p>
          </table:table-cell>
          <table:table-cell table:style-name="ce77" office:value-type="string" calcext:value-type="string">
            <text:p>&lt;bone</text:p>
          </table:table-cell>
          <table:table-cell table:style-name="ce309" office:value-type="string" calcext:value-type="string">
            <text:p>rShldr avatar_mShoulderRight</text:p>
          </table:table-cell>
          <table:table-cell table:style-name="ce84" office:value-type="boolean" office:boolean-value="true" calcext:value-type="boolean">
            <text:p>TRUE</text:p>
          </table:table-cell>
          <table:table-cell table:style-name="ce155" table:formula="of:=+[.G95]+[.AA97]" office:value-type="float" office:value="-0.164" calcext:value-type="float">
            <text:p>-0.164</text:p>
          </table:table-cell>
          <table:table-cell table:style-name="ce155" table:formula="of:=+[.H95]-[.Z97]" office:value-type="float" office:value="0.036" calcext:value-type="float">
            <text:p>0.036</text:p>
          </table:table-cell>
          <table:table-cell table:style-name="ce155" table:formula="of:=+[.I95]+[.AB97]" office:value-type="float" office:value="1.521" calcext:value-type="float">
            <text:p>1.521</text:p>
          </table:table-cell>
          <table:table-cell table:style-name="ce155" table:formula="of:=+[.G97]+[.T97]" office:value-type="float" office:value="-0.411" calcext:value-type="float">
            <text:p>-0.411</text:p>
          </table:table-cell>
          <table:table-cell table:style-name="ce155" table:formula="of:=+[.H97]-[.S97]" office:value-type="float" office:value="0.036" calcext:value-type="float">
            <text:p>0.036</text:p>
          </table:table-cell>
          <table:table-cell table:style-name="ce155" table:formula="of:=+[.I97]+[.U97]" office:value-type="float" office:value="1.521" calcext:value-type="float">
            <text:p>1.521</text:p>
          </table:table-cell>
          <table:table-cell table:style-name="ce250" table:formula="of:=+[.M95]+[.X97]" office:value-type="float" office:value="-0.164418" calcext:value-type="float">
            <text:p>-0.164418</text:p>
          </table:table-cell>
          <table:table-cell table:style-name="ce94" table:formula="of:=+[.N95]-[.W97]" office:value-type="float" office:value="0.036295" calcext:value-type="float">
            <text:p>0.036295</text:p>
          </table:table-cell>
          <table:table-cell table:style-name="ce94" table:formula="of:=+[.O95]+[.Y97]" office:value-type="float" office:value="1.521361" calcext:value-type="float">
            <text:p>1.521361</text:p>
          </table:table-cell>
          <table:table-cell table:style-name="ce314" table:formula="of:=+[.M97]+[.T97]" office:value-type="float" office:value="-0.411418" calcext:value-type="float">
            <text:p>-0.411418</text:p>
          </table:table-cell>
          <table:table-cell table:style-name="ce100" table:formula="of:=+[.N97]-[.S97]" office:value-type="float" office:value="0.036295" calcext:value-type="float">
            <text:p>0.036295</text:p>
          </table:table-cell>
          <table:table-cell table:style-name="ce100" table:formula="of:=+[.O97]+[.U97]"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418" calcext:value-type="float">
            <text:p>-0.079418</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UPPER_ARM</text:p>
          </table:table-cell>
          <table:table-cell table:style-name="ce78"/>
          <table:table-cell table:style-name="ce78" office:value-type="string" calcext:value-type="string">
            <text:p>mShoulderRight</text:p>
          </table:table-cell>
          <table:table-cell table:style-name="ce78" office:value-type="string" calcext:value-type="string">
            <text:p>&lt;collision_volume</text:p>
          </table:table-cell>
          <table:table-cell table:style-name="ce82"/>
          <table:table-cell table:style-name="ce78"/>
          <table:table-cell table:style-name="ce156" table:formula="of:=+[.G$97]+[.AA98]" office:value-type="float" office:value="-0.284" calcext:value-type="float">
            <text:p>-0.284</text:p>
          </table:table-cell>
          <table:table-cell table:style-name="ce156" table:formula="of:=+[.H$97]-[.Z98]" office:value-type="float" office:value="0.036" calcext:value-type="float">
            <text:p>0.036</text:p>
          </table:table-cell>
          <table:table-cell table:style-name="ce156" table:formula="of:=+[.I$97]+[.AB98]" office:value-type="float" office:value="1.531" calcext:value-type="float">
            <text:p>1.531</text:p>
          </table:table-cell>
          <table:table-cell table:style-name="ce156" table:formula="of:=+[.G98]+[.T98]" office:value-type="float" office:value="-0.414" calcext:value-type="float">
            <text:p>-0.414</text:p>
          </table:table-cell>
          <table:table-cell table:style-name="ce156" table:formula="of:=+[.H98]-[.S98]" office:value-type="float" office:value="0.036" calcext:value-type="float">
            <text:p>0.036</text:p>
          </table:table-cell>
          <table:table-cell table:style-name="ce156" table:formula="of:=+[.I98]+[.U98]"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98]" office:value-type="float" office:value="0" calcext:value-type="float">
            <text:p>0.000</text:p>
          </table:table-cell>
          <table:table-cell table:style-name="ce402" table:formula="of:=[.AC98]" office:value-type="float" office:value="5" calcext:value-type="float">
            <text:p>5.000</text:p>
          </table:table-cell>
          <table:table-cell table:style-name="ce408" table:formula="of:=+[.AE98]" office:value-type="float" office:value="0" calcext:value-type="float">
            <text:p>0.000</text:p>
          </table:table-cell>
          <table:table-cell table:style-name="ce396" table:formula="of:=+[.AG98]" office:value-type="float" office:value="0.17" calcext:value-type="float">
            <text:p>0.170</text:p>
          </table:table-cell>
          <table:table-cell table:style-name="ce402" table:formula="of:=[.AF98]" office:value-type="float" office:value="0.05" calcext:value-type="float">
            <text:p>0.050</text:p>
          </table:table-cell>
          <table:table-cell table:style-name="ce408" table:formula="of:=+[.AH98]" office:value-type="float" office:value="0.05" calcext:value-type="float">
            <text:p>0.050</text:p>
          </table:table-cell>
          <table:table-cell office:value-type="float" office:value="5" calcext:value-type="float">
            <text:p>5.000</text:p>
          </table:table-cell>
          <table:table-cell table:number-columns-repeated="2" office:value-type="float" office:value="0" calcext:value-type="float">
            <text:p>0.000</text:p>
          </table:table-cell>
          <table:table-cell office:value-type="float" office:value="0.06" calcext:value-type="float">
            <text:p>0.060</text:p>
          </table:table-cell>
          <table:table-cell office:value-type="float" office:value="0.17" calcext:value-type="float">
            <text:p>0.170</text:p>
          </table:table-cell>
          <table:table-cell office:value-type="float" office:value="0.06" calcext:value-type="float">
            <text:p>0.060</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ElbowRight</text:p>
          </table:table-cell>
          <table:table-cell table:number-columns-repeated="2" table:style-name="ce77" office:value-type="string" calcext:value-type="string">
            <text:p>mShoulderRight</text:p>
          </table:table-cell>
          <table:table-cell table:style-name="ce77" office:value-type="string" calcext:value-type="string">
            <text:p>&lt;bone</text:p>
          </table:table-cell>
          <table:table-cell table:style-name="ce309" office:value-type="string" calcext:value-type="string">
            <text:p>rForeArm avatar_mElbowRight</text:p>
          </table:table-cell>
          <table:table-cell table:style-name="ce84" office:value-type="boolean" office:boolean-value="true" calcext:value-type="boolean">
            <text:p>TRUE</text:p>
          </table:table-cell>
          <table:table-cell table:style-name="ce155" table:formula="of:=+[.G97]+[.AA99]" office:value-type="float" office:value="-0.412" calcext:value-type="float">
            <text:p>-0.412</text:p>
          </table:table-cell>
          <table:table-cell table:style-name="ce155" table:formula="of:=+[.H97]-[.Z99]" office:value-type="float" office:value="0.036" calcext:value-type="float">
            <text:p>0.036</text:p>
          </table:table-cell>
          <table:table-cell table:style-name="ce155" table:formula="of:=+[.I97]+[.AB99]" office:value-type="float" office:value="1.521" calcext:value-type="float">
            <text:p>1.521</text:p>
          </table:table-cell>
          <table:table-cell table:style-name="ce155" table:formula="of:=+[.G99]+[.T99]" office:value-type="float" office:value="-0.617" calcext:value-type="float">
            <text:p>-0.617</text:p>
          </table:table-cell>
          <table:table-cell table:style-name="ce155" table:formula="of:=+[.H99]-[.S99]" office:value-type="float" office:value="0.036" calcext:value-type="float">
            <text:p>0.036</text:p>
          </table:table-cell>
          <table:table-cell table:style-name="ce155" table:formula="of:=+[.I99]+[.U99]" office:value-type="float" office:value="1.521" calcext:value-type="float">
            <text:p>1.521</text:p>
          </table:table-cell>
          <table:table-cell table:style-name="ce250" table:formula="of:=+[.M97]+[.X99]" office:value-type="float" office:value="-0.412418" calcext:value-type="float">
            <text:p>-0.412418</text:p>
          </table:table-cell>
          <table:table-cell table:style-name="ce94" table:formula="of:=+[.N97]-[.W99]" office:value-type="float" office:value="0.036295" calcext:value-type="float">
            <text:p>0.036295</text:p>
          </table:table-cell>
          <table:table-cell table:style-name="ce94" table:formula="of:=+[.O97]+[.Y99]" office:value-type="float" office:value="1.521361" calcext:value-type="float">
            <text:p>1.521361</text:p>
          </table:table-cell>
          <table:table-cell table:style-name="ce314" table:formula="of:=+[.M99]+[.T99]" office:value-type="float" office:value="-0.617418" calcext:value-type="float">
            <text:p>-0.617418</text:p>
          </table:table-cell>
          <table:table-cell table:style-name="ce100" table:formula="of:=+[.N99]-[.S99]" office:value-type="float" office:value="0.036295" calcext:value-type="float">
            <text:p>0.036295</text:p>
          </table:table-cell>
          <table:table-cell table:style-name="ce314" table:formula="of:=+[.O99]+[.U99]"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LOWER_ARM</text:p>
          </table:table-cell>
          <table:table-cell table:style-name="ce78"/>
          <table:table-cell table:style-name="ce78" office:value-type="string" calcext:value-type="string">
            <text:p>mElbowRight</text:p>
          </table:table-cell>
          <table:table-cell table:style-name="ce78" office:value-type="string" calcext:value-type="string">
            <text:p>&lt;collision_volume</text:p>
          </table:table-cell>
          <table:table-cell table:style-name="ce82"/>
          <table:table-cell table:style-name="ce78"/>
          <table:table-cell table:style-name="ce156" table:formula="of:=+[.G$99]+[.AA100]" office:value-type="float" office:value="-0.512" calcext:value-type="float">
            <text:p>-0.512</text:p>
          </table:table-cell>
          <table:table-cell table:style-name="ce156" table:formula="of:=+[.H$99]-[.Z100]" office:value-type="float" office:value="0.036" calcext:value-type="float">
            <text:p>0.036</text:p>
          </table:table-cell>
          <table:table-cell table:style-name="ce156" table:formula="of:=+[.I$99]+[.AB100]" office:value-type="float" office:value="1.521" calcext:value-type="float">
            <text:p>1.521</text:p>
          </table:table-cell>
          <table:table-cell table:style-name="ce156" table:formula="of:=+[.G100]+[.T100]" office:value-type="float" office:value="-0.612" calcext:value-type="float">
            <text:p>-0.612</text:p>
          </table:table-cell>
          <table:table-cell table:style-name="ce156" table:formula="of:=+[.H100]-[.S100]" office:value-type="float" office:value="0.036" calcext:value-type="float">
            <text:p>0.036</text:p>
          </table:table-cell>
          <table:table-cell table:style-name="ce156" table:formula="of:=+[.I100]+[.U100]"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96" table:formula="of:=+[.AD100]" office:value-type="float" office:value="0" calcext:value-type="float">
            <text:p>0.000</text:p>
          </table:table-cell>
          <table:table-cell table:style-name="ce402" table:formula="of:=[.AC100]" office:value-type="float" office:value="3" calcext:value-type="float">
            <text:p>3.000</text:p>
          </table:table-cell>
          <table:table-cell table:style-name="ce408" table:formula="of:=+[.AE100]" office:value-type="float" office:value="0" calcext:value-type="float">
            <text:p>0.000</text:p>
          </table:table-cell>
          <table:table-cell table:style-name="ce396" table:formula="of:=+[.AG100]" office:value-type="float" office:value="0.14" calcext:value-type="float">
            <text:p>0.140</text:p>
          </table:table-cell>
          <table:table-cell table:style-name="ce402" table:formula="of:=[.AF100]" office:value-type="float" office:value="0.04" calcext:value-type="float">
            <text:p>0.040</text:p>
          </table:table-cell>
          <table:table-cell table:style-name="ce408" table:formula="of:=+[.AH100]" office:value-type="float" office:value="0.04" calcext:value-type="float">
            <text:p>0.040</text:p>
          </table:table-cell>
          <table:table-cell office:value-type="float" office:value="3" calcext:value-type="float">
            <text:p>3.000</text:p>
          </table:table-cell>
          <table:table-cell table:number-columns-repeated="2" office:value-type="float" office:value="0" calcext:value-type="float">
            <text:p>0.000</text:p>
          </table:table-cell>
          <table:table-cell office:value-type="float" office:value="0.045" calcext:value-type="float">
            <text:p>0.045</text:p>
          </table:table-cell>
          <table:table-cell office:value-type="float" office:value="0.14" calcext:value-type="float">
            <text:p>0.140</text:p>
          </table:table-cell>
          <table:table-cell office:value-type="float" office:value="0.045" calcext:value-type="float">
            <text:p>0.045</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WristRight</text:p>
          </table:table-cell>
          <table:table-cell table:number-columns-repeated="2" table:style-name="ce77" office:value-type="string" calcext:value-type="string">
            <text:p>mElbowRight</text:p>
          </table:table-cell>
          <table:table-cell table:style-name="ce77" office:value-type="string" calcext:value-type="string">
            <text:p>&lt;bone</text:p>
          </table:table-cell>
          <table:table-cell table:style-name="ce309" office:value-type="string" calcext:value-type="string">
            <text:p>rHand avatar_mWristRight</text:p>
          </table:table-cell>
          <table:table-cell table:style-name="ce84" office:value-type="boolean" office:boolean-value="true" calcext:value-type="boolean">
            <text:p>TRUE</text:p>
          </table:table-cell>
          <table:table-cell table:style-name="ce155" table:formula="of:=+[.G99]+[.AA101]" office:value-type="float" office:value="-0.617" calcext:value-type="float">
            <text:p>-0.617</text:p>
          </table:table-cell>
          <table:table-cell table:style-name="ce155" table:formula="of:=+[.H99]-[.Z101]" office:value-type="float" office:value="0.036" calcext:value-type="float">
            <text:p>0.036</text:p>
          </table:table-cell>
          <table:table-cell table:style-name="ce155" table:formula="of:=+[.I99]+[.AB101]" office:value-type="float" office:value="1.521" calcext:value-type="float">
            <text:p>1.521</text:p>
          </table:table-cell>
          <table:table-cell table:style-name="ce155" table:formula="of:=+[.G101]+[.T101]" office:value-type="float" office:value="-0.677" calcext:value-type="float">
            <text:p>-0.677</text:p>
          </table:table-cell>
          <table:table-cell table:style-name="ce155" table:formula="of:=+[.H101]-[.S101]" office:value-type="float" office:value="0.036" calcext:value-type="float">
            <text:p>0.036</text:p>
          </table:table-cell>
          <table:table-cell table:style-name="ce155" table:formula="of:=+[.I101]+[.U101]" office:value-type="float" office:value="1.521" calcext:value-type="float">
            <text:p>1.521</text:p>
          </table:table-cell>
          <table:table-cell table:style-name="ce250" table:formula="of:=+[.M99]+[.AA101]" office:value-type="float" office:value="-0.617418" calcext:value-type="float">
            <text:p>-0.617418</text:p>
          </table:table-cell>
          <table:table-cell table:style-name="ce94" table:formula="of:=+[.N99]-[.W101]" office:value-type="float" office:value="0.036295" calcext:value-type="float">
            <text:p>0.036295</text:p>
          </table:table-cell>
          <table:table-cell table:style-name="ce94" table:formula="of:=+[.O99]+[.Y101]" office:value-type="float" office:value="1.521361" calcext:value-type="float">
            <text:p>1.521361</text:p>
          </table:table-cell>
          <table:table-cell table:style-name="ce314" table:formula="of:=+[.M101]+[.T101]" office:value-type="float" office:value="-0.677418" calcext:value-type="float">
            <text:p>-0.677418</text:p>
          </table:table-cell>
          <table:table-cell table:style-name="ce100" table:formula="of:=+[.N101]-[.S101]" office:value-type="float" office:value="0.036295" calcext:value-type="float">
            <text:p>0.036295</text:p>
          </table:table-cell>
          <table:table-cell table:style-name="ce100" table:formula="of:=+[.O101]+[.U101]"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HAND</text:p>
          </table:table-cell>
          <table:table-cell table:style-name="ce78"/>
          <table:table-cell table:style-name="ce78" office:value-type="string" calcext:value-type="string">
            <text:p>mWristRight</text:p>
          </table:table-cell>
          <table:table-cell table:style-name="ce78" office:value-type="string" calcext:value-type="string">
            <text:p>&lt;collision_volume</text:p>
          </table:table-cell>
          <table:table-cell table:style-name="ce82"/>
          <table:table-cell table:style-name="ce78"/>
          <table:table-cell table:style-name="ce156" table:formula="of:=+[.G$101]+[.AA102]" office:value-type="float" office:value="-0.667" calcext:value-type="float">
            <text:p>-0.667</text:p>
          </table:table-cell>
          <table:table-cell table:style-name="ce156" table:formula="of:=+[.H$101]-[.Z102]" office:value-type="float" office:value="0.026" calcext:value-type="float">
            <text:p>0.026</text:p>
          </table:table-cell>
          <table:table-cell table:style-name="ce156" table:formula="of:=+[.I$101]+[.AB102]" office:value-type="float" office:value="1.521" calcext:value-type="float">
            <text:p>1.521</text:p>
          </table:table-cell>
          <table:table-cell table:style-name="ce156" table:formula="of:=+[.G102]+[.T102]" office:value-type="float" office:value="-0.716" calcext:value-type="float">
            <text:p>-0.716</text:p>
          </table:table-cell>
          <table:table-cell table:style-name="ce156" table:formula="of:=+[.H102]-[.S102]" office:value-type="float" office:value="0.021" calcext:value-type="float">
            <text:p>0.021</text:p>
          </table:table-cell>
          <table:table-cell table:style-name="ce156" table:formula="of:=+[.I102]+[.U102]" office:value-type="float" office:value="1.52" calcext:value-type="float">
            <text:p>1.520</text:p>
          </table:table-cell>
          <table:table-cell table:style-name="ce259" table:number-columns-repeated="6"/>
          <table:table-cell table:style-name="ce103" office:value-type="float" office:value="0.005" calcext:value-type="float">
            <text:p>0.0050</text:p>
          </table:table-cell>
          <table:table-cell table:style-name="ce108" office:value-type="float" office:value="-0.049" calcext:value-type="float">
            <text:p>-0.049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05" calcext:value-type="float">
            <text:p>-0.05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10" calcext:value-type="float">
            <text:p>10.000000</text:p>
          </table:table-cell>
          <table:table-cell table:style-name="ce242" office:value-type="float" office:value="0.05" calcext:value-type="float">
            <text:p>0.05</text:p>
          </table:table-cell>
          <table:table-cell table:style-name="ce248" office:value-type="float" office:value="0.08" calcext:value-type="float">
            <text:p>0.08</text:p>
          </table:table-cell>
          <table:table-cell table:style-name="ce242" office:value-type="float" office:value="0.03" calcext:value-type="float">
            <text:p>0.03</text:p>
          </table:table-cell>
          <table:table-cell table:style-name="ce78" office:value-type="string" calcext:value-type="string">
            <text:p>base</text:p>
          </table:table-cell>
          <table:table-cell table:style-name="ce396" table:formula="of:=+[.AD102]" office:value-type="float" office:value="0" calcext:value-type="float">
            <text:p>0.000</text:p>
          </table:table-cell>
          <table:table-cell table:style-name="ce402" table:formula="of:=[.AC102]" office:value-type="float" office:value="3" calcext:value-type="float">
            <text:p>3.000</text:p>
          </table:table-cell>
          <table:table-cell table:style-name="ce408" table:formula="of:=+[.AE102]" office:value-type="float" office:value="10" calcext:value-type="float">
            <text:p>10.000</text:p>
          </table:table-cell>
          <table:table-cell table:style-name="ce396" table:formula="of:=+[.AG102]" office:value-type="float" office:value="0.08" calcext:value-type="float">
            <text:p>0.080</text:p>
          </table:table-cell>
          <table:table-cell table:style-name="ce402" table:formula="of:=[.AF102]" office:value-type="float" office:value="0.05" calcext:value-type="float">
            <text:p>0.050</text:p>
          </table:table-cell>
          <table:table-cell table:style-name="ce408" table:formula="of:=+[.AH102]" office:value-type="float" office:value="0.03" calcext:value-type="float">
            <text:p>0.030</text:p>
          </table:table-cell>
          <table:table-cell office:value-type="float" office:value="3" calcext:value-type="float">
            <text:p>3.000</text:p>
          </table:table-cell>
          <table:table-cell office:value-type="float" office:value="0" calcext:value-type="float">
            <text:p>0.000</text:p>
          </table:table-cell>
          <table:table-cell office:value-type="float" office:value="10" calcext:value-type="float">
            <text:p>10.000</text:p>
          </table:table-cell>
          <table:table-cell office:value-type="float" office:value="0.05" calcext:value-type="float">
            <text:p>0.050</text:p>
          </table:table-cell>
          <table:table-cell office:value-type="float" office:value="0.08" calcext:value-type="float">
            <text:p>0.080</text:p>
          </table:table-cell>
          <table:table-cell office:value-type="float" office:value="0.03" calcext:value-type="float">
            <text:p>0.030</text:p>
          </table:table-cell>
          <table:table-cell table:style-name="ce127" table:number-columns-repeated="986"/>
          <table:table-cell table:style-name="ce105" table:number-columns-repeated="15330"/>
        </table:table-row>
        <table:table-row table:style-name="ro1">
          <table:table-cell table:style-name="ce79" office:value-type="string" calcext:value-type="string">
            <text:p>mHandMiddle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Middle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3]" office:value-type="float" office:value="-0.718418" calcext:value-type="float">
            <text:p>-0.718418</text:p>
          </table:table-cell>
          <table:table-cell table:style-name="ce259" table:formula="of:=+[.N$101]-[.W103]" office:value-type="float" office:value="0.023295" calcext:value-type="float">
            <text:p>0.023295</text:p>
          </table:table-cell>
          <table:table-cell table:style-name="ce255" table:formula="of:=+[.O$101]+[.Y103]" office:value-type="float" office:value="1.536361" calcext:value-type="float">
            <text:p>1.536361</text:p>
          </table:table-cell>
          <table:table-cell table:style-name="ce255" table:formula="of:=+[.M103]+[.T103]" office:value-type="float" office:value="-0.758418" calcext:value-type="float">
            <text:p>-0.758418</text:p>
          </table:table-cell>
          <table:table-cell table:style-name="ce259" table:formula="of:=+[.N103]-[.S103]" office:value-type="float" office:value="0.024295" calcext:value-type="float">
            <text:p>0.024295</text:p>
          </table:table-cell>
          <table:table-cell table:style-name="ce255" table:formula="of:=+[.O103]+[.U103]"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89" table:number-columns-repeated="15328"/>
        </table:table-row>
        <table:table-row table:style-name="ro1">
          <table:table-cell table:style-name="ce79" office:value-type="string" calcext:value-type="string">
            <text:p>mHandMiddle2Right</text:p>
          </table:table-cell>
          <table:table-cell table:style-name="ce79"/>
          <table:table-cell table:style-name="ce79" office:value-type="string" calcext:value-type="string">
            <text:p>mHandMiddle1Right</text:p>
          </table:table-cell>
          <table:table-cell table:style-name="ce79" office:value-type="string" calcext:value-type="string">
            <text:p>&lt;bone</text:p>
          </table:table-cell>
          <table:table-cell table:style-name="ce83" office:value-type="string" calcext:value-type="string">
            <text:p>avatar_mHandMiddle2Right</text:p>
          </table:table-cell>
          <table:table-cell table:style-name="ce85" office:value-type="boolean" office:boolean-value="true" calcext:value-type="boolean">
            <text:p>TRUE</text:p>
          </table:table-cell>
          <table:table-cell table:style-name="ce157" table:number-columns-repeated="6"/>
          <table:table-cell table:style-name="ce255" table:formula="of:=+[.M103]+[.X104]" office:value-type="float" office:value="-0.758418" calcext:value-type="float">
            <text:p>-0.758418</text:p>
          </table:table-cell>
          <table:table-cell table:style-name="ce259" table:formula="of:=+[.N103]-[.W104]" office:value-type="float" office:value="0.024295" calcext:value-type="float">
            <text:p>0.024295</text:p>
          </table:table-cell>
          <table:table-cell table:style-name="ce259" table:formula="of:=+[.O103]+[.Y104]" office:value-type="float" office:value="1.530361" calcext:value-type="float">
            <text:p>1.530361</text:p>
          </table:table-cell>
          <table:table-cell table:style-name="ce259" table:formula="of:=+[.M104]+[.T104]" office:value-type="float" office:value="-0.807418" calcext:value-type="float">
            <text:p>-0.807418</text:p>
          </table:table-cell>
          <table:table-cell table:style-name="ce259" table:formula="of:=+[.N104]-[.S104]" office:value-type="float" office:value="0.025295" calcext:value-type="float">
            <text:p>0.025295</text:p>
          </table:table-cell>
          <table:table-cell table:style-name="ce259" table:formula="of:=+[.O104]+[.U104]"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Middle3Right</text:p>
          </table:table-cell>
          <table:table-cell table:style-name="ce79"/>
          <table:table-cell table:style-name="ce79" office:value-type="string" calcext:value-type="string">
            <text:p>mHandMiddle2Right</text:p>
          </table:table-cell>
          <table:table-cell table:style-name="ce79" office:value-type="string" calcext:value-type="string">
            <text:p>&lt;bone</text:p>
          </table:table-cell>
          <table:table-cell table:style-name="ce83" office:value-type="string" calcext:value-type="string">
            <text:p>avatar_mHandMiddle3Right</text:p>
          </table:table-cell>
          <table:table-cell table:style-name="ce85" office:value-type="boolean" office:boolean-value="true" calcext:value-type="boolean">
            <text:p>TRUE</text:p>
          </table:table-cell>
          <table:table-cell table:style-name="ce157" table:number-columns-repeated="6"/>
          <table:table-cell table:style-name="ce255" table:formula="of:=+[.M104]+[.X105]" office:value-type="float" office:value="-0.807418" calcext:value-type="float">
            <text:p>-0.807418</text:p>
          </table:table-cell>
          <table:table-cell table:style-name="ce259" table:formula="of:=+[.N104]-[.W105]" office:value-type="float" office:value="0.025295" calcext:value-type="float">
            <text:p>0.025295</text:p>
          </table:table-cell>
          <table:table-cell table:style-name="ce255" table:formula="of:=+[.O104]+[.Y105]" office:value-type="float" office:value="1.522361" calcext:value-type="float">
            <text:p>1.522361</text:p>
          </table:table-cell>
          <table:table-cell table:style-name="ce255" table:formula="of:=+[.M105]+[.T105]" office:value-type="float" office:value="-0.840418" calcext:value-type="float">
            <text:p>-0.840418</text:p>
          </table:table-cell>
          <table:table-cell table:style-name="ce259" table:formula="of:=+[.N105]-[.S105]" office:value-type="float" office:value="0.027295" calcext:value-type="float">
            <text:p>0.027295</text:p>
          </table:table-cell>
          <table:table-cell table:style-name="ce255" table:formula="of:=+[.O105]+[.U105]"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Index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6]" office:value-type="float" office:value="-0.714418" calcext:value-type="float">
            <text:p>-0.714418</text:p>
          </table:table-cell>
          <table:table-cell table:style-name="ce259" table:formula="of:=+[.N$101]-[.W106]" office:value-type="float" office:value="-0.001705" calcext:value-type="float">
            <text:p>-0.001705</text:p>
          </table:table-cell>
          <table:table-cell table:style-name="ce255" table:formula="of:=+[.O$101]+[.Y106]" office:value-type="float" office:value="1.536361" calcext:value-type="float">
            <text:p>1.536361</text:p>
          </table:table-cell>
          <table:table-cell table:style-name="ce255" table:formula="of:=+[.M106]+[.T106]" office:value-type="float" office:value="-0.750418" calcext:value-type="float">
            <text:p>-0.750418</text:p>
          </table:table-cell>
          <table:table-cell table:style-name="ce259" table:formula="of:=+[.N106]-[.S106]" office:value-type="float" office:value="-0.018705" calcext:value-type="float">
            <text:p>-0.018705</text:p>
          </table:table-cell>
          <table:table-cell table:style-name="ce255" table:formula="of:=+[.O106]+[.U106]"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2Right</text:p>
          </table:table-cell>
          <table:table-cell table:style-name="ce79"/>
          <table:table-cell table:style-name="ce79" office:value-type="string" calcext:value-type="string">
            <text:p>mHandIndex1Right</text:p>
          </table:table-cell>
          <table:table-cell table:style-name="ce79" office:value-type="string" calcext:value-type="string">
            <text:p>&lt;bone</text:p>
          </table:table-cell>
          <table:table-cell table:style-name="ce83" office:value-type="string" calcext:value-type="string">
            <text:p>avatar_mHandIndex2Right</text:p>
          </table:table-cell>
          <table:table-cell table:style-name="ce85" office:value-type="boolean" office:boolean-value="true" calcext:value-type="boolean">
            <text:p>TRUE</text:p>
          </table:table-cell>
          <table:table-cell table:style-name="ce157" table:number-columns-repeated="6"/>
          <table:table-cell table:style-name="ce255" table:formula="of:=+[.M106]+[.X107]" office:value-type="float" office:value="-0.750418" calcext:value-type="float">
            <text:p>-0.750418</text:p>
          </table:table-cell>
          <table:table-cell table:style-name="ce259" table:formula="of:=+[.N106]-[.W107]" office:value-type="float" office:value="-0.018705" calcext:value-type="float">
            <text:p>-0.018705</text:p>
          </table:table-cell>
          <table:table-cell table:style-name="ce255" table:formula="of:=+[.O106]+[.Y107]" office:value-type="float" office:value="1.530361" calcext:value-type="float">
            <text:p>1.530361</text:p>
          </table:table-cell>
          <table:table-cell table:style-name="ce255" table:formula="of:=+[.M107]+[.T107]" office:value-type="float" office:value="-0.782418" calcext:value-type="float">
            <text:p>-0.782418</text:p>
          </table:table-cell>
          <table:table-cell table:style-name="ce259" table:formula="of:=+[.N107]-[.S107]" office:value-type="float" office:value="-0.032705" calcext:value-type="float">
            <text:p>-0.032705</text:p>
          </table:table-cell>
          <table:table-cell table:style-name="ce255" table:formula="of:=+[.O107]+[.U107]"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3Right</text:p>
          </table:table-cell>
          <table:table-cell table:style-name="ce79"/>
          <table:table-cell table:style-name="ce79" office:value-type="string" calcext:value-type="string">
            <text:p>mHandIndex2Right</text:p>
          </table:table-cell>
          <table:table-cell table:style-name="ce79" office:value-type="string" calcext:value-type="string">
            <text:p>&lt;bone</text:p>
          </table:table-cell>
          <table:table-cell table:style-name="ce83" office:value-type="string" calcext:value-type="string">
            <text:p>avatar_mHandIndex3Right</text:p>
          </table:table-cell>
          <table:table-cell table:style-name="ce85" office:value-type="boolean" office:boolean-value="true" calcext:value-type="boolean">
            <text:p>TRUE</text:p>
          </table:table-cell>
          <table:table-cell table:style-name="ce157" table:number-columns-repeated="6"/>
          <table:table-cell table:style-name="ce255" table:formula="of:=+[.M107]+[.X108]" office:value-type="float" office:value="-0.782418" calcext:value-type="float">
            <text:p>-0.782418</text:p>
          </table:table-cell>
          <table:table-cell table:style-name="ce259" table:formula="of:=+[.N107]-[.W108]" office:value-type="float" office:value="-0.032705" calcext:value-type="float">
            <text:p>-0.032705</text:p>
          </table:table-cell>
          <table:table-cell table:style-name="ce255" table:formula="of:=+[.O107]+[.Y108]" office:value-type="float" office:value="1.524361" calcext:value-type="float">
            <text:p>1.524361</text:p>
          </table:table-cell>
          <table:table-cell table:style-name="ce255" table:formula="of:=+[.M108]+[.T108]" office:value-type="float" office:value="-0.807418" calcext:value-type="float">
            <text:p>-0.807418</text:p>
          </table:table-cell>
          <table:table-cell table:style-name="ce259" table:formula="of:=+[.N108]-[.S108]" office:value-type="float" office:value="-0.043705" calcext:value-type="float">
            <text:p>-0.043705</text:p>
          </table:table-cell>
          <table:table-cell table:style-name="ce255" table:formula="of:=+[.O108]+[.U108]"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Ring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9]" office:value-type="float" office:value="-0.716418" calcext:value-type="float">
            <text:p>-0.716418</text:p>
          </table:table-cell>
          <table:table-cell table:style-name="ce259" table:formula="of:=+[.N$101]-[.W109]" office:value-type="float" office:value="0.046295" calcext:value-type="float">
            <text:p>0.046295</text:p>
          </table:table-cell>
          <table:table-cell table:style-name="ce255" table:formula="of:=+[.O$101]+[.Y109]" office:value-type="float" office:value="1.530361" calcext:value-type="float">
            <text:p>1.530361</text:p>
          </table:table-cell>
          <table:table-cell table:style-name="ce255" table:formula="of:=+[.M109]+[.T109]" office:value-type="float" office:value="-0.754418" calcext:value-type="float">
            <text:p>-0.754418</text:p>
          </table:table-cell>
          <table:table-cell table:style-name="ce259" table:formula="of:=+[.N109]-[.S109]" office:value-type="float" office:value="0.059295" calcext:value-type="float">
            <text:p>0.059295</text:p>
          </table:table-cell>
          <table:table-cell table:style-name="ce255" table:formula="of:=+[.O109]+[.U109]"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2Right</text:p>
          </table:table-cell>
          <table:table-cell table:style-name="ce79"/>
          <table:table-cell table:style-name="ce79" office:value-type="string" calcext:value-type="string">
            <text:p>mHandRing1Right</text:p>
          </table:table-cell>
          <table:table-cell table:style-name="ce79" office:value-type="string" calcext:value-type="string">
            <text:p>&lt;bone</text:p>
          </table:table-cell>
          <table:table-cell table:style-name="ce83" office:value-type="string" calcext:value-type="string">
            <text:p>avatar_mHandRing2Right</text:p>
          </table:table-cell>
          <table:table-cell table:style-name="ce85" office:value-type="boolean" office:boolean-value="true" calcext:value-type="boolean">
            <text:p>TRUE</text:p>
          </table:table-cell>
          <table:table-cell table:style-name="ce157" table:number-columns-repeated="6"/>
          <table:table-cell table:style-name="ce255" table:formula="of:=+[.M109]+[.X110]" office:value-type="float" office:value="-0.754418" calcext:value-type="float">
            <text:p>-0.754418</text:p>
          </table:table-cell>
          <table:table-cell table:style-name="ce259" table:formula="of:=+[.N109]-[.W110]" office:value-type="float" office:value="0.059295" calcext:value-type="float">
            <text:p>0.059295</text:p>
          </table:table-cell>
          <table:table-cell table:style-name="ce255" table:formula="of:=+[.O109]+[.Y110]" office:value-type="float" office:value="1.522361" calcext:value-type="float">
            <text:p>1.522361</text:p>
          </table:table-cell>
          <table:table-cell table:style-name="ce255" table:formula="of:=+[.M110]+[.T110]" office:value-type="float" office:value="-0.794418" calcext:value-type="float">
            <text:p>-0.794418</text:p>
          </table:table-cell>
          <table:table-cell table:style-name="ce259" table:formula="of:=+[.N110]-[.S110]" office:value-type="float" office:value="0.072295" calcext:value-type="float">
            <text:p>0.072295</text:p>
          </table:table-cell>
          <table:table-cell table:style-name="ce255" table:formula="of:=+[.O110]+[.U110]"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3Right</text:p>
          </table:table-cell>
          <table:table-cell table:style-name="ce79"/>
          <table:table-cell table:style-name="ce79" office:value-type="string" calcext:value-type="string">
            <text:p>mHandRing2Right</text:p>
          </table:table-cell>
          <table:table-cell table:style-name="ce79" office:value-type="string" calcext:value-type="string">
            <text:p>&lt;bone</text:p>
          </table:table-cell>
          <table:table-cell table:style-name="ce83" office:value-type="string" calcext:value-type="string">
            <text:p>avatar_mHandRing3Right</text:p>
          </table:table-cell>
          <table:table-cell table:style-name="ce85" office:value-type="boolean" office:boolean-value="true" calcext:value-type="boolean">
            <text:p>TRUE</text:p>
          </table:table-cell>
          <table:table-cell table:style-name="ce157" table:number-columns-repeated="6"/>
          <table:table-cell table:style-name="ce255" table:formula="of:=+[.M110]+[.X111]" office:value-type="float" office:value="-0.794418" calcext:value-type="float">
            <text:p>-0.794418</text:p>
          </table:table-cell>
          <table:table-cell table:style-name="ce259" table:formula="of:=+[.N110]-[.W111]" office:value-type="float" office:value="0.072295" calcext:value-type="float">
            <text:p>0.072295</text:p>
          </table:table-cell>
          <table:table-cell table:style-name="ce255" table:formula="of:=+[.O110]+[.Y111]" office:value-type="float" office:value="1.513361" calcext:value-type="float">
            <text:p>1.513361</text:p>
          </table:table-cell>
          <table:table-cell table:style-name="ce255" table:formula="of:=+[.M111]+[.T111]" office:value-type="float" office:value="-0.822418" calcext:value-type="float">
            <text:p>-0.822418</text:p>
          </table:table-cell>
          <table:table-cell table:style-name="ce259" table:formula="of:=+[.N111]-[.S111]" office:value-type="float" office:value="0.082295" calcext:value-type="float">
            <text:p>0.082295</text:p>
          </table:table-cell>
          <table:table-cell table:style-name="ce255" table:formula="of:=+[.O111]+[.U111]"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Pinky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2]" office:value-type="float" office:value="-0.712418" calcext:value-type="float">
            <text:p>-0.712418</text:p>
          </table:table-cell>
          <table:table-cell table:style-name="ce259" table:formula="of:=+[.N$101]-[.W112]" office:value-type="float" office:value="0.067295" calcext:value-type="float">
            <text:p>0.067295</text:p>
          </table:table-cell>
          <table:table-cell table:style-name="ce255" table:formula="of:=+[.O$101]+[.Y112]" office:value-type="float" office:value="1.524361" calcext:value-type="float">
            <text:p>1.524361</text:p>
          </table:table-cell>
          <table:table-cell table:style-name="ce255" table:formula="of:=+[.M112]+[.T112]" office:value-type="float" office:value="-0.737418" calcext:value-type="float">
            <text:p>-0.737418</text:p>
          </table:table-cell>
          <table:table-cell table:style-name="ce259" table:formula="of:=+[.N112]-[.S112]" office:value-type="float" office:value="0.091295" calcext:value-type="float">
            <text:p>0.091295</text:p>
          </table:table-cell>
          <table:table-cell table:style-name="ce255" table:formula="of:=+[.O112]+[.U112]"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2Right</text:p>
          </table:table-cell>
          <table:table-cell table:style-name="ce79"/>
          <table:table-cell table:style-name="ce79" office:value-type="string" calcext:value-type="string">
            <text:p>mHandPinky1Right</text:p>
          </table:table-cell>
          <table:table-cell table:style-name="ce79" office:value-type="string" calcext:value-type="string">
            <text:p>&lt;bone</text:p>
          </table:table-cell>
          <table:table-cell table:style-name="ce83" office:value-type="string" calcext:value-type="string">
            <text:p>avatar_mHandPinky2Right</text:p>
          </table:table-cell>
          <table:table-cell table:style-name="ce85" office:value-type="boolean" office:boolean-value="true" calcext:value-type="boolean">
            <text:p>TRUE</text:p>
          </table:table-cell>
          <table:table-cell table:style-name="ce157" table:number-columns-repeated="6"/>
          <table:table-cell table:style-name="ce255" table:formula="of:=+[.M112]+[.X113]" office:value-type="float" office:value="-0.737418" calcext:value-type="float">
            <text:p>-0.737418</text:p>
          </table:table-cell>
          <table:table-cell table:style-name="ce259" table:formula="of:=+[.N112]-[.W113]" office:value-type="float" office:value="0.091295" calcext:value-type="float">
            <text:p>0.091295</text:p>
          </table:table-cell>
          <table:table-cell table:style-name="ce255" table:formula="of:=+[.O112]+[.Y113]" office:value-type="float" office:value="1.518361" calcext:value-type="float">
            <text:p>1.518361</text:p>
          </table:table-cell>
          <table:table-cell table:style-name="ce255" table:formula="of:=+[.M113]+[.T113]" office:value-type="float" office:value="-0.755418" calcext:value-type="float">
            <text:p>-0.755418</text:p>
          </table:table-cell>
          <table:table-cell table:style-name="ce259" table:formula="of:=+[.N113]-[.S113]" office:value-type="float" office:value="0.106295" calcext:value-type="float">
            <text:p>0.106295</text:p>
          </table:table-cell>
          <table:table-cell table:style-name="ce255" table:formula="of:=+[.O113]+[.U113]"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3Right</text:p>
          </table:table-cell>
          <table:table-cell table:style-name="ce79"/>
          <table:table-cell table:style-name="ce79" office:value-type="string" calcext:value-type="string">
            <text:p>mHandPinky2Right</text:p>
          </table:table-cell>
          <table:table-cell table:style-name="ce79" office:value-type="string" calcext:value-type="string">
            <text:p>&lt;bone</text:p>
          </table:table-cell>
          <table:table-cell table:style-name="ce83" office:value-type="string" calcext:value-type="string">
            <text:p>avatar_mHandPinky3Right</text:p>
          </table:table-cell>
          <table:table-cell table:style-name="ce85" office:value-type="boolean" office:boolean-value="true" calcext:value-type="boolean">
            <text:p>TRUE</text:p>
          </table:table-cell>
          <table:table-cell table:style-name="ce157" table:number-columns-repeated="6"/>
          <table:table-cell table:style-name="ce255" table:formula="of:=+[.M113]+[.X114]" office:value-type="float" office:value="-0.755418" calcext:value-type="float">
            <text:p>-0.755418</text:p>
          </table:table-cell>
          <table:table-cell table:style-name="ce259" table:formula="of:=+[.N113]-[.W114]" office:value-type="float" office:value="0.106295" calcext:value-type="float">
            <text:p>0.106295</text:p>
          </table:table-cell>
          <table:table-cell table:style-name="ce259" table:formula="of:=+[.O113]+[.Y114]" office:value-type="float" office:value="1.514361" calcext:value-type="float">
            <text:p>1.514361</text:p>
          </table:table-cell>
          <table:table-cell table:style-name="ce255" table:formula="of:=+[.M114]+[.T114]" office:value-type="float" office:value="-0.771418" calcext:value-type="float">
            <text:p>-0.771418</text:p>
          </table:table-cell>
          <table:table-cell table:style-name="ce259" table:formula="of:=+[.N114]-[.S114]" office:value-type="float" office:value="0.119295" calcext:value-type="float">
            <text:p>0.119295</text:p>
          </table:table-cell>
          <table:table-cell table:style-name="ce255" table:formula="of:=+[.O114]+[.U114]"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Thumb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Thumb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5]" office:value-type="float" office:value="-0.643418" calcext:value-type="float">
            <text:p>-0.643418</text:p>
          </table:table-cell>
          <table:table-cell table:style-name="ce259" table:formula="of:=+[.N$101]-[.W115]" office:value-type="float" office:value="0.005295" calcext:value-type="float">
            <text:p>0.005295</text:p>
          </table:table-cell>
          <table:table-cell table:style-name="ce255" table:formula="of:=+[.O$101]+[.Y115]" office:value-type="float" office:value="1.525361" calcext:value-type="float">
            <text:p>1.525361</text:p>
          </table:table-cell>
          <table:table-cell table:style-name="ce255" table:formula="of:=+[.M115]+[.T115]" office:value-type="float" office:value="-0.675418" calcext:value-type="float">
            <text:p>-0.675418</text:p>
          </table:table-cell>
          <table:table-cell table:style-name="ce259" table:formula="of:=+[.N115]-[.S115]" office:value-type="float" office:value="-0.022705" calcext:value-type="float">
            <text:p>-0.022705</text:p>
          </table:table-cell>
          <table:table-cell table:style-name="ce255" table:formula="of:=+[.O115]+[.U115]"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Thumb2Right</text:p>
          </table:table-cell>
          <table:table-cell table:style-name="ce79"/>
          <table:table-cell table:style-name="ce79" office:value-type="string" calcext:value-type="string">
            <text:p>mHandThumb1Right</text:p>
          </table:table-cell>
          <table:table-cell table:style-name="ce79" office:value-type="string" calcext:value-type="string">
            <text:p>&lt;bone</text:p>
          </table:table-cell>
          <table:table-cell table:style-name="ce83" office:value-type="string" calcext:value-type="string">
            <text:p>avatar_mHandThumb2Right</text:p>
          </table:table-cell>
          <table:table-cell table:style-name="ce85" office:value-type="boolean" office:boolean-value="true" calcext:value-type="boolean">
            <text:p>TRUE</text:p>
          </table:table-cell>
          <table:table-cell table:style-name="ce157" table:number-columns-repeated="6"/>
          <table:table-cell table:style-name="ce255" table:formula="of:=+[.M115]+[.X116]" office:value-type="float" office:value="-0.675418" calcext:value-type="float">
            <text:p>-0.675418</text:p>
          </table:table-cell>
          <table:table-cell table:style-name="ce259" table:formula="of:=+[.N115]-[.W116]" office:value-type="float" office:value="-0.022705" calcext:value-type="float">
            <text:p>-0.022705</text:p>
          </table:table-cell>
          <table:table-cell table:style-name="ce255" table:formula="of:=+[.O115]+[.Y116]" office:value-type="float" office:value="1.524361" calcext:value-type="float">
            <text:p>1.524361</text:p>
          </table:table-cell>
          <table:table-cell table:style-name="ce255" table:formula="of:=+[.M116]+[.T116]" office:value-type="float" office:value="-0.706418" calcext:value-type="float">
            <text:p>-0.706418</text:p>
          </table:table-cell>
          <table:table-cell table:style-name="ce259" table:formula="of:=+[.N116]-[.S116]" office:value-type="float" office:value="-0.045705" calcext:value-type="float">
            <text:p>-0.045705</text:p>
          </table:table-cell>
          <table:table-cell table:style-name="ce255" table:formula="of:=+[.O116]+[.U116]"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Thumb3Right</text:p>
          </table:table-cell>
          <table:table-cell table:style-name="ce79"/>
          <table:table-cell table:style-name="ce79" office:value-type="string" calcext:value-type="string">
            <text:p>mHandThumb2Right</text:p>
          </table:table-cell>
          <table:table-cell table:style-name="ce79" office:value-type="string" calcext:value-type="string">
            <text:p>&lt;bone</text:p>
          </table:table-cell>
          <table:table-cell table:style-name="ce83" office:value-type="string" calcext:value-type="string">
            <text:p>avatar_mHandThumb3Right</text:p>
          </table:table-cell>
          <table:table-cell table:style-name="ce85" office:value-type="boolean" office:boolean-value="true" calcext:value-type="boolean">
            <text:p>TRUE</text:p>
          </table:table-cell>
          <table:table-cell table:style-name="ce157" table:number-columns-repeated="6"/>
          <table:table-cell table:style-name="ce255" table:formula="of:=+[.M116]+[.X117]" office:value-type="float" office:value="-0.706418" calcext:value-type="float">
            <text:p>-0.706418</text:p>
          </table:table-cell>
          <table:table-cell table:style-name="ce259" table:formula="of:=+[.N116]-[.W117]" office:value-type="float" office:value="-0.045705" calcext:value-type="float">
            <text:p>-0.045705</text:p>
          </table:table-cell>
          <table:table-cell table:style-name="ce255" table:formula="of:=+[.O116]+[.Y117]" office:value-type="float" office:value="1.523361" calcext:value-type="float">
            <text:p>1.523361</text:p>
          </table:table-cell>
          <table:table-cell table:style-name="ce255" table:formula="of:=+[.M117]+[.T117]" office:value-type="float" office:value="-0.731418" calcext:value-type="float">
            <text:p>-0.731418</text:p>
          </table:table-cell>
          <table:table-cell table:style-name="ce259" table:formula="of:=+[.N117]-[.S117]" office:value-type="float" office:value="-0.060705" calcext:value-type="float">
            <text:p>-0.060705</text:p>
          </table:table-cell>
          <table:table-cell table:style-name="ce255" table:formula="of:=+[.O117]+[.U117]"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sRoot</text:p>
          </table:table-cell>
          <table:table-cell table:style-name="ce79"/>
          <table:table-cell table:style-name="ce79" office:value-type="string" calcext:value-type="string">
            <text:p>mChest</text:p>
          </table:table-cell>
          <table:table-cell table:style-name="ce79" office:value-type="string" calcext:value-type="string">
            <text:p>&lt;bone</text:p>
          </table:table-cell>
          <table:table-cell table:style-name="ce83" office:value-type="string" calcext:value-type="string">
            <text:p>avatar_mWingsRoot</text:p>
          </table:table-cell>
          <table:table-cell table:style-name="ce85" office:value-type="boolean" office:boolean-value="false" calcext:value-type="boolean">
            <text:p>FALSE</text:p>
          </table:table-cell>
          <table:table-cell table:style-name="ce157" table:number-columns-repeated="6"/>
          <table:table-cell table:style-name="ce259" table:formula="of:=+[.M$14]+[.X118]" office:value-type="float" office:value="0" calcext:value-type="float">
            <text:p>0.000000</text:p>
          </table:table-cell>
          <table:table-cell table:style-name="ce259" table:formula="of:=+[.N$14]-[.W118]" office:value-type="float" office:value="0.029368" calcext:value-type="float">
            <text:p>0.029368</text:p>
          </table:table-cell>
          <table:table-cell table:style-name="ce259" table:formula="of:=+[.O$14]+[.Y118]" office:value-type="float" office:value="1.355965" calcext:value-type="float">
            <text:p>1.355965</text:p>
          </table:table-cell>
          <table:table-cell table:style-name="ce259" table:formula="of:=+[.M118]+[.T118]" office:value-type="float" office:value="0" calcext:value-type="float">
            <text:p>0.000000</text:p>
          </table:table-cell>
          <table:table-cell table:style-name="ce259" table:formula="of:=+[.N118]-[.S118]" office:value-type="float" office:value="0.090368" calcext:value-type="float">
            <text:p>0.090368</text:p>
          </table:table-cell>
          <table:table-cell table:style-name="ce259" table:formula="of:=+[.O118]+[.U118]" office:value-type="float" office:value="1.355965" calcext:value-type="float">
            <text:p>1.355965</text:p>
          </table:table-cell>
          <table:table-cell table:style-name="ce104" office:value-type="float" office:value="-0.061" calcext:value-type="float">
            <text:p>-0.061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1Lef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Left</text:p>
          </table:table-cell>
          <table:table-cell table:style-name="ce85" office:value-type="boolean" office:boolean-value="false" calcext:value-type="boolean">
            <text:p>FALSE</text:p>
          </table:table-cell>
          <table:table-cell table:style-name="ce157" table:number-columns-repeated="6"/>
          <table:table-cell table:style-name="ce259" table:formula="of:=+[.M$118]+[.X119]" office:value-type="float" office:value="0.105" calcext:value-type="float">
            <text:p>0.105000</text:p>
          </table:table-cell>
          <table:table-cell table:style-name="ce259" table:formula="of:=+[.N$118]-[.W119]" office:value-type="float" office:value="0.128368" calcext:value-type="float">
            <text:p>0.128368</text:p>
          </table:table-cell>
          <table:table-cell table:style-name="ce259" table:formula="of:=+[.O$118]+[.Y119]" office:value-type="float" office:value="1.536965" calcext:value-type="float">
            <text:p>1.536965</text:p>
          </table:table-cell>
          <table:table-cell table:style-name="ce259" table:formula="of:=+[.M119]+[.T119]" office:value-type="float" office:value="0.274" calcext:value-type="float">
            <text:p>0.274000</text:p>
          </table:table-cell>
          <table:table-cell table:style-name="ce259" table:formula="of:=+[.N119]-[.S119]" office:value-type="float" office:value="0.296368" calcext:value-type="float">
            <text:p>0.296368</text:p>
          </table:table-cell>
          <table:table-cell table:style-name="ce259" table:formula="of:=+[.O119]+[.U119]"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2Left</text:p>
          </table:table-cell>
          <table:table-cell table:style-name="ce79"/>
          <table:table-cell table:style-name="ce79" office:value-type="string" calcext:value-type="string">
            <text:p>mWing1Left</text:p>
          </table:table-cell>
          <table:table-cell table:style-name="ce79" office:value-type="string" calcext:value-type="string">
            <text:p>&lt;bone</text:p>
          </table:table-cell>
          <table:table-cell table:style-name="ce83" office:value-type="string" calcext:value-type="string">
            <text:p>avatar_mWing2Left</text:p>
          </table:table-cell>
          <table:table-cell table:style-name="ce85" office:value-type="boolean" office:boolean-value="true" calcext:value-type="boolean">
            <text:p>TRUE</text:p>
          </table:table-cell>
          <table:table-cell table:style-name="ce157" table:number-columns-repeated="6"/>
          <table:table-cell table:style-name="ce259" table:formula="of:=+[.M119]+[.X120]" office:value-type="float" office:value="0.274" calcext:value-type="float">
            <text:p>0.274000</text:p>
          </table:table-cell>
          <table:table-cell table:style-name="ce259" table:formula="of:=+[.N119]-[.W120]" office:value-type="float" office:value="0.296368" calcext:value-type="float">
            <text:p>0.296368</text:p>
          </table:table-cell>
          <table:table-cell table:style-name="ce259" table:formula="of:=+[.O119]+[.Y120]" office:value-type="float" office:value="1.603965" calcext:value-type="float">
            <text:p>1.603965</text:p>
          </table:table-cell>
          <table:table-cell table:style-name="ce259" table:formula="of:=+[.M120]+[.T120]" office:value-type="float" office:value="0.457" calcext:value-type="float">
            <text:p>0.457000</text:p>
          </table:table-cell>
          <table:table-cell table:style-name="ce259" table:formula="of:=+[.N120]-[.S120]" office:value-type="float" office:value="0.477368" calcext:value-type="float">
            <text:p>0.477368</text:p>
          </table:table-cell>
          <table:table-cell table:style-name="ce259" table:formula="of:=+[.O120]+[.U120]"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3Left</text:p>
          </table:table-cell>
          <table:table-cell table:style-name="ce79"/>
          <table:table-cell table:style-name="ce79" office:value-type="string" calcext:value-type="string">
            <text:p>mWing2Left</text:p>
          </table:table-cell>
          <table:table-cell table:style-name="ce79" office:value-type="string" calcext:value-type="string">
            <text:p>&lt;bone</text:p>
          </table:table-cell>
          <table:table-cell table:style-name="ce83" office:value-type="string" calcext:value-type="string">
            <text:p>avatar_mWing3Left</text:p>
          </table:table-cell>
          <table:table-cell table:style-name="ce85" office:value-type="boolean" office:boolean-value="true" calcext:value-type="boolean">
            <text:p>TRUE</text:p>
          </table:table-cell>
          <table:table-cell table:style-name="ce157" table:number-columns-repeated="6"/>
          <table:table-cell table:style-name="ce259" table:formula="of:=+[.M120]+[.X121]" office:value-type="float" office:value="0.457" calcext:value-type="float">
            <text:p>0.457000</text:p>
          </table:table-cell>
          <table:table-cell table:style-name="ce259" table:formula="of:=+[.N120]-[.W121]" office:value-type="float" office:value="0.477368" calcext:value-type="float">
            <text:p>0.477368</text:p>
          </table:table-cell>
          <table:table-cell table:style-name="ce259" table:formula="of:=+[.O120]+[.Y121]" office:value-type="float" office:value="1.603965" calcext:value-type="float">
            <text:p>1.603965</text:p>
          </table:table-cell>
          <table:table-cell table:style-name="ce259" table:formula="of:=+[.M121]+[.T121]" office:value-type="float" office:value="0.63" calcext:value-type="float">
            <text:p>0.630000</text:p>
          </table:table-cell>
          <table:table-cell table:style-name="ce259" table:formula="of:=+[.N121]-[.S121]" office:value-type="float" office:value="0.648368" calcext:value-type="float">
            <text:p>0.648368</text:p>
          </table:table-cell>
          <table:table-cell table:style-name="ce259" table:formula="of:=+[.O121]+[.U121]"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4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Left</text:p>
          </table:table-cell>
          <table:table-cell table:style-name="ce85" office:value-type="boolean" office:boolean-value="true" calcext:value-type="boolean">
            <text:p>TRUE</text:p>
          </table:table-cell>
          <table:table-cell table:style-name="ce157" table:number-columns-repeated="6"/>
          <table:table-cell table:style-name="ce259" table:formula="of:=+[.M121]+[.X122]" office:value-type="float" office:value="0.63" calcext:value-type="float">
            <text:p>0.630000</text:p>
          </table:table-cell>
          <table:table-cell table:style-name="ce259" table:formula="of:=+[.N$121]-[.W122]" office:value-type="float" office:value="0.648368" calcext:value-type="float">
            <text:p>0.648368</text:p>
          </table:table-cell>
          <table:table-cell table:style-name="ce259" table:formula="of:=+[.O$121]+[.Y122]" office:value-type="float" office:value="1.603965" calcext:value-type="float">
            <text:p>1.603965</text:p>
          </table:table-cell>
          <table:table-cell table:style-name="ce259" table:formula="of:=+[.M122]+[.T122]" office:value-type="float" office:value="0.762" calcext:value-type="float">
            <text:p>0.762000</text:p>
          </table:table-cell>
          <table:table-cell table:style-name="ce259" table:formula="of:=+[.N122]-[.S122]" office:value-type="float" office:value="0.794368" calcext:value-type="float">
            <text:p>0.794368</text:p>
          </table:table-cell>
          <table:table-cell table:style-name="ce259" table:formula="of:=+[.O122]+[.U122]"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4Fan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FanLeft</text:p>
          </table:table-cell>
          <table:table-cell table:style-name="ce85" office:value-type="boolean" office:boolean-value="true" calcext:value-type="boolean">
            <text:p>TRUE</text:p>
          </table:table-cell>
          <table:table-cell table:style-name="ce157" table:number-columns-repeated="6"/>
          <table:table-cell table:style-name="ce259" table:formula="of:=+[.M$121]+[.X123]" office:value-type="float" office:value="0.63" calcext:value-type="float">
            <text:p>0.630000</text:p>
          </table:table-cell>
          <table:table-cell table:style-name="ce259" table:formula="of:=+[.N$121]-[.W123]" office:value-type="float" office:value="0.648368" calcext:value-type="float">
            <text:p>0.648368</text:p>
          </table:table-cell>
          <table:table-cell table:style-name="ce259" table:formula="of:=+[.O$121]+[.Y123]" office:value-type="float" office:value="1.603965" calcext:value-type="float">
            <text:p>1.603965</text:p>
          </table:table-cell>
          <table:table-cell table:style-name="ce259" table:formula="of:=+[.M123]+[.T123]" office:value-type="float" office:value="0.692" calcext:value-type="float">
            <text:p>0.692000</text:p>
          </table:table-cell>
          <table:table-cell table:style-name="ce259" table:formula="of:=+[.N123]-[.S123]" office:value-type="float" office:value="0.716368" calcext:value-type="float">
            <text:p>0.716368</text:p>
          </table:table-cell>
          <table:table-cell table:style-name="ce259" table:formula="of:=+[.O123]+[.U123]"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1Righ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Right</text:p>
          </table:table-cell>
          <table:table-cell table:style-name="ce85" office:value-type="boolean" office:boolean-value="false" calcext:value-type="boolean">
            <text:p>FALSE</text:p>
          </table:table-cell>
          <table:table-cell table:style-name="ce157" table:number-columns-repeated="6"/>
          <table:table-cell table:style-name="ce259" table:formula="of:=+[.M$118]+[.X124]" office:value-type="float" office:value="-0.105" calcext:value-type="float">
            <text:p>-0.105000</text:p>
          </table:table-cell>
          <table:table-cell table:style-name="ce259" table:formula="of:=+[.N$118]-[.W124]" office:value-type="float" office:value="0.128368" calcext:value-type="float">
            <text:p>0.128368</text:p>
          </table:table-cell>
          <table:table-cell table:style-name="ce259" table:formula="of:=+[.O$118]+[.Y124]" office:value-type="float" office:value="1.536965" calcext:value-type="float">
            <text:p>1.536965</text:p>
          </table:table-cell>
          <table:table-cell table:style-name="ce259" table:formula="of:=+[.M124]+[.T124]" office:value-type="float" office:value="-0.274" calcext:value-type="float">
            <text:p>-0.274000</text:p>
          </table:table-cell>
          <table:table-cell table:style-name="ce259" table:formula="of:=+[.N124]-[.S124]" office:value-type="float" office:value="0.296368" calcext:value-type="float">
            <text:p>0.296368</text:p>
          </table:table-cell>
          <table:table-cell table:style-name="ce259" table:formula="of:=+[.O124]+[.U124]"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2Right</text:p>
          </table:table-cell>
          <table:table-cell table:style-name="ce79"/>
          <table:table-cell table:style-name="ce79" office:value-type="string" calcext:value-type="string">
            <text:p>mWing1Right</text:p>
          </table:table-cell>
          <table:table-cell table:style-name="ce79" office:value-type="string" calcext:value-type="string">
            <text:p>&lt;bone</text:p>
          </table:table-cell>
          <table:table-cell table:style-name="ce83" office:value-type="string" calcext:value-type="string">
            <text:p>avatar_mWing2Right</text:p>
          </table:table-cell>
          <table:table-cell table:style-name="ce85" office:value-type="boolean" office:boolean-value="true" calcext:value-type="boolean">
            <text:p>TRUE</text:p>
          </table:table-cell>
          <table:table-cell table:style-name="ce157" table:number-columns-repeated="6"/>
          <table:table-cell table:style-name="ce259" table:formula="of:=+[.M124]+[.X125]" office:value-type="float" office:value="-0.274" calcext:value-type="float">
            <text:p>-0.274000</text:p>
          </table:table-cell>
          <table:table-cell table:style-name="ce259" table:formula="of:=+[.N124]-[.W125]" office:value-type="float" office:value="0.296368" calcext:value-type="float">
            <text:p>0.296368</text:p>
          </table:table-cell>
          <table:table-cell table:style-name="ce259" table:formula="of:=+[.O124]+[.Y125]" office:value-type="float" office:value="1.603965" calcext:value-type="float">
            <text:p>1.603965</text:p>
          </table:table-cell>
          <table:table-cell table:style-name="ce259" table:formula="of:=+[.M125]+[.T125]" office:value-type="float" office:value="-0.457" calcext:value-type="float">
            <text:p>-0.457000</text:p>
          </table:table-cell>
          <table:table-cell table:style-name="ce259" table:formula="of:=+[.N125]-[.S125]" office:value-type="float" office:value="0.477368" calcext:value-type="float">
            <text:p>0.477368</text:p>
          </table:table-cell>
          <table:table-cell table:style-name="ce259" table:formula="of:=+[.O125]+[.U125]"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3Right</text:p>
          </table:table-cell>
          <table:table-cell table:style-name="ce79"/>
          <table:table-cell table:style-name="ce79" office:value-type="string" calcext:value-type="string">
            <text:p>mWing2Right</text:p>
          </table:table-cell>
          <table:table-cell table:style-name="ce79" office:value-type="string" calcext:value-type="string">
            <text:p>&lt;bone</text:p>
          </table:table-cell>
          <table:table-cell table:style-name="ce83" office:value-type="string" calcext:value-type="string">
            <text:p>avatar_mWing3Right</text:p>
          </table:table-cell>
          <table:table-cell table:style-name="ce85" office:value-type="boolean" office:boolean-value="true" calcext:value-type="boolean">
            <text:p>TRUE</text:p>
          </table:table-cell>
          <table:table-cell table:style-name="ce157" table:number-columns-repeated="6"/>
          <table:table-cell table:style-name="ce259" table:formula="of:=+[.M125]+[.X126]" office:value-type="float" office:value="-0.457" calcext:value-type="float">
            <text:p>-0.457000</text:p>
          </table:table-cell>
          <table:table-cell table:style-name="ce259" table:formula="of:=+[.N125]-[.W126]" office:value-type="float" office:value="0.477368" calcext:value-type="float">
            <text:p>0.477368</text:p>
          </table:table-cell>
          <table:table-cell table:style-name="ce259" table:formula="of:=+[.O125]+[.Y126]" office:value-type="float" office:value="1.603965" calcext:value-type="float">
            <text:p>1.603965</text:p>
          </table:table-cell>
          <table:table-cell table:style-name="ce259" table:formula="of:=+[.M126]+[.T126]" office:value-type="float" office:value="-0.63" calcext:value-type="float">
            <text:p>-0.630000</text:p>
          </table:table-cell>
          <table:table-cell table:style-name="ce259" table:formula="of:=+[.N126]-[.S126]" office:value-type="float" office:value="0.648368" calcext:value-type="float">
            <text:p>0.648368</text:p>
          </table:table-cell>
          <table:table-cell table:style-name="ce259" table:formula="of:=+[.O126]+[.U126]"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4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Right</text:p>
          </table:table-cell>
          <table:table-cell table:style-name="ce85" office:value-type="boolean" office:boolean-value="true" calcext:value-type="boolean">
            <text:p>TRUE</text:p>
          </table:table-cell>
          <table:table-cell table:style-name="ce157" table:number-columns-repeated="6"/>
          <table:table-cell table:style-name="ce259" table:formula="of:=+[.M$126]+[.X127]" office:value-type="float" office:value="-0.63" calcext:value-type="float">
            <text:p>-0.630000</text:p>
          </table:table-cell>
          <table:table-cell table:style-name="ce259" table:formula="of:=+[.N$126]-[.W127]" office:value-type="float" office:value="0.648368" calcext:value-type="float">
            <text:p>0.648368</text:p>
          </table:table-cell>
          <table:table-cell table:style-name="ce259" table:formula="of:=+[.O$126]+[.Y127]" office:value-type="float" office:value="1.603965" calcext:value-type="float">
            <text:p>1.603965</text:p>
          </table:table-cell>
          <table:table-cell table:style-name="ce259" table:formula="of:=+[.M127]+[.T127]" office:value-type="float" office:value="-0.762" calcext:value-type="float">
            <text:p>-0.762000</text:p>
          </table:table-cell>
          <table:table-cell table:style-name="ce259" table:formula="of:=+[.N127]-[.S127]" office:value-type="float" office:value="0.794368" calcext:value-type="float">
            <text:p>0.794368</text:p>
          </table:table-cell>
          <table:table-cell table:style-name="ce259" table:formula="of:=+[.O127]+[.U127]"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4Fan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FanRight</text:p>
          </table:table-cell>
          <table:table-cell table:style-name="ce85" office:value-type="boolean" office:boolean-value="true" calcext:value-type="boolean">
            <text:p>TRUE</text:p>
          </table:table-cell>
          <table:table-cell table:style-name="ce157" table:number-columns-repeated="6"/>
          <table:table-cell table:style-name="ce259" table:formula="of:=+[.M$126]+[.X128]" office:value-type="float" office:value="-0.63" calcext:value-type="float">
            <text:p>-0.630000</text:p>
          </table:table-cell>
          <table:table-cell table:style-name="ce259" table:formula="of:=+[.N$126]-[.W128]" office:value-type="float" office:value="0.648368" calcext:value-type="float">
            <text:p>0.648368</text:p>
          </table:table-cell>
          <table:table-cell table:style-name="ce259" table:formula="of:=+[.O$126]+[.Y128]" office:value-type="float" office:value="1.603965" calcext:value-type="float">
            <text:p>1.603965</text:p>
          </table:table-cell>
          <table:table-cell table:style-name="ce259" table:formula="of:=+[.M128]+[.T128]" office:value-type="float" office:value="-0.692" calcext:value-type="float">
            <text:p>-0.692000</text:p>
          </table:table-cell>
          <table:table-cell table:style-name="ce259" table:formula="of:=+[.N128]-[.S128]" office:value-type="float" office:value="0.716368" calcext:value-type="float">
            <text:p>0.716368</text:p>
          </table:table-cell>
          <table:table-cell table:style-name="ce259" table:formula="of:=+[.O128]+[.U128]"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7" office:value-type="string" calcext:value-type="string">
            <text:p>mHipRigh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9" office:value-type="string" calcext:value-type="string">
            <text:p>rThigh avatar_mHipRight</text:p>
          </table:table-cell>
          <table:table-cell table:style-name="ce84" office:value-type="boolean" office:boolean-value="false" calcext:value-type="boolean">
            <text:p>FALSE</text:p>
          </table:table-cell>
          <table:table-cell table:style-name="ce159" table:formula="of:=+[.G$2]+[.AA129]" office:value-type="float" office:value="-0.129" calcext:value-type="float">
            <text:p>-0.129</text:p>
          </table:table-cell>
          <table:table-cell table:style-name="ce155" table:formula="of:=+[.H$2]-[.Z129]" office:value-type="float" office:value="-0.034" calcext:value-type="float">
            <text:p>-0.034</text:p>
          </table:table-cell>
          <table:table-cell table:style-name="ce155" table:formula="of:=+[.I$2]+[.AB129]" office:value-type="float" office:value="1.026" calcext:value-type="float">
            <text:p>1.026</text:p>
          </table:table-cell>
          <table:table-cell table:style-name="ce159" table:formula="of:=+[.G129]+[.T129]" office:value-type="float" office:value="-0.08" calcext:value-type="float">
            <text:p>-0.080</text:p>
          </table:table-cell>
          <table:table-cell table:style-name="ce155" table:formula="of:=+[.H129]-[.S129]" office:value-type="float" office:value="-0.033" calcext:value-type="float">
            <text:p>-0.033</text:p>
          </table:table-cell>
          <table:table-cell table:style-name="ce155" table:formula="of:=+[.I129]+[.U129]" office:value-type="float" office:value="0.535" calcext:value-type="float">
            <text:p>0.535</text:p>
          </table:table-cell>
          <table:table-cell table:style-name="ce250" table:formula="of:=+[.M$2]+[.X129]" office:value-type="float" office:value="-0.128806" calcext:value-type="float">
            <text:p>-0.128806</text:p>
          </table:table-cell>
          <table:table-cell table:style-name="ce250" table:formula="of:=+[.N$2]-[.W129]" office:value-type="float" office:value="-0.03362" calcext:value-type="float">
            <text:p>-0.033620</text:p>
          </table:table-cell>
          <table:table-cell table:style-name="ce250" table:formula="of:=+[.O$2]+[.Y129]" office:value-type="float" office:value="1.025929" calcext:value-type="float">
            <text:p>1.025929</text:p>
          </table:table-cell>
          <table:table-cell table:style-name="ce314" table:formula="of:=+[.M129]+[.T129]" office:value-type="float" office:value="-0.079806" calcext:value-type="float">
            <text:p>-0.079806</text:p>
          </table:table-cell>
          <table:table-cell table:style-name="ce314" table:formula="of:=+[.N129]-[.S129]" office:value-type="float" office:value="-0.03262" calcext:value-type="float">
            <text:p>-0.032620</text:p>
          </table:table-cell>
          <table:table-cell table:style-name="ce314" table:formula="of:=+[.O129]+[.U129]" office:value-type="float" office:value="0.534929" calcext:value-type="float">
            <text:p>0.534929</text:p>
          </table:table-cell>
          <table:table-cell table:style-name="ce102" office:value-type="float" office:value="-0.001" calcext:value-type="float">
            <text:p>-0.0010</text:p>
          </table:table-cell>
          <table:table-cell table:style-name="ce107" office:value-type="float" office:value="0.049" calcext:value-type="float">
            <text:p>0.049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62" calcext:value-type="float">
            <text:p>0.033620</text:p>
          </table:table-cell>
          <table:table-cell table:style-name="ce220" office:value-type="float" office:value="-0.128806" calcext:value-type="float">
            <text:p>-0.128806</text:p>
          </table:table-cell>
          <table:table-cell table:style-name="ce224" office:value-type="float" office:value="-0.041086" calcext:value-type="float">
            <text:p>-0.041086</text:p>
          </table:table-cell>
          <table:table-cell table:style-name="ce119" office:value-type="float" office:value="0.034" calcext:value-type="float">
            <text:p>0.034000</text:p>
          </table:table-cell>
          <table:table-cell table:style-name="ce220" office:value-type="float" office:value="-0.129" calcext:value-type="float">
            <text:p>-0.129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R_UPPER_LEG</text:p>
          </table:table-cell>
          <table:table-cell table:style-name="ce78"/>
          <table:table-cell table:style-name="ce78" office:value-type="string" calcext:value-type="string">
            <text:p>mHipRight</text:p>
          </table:table-cell>
          <table:table-cell table:style-name="ce78" office:value-type="string" calcext:value-type="string">
            <text:p>&lt;collision_volume</text:p>
          </table:table-cell>
          <table:table-cell table:style-name="ce82"/>
          <table:table-cell table:style-name="ce78"/>
          <table:table-cell table:style-name="ce156" table:formula="of:=+[.G$129]+[.AA130]" office:value-type="float" office:value="-0.079" calcext:value-type="float">
            <text:p>-0.079</text:p>
          </table:table-cell>
          <table:table-cell table:style-name="ce156" table:formula="of:=+[.H$129]-[.Z130]" office:value-type="float" office:value="-0.014" calcext:value-type="float">
            <text:p>-0.014</text:p>
          </table:table-cell>
          <table:table-cell table:style-name="ce156" table:formula="of:=+[.I$129]+[.AB130]" office:value-type="float" office:value="0.806" calcext:value-type="float">
            <text:p>0.806</text:p>
          </table:table-cell>
          <table:table-cell table:style-name="ce156" table:formula="of:=+[.G130]+[.T130]" office:value-type="float" office:value="-0.079" calcext:value-type="float">
            <text:p>-0.079</text:p>
          </table:table-cell>
          <table:table-cell table:style-name="ce156" table:formula="of:=+[.H130]-[.S130]" office:value-type="float" office:value="-0.014" calcext:value-type="float">
            <text:p>-0.014</text:p>
          </table:table-cell>
          <table:table-cell table:style-name="ce156" table:formula="of:=+[.I130]+[.U130]"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96" table:formula="of:=+[.AD130]" office:value-type="float" office:value="0" calcext:value-type="float">
            <text:p>0.000</text:p>
          </table:table-cell>
          <table:table-cell table:style-name="ce402" table:formula="of:=[.AC130]" office:value-type="float" office:value="0" calcext:value-type="float">
            <text:p>0.000</text:p>
          </table:table-cell>
          <table:table-cell table:style-name="ce408" table:formula="of:=+[.AE130]" office:value-type="float" office:value="0" calcext:value-type="float">
            <text:p>0.000</text:p>
          </table:table-cell>
          <table:table-cell table:style-name="ce396" table:formula="of:=+[.AG130]" office:value-type="float" office:value="0.09" calcext:value-type="float">
            <text:p>0.090</text:p>
          </table:table-cell>
          <table:table-cell table:style-name="ce402" table:formula="of:=[.AF130]" office:value-type="float" office:value="0.09" calcext:value-type="float">
            <text:p>0.090</text:p>
          </table:table-cell>
          <table:table-cell table:style-name="ce408" table:formula="of:=+[.AH130]" office:value-type="float" office:value="0.32" calcext:value-type="float">
            <text:p>0.320</text:p>
          </table:table-cell>
          <table:table-cell table:number-columns-repeated="3" office:value-type="float" office:value="0" calcext:value-type="float">
            <text:p>0.000</text:p>
          </table:table-cell>
          <table:table-cell table:number-columns-repeated="2" office:value-type="float" office:value="0.09" calcext:value-type="float">
            <text:p>0.090</text:p>
          </table:table-cell>
          <table:table-cell office:value-type="float" office:value="0.32" calcext:value-type="float">
            <text:p>0.320</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KneeRight</text:p>
          </table:table-cell>
          <table:table-cell table:number-columns-repeated="2" table:style-name="ce77" office:value-type="string" calcext:value-type="string">
            <text:p>mHipRight</text:p>
          </table:table-cell>
          <table:table-cell table:style-name="ce77" office:value-type="string" calcext:value-type="string">
            <text:p>&lt;bone</text:p>
          </table:table-cell>
          <table:table-cell table:style-name="ce309" office:value-type="string" calcext:value-type="string">
            <text:p>rShin avatar_mKneeRight</text:p>
          </table:table-cell>
          <table:table-cell table:style-name="ce84" office:value-type="boolean" office:boolean-value="true" calcext:value-type="boolean">
            <text:p>TRUE</text:p>
          </table:table-cell>
          <table:table-cell table:style-name="ce159" table:formula="of:=+[.G129]+[.AA131]" office:value-type="float" office:value="-0.08" calcext:value-type="float">
            <text:p>-0.080</text:p>
          </table:table-cell>
          <table:table-cell table:style-name="ce155" table:formula="of:=+[.H129]-[.Z131]" office:value-type="float" office:value="-0.033" calcext:value-type="float">
            <text:p>-0.033</text:p>
          </table:table-cell>
          <table:table-cell table:style-name="ce155" table:formula="of:=+[.I129]+[.AB131]" office:value-type="float" office:value="0.535" calcext:value-type="float">
            <text:p>0.535</text:p>
          </table:table-cell>
          <table:table-cell table:style-name="ce159" table:formula="of:=+[.G131]+[.T131]" office:value-type="float" office:value="-0.08" calcext:value-type="float">
            <text:p>-0.080</text:p>
          </table:table-cell>
          <table:table-cell table:style-name="ce155" table:formula="of:=+[.H131]-[.S131]" office:value-type="float" office:value="-0.004" calcext:value-type="float">
            <text:p>-0.004</text:p>
          </table:table-cell>
          <table:table-cell table:style-name="ce155" table:formula="of:=+[.I131]+[.U131]" office:value-type="float" office:value="0.0660000000000001" calcext:value-type="float">
            <text:p>0.066</text:p>
          </table:table-cell>
          <table:table-cell table:style-name="ce250" table:formula="of:=+[.M129]+[.X131]" office:value-type="float" office:value="-0.080171" calcext:value-type="float">
            <text:p>-0.080171</text:p>
          </table:table-cell>
          <table:table-cell table:style-name="ce250" table:formula="of:=+[.N129]-[.W131]" office:value-type="float" office:value="-0.03284" calcext:value-type="float">
            <text:p>-0.032840</text:p>
          </table:table-cell>
          <table:table-cell table:style-name="ce250" table:formula="of:=+[.O129]+[.Y131]" office:value-type="float" office:value="0.535007" calcext:value-type="float">
            <text:p>0.535007</text:p>
          </table:table-cell>
          <table:table-cell table:style-name="ce314" table:formula="of:=+[.M131]+[.T131]" office:value-type="float" office:value="-0.080171" calcext:value-type="float">
            <text:p>-0.080171</text:p>
          </table:table-cell>
          <table:table-cell table:style-name="ce314" table:formula="of:=+[.N131]-[.S131]" office:value-type="float" office:value="-0.00383999999999999" calcext:value-type="float">
            <text:p>-0.003840</text:p>
          </table:table-cell>
          <table:table-cell table:style-name="ce314" table:formula="of:=+[.O131]+[.U131]" office:value-type="float" office:value="0.066007" calcext:value-type="float">
            <text:p>0.066007</text:p>
          </table:table-cell>
          <table:table-cell table:style-name="ce102" office:value-type="float" office:value="-0.029" calcext:value-type="float">
            <text:p>-0.0290</text:p>
          </table:table-cell>
          <table:table-cell table:style-name="ce107" office:value-type="float" office:value="0" calcext:value-type="float">
            <text:p>0.000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78" calcext:value-type="float">
            <text:p>-0.000780</text:p>
          </table:table-cell>
          <table:table-cell table:style-name="ce220" office:value-type="float" office:value="0.048635" calcext:value-type="float">
            <text:p>0.048635</text:p>
          </table:table-cell>
          <table:table-cell table:style-name="ce224" office:value-type="float" office:value="-0.490922" calcext:value-type="float">
            <text:p>-0.490922</text:p>
          </table:table-cell>
          <table:table-cell table:style-name="ce119" office:value-type="float" office:value="-0.001" calcext:value-type="float">
            <text:p>-0.001000</text:p>
          </table:table-cell>
          <table:table-cell table:style-name="ce220" office:value-type="float" office:value="0.049" calcext:value-type="float">
            <text:p>0.049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LOWER_LEG</text:p>
          </table:table-cell>
          <table:table-cell table:style-name="ce78"/>
          <table:table-cell table:style-name="ce78" office:value-type="string" calcext:value-type="string">
            <text:p>mKneeRight</text:p>
          </table:table-cell>
          <table:table-cell table:style-name="ce78" office:value-type="string" calcext:value-type="string">
            <text:p>&lt;collision_volume</text:p>
          </table:table-cell>
          <table:table-cell table:style-name="ce82"/>
          <table:table-cell table:style-name="ce78"/>
          <table:table-cell table:style-name="ce156" table:formula="of:=+[.G$131]+[.AA132]" office:value-type="float" office:value="-0.08" calcext:value-type="float">
            <text:p>-0.080</text:p>
          </table:table-cell>
          <table:table-cell table:style-name="ce156" table:formula="of:=+[.H$131]-[.Z132]" office:value-type="float" office:value="-0.013" calcext:value-type="float">
            <text:p>-0.013</text:p>
          </table:table-cell>
          <table:table-cell table:style-name="ce156" table:formula="of:=+[.I$131]+[.AB132]" office:value-type="float" office:value="0.335" calcext:value-type="float">
            <text:p>0.335</text:p>
          </table:table-cell>
          <table:table-cell table:style-name="ce156" table:formula="of:=+[.G132]+[.T132]" office:value-type="float" office:value="-0.08" calcext:value-type="float">
            <text:p>-0.080</text:p>
          </table:table-cell>
          <table:table-cell table:style-name="ce156" table:formula="of:=+[.H132]-[.S132]" office:value-type="float" office:value="-0.003" calcext:value-type="float">
            <text:p>-0.003</text:p>
          </table:table-cell>
          <table:table-cell table:style-name="ce156" table:formula="of:=+[.I132]+[.U132]"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96" table:formula="of:=+[.AD132]" office:value-type="float" office:value="0" calcext:value-type="float">
            <text:p>0.000</text:p>
          </table:table-cell>
          <table:table-cell table:style-name="ce402" table:formula="of:=[.AC132]" office:value-type="float" office:value="0" calcext:value-type="float">
            <text:p>0.000</text:p>
          </table:table-cell>
          <table:table-cell table:style-name="ce408" table:formula="of:=+[.AE132]" office:value-type="float" office:value="0" calcext:value-type="float">
            <text:p>0.000</text:p>
          </table:table-cell>
          <table:table-cell table:style-name="ce396" table:formula="of:=+[.AG132]" office:value-type="float" office:value="0.06" calcext:value-type="float">
            <text:p>0.060</text:p>
          </table:table-cell>
          <table:table-cell table:style-name="ce402" table:formula="of:=[.AF132]" office:value-type="float" office:value="0.06" calcext:value-type="float">
            <text:p>0.060</text:p>
          </table:table-cell>
          <table:table-cell table:style-name="ce408" table:formula="of:=+[.AH132]" office:value-type="float" office:value="0.25" calcext:value-type="float">
            <text:p>0.250</text:p>
          </table:table-cell>
          <table:table-cell table:number-columns-repeated="3" office:value-type="float" office:value="0" calcext:value-type="float">
            <text:p>0.000</text:p>
          </table:table-cell>
          <table:table-cell table:number-columns-repeated="2" office:value-type="float" office:value="0.06" calcext:value-type="float">
            <text:p>0.060</text:p>
          </table:table-cell>
          <table:table-cell office:value-type="float" office:value="0.25" calcext:value-type="float">
            <text:p>0.250</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AnkleRight</text:p>
          </table:table-cell>
          <table:table-cell table:number-columns-repeated="2" table:style-name="ce77" office:value-type="string" calcext:value-type="string">
            <text:p>mKneeRight</text:p>
          </table:table-cell>
          <table:table-cell table:style-name="ce77" office:value-type="string" calcext:value-type="string">
            <text:p>&lt;bone</text:p>
          </table:table-cell>
          <table:table-cell table:style-name="ce309" office:value-type="string" calcext:value-type="string">
            <text:p>rFoot avatar_mAnkleRight</text:p>
          </table:table-cell>
          <table:table-cell table:style-name="ce84" office:value-type="boolean" office:boolean-value="true" calcext:value-type="boolean">
            <text:p>TRUE</text:p>
          </table:table-cell>
          <table:table-cell table:style-name="ce159" table:formula="of:=+[.G131]+[.AA133]" office:value-type="float" office:value="-0.08" calcext:value-type="float">
            <text:p>-0.080</text:p>
          </table:table-cell>
          <table:table-cell table:style-name="ce155" table:formula="of:=+[.H131]-[.Z133]" office:value-type="float" office:value="-0.004" calcext:value-type="float">
            <text:p>-0.004</text:p>
          </table:table-cell>
          <table:table-cell table:style-name="ce155" table:formula="of:=+[.I131]+[.AB133]" office:value-type="float" office:value="0.067" calcext:value-type="float">
            <text:p>0.067</text:p>
          </table:table-cell>
          <table:table-cell table:style-name="ce159" table:formula="of:=+[.G133]+[.T133]" office:value-type="float" office:value="-0.08" calcext:value-type="float">
            <text:p>-0.080</text:p>
          </table:table-cell>
          <table:table-cell table:style-name="ce155" table:formula="of:=+[.H133]-[.S133]" office:value-type="float" office:value="-0.116" calcext:value-type="float">
            <text:p>-0.116</text:p>
          </table:table-cell>
          <table:table-cell table:style-name="ce155" table:formula="of:=+[.I133]+[.U133]" office:value-type="float" office:value="0.00600000000000001" calcext:value-type="float">
            <text:p>0.006</text:p>
          </table:table-cell>
          <table:table-cell table:style-name="ce250" table:formula="of:=+[.M131]+[.X133]" office:value-type="float" office:value="-0.080171" calcext:value-type="float">
            <text:p>-0.080171</text:p>
          </table:table-cell>
          <table:table-cell table:style-name="ce250" table:formula="of:=+[.N131]-[.W133]" office:value-type="float" office:value="-0.003971" calcext:value-type="float">
            <text:p>-0.003971</text:p>
          </table:table-cell>
          <table:table-cell table:style-name="ce250" table:formula="of:=+[.O131]+[.Y133]" office:value-type="float" office:value="0.066513" calcext:value-type="float">
            <text:p>0.066513</text:p>
          </table:table-cell>
          <table:table-cell table:style-name="ce314" table:formula="of:=+[.M133]+[.T133]" office:value-type="float" office:value="-0.080171" calcext:value-type="float">
            <text:p>-0.080171</text:p>
          </table:table-cell>
          <table:table-cell table:style-name="ce314" table:formula="of:=+[.N133]-[.S133]" office:value-type="float" office:value="-0.115971" calcext:value-type="float">
            <text:p>-0.115971</text:p>
          </table:table-cell>
          <table:table-cell table:style-name="ce314" table:formula="of:=+[.O133]+[.U133]" office:value-type="float" office:value="0.00551299999999999" calcext:value-type="float">
            <text:p>0.005513</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69" calcext:value-type="float">
            <text:p>-0.028869</text:p>
          </table:table-cell>
          <table:table-cell table:style-name="ce220" office:value-type="float" office:value="0" calcext:value-type="float">
            <text:p>0.000000</text:p>
          </table:table-cell>
          <table:table-cell table:style-name="ce224" office:value-type="float" office:value="-0.468494" calcext:value-type="float">
            <text:p>-0.468494</text:p>
          </table:table-cell>
          <table:table-cell table:style-name="ce119" office:value-type="float" office:value="-0.029" calcext:value-type="float">
            <text:p>-0.029000</text:p>
          </table:table-cell>
          <table:table-cell table:style-name="ce220" office:value-type="float" office:value="0" calcext:value-type="float">
            <text:p>0.000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FOOT</text:p>
          </table:table-cell>
          <table:table-cell table:style-name="ce78"/>
          <table:table-cell table:style-name="ce78" office:value-type="string" calcext:value-type="string">
            <text:p>mAnkleRight</text:p>
          </table:table-cell>
          <table:table-cell table:style-name="ce78" office:value-type="string" calcext:value-type="string">
            <text:p>&lt;collision_volume</text:p>
          </table:table-cell>
          <table:table-cell table:style-name="ce82"/>
          <table:table-cell table:style-name="ce78"/>
          <table:table-cell table:style-name="ce156" table:formula="of:=+[.G$133]+[.AA134]" office:value-type="float" office:value="-0.08" calcext:value-type="float">
            <text:p>-0.080</text:p>
          </table:table-cell>
          <table:table-cell table:style-name="ce156" table:formula="of:=+[.H$133]-[.Z134]" office:value-type="float" office:value="-0.081" calcext:value-type="float">
            <text:p>-0.081</text:p>
          </table:table-cell>
          <table:table-cell table:style-name="ce156" table:formula="of:=+[.I$133]+[.AB134]" office:value-type="float" office:value="0.026" calcext:value-type="float">
            <text:p>0.026</text:p>
          </table:table-cell>
          <table:table-cell table:style-name="ce156" table:formula="of:=+[.G134]+[.T134]" office:value-type="float" office:value="-0.08" calcext:value-type="float">
            <text:p>-0.080</text:p>
          </table:table-cell>
          <table:table-cell table:style-name="ce156" table:formula="of:=+[.H134]-[.S134]" office:value-type="float" office:value="-0.17" calcext:value-type="float">
            <text:p>-0.170</text:p>
          </table:table-cell>
          <table:table-cell table:style-name="ce156" table:formula="of:=+[.I134]+[.U134]"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34]" office:value-type="float" office:value="10" calcext:value-type="float">
            <text:p>10.000</text:p>
          </table:table-cell>
          <table:table-cell table:style-name="ce402" table:formula="of:=[.AC134]" office:value-type="float" office:value="0" calcext:value-type="float">
            <text:p>0.000</text:p>
          </table:table-cell>
          <table:table-cell table:style-name="ce408" table:formula="of:=+[.AE134]" office:value-type="float" office:value="0" calcext:value-type="float">
            <text:p>0.000</text:p>
          </table:table-cell>
          <table:table-cell table:style-name="ce396" table:formula="of:=+[.AG134]" office:value-type="float" office:value="0.05" calcext:value-type="float">
            <text:p>0.050</text:p>
          </table:table-cell>
          <table:table-cell table:style-name="ce402" table:formula="of:=[.AF134]" office:value-type="float" office:value="0.13" calcext:value-type="float">
            <text:p>0.130</text:p>
          </table:table-cell>
          <table:table-cell table:style-name="ce408" table:formula="of:=+[.AH134]" office:value-type="float" office:value="0.05" calcext:value-type="float">
            <text:p>0.050</text:p>
          </table:table-cell>
          <table:table-cell office:value-type="float" office:value="0" calcext:value-type="float">
            <text:p>0.000</text:p>
          </table:table-cell>
          <table:table-cell office:value-type="float" office:value="10" calcext:value-type="float">
            <text:p>10.000</text:p>
          </table:table-cell>
          <table:table-cell office:value-type="float" office:value="0" calcext:value-type="float">
            <text:p>0.000</text:p>
          </table:table-cell>
          <table:table-cell office:value-type="float" office:value="0.13" calcext:value-type="float">
            <text:p>0.130</text:p>
          </table:table-cell>
          <table:table-cell table:number-columns-repeated="2" office:value-type="float" office:value="0.05" calcext:value-type="float">
            <text:p>0.050</text:p>
          </table:table-cell>
          <table:table-cell table:style-name="ce127" table:number-columns-repeated="986"/>
          <table:table-cell table:style-name="ce105" table:number-columns-repeated="15330"/>
        </table:table-row>
        <table:table-row table:style-name="ro1">
          <table:table-cell table:style-name="ce79" office:value-type="string" calcext:value-type="string">
            <text:p>mFootRight</text:p>
          </table:table-cell>
          <table:table-cell table:style-name="ce79"/>
          <table:table-cell table:style-name="ce79" office:value-type="string" calcext:value-type="string">
            <text:p>mAnkleRight</text:p>
          </table:table-cell>
          <table:table-cell table:style-name="ce79" office:value-type="string" calcext:value-type="string">
            <text:p>&lt;bone</text:p>
          </table:table-cell>
          <table:table-cell table:style-name="ce83" office:value-type="string" calcext:value-type="string">
            <text:p>avatar_mFootRight</text:p>
          </table:table-cell>
          <table:table-cell table:style-name="ce85" office:value-type="boolean" office:boolean-value="true" calcext:value-type="boolean">
            <text:p>TRUE</text:p>
          </table:table-cell>
          <table:table-cell table:style-name="ce157" table:number-columns-repeated="6"/>
          <table:table-cell table:style-name="ce253" table:formula="of:=+[.M133]+[.X135]" office:value-type="float" office:value="-0.080171" calcext:value-type="float">
            <text:p>-0.080171</text:p>
          </table:table-cell>
          <table:table-cell table:style-name="ce253" table:formula="of:=+[.N133]-[.W135]" office:value-type="float" office:value="-0.115927" calcext:value-type="float">
            <text:p>-0.115927</text:p>
          </table:table-cell>
          <table:table-cell table:style-name="ce253" table:formula="of:=+[.O133]+[.Y135]" office:value-type="float" office:value="0.00587599999999999" calcext:value-type="float">
            <text:p>0.005876</text:p>
          </table:table-cell>
          <table:table-cell table:style-name="ce251" table:formula="of:=+[.M135]+[.T135]" office:value-type="float" office:value="-0.090171" calcext:value-type="float">
            <text:p>-0.090171</text:p>
          </table:table-cell>
          <table:table-cell table:style-name="ce251" table:formula="of:=+[.N135]-[.S135]" office:value-type="float" office:value="-0.220927" calcext:value-type="float">
            <text:p>-0.220927</text:p>
          </table:table-cell>
          <table:table-cell table:style-name="ce251" table:formula="of:=+[.O135]+[.U135]" office:value-type="float" office:value="0.00587599999999999" calcext:value-type="float">
            <text:p>0.005876</text:p>
          </table:table-cell>
          <table:table-cell table:style-name="ce104" office:value-type="float" office:value="0.105" calcext:value-type="float">
            <text:p>0.1050</text:p>
          </table:table-cell>
          <table:table-cell table:style-name="ce109" office:value-type="float" office:value="-0.01" calcext:value-type="float">
            <text:p>-0.01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37" calcext:value-type="float">
            <text:p>-0.060637</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89" table:number-columns-repeated="15328"/>
        </table:table-row>
        <table:table-row table:style-name="ro1">
          <table:table-cell table:style-name="ce79" office:value-type="string" calcext:value-type="string">
            <text:p>mToeRight</text:p>
          </table:table-cell>
          <table:table-cell table:style-name="ce79"/>
          <table:table-cell table:style-name="ce79" office:value-type="string" calcext:value-type="string">
            <text:p>mFootRight</text:p>
          </table:table-cell>
          <table:table-cell table:style-name="ce79" office:value-type="string" calcext:value-type="string">
            <text:p>&lt;bone</text:p>
          </table:table-cell>
          <table:table-cell table:style-name="ce83" office:value-type="string" calcext:value-type="string">
            <text:p>avatar_mToeRight</text:p>
          </table:table-cell>
          <table:table-cell table:style-name="ce85" office:value-type="boolean" office:boolean-value="false" calcext:value-type="boolean">
            <text:p>FALSE</text:p>
          </table:table-cell>
          <table:table-cell table:style-name="ce157" table:number-columns-repeated="6"/>
          <table:table-cell table:style-name="ce253" table:formula="of:=+[.M135]+[.X136]" office:value-type="float" office:value="-0.090579" calcext:value-type="float">
            <text:p>-0.090579</text:p>
          </table:table-cell>
          <table:table-cell table:style-name="ce211" table:formula="of:=+[.N135]-[.W136]" office:value-type="float" office:value="-0.221326" calcext:value-type="float">
            <text:p>-0.221326</text:p>
          </table:table-cell>
          <table:table-cell table:style-name="ce253" table:formula="of:=+[.O135]+[.Y136]" office:value-type="float" office:value="0.00577199999999999" calcext:value-type="float">
            <text:p>0.005772</text:p>
          </table:table-cell>
          <table:table-cell table:style-name="ce95" table:formula="of:=+[.M136]+[.T136]" office:value-type="float" office:value="-0.090579" calcext:value-type="float">
            <text:p>-0.090579</text:p>
          </table:table-cell>
          <table:table-cell table:style-name="ce95" table:formula="of:=+[.N136]-[.S136]" office:value-type="float" office:value="-0.241326" calcext:value-type="float">
            <text:p>-0.241326</text:p>
          </table:table-cell>
          <table:table-cell table:style-name="ce251" table:formula="of:=+[.O136]+[.U136]" office:value-type="float" office:value="0.00577199999999999" calcext:value-type="float">
            <text:p>0.005772</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99" calcext:value-type="float">
            <text:p>0.105399</text:p>
          </table:table-cell>
          <table:table-cell table:style-name="ce222" office:value-type="float" office:value="-0.010408" calcext:value-type="float">
            <text:p>-0.010408</text:p>
          </table:table-cell>
          <table:table-cell table:style-name="ce226" office:value-type="float" office:value="-0.000104" calcext:value-type="float">
            <text:p>-0.000104</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7" office:value-type="string" calcext:value-type="string">
            <text:p>mHipLef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9" office:value-type="string" calcext:value-type="string">
            <text:p>lThigh avatar_mHipLeft</text:p>
          </table:table-cell>
          <table:table-cell table:style-name="ce84" office:value-type="boolean" office:boolean-value="false" calcext:value-type="boolean">
            <text:p>FALSE</text:p>
          </table:table-cell>
          <table:table-cell table:style-name="ce159" table:formula="of:=+[.G$2]+[.AA137]" office:value-type="float" office:value="0.127" calcext:value-type="float">
            <text:p>0.127</text:p>
          </table:table-cell>
          <table:table-cell table:style-name="ce155" table:formula="of:=+[.H$2]-[.Z137]" office:value-type="float" office:value="-0.034" calcext:value-type="float">
            <text:p>-0.034</text:p>
          </table:table-cell>
          <table:table-cell table:style-name="ce155" table:formula="of:=+[.I$2]+[.AB137]" office:value-type="float" office:value="1.026" calcext:value-type="float">
            <text:p>1.026</text:p>
          </table:table-cell>
          <table:table-cell table:style-name="ce159" table:formula="of:=+[.G137]+[.T137]" office:value-type="float" office:value="0.081" calcext:value-type="float">
            <text:p>0.081</text:p>
          </table:table-cell>
          <table:table-cell table:style-name="ce155" table:formula="of:=+[.H137]-[.S137]" office:value-type="float" office:value="-0.033" calcext:value-type="float">
            <text:p>-0.033</text:p>
          </table:table-cell>
          <table:table-cell table:style-name="ce155" table:formula="of:=+[.I137]+[.U137]" office:value-type="float" office:value="0.535" calcext:value-type="float">
            <text:p>0.535</text:p>
          </table:table-cell>
          <table:table-cell table:style-name="ce250" table:formula="of:=+[.M$2]+[.X137]" office:value-type="float" office:value="0.126765" calcext:value-type="float">
            <text:p>0.126765</text:p>
          </table:table-cell>
          <table:table-cell table:style-name="ce250" table:formula="of:=+[.N$2]-[.W137]" office:value-type="float" office:value="-0.033757" calcext:value-type="float">
            <text:p>-0.033757</text:p>
          </table:table-cell>
          <table:table-cell table:style-name="ce250" table:formula="of:=+[.O$2]+[.Y137]" office:value-type="float" office:value="1.026017" calcext:value-type="float">
            <text:p>1.026017</text:p>
          </table:table-cell>
          <table:table-cell table:style-name="ce314" table:formula="of:=+[.M137]+[.T137]" office:value-type="float" office:value="0.080765" calcext:value-type="float">
            <text:p>0.080765</text:p>
          </table:table-cell>
          <table:table-cell table:style-name="ce314" table:formula="of:=+[.N137]-[.S137]" office:value-type="float" office:value="-0.032757" calcext:value-type="float">
            <text:p>-0.032757</text:p>
          </table:table-cell>
          <table:table-cell table:style-name="ce314" table:formula="of:=+[.O137]+[.U137]" office:value-type="float" office:value="0.535017" calcext:value-type="float">
            <text:p>0.535017</text:p>
          </table:table-cell>
          <table:table-cell table:style-name="ce102" office:value-type="float" office:value="-0.001" calcext:value-type="float">
            <text:p>-0.0010</text:p>
          </table:table-cell>
          <table:table-cell table:style-name="ce107" office:value-type="float" office:value="-0.046" calcext:value-type="float">
            <text:p>-0.046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757" calcext:value-type="float">
            <text:p>0.033757</text:p>
          </table:table-cell>
          <table:table-cell table:style-name="ce220" office:value-type="float" office:value="0.126765" calcext:value-type="float">
            <text:p>0.126765</text:p>
          </table:table-cell>
          <table:table-cell table:style-name="ce224" office:value-type="float" office:value="-0.040998" calcext:value-type="float">
            <text:p>-0.040998</text:p>
          </table:table-cell>
          <table:table-cell table:style-name="ce119" office:value-type="float" office:value="0.034" calcext:value-type="float">
            <text:p>0.034000</text:p>
          </table:table-cell>
          <table:table-cell table:style-name="ce220" office:value-type="float" office:value="0.127" calcext:value-type="float">
            <text:p>0.127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L_UPPER_LEG</text:p>
          </table:table-cell>
          <table:table-cell table:style-name="ce78"/>
          <table:table-cell table:style-name="ce78" office:value-type="string" calcext:value-type="string">
            <text:p>mHipLeft</text:p>
          </table:table-cell>
          <table:table-cell table:style-name="ce78" office:value-type="string" calcext:value-type="string">
            <text:p>&lt;collision_volume</text:p>
          </table:table-cell>
          <table:table-cell table:style-name="ce82"/>
          <table:table-cell table:style-name="ce78"/>
          <table:table-cell table:style-name="ce156" table:formula="of:=+[.G$137]+[.AA138]" office:value-type="float" office:value="0.077" calcext:value-type="float">
            <text:p>0.077</text:p>
          </table:table-cell>
          <table:table-cell table:style-name="ce156" table:formula="of:=+[.H$137]-[.Z138]" office:value-type="float" office:value="-0.014" calcext:value-type="float">
            <text:p>-0.014</text:p>
          </table:table-cell>
          <table:table-cell table:style-name="ce156" table:formula="of:=+[.I$137]+[.AB138]" office:value-type="float" office:value="0.806" calcext:value-type="float">
            <text:p>0.806</text:p>
          </table:table-cell>
          <table:table-cell table:style-name="ce156" table:formula="of:=+[.G138]+[.T138]" office:value-type="float" office:value="0.077" calcext:value-type="float">
            <text:p>0.077</text:p>
          </table:table-cell>
          <table:table-cell table:style-name="ce156" table:formula="of:=+[.H138]-[.S138]" office:value-type="float" office:value="-0.014" calcext:value-type="float">
            <text:p>-0.014</text:p>
          </table:table-cell>
          <table:table-cell table:style-name="ce156" table:formula="of:=+[.I138]+[.U138]"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96" table:formula="of:=+[.AD138]" office:value-type="float" office:value="0" calcext:value-type="float">
            <text:p>0.000</text:p>
          </table:table-cell>
          <table:table-cell table:style-name="ce402" table:formula="of:=[.AC138]" office:value-type="float" office:value="0" calcext:value-type="float">
            <text:p>0.000</text:p>
          </table:table-cell>
          <table:table-cell table:style-name="ce408" table:formula="of:=+[.AE138]" office:value-type="float" office:value="0" calcext:value-type="float">
            <text:p>0.000</text:p>
          </table:table-cell>
          <table:table-cell table:style-name="ce396" table:formula="of:=+[.AG138]" office:value-type="float" office:value="0.09" calcext:value-type="float">
            <text:p>0.090</text:p>
          </table:table-cell>
          <table:table-cell table:style-name="ce402" table:formula="of:=[.AF138]" office:value-type="float" office:value="0.09" calcext:value-type="float">
            <text:p>0.090</text:p>
          </table:table-cell>
          <table:table-cell table:style-name="ce408" table:formula="of:=+[.AH138]" office:value-type="float" office:value="0.32" calcext:value-type="float">
            <text:p>0.320</text:p>
          </table:table-cell>
          <table:table-cell table:number-columns-repeated="3" office:value-type="float" office:value="0" calcext:value-type="float">
            <text:p>0.000</text:p>
          </table:table-cell>
          <table:table-cell table:number-columns-repeated="2" office:value-type="float" office:value="0.09" calcext:value-type="float">
            <text:p>0.090</text:p>
          </table:table-cell>
          <table:table-cell office:value-type="float" office:value="0.32" calcext:value-type="float">
            <text:p>0.320</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KneeLeft</text:p>
          </table:table-cell>
          <table:table-cell table:style-name="ce77" office:value-type="string" calcext:value-type="string">
            <text:p>mHipRight</text:p>
          </table:table-cell>
          <table:table-cell table:style-name="ce77" office:value-type="string" calcext:value-type="string">
            <text:p>mHipLeft</text:p>
          </table:table-cell>
          <table:table-cell table:style-name="ce77" office:value-type="string" calcext:value-type="string">
            <text:p>&lt;bone</text:p>
          </table:table-cell>
          <table:table-cell table:style-name="ce309" office:value-type="string" calcext:value-type="string">
            <text:p>lShin avatar_mKneeLeft</text:p>
          </table:table-cell>
          <table:table-cell table:style-name="ce84" office:value-type="boolean" office:boolean-value="true" calcext:value-type="boolean">
            <text:p>TRUE</text:p>
          </table:table-cell>
          <table:table-cell table:style-name="ce159" table:formula="of:=+[.G137]+[.AA139]" office:value-type="float" office:value="0.081" calcext:value-type="float">
            <text:p>0.081</text:p>
          </table:table-cell>
          <table:table-cell table:style-name="ce155" table:formula="of:=+[.H137]-[.Z139]" office:value-type="float" office:value="-0.033" calcext:value-type="float">
            <text:p>-0.033</text:p>
          </table:table-cell>
          <table:table-cell table:style-name="ce155" table:formula="of:=+[.I137]+[.AB139]" office:value-type="float" office:value="0.535" calcext:value-type="float">
            <text:p>0.535</text:p>
          </table:table-cell>
          <table:table-cell table:style-name="ce159" table:formula="of:=+[.G139]+[.T139]" office:value-type="float" office:value="0.082" calcext:value-type="float">
            <text:p>0.082</text:p>
          </table:table-cell>
          <table:table-cell table:style-name="ce155" table:formula="of:=+[.H139]-[.S139]" office:value-type="float" office:value="-0.004" calcext:value-type="float">
            <text:p>-0.004</text:p>
          </table:table-cell>
          <table:table-cell table:style-name="ce155" table:formula="of:=+[.I139]+[.U139]" office:value-type="float" office:value="0.0660000000000001" calcext:value-type="float">
            <text:p>0.066</text:p>
          </table:table-cell>
          <table:table-cell table:style-name="ce250" table:formula="of:=+[.M137]+[.X139]" office:value-type="float" office:value="0.081197" calcext:value-type="float">
            <text:p>0.081197</text:p>
          </table:table-cell>
          <table:table-cell table:style-name="ce250" table:formula="of:=+[.N137]-[.W139]" office:value-type="float" office:value="-0.03287" calcext:value-type="float">
            <text:p>-0.032870</text:p>
          </table:table-cell>
          <table:table-cell table:style-name="ce250" table:formula="of:=+[.O137]+[.Y139]" office:value-type="float" office:value="0.534964" calcext:value-type="float">
            <text:p>0.534964</text:p>
          </table:table-cell>
          <table:table-cell table:style-name="ce314" table:formula="of:=+[.M139]+[.T139]" office:value-type="float" office:value="0.082197" calcext:value-type="float">
            <text:p>0.082197</text:p>
          </table:table-cell>
          <table:table-cell table:style-name="ce314" table:formula="of:=+[.N139]-[.S139]" office:value-type="float" office:value="-0.00387" calcext:value-type="float">
            <text:p>-0.003870</text:p>
          </table:table-cell>
          <table:table-cell table:style-name="ce314" table:formula="of:=+[.O139]+[.U139]" office:value-type="float" office:value="0.065964" calcext:value-type="float">
            <text:p>0.065964</text:p>
          </table:table-cell>
          <table:table-cell table:style-name="ce102" office:value-type="float" office:value="-0.029" calcext:value-type="float">
            <text:p>-0.0290</text:p>
          </table:table-cell>
          <table:table-cell table:style-name="ce107" office:value-type="float" office:value="0.001" calcext:value-type="float">
            <text:p>0.001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887" calcext:value-type="float">
            <text:p>-0.000887</text:p>
          </table:table-cell>
          <table:table-cell table:style-name="ce220" office:value-type="float" office:value="-0.045568" calcext:value-type="float">
            <text:p>-0.045568</text:p>
          </table:table-cell>
          <table:table-cell table:style-name="ce224" office:value-type="float" office:value="-0.491053" calcext:value-type="float">
            <text:p>-0.491053</text:p>
          </table:table-cell>
          <table:table-cell table:style-name="ce119" office:value-type="float" office:value="-0.001" calcext:value-type="float">
            <text:p>-0.001000</text:p>
          </table:table-cell>
          <table:table-cell table:style-name="ce220" office:value-type="float" office:value="-0.046" calcext:value-type="float">
            <text:p>-0.046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L_LOWER_LEG</text:p>
          </table:table-cell>
          <table:table-cell table:style-name="ce78"/>
          <table:table-cell table:style-name="ce78" office:value-type="string" calcext:value-type="string">
            <text:p>mKneeLeft</text:p>
          </table:table-cell>
          <table:table-cell table:style-name="ce78" office:value-type="string" calcext:value-type="string">
            <text:p>&lt;collision_volume</text:p>
          </table:table-cell>
          <table:table-cell table:style-name="ce82"/>
          <table:table-cell table:style-name="ce78"/>
          <table:table-cell table:style-name="ce156" table:formula="of:=+[.G$139]+[.AA140]" office:value-type="float" office:value="0.081" calcext:value-type="float">
            <text:p>0.081</text:p>
          </table:table-cell>
          <table:table-cell table:style-name="ce156" table:formula="of:=+[.H$139]-[.Z140]" office:value-type="float" office:value="-0.013" calcext:value-type="float">
            <text:p>-0.013</text:p>
          </table:table-cell>
          <table:table-cell table:style-name="ce156" table:formula="of:=+[.I$139]+[.AB140]" office:value-type="float" office:value="0.335" calcext:value-type="float">
            <text:p>0.335</text:p>
          </table:table-cell>
          <table:table-cell table:style-name="ce156" table:formula="of:=+[.G140]+[.T140]" office:value-type="float" office:value="0.081" calcext:value-type="float">
            <text:p>0.081</text:p>
          </table:table-cell>
          <table:table-cell table:style-name="ce156" table:formula="of:=+[.H140]-[.S140]" office:value-type="float" office:value="-0.003" calcext:value-type="float">
            <text:p>-0.003</text:p>
          </table:table-cell>
          <table:table-cell table:style-name="ce156" table:formula="of:=+[.I140]+[.U140]"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96" table:formula="of:=+[.AD140]" office:value-type="float" office:value="0" calcext:value-type="float">
            <text:p>0.000</text:p>
          </table:table-cell>
          <table:table-cell table:style-name="ce402" table:formula="of:=[.AC140]" office:value-type="float" office:value="0" calcext:value-type="float">
            <text:p>0.000</text:p>
          </table:table-cell>
          <table:table-cell table:style-name="ce408" table:formula="of:=+[.AE140]" office:value-type="float" office:value="0" calcext:value-type="float">
            <text:p>0.000</text:p>
          </table:table-cell>
          <table:table-cell table:style-name="ce396" table:formula="of:=+[.AG140]" office:value-type="float" office:value="0.06" calcext:value-type="float">
            <text:p>0.060</text:p>
          </table:table-cell>
          <table:table-cell table:style-name="ce402" table:formula="of:=[.AF140]" office:value-type="float" office:value="0.06" calcext:value-type="float">
            <text:p>0.060</text:p>
          </table:table-cell>
          <table:table-cell table:style-name="ce408" table:formula="of:=+[.AH140]" office:value-type="float" office:value="0.25" calcext:value-type="float">
            <text:p>0.250</text:p>
          </table:table-cell>
          <table:table-cell table:number-columns-repeated="3" office:value-type="float" office:value="0" calcext:value-type="float">
            <text:p>0.000</text:p>
          </table:table-cell>
          <table:table-cell table:number-columns-repeated="2" office:value-type="float" office:value="0.06" calcext:value-type="float">
            <text:p>0.060</text:p>
          </table:table-cell>
          <table:table-cell office:value-type="float" office:value="0.25" calcext:value-type="float">
            <text:p>0.250</text:p>
          </table:table-cell>
          <table:table-cell table:style-name="ce127" table:number-columns-repeated="986"/>
          <table:table-cell table:style-name="ce105" table:number-columns-repeated="15330"/>
        </table:table-row>
        <table:table-row table:style-name="ro1">
          <table:table-cell table:style-name="ce77" office:value-type="string" calcext:value-type="string">
            <text:p>mAnkleLeft</text:p>
          </table:table-cell>
          <table:table-cell table:style-name="ce77" office:value-type="string" calcext:value-type="string">
            <text:p>mKneeRight</text:p>
          </table:table-cell>
          <table:table-cell table:style-name="ce77" office:value-type="string" calcext:value-type="string">
            <text:p>mKneeLeft</text:p>
          </table:table-cell>
          <table:table-cell table:style-name="ce77" office:value-type="string" calcext:value-type="string">
            <text:p>&lt;bone</text:p>
          </table:table-cell>
          <table:table-cell table:style-name="ce309"/>
          <table:table-cell table:style-name="ce84" office:value-type="boolean" office:boolean-value="true" calcext:value-type="boolean">
            <text:p>TRUE</text:p>
          </table:table-cell>
          <table:table-cell table:style-name="ce159" table:formula="of:=+[.G139]+[.AA141]" office:value-type="float" office:value="0.082" calcext:value-type="float">
            <text:p>0.082</text:p>
          </table:table-cell>
          <table:table-cell table:style-name="ce155" table:formula="of:=+[.H139]-[.Z141]" office:value-type="float" office:value="-0.004" calcext:value-type="float">
            <text:p>-0.004</text:p>
          </table:table-cell>
          <table:table-cell table:style-name="ce155" table:formula="of:=+[.I139]+[.AB141]" office:value-type="float" office:value="0.067" calcext:value-type="float">
            <text:p>0.067</text:p>
          </table:table-cell>
          <table:table-cell table:style-name="ce159" table:formula="of:=+[.G141]+[.T141]" office:value-type="float" office:value="0.082" calcext:value-type="float">
            <text:p>0.082</text:p>
          </table:table-cell>
          <table:table-cell table:style-name="ce155" table:formula="of:=+[.H141]-[.S141]" office:value-type="float" office:value="-0.116" calcext:value-type="float">
            <text:p>-0.116</text:p>
          </table:table-cell>
          <table:table-cell table:style-name="ce155" table:formula="of:=+[.I141]+[.U141]" office:value-type="float" office:value="0.00600000000000001" calcext:value-type="float">
            <text:p>0.006</text:p>
          </table:table-cell>
          <table:table-cell table:style-name="ce250" table:formula="of:=+[.M139]+[.X141]" office:value-type="float" office:value="0.082575" calcext:value-type="float">
            <text:p>0.082575</text:p>
          </table:table-cell>
          <table:table-cell table:style-name="ce250" table:formula="of:=+[.N139]-[.W141]" office:value-type="float" office:value="-0.003983" calcext:value-type="float">
            <text:p>-0.003983</text:p>
          </table:table-cell>
          <table:table-cell table:style-name="ce250" table:formula="of:=+[.O139]+[.Y141]" office:value-type="float" office:value="0.066515" calcext:value-type="float">
            <text:p>0.066515</text:p>
          </table:table-cell>
          <table:table-cell table:style-name="ce314" table:formula="of:=+[.M141]+[.T141]" office:value-type="float" office:value="0.082575" calcext:value-type="float">
            <text:p>0.082575</text:p>
          </table:table-cell>
          <table:table-cell table:style-name="ce314" table:formula="of:=+[.N141]-[.S141]" office:value-type="float" office:value="-0.115983" calcext:value-type="float">
            <text:p>-0.115983</text:p>
          </table:table-cell>
          <table:table-cell table:style-name="ce314" table:formula="of:=+[.O141]+[.U141]" office:value-type="float" office:value="0.00551499999999999" calcext:value-type="float">
            <text:p>0.005515</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87" calcext:value-type="float">
            <text:p>-0.028887</text:p>
          </table:table-cell>
          <table:table-cell table:style-name="ce220" office:value-type="float" office:value="0.001378" calcext:value-type="float">
            <text:p>0.001378</text:p>
          </table:table-cell>
          <table:table-cell table:style-name="ce224" office:value-type="float" office:value="-0.468449" calcext:value-type="float">
            <text:p>-0.468449</text:p>
          </table:table-cell>
          <table:table-cell table:style-name="ce119" office:value-type="float" office:value="-0.029" calcext:value-type="float">
            <text:p>-0.029000</text:p>
          </table:table-cell>
          <table:table-cell table:style-name="ce220" office:value-type="float" office:value="0.001" calcext:value-type="float">
            <text:p>0.001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L_FOOT</text:p>
          </table:table-cell>
          <table:table-cell table:style-name="ce78"/>
          <table:table-cell table:style-name="ce78" office:value-type="string" calcext:value-type="string">
            <text:p>mAnkleLeft</text:p>
          </table:table-cell>
          <table:table-cell table:style-name="ce78" office:value-type="string" calcext:value-type="string">
            <text:p>&lt;collision_volume</text:p>
          </table:table-cell>
          <table:table-cell table:style-name="ce82"/>
          <table:table-cell table:style-name="ce78"/>
          <table:table-cell table:style-name="ce156" table:formula="of:=+[.G$141]+[.AA142]" office:value-type="float" office:value="0.082" calcext:value-type="float">
            <text:p>0.082</text:p>
          </table:table-cell>
          <table:table-cell table:style-name="ce156" table:formula="of:=+[.H$141]-[.Z142]" office:value-type="float" office:value="-0.081" calcext:value-type="float">
            <text:p>-0.081</text:p>
          </table:table-cell>
          <table:table-cell table:style-name="ce156" table:formula="of:=+[.I$141]+[.AB142]" office:value-type="float" office:value="0.026" calcext:value-type="float">
            <text:p>0.026</text:p>
          </table:table-cell>
          <table:table-cell table:style-name="ce156" table:formula="of:=+[.G142]+[.T142]" office:value-type="float" office:value="0.082" calcext:value-type="float">
            <text:p>0.082</text:p>
          </table:table-cell>
          <table:table-cell table:style-name="ce156" table:formula="of:=+[.H142]-[.S142]" office:value-type="float" office:value="-0.17" calcext:value-type="float">
            <text:p>-0.170</text:p>
          </table:table-cell>
          <table:table-cell table:style-name="ce156" table:formula="of:=+[.I142]+[.U142]"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42]" office:value-type="float" office:value="10" calcext:value-type="float">
            <text:p>10.000</text:p>
          </table:table-cell>
          <table:table-cell table:style-name="ce402" table:formula="of:=[.AC142]" office:value-type="float" office:value="0" calcext:value-type="float">
            <text:p>0.000</text:p>
          </table:table-cell>
          <table:table-cell table:style-name="ce408" table:formula="of:=+[.AE142]" office:value-type="float" office:value="0" calcext:value-type="float">
            <text:p>0.000</text:p>
          </table:table-cell>
          <table:table-cell table:style-name="ce396" table:formula="of:=+[.AG142]" office:value-type="float" office:value="0.05" calcext:value-type="float">
            <text:p>0.050</text:p>
          </table:table-cell>
          <table:table-cell table:style-name="ce402" table:formula="of:=[.AF142]" office:value-type="float" office:value="0.13" calcext:value-type="float">
            <text:p>0.130</text:p>
          </table:table-cell>
          <table:table-cell table:style-name="ce408" table:formula="of:=+[.AH142]" office:value-type="float" office:value="0.05" calcext:value-type="float">
            <text:p>0.050</text:p>
          </table:table-cell>
          <table:table-cell office:value-type="float" office:value="0" calcext:value-type="float">
            <text:p>0.000</text:p>
          </table:table-cell>
          <table:table-cell office:value-type="float" office:value="10" calcext:value-type="float">
            <text:p>10.000</text:p>
          </table:table-cell>
          <table:table-cell office:value-type="float" office:value="0" calcext:value-type="float">
            <text:p>0.000</text:p>
          </table:table-cell>
          <table:table-cell office:value-type="float" office:value="0.13" calcext:value-type="float">
            <text:p>0.130</text:p>
          </table:table-cell>
          <table:table-cell table:number-columns-repeated="2" office:value-type="float" office:value="0.05" calcext:value-type="float">
            <text:p>0.050</text:p>
          </table:table-cell>
          <table:table-cell table:style-name="ce127" table:number-columns-repeated="986"/>
          <table:table-cell table:style-name="ce105" table:number-columns-repeated="15330"/>
        </table:table-row>
        <table:table-row table:style-name="ro1">
          <table:table-cell table:style-name="ce79" office:value-type="string" calcext:value-type="string">
            <text:p>mFootLeft</text:p>
          </table:table-cell>
          <table:table-cell table:style-name="ce79"/>
          <table:table-cell table:style-name="ce79" office:value-type="string" calcext:value-type="string">
            <text:p>mAnkleLeft</text:p>
          </table:table-cell>
          <table:table-cell table:style-name="ce79" office:value-type="string" calcext:value-type="string">
            <text:p>&lt;bone</text:p>
          </table:table-cell>
          <table:table-cell table:style-name="ce83" office:value-type="string" calcext:value-type="string">
            <text:p>avatar_mFootLeft</text:p>
          </table:table-cell>
          <table:table-cell table:style-name="ce85" office:value-type="boolean" office:boolean-value="true" calcext:value-type="boolean">
            <text:p>TRUE</text:p>
          </table:table-cell>
          <table:table-cell table:style-name="ce157" table:number-columns-repeated="6"/>
          <table:table-cell table:style-name="ce253" table:formula="of:=+[.M141]+[.X143]" office:value-type="float" office:value="0.082575" calcext:value-type="float">
            <text:p>0.082575</text:p>
          </table:table-cell>
          <table:table-cell table:style-name="ce253" table:formula="of:=+[.N141]-[.W143]" office:value-type="float" office:value="-0.115939" calcext:value-type="float">
            <text:p>-0.115939</text:p>
          </table:table-cell>
          <table:table-cell table:style-name="ce253" table:formula="of:=+[.O141]+[.Y143]" office:value-type="float" office:value="0.00589499999999999" calcext:value-type="float">
            <text:p>0.005895</text:p>
          </table:table-cell>
          <table:table-cell table:style-name="ce251" table:formula="of:=+[.M143]+[.T143]" office:value-type="float" office:value="0.090575" calcext:value-type="float">
            <text:p>0.090575</text:p>
          </table:table-cell>
          <table:table-cell table:style-name="ce251" table:formula="of:=+[.N143]-[.S143]" office:value-type="float" office:value="-0.220939" calcext:value-type="float">
            <text:p>-0.220939</text:p>
          </table:table-cell>
          <table:table-cell table:style-name="ce251" table:formula="of:=+[.O143]+[.U143]" office:value-type="float" office:value="0.00689499999999999" calcext:value-type="float">
            <text:p>0.00689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001" calcext:value-type="float">
            <text:p>0.001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2" calcext:value-type="float">
            <text:p>-0.06062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89" table:number-columns-repeated="15328"/>
        </table:table-row>
        <table:table-row table:style-name="ro1">
          <table:table-cell table:style-name="ce79" office:value-type="string" calcext:value-type="string">
            <text:p>mToeLeft</text:p>
          </table:table-cell>
          <table:table-cell table:style-name="ce79"/>
          <table:table-cell table:style-name="ce79" office:value-type="string" calcext:value-type="string">
            <text:p>mFootLeft</text:p>
          </table:table-cell>
          <table:table-cell table:style-name="ce79" office:value-type="string" calcext:value-type="string">
            <text:p>&lt;bone</text:p>
          </table:table-cell>
          <table:table-cell table:style-name="ce83" office:value-type="string" calcext:value-type="string">
            <text:p>avatar_mToeLeft</text:p>
          </table:table-cell>
          <table:table-cell table:style-name="ce85" office:value-type="boolean" office:boolean-value="false" calcext:value-type="boolean">
            <text:p>FALSE</text:p>
          </table:table-cell>
          <table:table-cell table:style-name="ce157" table:number-columns-repeated="6"/>
          <table:table-cell table:style-name="ce253" table:formula="of:=+[.M143]+[.X144]" office:value-type="float" office:value="0.090845" calcext:value-type="float">
            <text:p>0.090845</text:p>
          </table:table-cell>
          <table:table-cell table:style-name="ce211" table:formula="of:=+[.N143]-[.W144]" office:value-type="float" office:value="-0.221326" calcext:value-type="float">
            <text:p>-0.221326</text:p>
          </table:table-cell>
          <table:table-cell table:style-name="ce253" table:formula="of:=+[.O143]+[.Y144]" office:value-type="float" office:value="0.00676599999999999" calcext:value-type="float">
            <text:p>0.006766</text:p>
          </table:table-cell>
          <table:table-cell table:style-name="ce95" table:formula="of:=+[.M144]+[.T144]" office:value-type="float" office:value="0.090845" calcext:value-type="float">
            <text:p>0.090845</text:p>
          </table:table-cell>
          <table:table-cell table:style-name="ce95" table:formula="of:=+[.N144]-[.S144]" office:value-type="float" office:value="-0.241326" calcext:value-type="float">
            <text:p>-0.241326</text:p>
          </table:table-cell>
          <table:table-cell table:style-name="ce251" table:formula="of:=+[.O144]+[.U144]" office:value-type="float" office:value="0.00676599999999999" calcext:value-type="float">
            <text:p>0.006766</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87" calcext:value-type="float">
            <text:p>0.105387</text:p>
          </table:table-cell>
          <table:table-cell table:style-name="ce222" office:value-type="float" office:value="0.00827" calcext:value-type="float">
            <text:p>0.008270</text:p>
          </table:table-cell>
          <table:table-cell table:style-name="ce226" office:value-type="float" office:value="0.000871" calcext:value-type="float">
            <text:p>0.000871</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Tail1</text:p>
          </table:table-cell>
          <table:table-cell table:style-name="ce85" office:value-type="boolean" office:boolean-value="false" calcext:value-type="boolean">
            <text:p>FALSE</text:p>
          </table:table-cell>
          <table:table-cell table:style-name="ce157" table:number-columns-repeated="6"/>
          <table:table-cell table:style-name="ce211" table:formula="of:=+[.M$2]+[.X145]" office:value-type="float" office:value="0" calcext:value-type="float">
            <text:p>0.000000</text:p>
          </table:table-cell>
          <table:table-cell table:style-name="ce211" table:formula="of:=+[.N$2]-[.W145]" office:value-type="float" office:value="0.116" calcext:value-type="float">
            <text:p>0.116000</text:p>
          </table:table-cell>
          <table:table-cell table:style-name="ce211" table:formula="of:=+[.O$2]+[.Y145]" office:value-type="float" office:value="1.114015" calcext:value-type="float">
            <text:p>1.114015</text:p>
          </table:table-cell>
          <table:table-cell table:style-name="ce95" table:formula="of:=+[.M145]+[.T145]" office:value-type="float" office:value="0" calcext:value-type="float">
            <text:p>0.000000</text:p>
          </table:table-cell>
          <table:table-cell table:style-name="ce95" table:formula="of:=+[.N145]-[.S145]" office:value-type="float" office:value="0.313" calcext:value-type="float">
            <text:p>0.313000</text:p>
          </table:table-cell>
          <table:table-cell table:style-name="ce95" table:formula="of:=+[.O145]+[.U145]" office:value-type="float" office:value="1.114015" calcext:value-type="float">
            <text:p>1.114015</text:p>
          </table:table-cell>
          <table:table-cell table:style-name="ce104" office:value-type="float" office:value="-0.197" calcext:value-type="float">
            <text:p>-0.19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2</text:p>
          </table:table-cell>
          <table:table-cell table:style-name="ce79"/>
          <table:table-cell table:style-name="ce79" office:value-type="string" calcext:value-type="string">
            <text:p>mTail1</text:p>
          </table:table-cell>
          <table:table-cell table:style-name="ce79" office:value-type="string" calcext:value-type="string">
            <text:p>&lt;bone</text:p>
          </table:table-cell>
          <table:table-cell table:style-name="ce83" office:value-type="string" calcext:value-type="string">
            <text:p>avatar_mTail2</text:p>
          </table:table-cell>
          <table:table-cell table:style-name="ce85" office:value-type="boolean" office:boolean-value="true" calcext:value-type="boolean">
            <text:p>TRUE</text:p>
          </table:table-cell>
          <table:table-cell table:style-name="ce157" table:number-columns-repeated="6"/>
          <table:table-cell table:style-name="ce211" table:formula="of:=+[.M145]+[.X146]" office:value-type="float" office:value="0" calcext:value-type="float">
            <text:p>0.000000</text:p>
          </table:table-cell>
          <table:table-cell table:style-name="ce211" table:formula="of:=+[.N145]-[.W146]" office:value-type="float" office:value="0.313" calcext:value-type="float">
            <text:p>0.313000</text:p>
          </table:table-cell>
          <table:table-cell table:style-name="ce211" table:formula="of:=+[.O145]+[.Y146]" office:value-type="float" office:value="1.114015" calcext:value-type="float">
            <text:p>1.114015</text:p>
          </table:table-cell>
          <table:table-cell table:style-name="ce95" table:formula="of:=+[.M146]+[.T146]" office:value-type="float" office:value="0" calcext:value-type="float">
            <text:p>0.000000</text:p>
          </table:table-cell>
          <table:table-cell table:style-name="ce95" table:formula="of:=+[.N146]-[.S146]" office:value-type="float" office:value="0.481" calcext:value-type="float">
            <text:p>0.481000</text:p>
          </table:table-cell>
          <table:table-cell table:style-name="ce95" table:formula="of:=+[.O146]+[.U146]" office:value-type="float" office:value="1.114015" calcext:value-type="float">
            <text:p>1.114015</text:p>
          </table:table-cell>
          <table:table-cell table:style-name="ce104" office:value-type="float" office:value="-0.168" calcext:value-type="float">
            <text:p>-0.168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3</text:p>
          </table:table-cell>
          <table:table-cell table:style-name="ce79"/>
          <table:table-cell table:style-name="ce79" office:value-type="string" calcext:value-type="string">
            <text:p>mTail2</text:p>
          </table:table-cell>
          <table:table-cell table:style-name="ce79" office:value-type="string" calcext:value-type="string">
            <text:p>&lt;bone</text:p>
          </table:table-cell>
          <table:table-cell table:style-name="ce83" office:value-type="string" calcext:value-type="string">
            <text:p>avatar_mTail3</text:p>
          </table:table-cell>
          <table:table-cell table:style-name="ce85" office:value-type="boolean" office:boolean-value="true" calcext:value-type="boolean">
            <text:p>TRUE</text:p>
          </table:table-cell>
          <table:table-cell table:style-name="ce157" table:number-columns-repeated="6"/>
          <table:table-cell table:style-name="ce211" table:formula="of:=+[.M146]+[.X147]" office:value-type="float" office:value="0" calcext:value-type="float">
            <text:p>0.000000</text:p>
          </table:table-cell>
          <table:table-cell table:style-name="ce211" table:formula="of:=+[.N146]-[.W147]" office:value-type="float" office:value="0.481" calcext:value-type="float">
            <text:p>0.481000</text:p>
          </table:table-cell>
          <table:table-cell table:style-name="ce211" table:formula="of:=+[.O146]+[.Y147]" office:value-type="float" office:value="1.114015" calcext:value-type="float">
            <text:p>1.114015</text:p>
          </table:table-cell>
          <table:table-cell table:style-name="ce95" table:formula="of:=+[.M147]+[.T147]" office:value-type="float" office:value="0" calcext:value-type="float">
            <text:p>0.000000</text:p>
          </table:table-cell>
          <table:table-cell table:style-name="ce95" table:formula="of:=+[.N147]-[.S147]" office:value-type="float" office:value="0.623" calcext:value-type="float">
            <text:p>0.623000</text:p>
          </table:table-cell>
          <table:table-cell table:style-name="ce95" table:formula="of:=+[.O147]+[.U147]" office:value-type="float" office:value="1.114015" calcext:value-type="float">
            <text:p>1.114015</text:p>
          </table:table-cell>
          <table:table-cell table:style-name="ce104" office:value-type="float" office:value="-0.142" calcext:value-type="float">
            <text:p>-0.14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4</text:p>
          </table:table-cell>
          <table:table-cell table:style-name="ce79"/>
          <table:table-cell table:style-name="ce79" office:value-type="string" calcext:value-type="string">
            <text:p>mTail3</text:p>
          </table:table-cell>
          <table:table-cell table:style-name="ce79" office:value-type="string" calcext:value-type="string">
            <text:p>&lt;bone</text:p>
          </table:table-cell>
          <table:table-cell table:style-name="ce83" office:value-type="string" calcext:value-type="string">
            <text:p>avatar_mTail4</text:p>
          </table:table-cell>
          <table:table-cell table:style-name="ce85" office:value-type="boolean" office:boolean-value="true" calcext:value-type="boolean">
            <text:p>TRUE</text:p>
          </table:table-cell>
          <table:table-cell table:style-name="ce157" table:number-columns-repeated="6"/>
          <table:table-cell table:style-name="ce211" table:formula="of:=+[.M147]+[.X148]" office:value-type="float" office:value="0" calcext:value-type="float">
            <text:p>0.000000</text:p>
          </table:table-cell>
          <table:table-cell table:style-name="ce211" table:formula="of:=+[.N147]-[.W148]" office:value-type="float" office:value="0.623" calcext:value-type="float">
            <text:p>0.623000</text:p>
          </table:table-cell>
          <table:table-cell table:style-name="ce211" table:formula="of:=+[.O147]+[.Y148]" office:value-type="float" office:value="1.114015" calcext:value-type="float">
            <text:p>1.114015</text:p>
          </table:table-cell>
          <table:table-cell table:style-name="ce95" table:formula="of:=+[.M148]+[.T148]" office:value-type="float" office:value="0" calcext:value-type="float">
            <text:p>0.000000</text:p>
          </table:table-cell>
          <table:table-cell table:style-name="ce95" table:formula="of:=+[.N148]-[.S148]" office:value-type="float" office:value="0.735" calcext:value-type="float">
            <text:p>0.735000</text:p>
          </table:table-cell>
          <table:table-cell table:style-name="ce95" table:formula="of:=+[.O148]+[.U148]" office:value-type="float" office:value="1.114015" calcext:value-type="float">
            <text:p>1.114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5</text:p>
          </table:table-cell>
          <table:table-cell table:style-name="ce79"/>
          <table:table-cell table:style-name="ce79" office:value-type="string" calcext:value-type="string">
            <text:p>mTail4</text:p>
          </table:table-cell>
          <table:table-cell table:style-name="ce79" office:value-type="string" calcext:value-type="string">
            <text:p>&lt;bone</text:p>
          </table:table-cell>
          <table:table-cell table:style-name="ce83" office:value-type="string" calcext:value-type="string">
            <text:p>avatar_mTail5</text:p>
          </table:table-cell>
          <table:table-cell table:style-name="ce85" office:value-type="boolean" office:boolean-value="true" calcext:value-type="boolean">
            <text:p>TRUE</text:p>
          </table:table-cell>
          <table:table-cell table:style-name="ce157" table:number-columns-repeated="6"/>
          <table:table-cell table:style-name="ce211" table:formula="of:=+[.M148]+[.X149]" office:value-type="float" office:value="0" calcext:value-type="float">
            <text:p>0.000000</text:p>
          </table:table-cell>
          <table:table-cell table:style-name="ce211" table:formula="of:=+[.N148]-[.W149]" office:value-type="float" office:value="0.735" calcext:value-type="float">
            <text:p>0.735000</text:p>
          </table:table-cell>
          <table:table-cell table:style-name="ce211" table:formula="of:=+[.O148]+[.Y149]" office:value-type="float" office:value="1.114015" calcext:value-type="float">
            <text:p>1.114015</text:p>
          </table:table-cell>
          <table:table-cell table:style-name="ce95" table:formula="of:=+[.M149]+[.T149]" office:value-type="float" office:value="0" calcext:value-type="float">
            <text:p>0.000000</text:p>
          </table:table-cell>
          <table:table-cell table:style-name="ce95" table:formula="of:=+[.N149]-[.S149]" office:value-type="float" office:value="0.829" calcext:value-type="float">
            <text:p>0.829000</text:p>
          </table:table-cell>
          <table:table-cell table:style-name="ce95" table:formula="of:=+[.O149]+[.U149]" office:value-type="float" office:value="1.114015" calcext:value-type="float">
            <text:p>1.114015</text:p>
          </table:table-cell>
          <table:table-cell table:style-name="ce104" office:value-type="float" office:value="-0.094" calcext:value-type="float">
            <text:p>-0.09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6</text:p>
          </table:table-cell>
          <table:table-cell table:style-name="ce79"/>
          <table:table-cell table:style-name="ce79" office:value-type="string" calcext:value-type="string">
            <text:p>mTail5</text:p>
          </table:table-cell>
          <table:table-cell table:style-name="ce79" office:value-type="string" calcext:value-type="string">
            <text:p>&lt;bone</text:p>
          </table:table-cell>
          <table:table-cell table:style-name="ce83" office:value-type="string" calcext:value-type="string">
            <text:p>avatar_mTail6</text:p>
          </table:table-cell>
          <table:table-cell table:style-name="ce85" office:value-type="boolean" office:boolean-value="true" calcext:value-type="boolean">
            <text:p>TRUE</text:p>
          </table:table-cell>
          <table:table-cell table:style-name="ce157" table:number-columns-repeated="6"/>
          <table:table-cell table:style-name="ce211" table:formula="of:=+[.M149]+[.X150]" office:value-type="float" office:value="0" calcext:value-type="float">
            <text:p>0.000000</text:p>
          </table:table-cell>
          <table:table-cell table:style-name="ce211" table:formula="of:=+[.N149]-[.W150]" office:value-type="float" office:value="0.829" calcext:value-type="float">
            <text:p>0.829000</text:p>
          </table:table-cell>
          <table:table-cell table:style-name="ce211" table:formula="of:=+[.O149]+[.Y150]" office:value-type="float" office:value="1.114015" calcext:value-type="float">
            <text:p>1.114015</text:p>
          </table:table-cell>
          <table:table-cell table:style-name="ce95" table:formula="of:=+[.M150]+[.T150]" office:value-type="float" office:value="0" calcext:value-type="float">
            <text:p>0.000000</text:p>
          </table:table-cell>
          <table:table-cell table:style-name="ce95" table:formula="of:=+[.N150]-[.S150]" office:value-type="float" office:value="0.918" calcext:value-type="float">
            <text:p>0.918000</text:p>
          </table:table-cell>
          <table:table-cell table:style-name="ce95" table:formula="of:=+[.O150]+[.U150]" office:value-type="float" office:value="1.114015" calcext:value-type="float">
            <text:p>1.114015</text:p>
          </table:table-cell>
          <table:table-cell table:style-name="ce104" office:value-type="float" office:value="-0.089" calcext:value-type="float">
            <text:p>-0.089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Groin</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Groin</text:p>
          </table:table-cell>
          <table:table-cell table:style-name="ce85" office:value-type="boolean" office:boolean-value="false" calcext:value-type="boolean">
            <text:p>FALSE</text:p>
          </table:table-cell>
          <table:table-cell table:style-name="ce157" table:number-columns-repeated="6"/>
          <table:table-cell table:style-name="ce211" table:formula="of:=+[.M$2]+[.X151]" office:value-type="float" office:value="0" calcext:value-type="float">
            <text:p>0.000000</text:p>
          </table:table-cell>
          <table:table-cell table:style-name="ce211" table:formula="of:=+[.N$2]-[.W151]" office:value-type="float" office:value="-0.064" calcext:value-type="float">
            <text:p>-0.064000</text:p>
          </table:table-cell>
          <table:table-cell table:style-name="ce211" table:formula="of:=+[.O$2]+[.Y151]" office:value-type="float" office:value="0.970015" calcext:value-type="float">
            <text:p>0.970015</text:p>
          </table:table-cell>
          <table:table-cell table:style-name="ce95" table:formula="of:=+[.M151]+[.T151]" office:value-type="float" office:value="0" calcext:value-type="float">
            <text:p>0.000000</text:p>
          </table:table-cell>
          <table:table-cell table:style-name="ce95" table:formula="of:=+[.N151]-[.S151]" office:value-type="float" office:value="-0.068" calcext:value-type="float">
            <text:p>-0.068000</text:p>
          </table:table-cell>
          <table:table-cell table:style-name="ce95" table:formula="of:=+[.O151]+[.U151]" office:value-type="float" office:value="0.904015" calcext:value-type="float">
            <text:p>0.904015</text:p>
          </table:table-cell>
          <table:table-cell table:style-name="ce104" office:value-type="float" office:value="0.004" calcext:value-type="float">
            <text:p>0.0040</text:p>
          </table:table-cell>
          <table:table-cell table:style-name="ce109" office:value-type="float" office:value="0" calcext:value-type="float">
            <text:p>0.0000</text:p>
          </table:table-cell>
          <table:table-cell table:style-name="ce115" office:value-type="float" office:value="-0.066" calcext:value-type="float">
            <text:p>-0.0660</text:p>
          </table:table-cell>
          <table:table-cell table:style-name="ce79" office:value-type="string" calcext:value-type="string">
            <text:p>Groin</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sRoot</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HindLimbsRoot</text:p>
          </table:table-cell>
          <table:table-cell table:style-name="ce85" office:value-type="boolean" office:boolean-value="false" calcext:value-type="boolean">
            <text:p>FALSE</text:p>
          </table:table-cell>
          <table:table-cell table:style-name="ce157" table:number-columns-repeated="6"/>
          <table:table-cell table:style-name="ce211" table:formula="of:=+[.M$2]+[.X152]" office:value-type="float" office:value="0" calcext:value-type="float">
            <text:p>0.000000</text:p>
          </table:table-cell>
          <table:table-cell table:style-name="ce211" table:formula="of:=+[.N$2]-[.W152]" office:value-type="float" office:value="0.2" calcext:value-type="float">
            <text:p>0.200000</text:p>
          </table:table-cell>
          <table:table-cell table:style-name="ce211" table:formula="of:=+[.O$2]+[.Y152]" office:value-type="float" office:value="1.151015" calcext:value-type="float">
            <text:p>1.151015</text:p>
          </table:table-cell>
          <table:table-cell table:style-name="ce95" table:formula="of:=+[.M152]+[.T152]" office:value-type="float" office:value="0" calcext:value-type="float">
            <text:p>0.000000</text:p>
          </table:table-cell>
          <table:table-cell table:style-name="ce95" table:formula="of:=+[.N152]-[.S152]" office:value-type="float" office:value="0.404" calcext:value-type="float">
            <text:p>0.404000</text:p>
          </table:table-cell>
          <table:table-cell table:style-name="ce95" table:formula="of:=+[.O152]+[.U152]" office:value-type="float" office:value="1.151015" calcext:value-type="float">
            <text:p>1.151015</text:p>
          </table:table-cell>
          <table:table-cell table:style-name="ce104" office:value-type="float" office:value="-0.204" calcext:value-type="float">
            <text:p>-0.20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1Lef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Left</text:p>
          </table:table-cell>
          <table:table-cell table:style-name="ce85" office:value-type="boolean" office:boolean-value="false" calcext:value-type="boolean">
            <text:p>FALSE</text:p>
          </table:table-cell>
          <table:table-cell table:style-name="ce157" table:number-columns-repeated="6"/>
          <table:table-cell table:style-name="ce211" table:formula="of:=+[.M152]+[.X153]" office:value-type="float" office:value="0.129" calcext:value-type="float">
            <text:p>0.129000</text:p>
          </table:table-cell>
          <table:table-cell table:style-name="ce211" table:formula="of:=+[.N152]-[.W153]" office:value-type="float" office:value="0.404" calcext:value-type="float">
            <text:p>0.404000</text:p>
          </table:table-cell>
          <table:table-cell table:style-name="ce211" table:formula="of:=+[.O152]+[.Y153]" office:value-type="float" office:value="1.026015" calcext:value-type="float">
            <text:p>1.026015</text:p>
          </table:table-cell>
          <table:table-cell table:style-name="ce95" table:formula="of:=+[.M153]+[.T153]" office:value-type="float" office:value="0.083" calcext:value-type="float">
            <text:p>0.083000</text:p>
          </table:table-cell>
          <table:table-cell table:style-name="ce95" table:formula="of:=+[.N153]-[.S153]" office:value-type="float" office:value="0.402" calcext:value-type="float">
            <text:p>0.402000</text:p>
          </table:table-cell>
          <table:table-cell table:style-name="ce95" table:formula="of:=+[.O153]+[.U153]"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2Left</text:p>
          </table:table-cell>
          <table:table-cell table:style-name="ce79"/>
          <table:table-cell table:style-name="ce79" office:value-type="string" calcext:value-type="string">
            <text:p>mHindLimb1Left</text:p>
          </table:table-cell>
          <table:table-cell table:style-name="ce79" office:value-type="string" calcext:value-type="string">
            <text:p>&lt;bone</text:p>
          </table:table-cell>
          <table:table-cell table:style-name="ce83" office:value-type="string" calcext:value-type="string">
            <text:p>avatar_mHindLimb2Left</text:p>
          </table:table-cell>
          <table:table-cell table:style-name="ce85" office:value-type="boolean" office:boolean-value="true" calcext:value-type="boolean">
            <text:p>TRUE</text:p>
          </table:table-cell>
          <table:table-cell table:style-name="ce157" table:number-columns-repeated="6"/>
          <table:table-cell table:style-name="ce211" table:formula="of:=+[.M153]+[.X154]" office:value-type="float" office:value="0.083" calcext:value-type="float">
            <text:p>0.083000</text:p>
          </table:table-cell>
          <table:table-cell table:style-name="ce211" table:formula="of:=+[.N153]-[.W154]" office:value-type="float" office:value="0.402" calcext:value-type="float">
            <text:p>0.402000</text:p>
          </table:table-cell>
          <table:table-cell table:style-name="ce211" table:formula="of:=+[.O153]+[.Y154]" office:value-type="float" office:value="0.535015" calcext:value-type="float">
            <text:p>0.535015</text:p>
          </table:table-cell>
          <table:table-cell table:style-name="ce95" table:formula="of:=+[.M154]+[.T154]" office:value-type="float" office:value="0.08" calcext:value-type="float">
            <text:p>0.080000</text:p>
          </table:table-cell>
          <table:table-cell table:style-name="ce95" table:formula="of:=+[.N154]-[.S154]" office:value-type="float" office:value="0.432" calcext:value-type="float">
            <text:p>0.432000</text:p>
          </table:table-cell>
          <table:table-cell table:style-name="ce95" table:formula="of:=+[.O154]+[.U154]"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3Left</text:p>
          </table:table-cell>
          <table:table-cell table:style-name="ce79"/>
          <table:table-cell table:style-name="ce79" office:value-type="string" calcext:value-type="string">
            <text:p>mHindLimb2Left</text:p>
          </table:table-cell>
          <table:table-cell table:style-name="ce79" office:value-type="string" calcext:value-type="string">
            <text:p>&lt;bone</text:p>
          </table:table-cell>
          <table:table-cell table:style-name="ce83" office:value-type="string" calcext:value-type="string">
            <text:p>avatar_mHindLimb3Left</text:p>
          </table:table-cell>
          <table:table-cell table:style-name="ce85" office:value-type="boolean" office:boolean-value="true" calcext:value-type="boolean">
            <text:p>TRUE</text:p>
          </table:table-cell>
          <table:table-cell table:style-name="ce157" table:number-columns-repeated="6"/>
          <table:table-cell table:style-name="ce211" table:formula="of:=+[.M154]+[.X155]" office:value-type="float" office:value="0.08" calcext:value-type="float">
            <text:p>0.080000</text:p>
          </table:table-cell>
          <table:table-cell table:style-name="ce211" table:formula="of:=+[.N154]-[.W155]" office:value-type="float" office:value="0.432" calcext:value-type="float">
            <text:p>0.432000</text:p>
          </table:table-cell>
          <table:table-cell table:style-name="ce211" table:formula="of:=+[.O154]+[.Y155]" office:value-type="float" office:value="0.0670150000000001" calcext:value-type="float">
            <text:p>0.067015</text:p>
          </table:table-cell>
          <table:table-cell table:style-name="ce95" table:formula="of:=+[.M155]+[.T155]" office:value-type="float" office:value="0.08" calcext:value-type="float">
            <text:p>0.080000</text:p>
          </table:table-cell>
          <table:table-cell table:style-name="ce95" table:formula="of:=+[.N155]-[.S155]" office:value-type="float" office:value="0.32" calcext:value-type="float">
            <text:p>0.320000</text:p>
          </table:table-cell>
          <table:table-cell table:style-name="ce95" table:formula="of:=+[.O155]+[.U155]"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4Left</text:p>
          </table:table-cell>
          <table:table-cell table:style-name="ce79"/>
          <table:table-cell table:style-name="ce79" office:value-type="string" calcext:value-type="string">
            <text:p>mHindLimb3Left</text:p>
          </table:table-cell>
          <table:table-cell table:style-name="ce79" office:value-type="string" calcext:value-type="string">
            <text:p>&lt;bone</text:p>
          </table:table-cell>
          <table:table-cell table:style-name="ce83" office:value-type="string" calcext:value-type="string">
            <text:p>avatar_mHindLimb4Left</text:p>
          </table:table-cell>
          <table:table-cell table:style-name="ce85" office:value-type="boolean" office:boolean-value="true" calcext:value-type="boolean">
            <text:p>TRUE</text:p>
          </table:table-cell>
          <table:table-cell table:style-name="ce157" table:number-columns-repeated="6"/>
          <table:table-cell table:style-name="ce211" table:formula="of:=+[.M155]+[.X156]" office:value-type="float" office:value="0.08" calcext:value-type="float">
            <text:p>0.080000</text:p>
          </table:table-cell>
          <table:table-cell table:style-name="ce211" table:formula="of:=+[.N155]-[.W156]" office:value-type="float" office:value="0.32" calcext:value-type="float">
            <text:p>0.320000</text:p>
          </table:table-cell>
          <table:table-cell table:style-name="ce211" table:formula="of:=+[.O155]+[.Y156]" office:value-type="float" office:value="0.0060150000000001" calcext:value-type="float">
            <text:p>0.006015</text:p>
          </table:table-cell>
          <table:table-cell table:style-name="ce95" table:formula="of:=+[.M156]+[.T156]" office:value-type="float" office:value="0.088" calcext:value-type="float">
            <text:p>0.088000</text:p>
          </table:table-cell>
          <table:table-cell table:style-name="ce95" table:formula="of:=+[.N156]-[.S156]" office:value-type="float" office:value="0.215" calcext:value-type="float">
            <text:p>0.215000</text:p>
          </table:table-cell>
          <table:table-cell table:style-name="ce95" table:formula="of:=+[.O156]+[.U156]"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1Righ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Right</text:p>
          </table:table-cell>
          <table:table-cell table:style-name="ce85" office:value-type="boolean" office:boolean-value="false" calcext:value-type="boolean">
            <text:p>FALSE</text:p>
          </table:table-cell>
          <table:table-cell table:style-name="ce157" table:number-columns-repeated="6"/>
          <table:table-cell table:style-name="ce211" table:formula="of:=+[.M$152]+[.X157]" office:value-type="float" office:value="-0.129" calcext:value-type="float">
            <text:p>-0.129000</text:p>
          </table:table-cell>
          <table:table-cell table:style-name="ce211" table:formula="of:=+[.N$152]-[.W157]" office:value-type="float" office:value="0.404" calcext:value-type="float">
            <text:p>0.404000</text:p>
          </table:table-cell>
          <table:table-cell table:style-name="ce211" table:formula="of:=+[.O$152]+[.Y157]" office:value-type="float" office:value="1.026015" calcext:value-type="float">
            <text:p>1.026015</text:p>
          </table:table-cell>
          <table:table-cell table:style-name="ce95" table:formula="of:=+[.M157]+[.T157]" office:value-type="float" office:value="-0.083" calcext:value-type="float">
            <text:p>-0.083000</text:p>
          </table:table-cell>
          <table:table-cell table:style-name="ce95" table:formula="of:=+[.N157]-[.S157]" office:value-type="float" office:value="0.402" calcext:value-type="float">
            <text:p>0.402000</text:p>
          </table:table-cell>
          <table:table-cell table:style-name="ce95" table:formula="of:=+[.O157]+[.U157]"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2Right</text:p>
          </table:table-cell>
          <table:table-cell table:style-name="ce79"/>
          <table:table-cell table:style-name="ce79" office:value-type="string" calcext:value-type="string">
            <text:p>mHindLimb1Right</text:p>
          </table:table-cell>
          <table:table-cell table:style-name="ce79" office:value-type="string" calcext:value-type="string">
            <text:p>&lt;bone</text:p>
          </table:table-cell>
          <table:table-cell table:style-name="ce83" office:value-type="string" calcext:value-type="string">
            <text:p>avatar_mHindLimb2Right</text:p>
          </table:table-cell>
          <table:table-cell table:style-name="ce85" office:value-type="boolean" office:boolean-value="true" calcext:value-type="boolean">
            <text:p>TRUE</text:p>
          </table:table-cell>
          <table:table-cell table:style-name="ce157" table:number-columns-repeated="6"/>
          <table:table-cell table:style-name="ce211" table:formula="of:=+[.M157]+[.X158]" office:value-type="float" office:value="-0.083" calcext:value-type="float">
            <text:p>-0.083000</text:p>
          </table:table-cell>
          <table:table-cell table:style-name="ce211" table:formula="of:=+[.N157]-[.W158]" office:value-type="float" office:value="0.402" calcext:value-type="float">
            <text:p>0.402000</text:p>
          </table:table-cell>
          <table:table-cell table:style-name="ce211" table:formula="of:=+[.O157]+[.Y158]" office:value-type="float" office:value="0.535015" calcext:value-type="float">
            <text:p>0.535015</text:p>
          </table:table-cell>
          <table:table-cell table:style-name="ce95" table:formula="of:=+[.M158]+[.T158]" office:value-type="float" office:value="-0.08" calcext:value-type="float">
            <text:p>-0.080000</text:p>
          </table:table-cell>
          <table:table-cell table:style-name="ce95" table:formula="of:=+[.N158]-[.S158]" office:value-type="float" office:value="0.432" calcext:value-type="float">
            <text:p>0.432000</text:p>
          </table:table-cell>
          <table:table-cell table:style-name="ce95" table:formula="of:=+[.O158]+[.U158]"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3Right</text:p>
          </table:table-cell>
          <table:table-cell table:style-name="ce79"/>
          <table:table-cell table:style-name="ce79" office:value-type="string" calcext:value-type="string">
            <text:p>mHindLimb2Right</text:p>
          </table:table-cell>
          <table:table-cell table:style-name="ce79" office:value-type="string" calcext:value-type="string">
            <text:p>&lt;bone</text:p>
          </table:table-cell>
          <table:table-cell table:style-name="ce83" office:value-type="string" calcext:value-type="string">
            <text:p>avatar_mHindLimb3Right</text:p>
          </table:table-cell>
          <table:table-cell table:style-name="ce85" office:value-type="boolean" office:boolean-value="true" calcext:value-type="boolean">
            <text:p>TRUE</text:p>
          </table:table-cell>
          <table:table-cell table:style-name="ce157" table:number-columns-repeated="6"/>
          <table:table-cell table:style-name="ce211" table:formula="of:=+[.M158]+[.X159]" office:value-type="float" office:value="-0.08" calcext:value-type="float">
            <text:p>-0.080000</text:p>
          </table:table-cell>
          <table:table-cell table:style-name="ce211" table:formula="of:=+[.N158]-[.W159]" office:value-type="float" office:value="0.432" calcext:value-type="float">
            <text:p>0.432000</text:p>
          </table:table-cell>
          <table:table-cell table:style-name="ce211" table:formula="of:=+[.O158]+[.Y159]" office:value-type="float" office:value="0.0670150000000001" calcext:value-type="float">
            <text:p>0.067015</text:p>
          </table:table-cell>
          <table:table-cell table:style-name="ce95" table:formula="of:=+[.M159]+[.T159]" office:value-type="float" office:value="-0.08" calcext:value-type="float">
            <text:p>-0.080000</text:p>
          </table:table-cell>
          <table:table-cell table:style-name="ce95" table:formula="of:=+[.N159]-[.S159]" office:value-type="float" office:value="0.32" calcext:value-type="float">
            <text:p>0.320000</text:p>
          </table:table-cell>
          <table:table-cell table:style-name="ce95" table:formula="of:=+[.O159]+[.U159]"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4Right</text:p>
          </table:table-cell>
          <table:table-cell table:style-name="ce79"/>
          <table:table-cell table:style-name="ce79" office:value-type="string" calcext:value-type="string">
            <text:p>mHindLimb3Right</text:p>
          </table:table-cell>
          <table:table-cell table:style-name="ce79" office:value-type="string" calcext:value-type="string">
            <text:p>&lt;bone</text:p>
          </table:table-cell>
          <table:table-cell table:style-name="ce83" office:value-type="string" calcext:value-type="string">
            <text:p>avatar_mHindLimb4Right</text:p>
          </table:table-cell>
          <table:table-cell table:style-name="ce85" office:value-type="boolean" office:boolean-value="true" calcext:value-type="boolean">
            <text:p>TRUE</text:p>
          </table:table-cell>
          <table:table-cell table:style-name="ce157" table:number-columns-repeated="6"/>
          <table:table-cell table:style-name="ce211" table:formula="of:=+[.M159]+[.X160]" office:value-type="float" office:value="-0.08" calcext:value-type="float">
            <text:p>-0.080000</text:p>
          </table:table-cell>
          <table:table-cell table:style-name="ce211" table:formula="of:=+[.N159]-[.W160]" office:value-type="float" office:value="0.32" calcext:value-type="float">
            <text:p>0.320000</text:p>
          </table:table-cell>
          <table:table-cell table:style-name="ce211" table:formula="of:=+[.O159]+[.Y160]" office:value-type="float" office:value="0.0060150000000001" calcext:value-type="float">
            <text:p>0.006015</text:p>
          </table:table-cell>
          <table:table-cell table:style-name="ce95" table:formula="of:=+[.M160]+[.T160]" office:value-type="float" office:value="-0.088" calcext:value-type="float">
            <text:p>-0.088000</text:p>
          </table:table-cell>
          <table:table-cell table:style-name="ce95" table:formula="of:=+[.N160]-[.S160]" office:value-type="float" office:value="0.215" calcext:value-type="float">
            <text:p>0.215000</text:p>
          </table:table-cell>
          <table:table-cell table:style-name="ce95" table:formula="of:=+[.O160]+[.U160]"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number-columns-repeated="16363"/>
        </table:table-row>
        <table:table-row table:style-name="ro1">
          <table:table-cell table:style-name="ce136" office:value-type="string" calcext:value-type="string">
            <text:p>last edited Ada Radius</text:p>
          </table:table-cell>
          <table:table-cell table:style-name="ce88" office:value-type="date" office:date-value="2023-06-04" calcext:value-type="date">
            <text:p>6/4/23</text:p>
          </table:table-cell>
          <table:table-cell table:style-name="ce74"/>
          <table:table-cell table:number-columns-repeated="3"/>
          <table:table-cell table:style-name="ce175"/>
          <table:table-cell/>
          <table:table-cell table:style-name="ce167" office:value-type="string" calcext:value-type="string">
            <text:p>left-right asymmetries</text:p>
          </table:table-cell>
          <table:table-cell table:style-name="ce169" table:number-columns-repeated="2"/>
          <table:table-cell/>
          <table:table-cell table:style-name="Default"/>
          <table:table-cell table:style-name="ce211"/>
          <table:table-cell table:number-columns-repeated="16349"/>
        </table:table-row>
        <table:table-row table:style-name="ro1">
          <table:table-cell table:style-name="ce362"/>
          <table:table-cell table:number-columns-repeated="16362"/>
        </table:table-row>
        <table:table-row table:style-name="ro1" table:number-rows-repeated="1048412">
          <table:table-cell table:number-columns-repeated="16363"/>
        </table:table-row>
        <table:table-row table:style-name="ro1">
          <table:table-cell table:number-columns-repeated="1636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number-style style:name="N135">
      <number:number number:decimal-places="4" number:min-decimal-places="4" number:min-integer-digits="1"/>
    </number:number-style>
    <number:number-style style:name="N136">
      <number:number number:decimal-places="5" number:min-decimal-places="5" number:min-integer-digits="1"/>
    </number:number-style>
    <number:number-style style:name="N137">
      <number:number number:decimal-places="6" number:min-decimal-places="6" number:min-integer-digits="1"/>
    </number:number-style>
    <number:number-style style:name="N138">
      <number:number number:decimal-places="7" number:min-decimal-places="7" number:min-integer-digits="1"/>
    </number:number-style>
    <number:number-style style:name="N139">
      <number:number number:decimal-places="8" number:min-decimal-places="8" number:min-integer-digits="1"/>
    </number:number-style>
    <number:currency-style style:name="N141P0" style:volatile="true">
      <number:number number:decimal-places="2" number:min-decimal-places="2" number:min-integer-digits="1" number:grouping="true"/>
      <number:text> </number:text>
      <number:currency-symbol number:language="de" number:country="DE">€</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1P0"/>
    </number:currency-style>
    <number:number-style style:name="N142">
      <number:number number:decimal-places="9" number:min-decimal-places="9" number:min-integer-digits="1"/>
    </number:number-style>
    <number:number-style style:name="N143">
      <number:number number:decimal-places="10" number:min-decimal-places="10" number:min-integer-digits="1"/>
    </number:number-style>
    <number:number-style style:name="N144">
      <number:number number:decimal-places="1" number:min-decimal-places="1" number:min-integer-digits="1" number:grouping="true"/>
    </number:number-style>
    <number:number-style style:name="N145">
      <number:scientific-number number:decimal-places="15" number:min-decimal-places="15" number:min-integer-digits="1" number:min-exponent-digits="2" number:exponent-interval="1" number:forced-exponent-sign="true"/>
    </number:number-style>
    <number:number-style style:name="N146">
      <number:scientific-number number:decimal-places="16" number:min-decimal-places="16" number:min-integer-digits="1" number:min-exponent-digits="2" number:exponent-interval="1" number:forced-exponent-sign="true"/>
    </number:number-style>
    <number:number-style style:name="N147">
      <number:scientific-number number:decimal-places="14" number:min-decimal-places="14" number:min-integer-digits="1" number:min-exponent-digits="2" number:exponent-interval="1" number:forced-exponent-sign="true"/>
    </number:number-style>
    <number:number-style style:name="N148">
      <number:scientific-number number:decimal-places="13" number:min-decimal-places="13" number:min-integer-digits="1" number:min-exponent-digits="2" number:exponent-interval="1" number:forced-exponent-sign="true"/>
    </number:number-style>
    <number:number-style style:name="N149">
      <number:scientific-number number:decimal-places="17" number:min-decimal-places="17" number:min-integer-digits="1" number:min-exponent-digits="2" number:exponent-interval="1" number:forced-exponent-sign="true"/>
    </number:number-style>
    <number:number-style style:name="N150">
      <number:scientific-number number:decimal-places="18" number:min-decimal-places="18" number:min-integer-digits="1" number:min-exponent-digits="2" number:exponent-interval="1" number:forced-exponent-sign="true"/>
    </number:number-style>
    <number:number-style style:name="N151">
      <number:scientific-number number:decimal-places="19" number:min-decimal-places="19" number:min-integer-digits="1" number:min-exponent-digits="2" number:exponent-interval="1" number:forced-exponent-sign="true"/>
    </number:number-style>
    <number:number-style style:name="N152">
      <number:scientific-number number:decimal-places="20" number:min-decimal-places="20" number:min-integer-digits="1" number:min-exponent-digits="2" number:exponent-interval="1"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7T19:06:44.254000000</meta:creation-date>
    <meta:editing-duration>P2DT10H21M30S</meta:editing-duration>
    <meta:editing-cycles>250</meta:editing-cycles>
    <meta:generator>LibreOffice/7.5.0.3$Windows_X86_64 LibreOffice_project/c21113d003cd3efa8c53188764377a8272d9d6de</meta:generator>
    <dc:date>2023-11-14T13:22:20.486000000</dc:date>
    <dc:description>worksheets for the viewer Character avatar_skeleton.xml. Conversion to Blender values. 
last edited Ada Radius 2023-02-10</dc:description>
    <meta:keyword>OpenSim OpenSimulator SecondLife avatar character</meta:keyword>
    <dc:subject>OSSL Viewer/Character/avatar_skeleton.xml</dc:subject>
    <dc:title>avatar_skeletonWorksheets</dc:title>
    <meta:document-statistic meta:table-count="3" meta:cell-count="8838" meta:object-count="0"/>
  </office:meta>
</office:document-meta>
</file>